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6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node &amp; edge size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csúcsszámnövelés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8197.484375" calcext:value-type="float">
            <text:p>8197.484375</text:p>
          </table:table-cell>
          <table:table-cell office:value-type="float" office:value="17190.787109375" calcext:value-type="float">
            <text:p>17190.787109375</text:p>
          </table:table-cell>
          <table:table-cell office:value-type="float" office:value="3579.2578125" calcext:value-type="float">
            <text:p>3579.2578125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236.26904296875" calcext:value-type="float">
            <text:p>5236.26904296875</text:p>
          </table:table-cell>
          <table:table-cell office:value-type="float" office:value="14521.6923828125" calcext:value-type="float">
            <text:p>14521.6923828125</text:p>
          </table:table-cell>
          <table:table-cell office:value-type="float" office:value="3447.15942382813" calcext:value-type="float">
            <text:p>3447.159423828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eráció</text:p>
          </table:table-cell>
          <table:table-cell office:value-type="string" calcext:value-type="string">
            <text:p>költségfüggvény</text:p>
          </table:table-cell>
          <table:table-cell office:value-type="string" calcext:value-type="string">
            <text:p>költségfüggvény átlag</text:p>
          </table:table-cell>
          <table:table-cell office:value-type="string" calcext:value-type="string">
            <text:p>költségfüggvény szórás</text:p>
          </table:table-cell>
          <table:table-cell/>
          <table:table-cell office:value-type="string" calcext:value-type="string">
            <text:p>csúcs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5236.26904296875" calcext:value-type="float">
            <text:p>5236.26904296875</text:p>
          </table:table-cell>
          <table:table-cell office:value-type="float" office:value="12551.1025390625" calcext:value-type="float">
            <text:p>12551.1025390625</text:p>
          </table:table-cell>
          <table:table-cell office:value-type="float" office:value="3202.63354492187" calcext:value-type="float">
            <text:p>3202.63354492187</text:p>
          </table:table-cell>
          <table:table-cell/>
          <table:table-cell office:value-type="string" calcext:value-type="string">
            <text:p>csúcs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.242065429687" calcext:value-type="float">
            <text:p>263.242065429687</text:p>
          </table:table-cell>
          <table:table-cell office:value-type="float" office:value="3161.83056640625" calcext:value-type="float">
            <text:p>3161.83056640625</text:p>
          </table:table-cell>
          <table:table-cell office:value-type="float" office:value="1856.77062988281" calcext:value-type="float">
            <text:p>1856.77062988281</text:p>
          </table:table-cell>
          <table:table-cell/>
          <table:table-cell office:value-type="string" calcext:value-type="string">
            <text:p>él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5236.2412109375" calcext:value-type="float">
            <text:p>5236.2412109375</text:p>
          </table:table-cell>
          <table:table-cell office:value-type="float" office:value="11680.1171875" calcext:value-type="float">
            <text:p>11680.1171875</text:p>
          </table:table-cell>
          <table:table-cell office:value-type="float" office:value="3133.23461914062" calcext:value-type="float">
            <text:p>3133.23461914062</text:p>
          </table:table-cell>
          <table:table-cell/>
          <table:table-cell office:value-type="string" calcext:value-type="string">
            <text:p>él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3.147766113281" calcext:value-type="float">
            <text:p>263.147766113281</text:p>
          </table:table-cell>
          <table:table-cell office:value-type="float" office:value="2816.80615234375" calcext:value-type="float">
            <text:p>2816.80615234375</text:p>
          </table:table-cell>
          <table:table-cell office:value-type="float" office:value="1835.80126953125" calcext:value-type="float">
            <text:p>1835.80126953125</text:p>
          </table:table-cell>
          <table:table-cell/>
          <table:table-cell office:value-type="string" calcext:value-type="string">
            <text:p>tartalmazás</text:p>
          </table:table-cell>
          <table:table-cell office:value-type="float" office:value="0.05" calcext:value-type="float">
            <text:p>0.0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5236.2412109375" calcext:value-type="float">
            <text:p>5236.2412109375</text:p>
          </table:table-cell>
          <table:table-cell office:value-type="float" office:value="10791.4013671875" calcext:value-type="float">
            <text:p>10791.4013671875</text:p>
          </table:table-cell>
          <table:table-cell office:value-type="float" office:value="3077.15673828125" calcext:value-type="float">
            <text:p>3077.15673828125</text:p>
          </table:table-cell>
          <table:table-cell/>
          <table:table-cell office:value-type="string" calcext:value-type="string">
            <text:p>tartalmazás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3.128723144531" calcext:value-type="float">
            <text:p>263.128723144531</text:p>
          </table:table-cell>
          <table:table-cell office:value-type="float" office:value="2531.20288085938" calcext:value-type="float">
            <text:p>2531.20288085938</text:p>
          </table:table-cell>
          <table:table-cell office:value-type="float" office:value="1834.177734375" calcext:value-type="float">
            <text:p>1834.177734375</text:p>
          </table:table-cell>
          <table:table-cell/>
          <table:table-cell office:value-type="string" calcext:value-type="string">
            <text:p>populáció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5236.2412109375" calcext:value-type="float">
            <text:p>5236.2412109375</text:p>
          </table:table-cell>
          <table:table-cell office:value-type="float" office:value="10246.1396484375" calcext:value-type="float">
            <text:p>10246.1396484375</text:p>
          </table:table-cell>
          <table:table-cell office:value-type="float" office:value="2933.46484375" calcext:value-type="float">
            <text:p>2933.46484375</text:p>
          </table:table-cell>
          <table:table-cell/>
          <table:table-cell office:value-type="string" calcext:value-type="string">
            <text:p>populáció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.05687713623" calcext:value-type="float">
            <text:p>107.05687713623</text:p>
          </table:table-cell>
          <table:table-cell office:value-type="float" office:value="2673.857421875" calcext:value-type="float">
            <text:p>2673.857421875</text:p>
          </table:table-cell>
          <table:table-cell office:value-type="float" office:value="2077.34155273437" calcext:value-type="float">
            <text:p>2077.34155273437</text:p>
          </table:table-cell>
          <table:table-cell/>
          <table:table-cell office:value-type="string" calcext:value-type="string">
            <text:p>initializer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edgewise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36.07885742187" calcext:value-type="float">
            <text:p>3236.07885742187</text:p>
          </table:table-cell>
          <table:table-cell office:value-type="float" office:value="9596.7802734375" calcext:value-type="float">
            <text:p>9596.7802734375</text:p>
          </table:table-cell>
          <table:table-cell office:value-type="float" office:value="3288.51171875" calcext:value-type="float">
            <text:p>3288.51171875</text:p>
          </table:table-cell>
          <table:table-cell/>
          <table:table-cell office:value-type="string" calcext:value-type="string">
            <text:p>initializer</text:p>
          </table:table-cell>
          <table:table-cell office:value-type="string" calcext:value-type="string">
            <text:p>random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2341.44458007813" calcext:value-type="float">
            <text:p>2341.44458007813</text:p>
          </table:table-cell>
          <table:table-cell office:value-type="float" office:value="1869.67065429688" calcext:value-type="float">
            <text:p>1869.67065429688</text:p>
          </table:table-cell>
          <table:table-cell/>
          <table:table-cell office:value-type="string" calcext:value-type="string">
            <text:p>algoritmus</text:p>
          </table:table-cell>
          <table:table-cell office:value-type="string" calcext:value-type="string">
            <text:p>edgewise ga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rmal(0,3)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36.07885742187" calcext:value-type="float">
            <text:p>3236.07885742187</text:p>
          </table:table-cell>
          <table:table-cell office:value-type="float" office:value="9139.2265625" calcext:value-type="float">
            <text:p>9139.2265625</text:p>
          </table:table-cell>
          <table:table-cell office:value-type="float" office:value="3282.86938476562" calcext:value-type="float">
            <text:p>3282.86938476562</text:p>
          </table:table-cell>
          <table:table-cell/>
          <table:table-cell office:value-type="string" calcext:value-type="string">
            <text:p>algoritmus</text:p>
          </table:table-cell>
          <table:table-cell office:value-type="string" calcext:value-type="string">
            <text:p>edgewise ga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rmal(0,3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2273.91748046875" calcext:value-type="float">
            <text:p>2273.91748046875</text:p>
          </table:table-cell>
          <table:table-cell office:value-type="float" office:value="1923.71545410156" calcext:value-type="float">
            <text:p>1923.71545410156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3236.07885742187" calcext:value-type="float">
            <text:p>3236.07885742187</text:p>
          </table:table-cell>
          <table:table-cell office:value-type="float" office:value="9021.9677734375" calcext:value-type="float">
            <text:p>9021.9677734375</text:p>
          </table:table-cell>
          <table:table-cell office:value-type="float" office:value="2993.29345703125" calcext:value-type="float">
            <text:p>2993.2934570312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2360.33447265625" calcext:value-type="float">
            <text:p>2360.33447265625</text:p>
          </table:table-cell>
          <table:table-cell office:value-type="float" office:value="2071.599609375" calcext:value-type="float">
            <text:p>2071.599609375</text:p>
          </table:table-cell>
          <table:table-cell/>
          <table:table-cell office:value-type="string" calcext:value-type="string">
            <text:p>runtime</text:p>
          </table:table-cell>
          <table:table-cell table:style-name="ce1" office:value-type="time" office:time-value="PT00H06M57.165439S" calcext:value-type="time">
            <text:p>00:06:57.17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2336.01000976563" calcext:value-type="float">
            <text:p>2336.01000976563</text:p>
          </table:table-cell>
          <table:table-cell office:value-type="float" office:value="8324.7822265625" calcext:value-type="float">
            <text:p>8324.7822265625</text:p>
          </table:table-cell>
          <table:table-cell office:value-type="float" office:value="2898.42846679687" calcext:value-type="float">
            <text:p>2898.42846679687</text:p>
          </table:table-cell>
          <table:table-cell/>
          <table:table-cell office:value-type="string" calcext:value-type="string">
            <text:p>runtime</text:p>
          </table:table-cell>
          <table:table-cell table:style-name="ce1" office:value-type="time" office:time-value="PT00H20M22.907163S" calcext:value-type="time">
            <text:p>00:20:22.9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1833.47253417969" calcext:value-type="float">
            <text:p>1833.47253417969</text:p>
          </table:table-cell>
          <table:table-cell office:value-type="float" office:value="1902.94934082031" calcext:value-type="float">
            <text:p>1902.94934082031</text:p>
          </table:table-cell>
          <table:table-cell/>
          <table:table-cell office:value-type="string" calcext:value-type="string">
            <text:p>summary</text:p>
          </table:table-cell>
          <table:table-cell office:value-type="float" office:value="6.726076" calcext:value-type="float">
            <text:p>6.726076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2336.01000976563" calcext:value-type="float">
            <text:p>2336.01000976563</text:p>
          </table:table-cell>
          <table:table-cell office:value-type="float" office:value="8210.599609375" calcext:value-type="float">
            <text:p>8210.599609375</text:p>
          </table:table-cell>
          <table:table-cell office:value-type="float" office:value="2914.548828125" calcext:value-type="float">
            <text:p>2914.548828125</text:p>
          </table:table-cell>
          <table:table-cell/>
          <table:table-cell office:value-type="string" calcext:value-type="string">
            <text:p>summary</text:p>
          </table:table-cell>
          <table:table-cell office:value-type="string" calcext:value-type="string">
            <text:p>1157.6984 10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2079.27026367188" calcext:value-type="float">
            <text:p>2079.27026367188</text:p>
          </table:table-cell>
          <table:table-cell office:value-type="float" office:value="1938.44946289063" calcext:value-type="float">
            <text:p>1938.44946289063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2336.01000976563" calcext:value-type="float">
            <text:p>2336.01000976563</text:p>
          </table:table-cell>
          <table:table-cell office:value-type="float" office:value="7389.57958984375" calcext:value-type="float">
            <text:p>7389.57958984375</text:p>
          </table:table-cell>
          <table:table-cell office:value-type="float" office:value="2658.8203125" calcext:value-type="float">
            <text:p>2658.820312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2088.06103515625" calcext:value-type="float">
            <text:p>2088.06103515625</text:p>
          </table:table-cell>
          <table:table-cell office:value-type="float" office:value="2159.2890625" calcext:value-type="float">
            <text:p>2159.2890625</text:p>
          </table:table-cell>
          <table:table-cell/>
          <table:table-cell office:value-type="string" calcext:value-type="string">
            <text:p>falsely_contained_node_num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2336.01000976563" calcext:value-type="float">
            <text:p>2336.01000976563</text:p>
          </table:table-cell>
          <table:table-cell office:value-type="float" office:value="7013.06396484375" calcext:value-type="float">
            <text:p>7013.06396484375</text:p>
          </table:table-cell>
          <table:table-cell office:value-type="float" office:value="2389.43676757812" calcext:value-type="float">
            <text:p>2389.43676757812</text:p>
          </table:table-cell>
          <table:table-cell/>
          <table:table-cell office:value-type="string" calcext:value-type="string">
            <text:p>falsely_contained_node_num: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2096.3623046875" calcext:value-type="float">
            <text:p>2096.3623046875</text:p>
          </table:table-cell>
          <table:table-cell office:value-type="float" office:value="2141.46313476563" calcext:value-type="float">
            <text:p>2141.46313476563</text:p>
          </table:table-cell>
          <table:table-cell/>
          <table:table-cell office:value-type="string" calcext:value-type="string">
            <text:p>missing_node_num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2335.99389648437" calcext:value-type="float">
            <text:p>2335.99389648437</text:p>
          </table:table-cell>
          <table:table-cell office:value-type="float" office:value="6662.68994140625" calcext:value-type="float">
            <text:p>6662.68994140625</text:p>
          </table:table-cell>
          <table:table-cell office:value-type="float" office:value="2673.16259765625" calcext:value-type="float">
            <text:p>2673.16259765625</text:p>
          </table:table-cell>
          <table:table-cell/>
          <table:table-cell office:value-type="string" calcext:value-type="string">
            <text:p>missing_node_num: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1825.60485839844" calcext:value-type="float">
            <text:p>1825.60485839844</text:p>
          </table:table-cell>
          <table:table-cell office:value-type="float" office:value="2025.37121582031" calcext:value-type="float">
            <text:p>2025.37121582031</text:p>
          </table:table-cell>
          <table:table-cell/>
          <table:table-cell office:value-type="string" calcext:value-type="string">
            <text:p>intersection_num: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2335.99389648437" calcext:value-type="float">
            <text:p>2335.99389648437</text:p>
          </table:table-cell>
          <table:table-cell office:value-type="float" office:value="6467.8466796875" calcext:value-type="float">
            <text:p>6467.8466796875</text:p>
          </table:table-cell>
          <table:table-cell office:value-type="float" office:value="2621.41357421875" calcext:value-type="float">
            <text:p>2621.41357421875</text:p>
          </table:table-cell>
          <table:table-cell/>
          <table:table-cell office:value-type="string" calcext:value-type="string">
            <text:p>intersection_num: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1471.43688964844" calcext:value-type="float">
            <text:p>1471.43688964844</text:p>
          </table:table-cell>
          <table:table-cell office:value-type="float" office:value="1505.90625" calcext:value-type="float">
            <text:p>1505.90625</text:p>
          </table:table-cell>
          <table:table-cell/>
          <table:table-cell office:value-type="string" calcext:value-type="string">
            <text:p>invalid_intersection_num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2296.94921875" calcext:value-type="float">
            <text:p>2296.94921875</text:p>
          </table:table-cell>
          <table:table-cell office:value-type="float" office:value="6532.6337890625" calcext:value-type="float">
            <text:p>6532.6337890625</text:p>
          </table:table-cell>
          <table:table-cell office:value-type="float" office:value="2915.13256835937" calcext:value-type="float">
            <text:p>2915.13256835937</text:p>
          </table:table-cell>
          <table:table-cell/>
          <table:table-cell office:value-type="string" calcext:value-type="string">
            <text:p>invalid_intersection_num: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1528.59521484375" calcext:value-type="float">
            <text:p>1528.59521484375</text:p>
          </table:table-cell>
          <table:table-cell office:value-type="float" office:value="1889.30822753906" calcext:value-type="float">
            <text:p>1889.30822753906</text:p>
          </table:table-cell>
          <table:table-cell/>
          <table:table-cell office:value-type="string" calcext:value-type="string">
            <text:p>closer_than_min_distance_num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1235.89660644531" calcext:value-type="float">
            <text:p>1235.89660644531</text:p>
          </table:table-cell>
          <table:table-cell office:value-type="float" office:value="6060.857421875" calcext:value-type="float">
            <text:p>6060.857421875</text:p>
          </table:table-cell>
          <table:table-cell office:value-type="float" office:value="2878.10498046875" calcext:value-type="float">
            <text:p>2878.10498046875</text:p>
          </table:table-cell>
          <table:table-cell/>
          <table:table-cell office:value-type="string" calcext:value-type="string">
            <text:p>closer_than_min_distance_num: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1571.38452148438" calcext:value-type="float">
            <text:p>1571.38452148438</text:p>
          </table:table-cell>
          <table:table-cell office:value-type="float" office:value="1658.73327636719" calcext:value-type="float">
            <text:p>1658.73327636719</text:p>
          </table:table-cell>
          <table:table-cell/>
          <table:table-cell office:value-type="string" calcext:value-type="string">
            <text:p>segment_num: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35.89660644531" calcext:value-type="float">
            <text:p>1235.89660644531</text:p>
          </table:table-cell>
          <table:table-cell office:value-type="float" office:value="4962.49560546875" calcext:value-type="float">
            <text:p>4962.49560546875</text:p>
          </table:table-cell>
          <table:table-cell office:value-type="float" office:value="2241.4609375" calcext:value-type="float">
            <text:p>2241.4609375</text:p>
          </table:table-cell>
          <table:table-cell/>
          <table:table-cell office:value-type="string" calcext:value-type="string">
            <text:p>segment_num: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1620.80737304688" calcext:value-type="float">
            <text:p>1620.80737304688</text:p>
          </table:table-cell>
          <table:table-cell office:value-type="float" office:value="1889.33703613281" calcext:value-type="float">
            <text:p>1889.33703613281</text:p>
          </table:table-cell>
          <table:table-cell/>
          <table:table-cell office:value-type="string" calcext:value-type="string">
            <text:p>single_node_segment_num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1235.89660644531" calcext:value-type="float">
            <text:p>1235.89660644531</text:p>
          </table:table-cell>
          <table:table-cell office:value-type="float" office:value="4440.0126953125" calcext:value-type="float">
            <text:p>4440.0126953125</text:p>
          </table:table-cell>
          <table:table-cell office:value-type="float" office:value="2368.00756835937" calcext:value-type="float">
            <text:p>2368.00756835937</text:p>
          </table:table-cell>
          <table:table-cell/>
          <table:table-cell office:value-type="string" calcext:value-type="string">
            <text:p>single_node_segment_num: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1269.74743652344" calcext:value-type="float">
            <text:p>1269.74743652344</text:p>
          </table:table-cell>
          <table:table-cell office:value-type="float" office:value="1700.94396972656" calcext:value-type="float">
            <text:p>1700.94396972656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1235.89587402344" calcext:value-type="float">
            <text:p>1235.89587402344</text:p>
          </table:table-cell>
          <table:table-cell office:value-type="float" office:value="3613.9892578125" calcext:value-type="float">
            <text:p>3613.9892578125</text:p>
          </table:table-cell>
          <table:table-cell office:value-type="float" office:value="1636.92346191406" calcext:value-type="float">
            <text:p>1636.92346191406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1308.10241699219" calcext:value-type="float">
            <text:p>1308.10241699219</text:p>
          </table:table-cell>
          <table:table-cell office:value-type="float" office:value="1547.35632324219" calcext:value-type="float">
            <text:p>1547.35632324219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office:value-type="float" office:value="1157.76843261719" calcext:value-type="float">
            <text:p>1157.76843261719</text:p>
          </table:table-cell>
          <table:table-cell office:value-type="float" office:value="3185.55908203125" calcext:value-type="float">
            <text:p>3185.55908203125</text:p>
          </table:table-cell>
          <table:table-cell office:value-type="float" office:value="1339.59301757813" calcext:value-type="float">
            <text:p>1339.59301757813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1236.55712890625" calcext:value-type="float">
            <text:p>1236.55712890625</text:p>
          </table:table-cell>
          <table:table-cell office:value-type="float" office:value="1409.71020507813" calcext:value-type="float">
            <text:p>1409.71020507813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1157.76843261719" calcext:value-type="float">
            <text:p>1157.76843261719</text:p>
          </table:table-cell>
          <table:table-cell office:value-type="float" office:value="3254.439453125" calcext:value-type="float">
            <text:p>3254.439453125</text:p>
          </table:table-cell>
          <table:table-cell office:value-type="float" office:value="2709.01220703125" calcext:value-type="float">
            <text:p>2709.0122070312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1198.45178222656" calcext:value-type="float">
            <text:p>1198.45178222656</text:p>
          </table:table-cell>
          <table:table-cell office:value-type="float" office:value="1393.91979980469" calcext:value-type="float">
            <text:p>1393.91979980469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office:value-type="float" office:value="1157.76843261719" calcext:value-type="float">
            <text:p>1157.76843261719</text:p>
          </table:table-cell>
          <table:table-cell office:value-type="float" office:value="2790.4453125" calcext:value-type="float">
            <text:p>2790.4453125</text:p>
          </table:table-cell>
          <table:table-cell office:value-type="float" office:value="2094.16918945313" calcext:value-type="float">
            <text:p>2094.16918945313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1485.40270996094" calcext:value-type="float">
            <text:p>1485.40270996094</text:p>
          </table:table-cell>
          <table:table-cell office:value-type="float" office:value="1866.76000976563" calcext:value-type="float">
            <text:p>1866.76000976563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office:value-type="float" office:value="1157.75891113281" calcext:value-type="float">
            <text:p>1157.75891113281</text:p>
          </table:table-cell>
          <table:table-cell office:value-type="float" office:value="2584.64575195313" calcext:value-type="float">
            <text:p>2584.64575195313</text:p>
          </table:table-cell>
          <table:table-cell office:value-type="float" office:value="1684.70861816406" calcext:value-type="float">
            <text:p>1684.70861816406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1218.98034667969" calcext:value-type="float">
            <text:p>1218.98034667969</text:p>
          </table:table-cell>
          <table:table-cell office:value-type="float" office:value="1707.34606933594" calcext:value-type="float">
            <text:p>1707.34606933594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1157.75610351563" calcext:value-type="float">
            <text:p>1157.75610351563</text:p>
          </table:table-cell>
          <table:table-cell office:value-type="float" office:value="2330.62280273437" calcext:value-type="float">
            <text:p>2330.62280273437</text:p>
          </table:table-cell>
          <table:table-cell office:value-type="float" office:value="1587.00476074219" calcext:value-type="float">
            <text:p>1587.00476074219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822.242248535156" calcext:value-type="float">
            <text:p>822.242248535156</text:p>
          </table:table-cell>
          <table:table-cell office:value-type="float" office:value="1455.25366210938" calcext:value-type="float">
            <text:p>1455.25366210938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office:value-type="float" office:value="1157.75610351563" calcext:value-type="float">
            <text:p>1157.75610351563</text:p>
          </table:table-cell>
          <table:table-cell office:value-type="float" office:value="2298.75927734375" calcext:value-type="float">
            <text:p>2298.75927734375</text:p>
          </table:table-cell>
          <table:table-cell office:value-type="float" office:value="2256.15869140625" calcext:value-type="float">
            <text:p>2256.1586914062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777.734985351563" calcext:value-type="float">
            <text:p>777.734985351563</text:p>
          </table:table-cell>
          <table:table-cell office:value-type="float" office:value="1394.91577148438" calcext:value-type="float">
            <text:p>1394.91577148438</text:p>
          </table:table-cell>
          <table:table-cell table:number-columns-repeated="9"/>
          <table:table-cell office:value-type="float" office:value="27" calcext:value-type="float">
            <text:p>27</text:p>
          </table:table-cell>
          <table:table-cell office:value-type="float" office:value="1157.75610351563" calcext:value-type="float">
            <text:p>1157.75610351563</text:p>
          </table:table-cell>
          <table:table-cell office:value-type="float" office:value="2066.65966796875" calcext:value-type="float">
            <text:p>2066.65966796875</text:p>
          </table:table-cell>
          <table:table-cell office:value-type="float" office:value="1935.26489257813" calcext:value-type="float">
            <text:p>1935.2648925781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722.587707519531" calcext:value-type="float">
            <text:p>722.587707519531</text:p>
          </table:table-cell>
          <table:table-cell office:value-type="float" office:value="1097.70837402344" calcext:value-type="float">
            <text:p>1097.70837402344</text:p>
          </table:table-cell>
          <table:table-cell table:number-columns-repeated="9"/>
          <table:table-cell office:value-type="float" office:value="28" calcext:value-type="float">
            <text:p>28</text:p>
          </table:table-cell>
          <table:table-cell office:value-type="float" office:value="1157.75244140625" calcext:value-type="float">
            <text:p>1157.75244140625</text:p>
          </table:table-cell>
          <table:table-cell office:value-type="float" office:value="1904.39440917969" calcext:value-type="float">
            <text:p>1904.39440917969</text:p>
          </table:table-cell>
          <table:table-cell office:value-type="float" office:value="1563.43286132813" calcext:value-type="float">
            <text:p>1563.43286132813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737.046325683594" calcext:value-type="float">
            <text:p>737.046325683594</text:p>
          </table:table-cell>
          <table:table-cell office:value-type="float" office:value="980.889221191406" calcext:value-type="float">
            <text:p>980.889221191406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office:value-type="float" office:value="1157.74755859375" calcext:value-type="float">
            <text:p>1157.74755859375</text:p>
          </table:table-cell>
          <table:table-cell office:value-type="float" office:value="1944.53784179688" calcext:value-type="float">
            <text:p>1944.53784179688</text:p>
          </table:table-cell>
          <table:table-cell office:value-type="float" office:value="2506.00048828125" calcext:value-type="float">
            <text:p>2506.0004882812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743.354370117187" calcext:value-type="float">
            <text:p>743.354370117187</text:p>
          </table:table-cell>
          <table:table-cell office:value-type="float" office:value="1269.88671875" calcext:value-type="float">
            <text:p>1269.88671875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1157.74670410156" calcext:value-type="float">
            <text:p>1157.74670410156</text:p>
          </table:table-cell>
          <table:table-cell office:value-type="float" office:value="1569.25500488281" calcext:value-type="float">
            <text:p>1569.25500488281</text:p>
          </table:table-cell>
          <table:table-cell office:value-type="float" office:value="954.873657226563" calcext:value-type="float">
            <text:p>954.873657226563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1050.19934082031" calcext:value-type="float">
            <text:p>1050.19934082031</text:p>
          </table:table-cell>
          <table:table-cell office:value-type="float" office:value="1434.30517578125" calcext:value-type="float">
            <text:p>1434.30517578125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office:value-type="float" office:value="1157.74377441406" calcext:value-type="float">
            <text:p>1157.74377441406</text:p>
          </table:table-cell>
          <table:table-cell office:value-type="float" office:value="1609.74035644531" calcext:value-type="float">
            <text:p>1609.74035644531</text:p>
          </table:table-cell>
          <table:table-cell office:value-type="float" office:value="1015.03186035156" calcext:value-type="float">
            <text:p>1015.03186035156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818.565307617187" calcext:value-type="float">
            <text:p>818.565307617187</text:p>
          </table:table-cell>
          <table:table-cell office:value-type="float" office:value="1192.9580078125" calcext:value-type="float">
            <text:p>1192.9580078125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office:value-type="float" office:value="1157.74377441406" calcext:value-type="float">
            <text:p>1157.74377441406</text:p>
          </table:table-cell>
          <table:table-cell office:value-type="float" office:value="1627.56787109375" calcext:value-type="float">
            <text:p>1627.56787109375</text:p>
          </table:table-cell>
          <table:table-cell office:value-type="float" office:value="1137.8662109375" calcext:value-type="float">
            <text:p>1137.866210937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975.067199707031" calcext:value-type="float">
            <text:p>975.067199707031</text:p>
          </table:table-cell>
          <table:table-cell office:value-type="float" office:value="1409.5390625" calcext:value-type="float">
            <text:p>1409.5390625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office:value-type="float" office:value="1157.74243164063" calcext:value-type="float">
            <text:p>1157.74243164063</text:p>
          </table:table-cell>
          <table:table-cell office:value-type="float" office:value="1780.31298828125" calcext:value-type="float">
            <text:p>1780.31298828125</text:p>
          </table:table-cell>
          <table:table-cell office:value-type="float" office:value="1796.64294433594" calcext:value-type="float">
            <text:p>1796.64294433594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827.926330566406" calcext:value-type="float">
            <text:p>827.926330566406</text:p>
          </table:table-cell>
          <table:table-cell office:value-type="float" office:value="1237.42529296875" calcext:value-type="float">
            <text:p>1237.42529296875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office:value-type="float" office:value="1157.74108886719" calcext:value-type="float">
            <text:p>1157.74108886719</text:p>
          </table:table-cell>
          <table:table-cell office:value-type="float" office:value="2167.30004882812" calcext:value-type="float">
            <text:p>2167.30004882812</text:p>
          </table:table-cell>
          <table:table-cell office:value-type="float" office:value="3043.63525390625" calcext:value-type="float">
            <text:p>3043.6352539062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985.623840332031" calcext:value-type="float">
            <text:p>985.623840332031</text:p>
          </table:table-cell>
          <table:table-cell office:value-type="float" office:value="1403.81799316406" calcext:value-type="float">
            <text:p>1403.81799316406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office:value-type="float" office:value="1157.74108886719" calcext:value-type="float">
            <text:p>1157.74108886719</text:p>
          </table:table-cell>
          <table:table-cell office:value-type="float" office:value="2050.58447265625" calcext:value-type="float">
            <text:p>2050.58447265625</text:p>
          </table:table-cell>
          <table:table-cell office:value-type="float" office:value="2379.05395507812" calcext:value-type="float">
            <text:p>2379.0539550781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1034.94860839844" calcext:value-type="float">
            <text:p>1034.94860839844</text:p>
          </table:table-cell>
          <table:table-cell office:value-type="float" office:value="1321.78442382813" calcext:value-type="float">
            <text:p>1321.78442382813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office:value-type="float" office:value="1157.740234375" calcext:value-type="float">
            <text:p>1157.740234375</text:p>
          </table:table-cell>
          <table:table-cell office:value-type="float" office:value="1736.55529785156" calcext:value-type="float">
            <text:p>1736.55529785156</text:p>
          </table:table-cell>
          <table:table-cell office:value-type="float" office:value="934.410095214844" calcext:value-type="float">
            <text:p>934.410095214844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1188.29296875" calcext:value-type="float">
            <text:p>1188.29296875</text:p>
          </table:table-cell>
          <table:table-cell office:value-type="float" office:value="1511.83337402344" calcext:value-type="float">
            <text:p>1511.83337402344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1157.73889160156" calcext:value-type="float">
            <text:p>1157.73889160156</text:p>
          </table:table-cell>
          <table:table-cell office:value-type="float" office:value="1879.83190917969" calcext:value-type="float">
            <text:p>1879.83190917969</text:p>
          </table:table-cell>
          <table:table-cell office:value-type="float" office:value="1495.52026367188" calcext:value-type="float">
            <text:p>1495.52026367188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1071.74267578125" calcext:value-type="float">
            <text:p>1071.74267578125</text:p>
          </table:table-cell>
          <table:table-cell office:value-type="float" office:value="1378.94580078125" calcext:value-type="float">
            <text:p>1378.94580078125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office:value-type="float" office:value="1157.73889160156" calcext:value-type="float">
            <text:p>1157.73889160156</text:p>
          </table:table-cell>
          <table:table-cell office:value-type="float" office:value="1668.46838378906" calcext:value-type="float">
            <text:p>1668.46838378906</text:p>
          </table:table-cell>
          <table:table-cell office:value-type="float" office:value="863.107116699219" calcext:value-type="float">
            <text:p>863.107116699219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979.675415039062" calcext:value-type="float">
            <text:p>979.675415039062</text:p>
          </table:table-cell>
          <table:table-cell office:value-type="float" office:value="1212.818359375" calcext:value-type="float">
            <text:p>1212.818359375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office:value-type="float" office:value="1157.73669433594" calcext:value-type="float">
            <text:p>1157.73669433594</text:p>
          </table:table-cell>
          <table:table-cell office:value-type="float" office:value="1680.85876464844" calcext:value-type="float">
            <text:p>1680.85876464844</text:p>
          </table:table-cell>
          <table:table-cell office:value-type="float" office:value="894.952392578125" calcext:value-type="float">
            <text:p>894.952392578125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1451.90161132812" calcext:value-type="float">
            <text:p>1451.90161132812</text:p>
          </table:table-cell>
          <table:table-cell office:value-type="float" office:value="1897.3759765625" calcext:value-type="float">
            <text:p>1897.3759765625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1157.73596191406" calcext:value-type="float">
            <text:p>1157.73596191406</text:p>
          </table:table-cell>
          <table:table-cell office:value-type="float" office:value="1737.07983398437" calcext:value-type="float">
            <text:p>1737.07983398437</text:p>
          </table:table-cell>
          <table:table-cell office:value-type="float" office:value="1028.41162109375" calcext:value-type="float">
            <text:p>1028.41162109375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1239.40625" calcext:value-type="float">
            <text:p>1239.40625</text:p>
          </table:table-cell>
          <table:table-cell office:value-type="float" office:value="1435.65393066406" calcext:value-type="float">
            <text:p>1435.65393066406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 office:value-type="float" office:value="1157.73474121094" calcext:value-type="float">
            <text:p>1157.73474121094</text:p>
          </table:table-cell>
          <table:table-cell office:value-type="float" office:value="1815.93029785156" calcext:value-type="float">
            <text:p>1815.93029785156</text:p>
          </table:table-cell>
          <table:table-cell office:value-type="float" office:value="1180.73669433594" calcext:value-type="float">
            <text:p>1180.73669433594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1183.04370117188" calcext:value-type="float">
            <text:p>1183.04370117188</text:p>
          </table:table-cell>
          <table:table-cell office:value-type="float" office:value="1405.90942382813" calcext:value-type="float">
            <text:p>1405.90942382813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office:value-type="float" office:value="1157.73413085938" calcext:value-type="float">
            <text:p>1157.73413085938</text:p>
          </table:table-cell>
          <table:table-cell office:value-type="float" office:value="1721.57690429687" calcext:value-type="float">
            <text:p>1721.57690429687</text:p>
          </table:table-cell>
          <table:table-cell office:value-type="float" office:value="1034.85656738281" calcext:value-type="float">
            <text:p>1034.8565673828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1299.34155273438" calcext:value-type="float">
            <text:p>1299.34155273438</text:p>
          </table:table-cell>
          <table:table-cell office:value-type="float" office:value="1652.18713378906" calcext:value-type="float">
            <text:p>1652.18713378906</text:p>
          </table:table-cell>
          <table:table-cell table:number-columns-repeated="9"/>
          <table:table-cell office:value-type="float" office:value="43" calcext:value-type="float">
            <text:p>43</text:p>
          </table:table-cell>
          <table:table-cell office:value-type="float" office:value="1157.73205566406" calcext:value-type="float">
            <text:p>1157.73205566406</text:p>
          </table:table-cell>
          <table:table-cell office:value-type="float" office:value="1805.97546386719" calcext:value-type="float">
            <text:p>1805.97546386719</text:p>
          </table:table-cell>
          <table:table-cell office:value-type="float" office:value="1039.26196289063" calcext:value-type="float">
            <text:p>1039.26196289063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1117.51184082031" calcext:value-type="float">
            <text:p>1117.51184082031</text:p>
          </table:table-cell>
          <table:table-cell office:value-type="float" office:value="1394.453125" calcext:value-type="float">
            <text:p>1394.453125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office:value-type="float" office:value="1157.73034667969" calcext:value-type="float">
            <text:p>1157.73034667969</text:p>
          </table:table-cell>
          <table:table-cell office:value-type="float" office:value="1793.97192382813" calcext:value-type="float">
            <text:p>1793.97192382813</text:p>
          </table:table-cell>
          <table:table-cell office:value-type="float" office:value="1244.91784667969" calcext:value-type="float">
            <text:p>1244.91784667969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1187.77026367188" calcext:value-type="float">
            <text:p>1187.77026367188</text:p>
          </table:table-cell>
          <table:table-cell office:value-type="float" office:value="1517.56506347656" calcext:value-type="float">
            <text:p>1517.56506347656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office:value-type="float" office:value="1157.73034667969" calcext:value-type="float">
            <text:p>1157.73034667969</text:p>
          </table:table-cell>
          <table:table-cell office:value-type="float" office:value="1834.31921386719" calcext:value-type="float">
            <text:p>1834.31921386719</text:p>
          </table:table-cell>
          <table:table-cell office:value-type="float" office:value="1149.34460449219" calcext:value-type="float">
            <text:p>1149.34460449219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1086.51501464844" calcext:value-type="float">
            <text:p>1086.51501464844</text:p>
          </table:table-cell>
          <table:table-cell office:value-type="float" office:value="1540.07934570313" calcext:value-type="float">
            <text:p>1540.07934570313</text:p>
          </table:table-cell>
          <table:table-cell table:number-columns-repeated="9"/>
          <table:table-cell office:value-type="float" office:value="46" calcext:value-type="float">
            <text:p>46</text:p>
          </table:table-cell>
          <table:table-cell office:value-type="float" office:value="1157.73034667969" calcext:value-type="float">
            <text:p>1157.73034667969</text:p>
          </table:table-cell>
          <table:table-cell office:value-type="float" office:value="1982.11096191406" calcext:value-type="float">
            <text:p>1982.11096191406</text:p>
          </table:table-cell>
          <table:table-cell office:value-type="float" office:value="1591.67407226563" calcext:value-type="float">
            <text:p>1591.67407226563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808.002990722656" calcext:value-type="float">
            <text:p>808.002990722656</text:p>
          </table:table-cell>
          <table:table-cell office:value-type="float" office:value="1097.01184082031" calcext:value-type="float">
            <text:p>1097.01184082031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office:value-type="float" office:value="1157.72790527344" calcext:value-type="float">
            <text:p>1157.72790527344</text:p>
          </table:table-cell>
          <table:table-cell office:value-type="float" office:value="1986.98596191406" calcext:value-type="float">
            <text:p>1986.98596191406</text:p>
          </table:table-cell>
          <table:table-cell office:value-type="float" office:value="1547.72900390625" calcext:value-type="float">
            <text:p>1547.729003906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1022.46984863281" calcext:value-type="float">
            <text:p>1022.46984863281</text:p>
          </table:table-cell>
          <table:table-cell office:value-type="float" office:value="1495.87573242188" calcext:value-type="float">
            <text:p>1495.87573242188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1157.72790527344" calcext:value-type="float">
            <text:p>1157.72790527344</text:p>
          </table:table-cell>
          <table:table-cell office:value-type="float" office:value="1572.77770996094" calcext:value-type="float">
            <text:p>1572.77770996094</text:p>
          </table:table-cell>
          <table:table-cell office:value-type="float" office:value="828.684448242188" calcext:value-type="float">
            <text:p>828.684448242188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817.283935546875" calcext:value-type="float">
            <text:p>817.283935546875</text:p>
          </table:table-cell>
          <table:table-cell office:value-type="float" office:value="1090.84240722656" calcext:value-type="float">
            <text:p>1090.84240722656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office:value-type="float" office:value="1157.72546386719" calcext:value-type="float">
            <text:p>1157.72546386719</text:p>
          </table:table-cell>
          <table:table-cell office:value-type="float" office:value="1857.22277832031" calcext:value-type="float">
            <text:p>1857.22277832031</text:p>
          </table:table-cell>
          <table:table-cell office:value-type="float" office:value="1238.0126953125" calcext:value-type="float">
            <text:p>1238.0126953125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737.225769042969" calcext:value-type="float">
            <text:p>737.225769042969</text:p>
          </table:table-cell>
          <table:table-cell office:value-type="float" office:value="1064.072265625" calcext:value-type="float">
            <text:p>1064.072265625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1157.72375488281" calcext:value-type="float">
            <text:p>1157.72375488281</text:p>
          </table:table-cell>
          <table:table-cell office:value-type="float" office:value="1597.46362304688" calcext:value-type="float">
            <text:p>1597.46362304688</text:p>
          </table:table-cell>
          <table:table-cell office:value-type="float" office:value="710.074340820313" calcext:value-type="float">
            <text:p>710.074340820313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1330.02294921875" calcext:value-type="float">
            <text:p>1330.02294921875</text:p>
          </table:table-cell>
          <table:table-cell office:value-type="float" office:value="1825.31115722656" calcext:value-type="float">
            <text:p>1825.31115722656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office:value-type="float" office:value="1157.72375488281" calcext:value-type="float">
            <text:p>1157.72375488281</text:p>
          </table:table-cell>
          <table:table-cell office:value-type="float" office:value="1662.76501464844" calcext:value-type="float">
            <text:p>1662.76501464844</text:p>
          </table:table-cell>
          <table:table-cell office:value-type="float" office:value="954.190124511719" calcext:value-type="float">
            <text:p>954.190124511719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921.731567382813" calcext:value-type="float">
            <text:p>921.731567382813</text:p>
          </table:table-cell>
          <table:table-cell office:value-type="float" office:value="1208.54711914063" calcext:value-type="float">
            <text:p>1208.54711914063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office:value-type="float" office:value="1157.72375488281" calcext:value-type="float">
            <text:p>1157.72375488281</text:p>
          </table:table-cell>
          <table:table-cell office:value-type="float" office:value="1780.99267578125" calcext:value-type="float">
            <text:p>1780.99267578125</text:p>
          </table:table-cell>
          <table:table-cell office:value-type="float" office:value="1294.96447753906" calcext:value-type="float">
            <text:p>1294.96447753906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918.36669921875" calcext:value-type="float">
            <text:p>918.36669921875</text:p>
          </table:table-cell>
          <table:table-cell office:value-type="float" office:value="1329.55798339844" calcext:value-type="float">
            <text:p>1329.55798339844</text:p>
          </table:table-cell>
          <table:table-cell table:number-columns-repeated="9"/>
          <table:table-cell office:value-type="float" office:value="53" calcext:value-type="float">
            <text:p>53</text:p>
          </table:table-cell>
          <table:table-cell office:value-type="float" office:value="1157.72314453125" calcext:value-type="float">
            <text:p>1157.72314453125</text:p>
          </table:table-cell>
          <table:table-cell office:value-type="float" office:value="1661.63879394531" calcext:value-type="float">
            <text:p>1661.63879394531</text:p>
          </table:table-cell>
          <table:table-cell office:value-type="float" office:value="856.097290039063" calcext:value-type="float">
            <text:p>856.09729003906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1057.93542480469" calcext:value-type="float">
            <text:p>1057.93542480469</text:p>
          </table:table-cell>
          <table:table-cell office:value-type="float" office:value="1636.87438964844" calcext:value-type="float">
            <text:p>1636.87438964844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office:value-type="float" office:value="1157.72314453125" calcext:value-type="float">
            <text:p>1157.72314453125</text:p>
          </table:table-cell>
          <table:table-cell office:value-type="float" office:value="1499.54504394531" calcext:value-type="float">
            <text:p>1499.54504394531</text:p>
          </table:table-cell>
          <table:table-cell office:value-type="float" office:value="627.994750976563" calcext:value-type="float">
            <text:p>627.994750976563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957.250549316406" calcext:value-type="float">
            <text:p>957.250549316406</text:p>
          </table:table-cell>
          <table:table-cell office:value-type="float" office:value="1349.353515625" calcext:value-type="float">
            <text:p>1349.353515625</text:p>
          </table:table-cell>
          <table:table-cell table:number-columns-repeated="9"/>
          <table:table-cell office:value-type="float" office:value="55" calcext:value-type="float">
            <text:p>55</text:p>
          </table:table-cell>
          <table:table-cell office:value-type="float" office:value="1157.720703125" calcext:value-type="float">
            <text:p>1157.720703125</text:p>
          </table:table-cell>
          <table:table-cell office:value-type="float" office:value="1735.78442382813" calcext:value-type="float">
            <text:p>1735.78442382813</text:p>
          </table:table-cell>
          <table:table-cell office:value-type="float" office:value="1249.82580566406" calcext:value-type="float">
            <text:p>1249.82580566406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1056.67626953125" calcext:value-type="float">
            <text:p>1056.67626953125</text:p>
          </table:table-cell>
          <table:table-cell office:value-type="float" office:value="1575.64343261719" calcext:value-type="float">
            <text:p>1575.64343261719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office:value-type="float" office:value="1157.71557617188" calcext:value-type="float">
            <text:p>1157.71557617188</text:p>
          </table:table-cell>
          <table:table-cell office:value-type="float" office:value="1861.99670410156" calcext:value-type="float">
            <text:p>1861.99670410156</text:p>
          </table:table-cell>
          <table:table-cell office:value-type="float" office:value="2016.27258300781" calcext:value-type="float">
            <text:p>2016.27258300781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784.05419921875" calcext:value-type="float">
            <text:p>784.05419921875</text:p>
          </table:table-cell>
          <table:table-cell office:value-type="float" office:value="1043.57385253906" calcext:value-type="float">
            <text:p>1043.57385253906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office:value-type="float" office:value="1157.71557617188" calcext:value-type="float">
            <text:p>1157.71557617188</text:p>
          </table:table-cell>
          <table:table-cell office:value-type="float" office:value="1759.64392089844" calcext:value-type="float">
            <text:p>1759.64392089844</text:p>
          </table:table-cell>
          <table:table-cell office:value-type="float" office:value="1159.72680664063" calcext:value-type="float">
            <text:p>1159.72680664063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1001.64562988281" calcext:value-type="float">
            <text:p>1001.64562988281</text:p>
          </table:table-cell>
          <table:table-cell office:value-type="float" office:value="1518.45971679688" calcext:value-type="float">
            <text:p>1518.45971679688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office:value-type="float" office:value="1157.71557617188" calcext:value-type="float">
            <text:p>1157.71557617188</text:p>
          </table:table-cell>
          <table:table-cell office:value-type="float" office:value="1806.37817382813" calcext:value-type="float">
            <text:p>1806.37817382813</text:p>
          </table:table-cell>
          <table:table-cell office:value-type="float" office:value="1574.4267578125" calcext:value-type="float">
            <text:p>1574.426757812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776.01708984375" calcext:value-type="float">
            <text:p>776.01708984375</text:p>
          </table:table-cell>
          <table:table-cell office:value-type="float" office:value="1082.84765625" calcext:value-type="float">
            <text:p>1082.84765625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office:value-type="float" office:value="1157.71398925781" calcext:value-type="float">
            <text:p>1157.71398925781</text:p>
          </table:table-cell>
          <table:table-cell office:value-type="float" office:value="1621.97021484375" calcext:value-type="float">
            <text:p>1621.97021484375</text:p>
          </table:table-cell>
          <table:table-cell office:value-type="float" office:value="956.967956542969" calcext:value-type="float">
            <text:p>956.967956542969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1315.01892089844" calcext:value-type="float">
            <text:p>1315.01892089844</text:p>
          </table:table-cell>
          <table:table-cell office:value-type="float" office:value="1795.83898925781" calcext:value-type="float">
            <text:p>1795.83898925781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1157.71057128906" calcext:value-type="float">
            <text:p>1157.71057128906</text:p>
          </table:table-cell>
          <table:table-cell office:value-type="float" office:value="2019.12939453125" calcext:value-type="float">
            <text:p>2019.12939453125</text:p>
          </table:table-cell>
          <table:table-cell office:value-type="float" office:value="2355.57739257812" calcext:value-type="float">
            <text:p>2355.57739257812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.86009979248047" calcext:value-type="float">
            <text:p>6.86009979248047</text:p>
          </table:table-cell>
          <table:table-cell office:value-type="float" office:value="1115.85180664063" calcext:value-type="float">
            <text:p>1115.85180664063</text:p>
          </table:table-cell>
          <table:table-cell office:value-type="float" office:value="1437.82580566406" calcext:value-type="float">
            <text:p>1437.82580566406</text:p>
          </table:table-cell>
          <table:table-cell table:number-columns-repeated="9"/>
          <table:table-cell office:value-type="float" office:value="61" calcext:value-type="float">
            <text:p>61</text:p>
          </table:table-cell>
          <table:table-cell office:value-type="float" office:value="1157.70971679688" calcext:value-type="float">
            <text:p>1157.70971679688</text:p>
          </table:table-cell>
          <table:table-cell office:value-type="float" office:value="1854.96997070313" calcext:value-type="float">
            <text:p>1854.96997070313</text:p>
          </table:table-cell>
          <table:table-cell office:value-type="float" office:value="1363.85607910156" calcext:value-type="float">
            <text:p>1363.85607910156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.79998254776001" calcext:value-type="float">
            <text:p>6.79998254776001</text:p>
          </table:table-cell>
          <table:table-cell office:value-type="float" office:value="899.615417480469" calcext:value-type="float">
            <text:p>899.615417480469</text:p>
          </table:table-cell>
          <table:table-cell office:value-type="float" office:value="1392.44946289063" calcext:value-type="float">
            <text:p>1392.44946289063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office:value-type="float" office:value="1157.70971679688" calcext:value-type="float">
            <text:p>1157.70971679688</text:p>
          </table:table-cell>
          <table:table-cell office:value-type="float" office:value="1890.36437988281" calcext:value-type="float">
            <text:p>1890.36437988281</text:p>
          </table:table-cell>
          <table:table-cell office:value-type="float" office:value="1406.34460449219" calcext:value-type="float">
            <text:p>1406.34460449219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79998254776001" calcext:value-type="float">
            <text:p>6.79998254776001</text:p>
          </table:table-cell>
          <table:table-cell office:value-type="float" office:value="924.071899414063" calcext:value-type="float">
            <text:p>924.071899414063</text:p>
          </table:table-cell>
          <table:table-cell office:value-type="float" office:value="1170.16040039063" calcext:value-type="float">
            <text:p>1170.16040039063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 office:value-type="float" office:value="1157.70947265625" calcext:value-type="float">
            <text:p>1157.70947265625</text:p>
          </table:table-cell>
          <table:table-cell office:value-type="float" office:value="1786.22924804688" calcext:value-type="float">
            <text:p>1786.22924804688</text:p>
          </table:table-cell>
          <table:table-cell office:value-type="float" office:value="2032.02404785156" calcext:value-type="float">
            <text:p>2032.02404785156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79998254776001" calcext:value-type="float">
            <text:p>6.79998254776001</text:p>
          </table:table-cell>
          <table:table-cell office:value-type="float" office:value="794.874267578125" calcext:value-type="float">
            <text:p>794.874267578125</text:p>
          </table:table-cell>
          <table:table-cell office:value-type="float" office:value="1025.1064453125" calcext:value-type="float">
            <text:p>1025.1064453125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1157.70947265625" calcext:value-type="float">
            <text:p>1157.70947265625</text:p>
          </table:table-cell>
          <table:table-cell office:value-type="float" office:value="1805.87097167969" calcext:value-type="float">
            <text:p>1805.87097167969</text:p>
          </table:table-cell>
          <table:table-cell office:value-type="float" office:value="1245.00354003906" calcext:value-type="float">
            <text:p>1245.00354003906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79998254776001" calcext:value-type="float">
            <text:p>6.79998254776001</text:p>
          </table:table-cell>
          <table:table-cell office:value-type="float" office:value="1412.49060058594" calcext:value-type="float">
            <text:p>1412.49060058594</text:p>
          </table:table-cell>
          <table:table-cell office:value-type="float" office:value="1831.240234375" calcext:value-type="float">
            <text:p>1831.240234375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office:value-type="float" office:value="1157.70556640625" calcext:value-type="float">
            <text:p>1157.70556640625</text:p>
          </table:table-cell>
          <table:table-cell office:value-type="float" office:value="1632.16857910156" calcext:value-type="float">
            <text:p>1632.16857910156</text:p>
          </table:table-cell>
          <table:table-cell office:value-type="float" office:value="920.829833984375" calcext:value-type="float">
            <text:p>920.829833984375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79998254776001" calcext:value-type="float">
            <text:p>6.79998254776001</text:p>
          </table:table-cell>
          <table:table-cell office:value-type="float" office:value="958.012817382813" calcext:value-type="float">
            <text:p>958.012817382813</text:p>
          </table:table-cell>
          <table:table-cell office:value-type="float" office:value="1288.08947753906" calcext:value-type="float">
            <text:p>1288.08947753906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office:value-type="float" office:value="1157.70556640625" calcext:value-type="float">
            <text:p>1157.70556640625</text:p>
          </table:table-cell>
          <table:table-cell office:value-type="float" office:value="1681.39111328125" calcext:value-type="float">
            <text:p>1681.39111328125</text:p>
          </table:table-cell>
          <table:table-cell office:value-type="float" office:value="923.815368652344" calcext:value-type="float">
            <text:p>923.815368652344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79998254776001" calcext:value-type="float">
            <text:p>6.79998254776001</text:p>
          </table:table-cell>
          <table:table-cell office:value-type="float" office:value="1001.62054443359" calcext:value-type="float">
            <text:p>1001.62054443359</text:p>
          </table:table-cell>
          <table:table-cell office:value-type="float" office:value="1206.68994140625" calcext:value-type="float">
            <text:p>1206.68994140625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office:value-type="float" office:value="1157.70556640625" calcext:value-type="float">
            <text:p>1157.70556640625</text:p>
          </table:table-cell>
          <table:table-cell office:value-type="float" office:value="1639.29296875" calcext:value-type="float">
            <text:p>1639.29296875</text:p>
          </table:table-cell>
          <table:table-cell office:value-type="float" office:value="838.196533203125" calcext:value-type="float">
            <text:p>838.19653320312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79998254776001" calcext:value-type="float">
            <text:p>6.79998254776001</text:p>
          </table:table-cell>
          <table:table-cell office:value-type="float" office:value="838.075317382813" calcext:value-type="float">
            <text:p>838.075317382813</text:p>
          </table:table-cell>
          <table:table-cell office:value-type="float" office:value="1096.71142578125" calcext:value-type="float">
            <text:p>1096.71142578125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1157.70556640625" calcext:value-type="float">
            <text:p>1157.70556640625</text:p>
          </table:table-cell>
          <table:table-cell office:value-type="float" office:value="1743.39611816406" calcext:value-type="float">
            <text:p>1743.39611816406</text:p>
          </table:table-cell>
          <table:table-cell office:value-type="float" office:value="1165.1064453125" calcext:value-type="float">
            <text:p>1165.1064453125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79998254776001" calcext:value-type="float">
            <text:p>6.79998254776001</text:p>
          </table:table-cell>
          <table:table-cell office:value-type="float" office:value="1213.9228515625" calcext:value-type="float">
            <text:p>1213.9228515625</text:p>
          </table:table-cell>
          <table:table-cell office:value-type="float" office:value="1533.921875" calcext:value-type="float">
            <text:p>1533.921875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office:value-type="float" office:value="1157.70556640625" calcext:value-type="float">
            <text:p>1157.70556640625</text:p>
          </table:table-cell>
          <table:table-cell office:value-type="float" office:value="1662.79626464844" calcext:value-type="float">
            <text:p>1662.79626464844</text:p>
          </table:table-cell>
          <table:table-cell office:value-type="float" office:value="1052.29455566406" calcext:value-type="float">
            <text:p>1052.29455566406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79998254776001" calcext:value-type="float">
            <text:p>6.79998254776001</text:p>
          </table:table-cell>
          <table:table-cell office:value-type="float" office:value="1115.42883300781" calcext:value-type="float">
            <text:p>1115.42883300781</text:p>
          </table:table-cell>
          <table:table-cell office:value-type="float" office:value="1337.44567871094" calcext:value-type="float">
            <text:p>1337.44567871094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office:value-type="float" office:value="1157.70556640625" calcext:value-type="float">
            <text:p>1157.70556640625</text:p>
          </table:table-cell>
          <table:table-cell office:value-type="float" office:value="2406.1123046875" calcext:value-type="float">
            <text:p>2406.1123046875</text:p>
          </table:table-cell>
          <table:table-cell office:value-type="float" office:value="3266.66015625" calcext:value-type="float">
            <text:p>3266.66015625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79998254776001" calcext:value-type="float">
            <text:p>6.79998254776001</text:p>
          </table:table-cell>
          <table:table-cell office:value-type="float" office:value="957.560241699219" calcext:value-type="float">
            <text:p>957.560241699219</text:p>
          </table:table-cell>
          <table:table-cell office:value-type="float" office:value="1276.45983886719" calcext:value-type="float">
            <text:p>1276.45983886719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office:value-type="float" office:value="1157.70556640625" calcext:value-type="float">
            <text:p>1157.70556640625</text:p>
          </table:table-cell>
          <table:table-cell office:value-type="float" office:value="1874.37622070313" calcext:value-type="float">
            <text:p>1874.37622070313</text:p>
          </table:table-cell>
          <table:table-cell office:value-type="float" office:value="2188.60229492187" calcext:value-type="float">
            <text:p>2188.60229492187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79998254776001" calcext:value-type="float">
            <text:p>6.79998254776001</text:p>
          </table:table-cell>
          <table:table-cell office:value-type="float" office:value="1389.43542480469" calcext:value-type="float">
            <text:p>1389.43542480469</text:p>
          </table:table-cell>
          <table:table-cell office:value-type="float" office:value="1753.24096679687" calcext:value-type="float">
            <text:p>1753.24096679687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1157.70556640625" calcext:value-type="float">
            <text:p>1157.70556640625</text:p>
          </table:table-cell>
          <table:table-cell office:value-type="float" office:value="1577.22509765625" calcext:value-type="float">
            <text:p>1577.22509765625</text:p>
          </table:table-cell>
          <table:table-cell office:value-type="float" office:value="873.000915527344" calcext:value-type="float">
            <text:p>873.000915527344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79998254776001" calcext:value-type="float">
            <text:p>6.79998254776001</text:p>
          </table:table-cell>
          <table:table-cell office:value-type="float" office:value="1263.91247558594" calcext:value-type="float">
            <text:p>1263.91247558594</text:p>
          </table:table-cell>
          <table:table-cell office:value-type="float" office:value="1538.88598632813" calcext:value-type="float">
            <text:p>1538.88598632813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office:value-type="float" office:value="1157.70532226563" calcext:value-type="float">
            <text:p>1157.70532226563</text:p>
          </table:table-cell>
          <table:table-cell office:value-type="float" office:value="1535.51831054688" calcext:value-type="float">
            <text:p>1535.51831054688</text:p>
          </table:table-cell>
          <table:table-cell office:value-type="float" office:value="765.146423339844" calcext:value-type="float">
            <text:p>765.146423339844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7836971282959" calcext:value-type="float">
            <text:p>6.7836971282959</text:p>
          </table:table-cell>
          <table:table-cell office:value-type="float" office:value="1083.94580078125" calcext:value-type="float">
            <text:p>1083.94580078125</text:p>
          </table:table-cell>
          <table:table-cell office:value-type="float" office:value="1674.96838378906" calcext:value-type="float">
            <text:p>1674.96838378906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office:value-type="float" office:value="1157.70422363281" calcext:value-type="float">
            <text:p>1157.70422363281</text:p>
          </table:table-cell>
          <table:table-cell office:value-type="float" office:value="1728.01940917969" calcext:value-type="float">
            <text:p>1728.01940917969</text:p>
          </table:table-cell>
          <table:table-cell office:value-type="float" office:value="1686.82299804688" calcext:value-type="float">
            <text:p>1686.82299804688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77877759933472" calcext:value-type="float">
            <text:p>6.77877759933472</text:p>
          </table:table-cell>
          <table:table-cell office:value-type="float" office:value="1013.53314208984" calcext:value-type="float">
            <text:p>1013.53314208984</text:p>
          </table:table-cell>
          <table:table-cell office:value-type="float" office:value="1323.44104003906" calcext:value-type="float">
            <text:p>1323.44104003906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office:value-type="float" office:value="1157.70422363281" calcext:value-type="float">
            <text:p>1157.70422363281</text:p>
          </table:table-cell>
          <table:table-cell office:value-type="float" office:value="1625.39965820313" calcext:value-type="float">
            <text:p>1625.39965820313</text:p>
          </table:table-cell>
          <table:table-cell office:value-type="float" office:value="1930.34973144531" calcext:value-type="float">
            <text:p>1930.34973144531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77877759933472" calcext:value-type="float">
            <text:p>6.77877759933472</text:p>
          </table:table-cell>
          <table:table-cell office:value-type="float" office:value="1143.26684570313" calcext:value-type="float">
            <text:p>1143.26684570313</text:p>
          </table:table-cell>
          <table:table-cell office:value-type="float" office:value="1434.830078125" calcext:value-type="float">
            <text:p>1434.830078125</text:p>
          </table:table-cell>
          <table:table-cell table:number-columns-repeated="9"/>
          <table:table-cell office:value-type="float" office:value="76" calcext:value-type="float">
            <text:p>76</text:p>
          </table:table-cell>
          <table:table-cell office:value-type="float" office:value="1157.70422363281" calcext:value-type="float">
            <text:p>1157.70422363281</text:p>
          </table:table-cell>
          <table:table-cell office:value-type="float" office:value="1640.93212890625" calcext:value-type="float">
            <text:p>1640.93212890625</text:p>
          </table:table-cell>
          <table:table-cell office:value-type="float" office:value="948.678833007813" calcext:value-type="float">
            <text:p>948.678833007813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77767324447632" calcext:value-type="float">
            <text:p>6.77767324447632</text:p>
          </table:table-cell>
          <table:table-cell office:value-type="float" office:value="963.798034667969" calcext:value-type="float">
            <text:p>963.798034667969</text:p>
          </table:table-cell>
          <table:table-cell office:value-type="float" office:value="1165.10241699219" calcext:value-type="float">
            <text:p>1165.10241699219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 office:value-type="float" office:value="1157.70422363281" calcext:value-type="float">
            <text:p>1157.70422363281</text:p>
          </table:table-cell>
          <table:table-cell office:value-type="float" office:value="1753.33251953125" calcext:value-type="float">
            <text:p>1753.33251953125</text:p>
          </table:table-cell>
          <table:table-cell office:value-type="float" office:value="1549.98889160156" calcext:value-type="float">
            <text:p>1549.98889160156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77767324447632" calcext:value-type="float">
            <text:p>6.77767324447632</text:p>
          </table:table-cell>
          <table:table-cell office:value-type="float" office:value="1179.48217773438" calcext:value-type="float">
            <text:p>1179.48217773438</text:p>
          </table:table-cell>
          <table:table-cell office:value-type="float" office:value="1434.171875" calcext:value-type="float">
            <text:p>1434.171875</text:p>
          </table:table-cell>
          <table:table-cell table:number-columns-repeated="9"/>
          <table:table-cell office:value-type="float" office:value="78" calcext:value-type="float">
            <text:p>78</text:p>
          </table:table-cell>
          <table:table-cell office:value-type="float" office:value="1157.70239257813" calcext:value-type="float">
            <text:p>1157.70239257813</text:p>
          </table:table-cell>
          <table:table-cell office:value-type="float" office:value="1710.328125" calcext:value-type="float">
            <text:p>1710.328125</text:p>
          </table:table-cell>
          <table:table-cell office:value-type="float" office:value="1084.94018554688" calcext:value-type="float">
            <text:p>1084.94018554688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77308464050293" calcext:value-type="float">
            <text:p>6.77308464050293</text:p>
          </table:table-cell>
          <table:table-cell office:value-type="float" office:value="1143.99536132813" calcext:value-type="float">
            <text:p>1143.99536132813</text:p>
          </table:table-cell>
          <table:table-cell office:value-type="float" office:value="1398.26611328125" calcext:value-type="float">
            <text:p>1398.26611328125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office:value-type="float" office:value="1157.70153808594" calcext:value-type="float">
            <text:p>1157.70153808594</text:p>
          </table:table-cell>
          <table:table-cell office:value-type="float" office:value="1746.76965332031" calcext:value-type="float">
            <text:p>1746.76965332031</text:p>
          </table:table-cell>
          <table:table-cell office:value-type="float" office:value="1201.97436523438" calcext:value-type="float">
            <text:p>1201.97436523438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.77088260650635" calcext:value-type="float">
            <text:p>6.77088260650635</text:p>
          </table:table-cell>
          <table:table-cell office:value-type="float" office:value="1039.70129394531" calcext:value-type="float">
            <text:p>1039.70129394531</text:p>
          </table:table-cell>
          <table:table-cell office:value-type="float" office:value="1274.60668945313" calcext:value-type="float">
            <text:p>1274.60668945313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1157.70153808594" calcext:value-type="float">
            <text:p>1157.70153808594</text:p>
          </table:table-cell>
          <table:table-cell office:value-type="float" office:value="1900.12561035156" calcext:value-type="float">
            <text:p>1900.12561035156</text:p>
          </table:table-cell>
          <table:table-cell office:value-type="float" office:value="1828.50146484375" calcext:value-type="float">
            <text:p>1828.50146484375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77088260650635" calcext:value-type="float">
            <text:p>6.77088260650635</text:p>
          </table:table-cell>
          <table:table-cell office:value-type="float" office:value="1212.64953613281" calcext:value-type="float">
            <text:p>1212.64953613281</text:p>
          </table:table-cell>
          <table:table-cell office:value-type="float" office:value="1552.7724609375" calcext:value-type="float">
            <text:p>1552.7724609375</text:p>
          </table:table-cell>
          <table:table-cell table:number-columns-repeated="9"/>
          <table:table-cell office:value-type="float" office:value="81" calcext:value-type="float">
            <text:p>81</text:p>
          </table:table-cell>
          <table:table-cell office:value-type="float" office:value="1157.70153808594" calcext:value-type="float">
            <text:p>1157.70153808594</text:p>
          </table:table-cell>
          <table:table-cell office:value-type="float" office:value="1859.90344238281" calcext:value-type="float">
            <text:p>1859.90344238281</text:p>
          </table:table-cell>
          <table:table-cell office:value-type="float" office:value="1833.47094726563" calcext:value-type="float">
            <text:p>1833.47094726563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77088260650635" calcext:value-type="float">
            <text:p>6.77088260650635</text:p>
          </table:table-cell>
          <table:table-cell office:value-type="float" office:value="968.033752441406" calcext:value-type="float">
            <text:p>968.033752441406</text:p>
          </table:table-cell>
          <table:table-cell office:value-type="float" office:value="1058.01208496094" calcext:value-type="float">
            <text:p>1058.01208496094</text:p>
          </table:table-cell>
          <table:table-cell table:number-columns-repeated="9"/>
          <table:table-cell office:value-type="float" office:value="82" calcext:value-type="float">
            <text:p>82</text:p>
          </table:table-cell>
          <table:table-cell office:value-type="float" office:value="1157.70153808594" calcext:value-type="float">
            <text:p>1157.70153808594</text:p>
          </table:table-cell>
          <table:table-cell office:value-type="float" office:value="1665.15075683594" calcext:value-type="float">
            <text:p>1665.15075683594</text:p>
          </table:table-cell>
          <table:table-cell office:value-type="float" office:value="971.527526855469" calcext:value-type="float">
            <text:p>971.52752685546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77088260650635" calcext:value-type="float">
            <text:p>6.77088260650635</text:p>
          </table:table-cell>
          <table:table-cell office:value-type="float" office:value="686.934631347656" calcext:value-type="float">
            <text:p>686.934631347656</text:p>
          </table:table-cell>
          <table:table-cell office:value-type="float" office:value="546.949951171875" calcext:value-type="float">
            <text:p>546.949951171875</text:p>
          </table:table-cell>
          <table:table-cell table:number-columns-repeated="9"/>
          <table:table-cell office:value-type="float" office:value="83" calcext:value-type="float">
            <text:p>83</text:p>
          </table:table-cell>
          <table:table-cell office:value-type="float" office:value="1157.70153808594" calcext:value-type="float">
            <text:p>1157.70153808594</text:p>
          </table:table-cell>
          <table:table-cell office:value-type="float" office:value="1915.71752929688" calcext:value-type="float">
            <text:p>1915.71752929688</text:p>
          </table:table-cell>
          <table:table-cell office:value-type="float" office:value="1295.9287109375" calcext:value-type="float">
            <text:p>1295.9287109375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77088260650635" calcext:value-type="float">
            <text:p>6.77088260650635</text:p>
          </table:table-cell>
          <table:table-cell office:value-type="float" office:value="1097.77880859375" calcext:value-type="float">
            <text:p>1097.77880859375</text:p>
          </table:table-cell>
          <table:table-cell office:value-type="float" office:value="1560.48425292969" calcext:value-type="float">
            <text:p>1560.48425292969</text:p>
          </table:table-cell>
          <table:table-cell table:number-columns-repeated="9"/>
          <table:table-cell office:value-type="float" office:value="84" calcext:value-type="float">
            <text:p>84</text:p>
          </table:table-cell>
          <table:table-cell office:value-type="float" office:value="1157.70153808594" calcext:value-type="float">
            <text:p>1157.70153808594</text:p>
          </table:table-cell>
          <table:table-cell office:value-type="float" office:value="1756.40686035156" calcext:value-type="float">
            <text:p>1756.40686035156</text:p>
          </table:table-cell>
          <table:table-cell office:value-type="float" office:value="916.507934570313" calcext:value-type="float">
            <text:p>916.507934570313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767174243927" calcext:value-type="float">
            <text:p>6.767174243927</text:p>
          </table:table-cell>
          <table:table-cell office:value-type="float" office:value="967.596435546875" calcext:value-type="float">
            <text:p>967.596435546875</text:p>
          </table:table-cell>
          <table:table-cell office:value-type="float" office:value="1176.12316894531" calcext:value-type="float">
            <text:p>1176.12316894531</text:p>
          </table:table-cell>
          <table:table-cell table:number-columns-repeated="9"/>
          <table:table-cell office:value-type="float" office:value="85" calcext:value-type="float">
            <text:p>85</text:p>
          </table:table-cell>
          <table:table-cell office:value-type="float" office:value="1157.70153808594" calcext:value-type="float">
            <text:p>1157.70153808594</text:p>
          </table:table-cell>
          <table:table-cell office:value-type="float" office:value="1684.58776855469" calcext:value-type="float">
            <text:p>1684.58776855469</text:p>
          </table:table-cell>
          <table:table-cell office:value-type="float" office:value="820.161315917969" calcext:value-type="float">
            <text:p>820.161315917969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76399612426758" calcext:value-type="float">
            <text:p>6.76399612426758</text:p>
          </table:table-cell>
          <table:table-cell office:value-type="float" office:value="998.121948242187" calcext:value-type="float">
            <text:p>998.121948242187</text:p>
          </table:table-cell>
          <table:table-cell office:value-type="float" office:value="1257.55700683594" calcext:value-type="float">
            <text:p>1257.55700683594</text:p>
          </table:table-cell>
          <table:table-cell table:number-columns-repeated="9"/>
          <table:table-cell office:value-type="float" office:value="86" calcext:value-type="float">
            <text:p>86</text:p>
          </table:table-cell>
          <table:table-cell office:value-type="float" office:value="1157.70153808594" calcext:value-type="float">
            <text:p>1157.70153808594</text:p>
          </table:table-cell>
          <table:table-cell office:value-type="float" office:value="1724.10754394531" calcext:value-type="float">
            <text:p>1724.10754394531</text:p>
          </table:table-cell>
          <table:table-cell office:value-type="float" office:value="863.493469238281" calcext:value-type="float">
            <text:p>863.493469238281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76399612426758" calcext:value-type="float">
            <text:p>6.76399612426758</text:p>
          </table:table-cell>
          <table:table-cell office:value-type="float" office:value="1313.97485351563" calcext:value-type="float">
            <text:p>1313.97485351563</text:p>
          </table:table-cell>
          <table:table-cell office:value-type="float" office:value="1734.97265625" calcext:value-type="float">
            <text:p>1734.97265625</text:p>
          </table:table-cell>
          <table:table-cell table:number-columns-repeated="9"/>
          <table:table-cell office:value-type="float" office:value="87" calcext:value-type="float">
            <text:p>87</text:p>
          </table:table-cell>
          <table:table-cell office:value-type="float" office:value="1157.70092773438" calcext:value-type="float">
            <text:p>1157.70092773438</text:p>
          </table:table-cell>
          <table:table-cell office:value-type="float" office:value="1728.15405273438" calcext:value-type="float">
            <text:p>1728.15405273438</text:p>
          </table:table-cell>
          <table:table-cell office:value-type="float" office:value="753.645202636719" calcext:value-type="float">
            <text:p>753.645202636719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75517654418945" calcext:value-type="float">
            <text:p>6.75517654418945</text:p>
          </table:table-cell>
          <table:table-cell office:value-type="float" office:value="927.169982910156" calcext:value-type="float">
            <text:p>927.169982910156</text:p>
          </table:table-cell>
          <table:table-cell office:value-type="float" office:value="1226.822265625" calcext:value-type="float">
            <text:p>1226.822265625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office:value-type="float" office:value="1157.70092773438" calcext:value-type="float">
            <text:p>1157.70092773438</text:p>
          </table:table-cell>
          <table:table-cell office:value-type="float" office:value="2187.83520507812" calcext:value-type="float">
            <text:p>2187.83520507812</text:p>
          </table:table-cell>
          <table:table-cell office:value-type="float" office:value="2093.69458007812" calcext:value-type="float">
            <text:p>2093.69458007812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7520170211792" calcext:value-type="float">
            <text:p>6.7520170211792</text:p>
          </table:table-cell>
          <table:table-cell office:value-type="float" office:value="1327.66955566406" calcext:value-type="float">
            <text:p>1327.66955566406</text:p>
          </table:table-cell>
          <table:table-cell office:value-type="float" office:value="1738.25500488281" calcext:value-type="float">
            <text:p>1738.25500488281</text:p>
          </table:table-cell>
          <table:table-cell table:number-columns-repeated="9"/>
          <table:table-cell office:value-type="float" office:value="89" calcext:value-type="float">
            <text:p>89</text:p>
          </table:table-cell>
          <table:table-cell office:value-type="float" office:value="1157.70092773438" calcext:value-type="float">
            <text:p>1157.70092773438</text:p>
          </table:table-cell>
          <table:table-cell office:value-type="float" office:value="1986.9892578125" calcext:value-type="float">
            <text:p>1986.9892578125</text:p>
          </table:table-cell>
          <table:table-cell office:value-type="float" office:value="1940.82897949219" calcext:value-type="float">
            <text:p>1940.82897949219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7520170211792" calcext:value-type="float">
            <text:p>6.7520170211792</text:p>
          </table:table-cell>
          <table:table-cell office:value-type="float" office:value="1192.60314941406" calcext:value-type="float">
            <text:p>1192.60314941406</text:p>
          </table:table-cell>
          <table:table-cell office:value-type="float" office:value="1663.50854492188" calcext:value-type="float">
            <text:p>1663.50854492188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1157.69946289063" calcext:value-type="float">
            <text:p>1157.69946289063</text:p>
          </table:table-cell>
          <table:table-cell office:value-type="float" office:value="1899.85766601563" calcext:value-type="float">
            <text:p>1899.85766601563</text:p>
          </table:table-cell>
          <table:table-cell office:value-type="float" office:value="1535.68518066406" calcext:value-type="float">
            <text:p>1535.68518066406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74692726135254" calcext:value-type="float">
            <text:p>6.74692726135254</text:p>
          </table:table-cell>
          <table:table-cell office:value-type="float" office:value="863.42822265625" calcext:value-type="float">
            <text:p>863.42822265625</text:p>
          </table:table-cell>
          <table:table-cell office:value-type="float" office:value="1055.52514648438" calcext:value-type="float">
            <text:p>1055.52514648438</text:p>
          </table:table-cell>
          <table:table-cell table:number-columns-repeated="9"/>
          <table:table-cell office:value-type="float" office:value="91" calcext:value-type="float">
            <text:p>91</text:p>
          </table:table-cell>
          <table:table-cell office:value-type="float" office:value="1157.69946289063" calcext:value-type="float">
            <text:p>1157.69946289063</text:p>
          </table:table-cell>
          <table:table-cell office:value-type="float" office:value="1820.89611816406" calcext:value-type="float">
            <text:p>1820.89611816406</text:p>
          </table:table-cell>
          <table:table-cell office:value-type="float" office:value="1242.20068359375" calcext:value-type="float">
            <text:p>1242.2006835937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74692726135254" calcext:value-type="float">
            <text:p>6.74692726135254</text:p>
          </table:table-cell>
          <table:table-cell office:value-type="float" office:value="942.425476074219" calcext:value-type="float">
            <text:p>942.425476074219</text:p>
          </table:table-cell>
          <table:table-cell office:value-type="float" office:value="1208.20288085938" calcext:value-type="float">
            <text:p>1208.20288085938</text:p>
          </table:table-cell>
          <table:table-cell table:number-columns-repeated="9"/>
          <table:table-cell office:value-type="float" office:value="92" calcext:value-type="float">
            <text:p>92</text:p>
          </table:table-cell>
          <table:table-cell office:value-type="float" office:value="1157.69946289063" calcext:value-type="float">
            <text:p>1157.69946289063</text:p>
          </table:table-cell>
          <table:table-cell office:value-type="float" office:value="1713.79248046875" calcext:value-type="float">
            <text:p>1713.79248046875</text:p>
          </table:table-cell>
          <table:table-cell office:value-type="float" office:value="1097.50207519531" calcext:value-type="float">
            <text:p>1097.5020751953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74692726135254" calcext:value-type="float">
            <text:p>6.74692726135254</text:p>
          </table:table-cell>
          <table:table-cell office:value-type="float" office:value="1090.068359375" calcext:value-type="float">
            <text:p>1090.068359375</text:p>
          </table:table-cell>
          <table:table-cell office:value-type="float" office:value="1292.29272460938" calcext:value-type="float">
            <text:p>1292.29272460938</text:p>
          </table:table-cell>
          <table:table-cell table:number-columns-repeated="9"/>
          <table:table-cell office:value-type="float" office:value="93" calcext:value-type="float">
            <text:p>93</text:p>
          </table:table-cell>
          <table:table-cell office:value-type="float" office:value="1157.69946289063" calcext:value-type="float">
            <text:p>1157.69946289063</text:p>
          </table:table-cell>
          <table:table-cell office:value-type="float" office:value="1700.18115234375" calcext:value-type="float">
            <text:p>1700.18115234375</text:p>
          </table:table-cell>
          <table:table-cell office:value-type="float" office:value="904.368469238281" calcext:value-type="float">
            <text:p>904.36846923828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74633359909058" calcext:value-type="float">
            <text:p>6.74633359909058</text:p>
          </table:table-cell>
          <table:table-cell office:value-type="float" office:value="978.358459472656" calcext:value-type="float">
            <text:p>978.358459472656</text:p>
          </table:table-cell>
          <table:table-cell office:value-type="float" office:value="1180.66015625" calcext:value-type="float">
            <text:p>1180.66015625</text:p>
          </table:table-cell>
          <table:table-cell table:number-columns-repeated="9"/>
          <table:table-cell office:value-type="float" office:value="94" calcext:value-type="float">
            <text:p>94</text:p>
          </table:table-cell>
          <table:table-cell office:value-type="float" office:value="1157.69921875" calcext:value-type="float">
            <text:p>1157.69921875</text:p>
          </table:table-cell>
          <table:table-cell office:value-type="float" office:value="1894.15283203125" calcext:value-type="float">
            <text:p>1894.15283203125</text:p>
          </table:table-cell>
          <table:table-cell office:value-type="float" office:value="1599.97143554688" calcext:value-type="float">
            <text:p>1599.97143554688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74494457244873" calcext:value-type="float">
            <text:p>6.74494457244873</text:p>
          </table:table-cell>
          <table:table-cell office:value-type="float" office:value="838.528381347656" calcext:value-type="float">
            <text:p>838.528381347656</text:p>
          </table:table-cell>
          <table:table-cell office:value-type="float" office:value="1039.72790527344" calcext:value-type="float">
            <text:p>1039.72790527344</text:p>
          </table:table-cell>
          <table:table-cell table:number-columns-repeated="9"/>
          <table:table-cell office:value-type="float" office:value="95" calcext:value-type="float">
            <text:p>95</text:p>
          </table:table-cell>
          <table:table-cell office:value-type="float" office:value="1157.69921875" calcext:value-type="float">
            <text:p>1157.69921875</text:p>
          </table:table-cell>
          <table:table-cell office:value-type="float" office:value="2047.16455078125" calcext:value-type="float">
            <text:p>2047.16455078125</text:p>
          </table:table-cell>
          <table:table-cell office:value-type="float" office:value="2382.39208984375" calcext:value-type="float">
            <text:p>2382.39208984375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74380445480347" calcext:value-type="float">
            <text:p>6.74380445480347</text:p>
          </table:table-cell>
          <table:table-cell office:value-type="float" office:value="1032.958984375" calcext:value-type="float">
            <text:p>1032.958984375</text:p>
          </table:table-cell>
          <table:table-cell office:value-type="float" office:value="1268.95703125" calcext:value-type="float">
            <text:p>1268.95703125</text:p>
          </table:table-cell>
          <table:table-cell table:number-columns-repeated="9"/>
          <table:table-cell office:value-type="float" office:value="96" calcext:value-type="float">
            <text:p>96</text:p>
          </table:table-cell>
          <table:table-cell office:value-type="float" office:value="1157.69921875" calcext:value-type="float">
            <text:p>1157.69921875</text:p>
          </table:table-cell>
          <table:table-cell office:value-type="float" office:value="1850.05297851563" calcext:value-type="float">
            <text:p>1850.05297851563</text:p>
          </table:table-cell>
          <table:table-cell office:value-type="float" office:value="1013.13793945313" calcext:value-type="float">
            <text:p>1013.1379394531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74297094345093" calcext:value-type="float">
            <text:p>6.74297094345093</text:p>
          </table:table-cell>
          <table:table-cell office:value-type="float" office:value="1051.8349609375" calcext:value-type="float">
            <text:p>1051.8349609375</text:p>
          </table:table-cell>
          <table:table-cell office:value-type="float" office:value="1320.3173828125" calcext:value-type="float">
            <text:p>1320.3173828125</text:p>
          </table:table-cell>
          <table:table-cell table:number-columns-repeated="9"/>
          <table:table-cell office:value-type="float" office:value="97" calcext:value-type="float">
            <text:p>97</text:p>
          </table:table-cell>
          <table:table-cell office:value-type="float" office:value="1157.69921875" calcext:value-type="float">
            <text:p>1157.69921875</text:p>
          </table:table-cell>
          <table:table-cell office:value-type="float" office:value="1758.58410644531" calcext:value-type="float">
            <text:p>1758.58410644531</text:p>
          </table:table-cell>
          <table:table-cell office:value-type="float" office:value="755.2705078125" calcext:value-type="float">
            <text:p>755.2705078125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74087810516357" calcext:value-type="float">
            <text:p>6.74087810516357</text:p>
          </table:table-cell>
          <table:table-cell office:value-type="float" office:value="1190.68835449219" calcext:value-type="float">
            <text:p>1190.68835449219</text:p>
          </table:table-cell>
          <table:table-cell office:value-type="float" office:value="1543.14794921875" calcext:value-type="float">
            <text:p>1543.14794921875</text:p>
          </table:table-cell>
          <table:table-cell table:number-columns-repeated="9"/>
          <table:table-cell office:value-type="float" office:value="99" calcext:value-type="float">
            <text:p>99</text:p>
          </table:table-cell>
          <table:table-cell office:value-type="float" office:value="1157.69897460938" calcext:value-type="float">
            <text:p>1157.69897460938</text:p>
          </table:table-cell>
          <table:table-cell office:value-type="float" office:value="1924.19958496094" calcext:value-type="float">
            <text:p>1924.19958496094</text:p>
          </table:table-cell>
          <table:table-cell office:value-type="float" office:value="1090.81762695312" calcext:value-type="float">
            <text:p>1090.81762695312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73730182647705" calcext:value-type="float">
            <text:p>6.73730182647705</text:p>
          </table:table-cell>
          <table:table-cell office:value-type="float" office:value="935.107055664063" calcext:value-type="float">
            <text:p>935.107055664063</text:p>
          </table:table-cell>
          <table:table-cell office:value-type="float" office:value="1284.20202636719" calcext:value-type="float">
            <text:p>1284.20202636719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1157.69836425781" calcext:value-type="float">
            <text:p>1157.69836425781</text:p>
          </table:table-cell>
          <table:table-cell office:value-type="float" office:value="2017.8955078125" calcext:value-type="float">
            <text:p>2017.8955078125</text:p>
          </table:table-cell>
          <table:table-cell office:value-type="float" office:value="1222.24682617188" calcext:value-type="float">
            <text:p>1222.24682617188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73730182647705" calcext:value-type="float">
            <text:p>6.73730182647705</text:p>
          </table:table-cell>
          <table:table-cell office:value-type="float" office:value="924.519836425781" calcext:value-type="float">
            <text:p>924.519836425781</text:p>
          </table:table-cell>
          <table:table-cell office:value-type="float" office:value="1352.03942871094" calcext:value-type="float">
            <text:p>1352.03942871094</text:p>
          </table:table-cell>
          <table:table-cell table:number-columns-repeated="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73045206069946" calcext:value-type="float">
            <text:p>6.73045206069946</text:p>
          </table:table-cell>
          <table:table-cell office:value-type="float" office:value="807.922668457031" calcext:value-type="float">
            <text:p>807.922668457031</text:p>
          </table:table-cell>
          <table:table-cell office:value-type="float" office:value="1311.16845703125" calcext:value-type="float">
            <text:p>1311.1684570312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8275.5947265625" calcext:value-type="float">
            <text:p>8275.5947265625</text:p>
          </table:table-cell>
          <table:table-cell office:value-type="float" office:value="18752.0859375" calcext:value-type="float">
            <text:p>18752.0859375</text:p>
          </table:table-cell>
          <table:table-cell office:value-type="float" office:value="4133.34521484375" calcext:value-type="float">
            <text:p>4133.34521484375</text:p>
          </table:table-cell>
          <table:table-cell/>
          <table:table-cell office:value-type="string" calcext:value-type="string">
            <text:p>csúcs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72607612609863" calcext:value-type="float">
            <text:p>6.72607612609863</text:p>
          </table:table-cell>
          <table:table-cell office:value-type="float" office:value="969.541320800781" calcext:value-type="float">
            <text:p>969.541320800781</text:p>
          </table:table-cell>
          <table:table-cell office:value-type="float" office:value="1404.01879882813" calcext:value-type="float">
            <text:p>1404.0187988281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8275.5947265625" calcext:value-type="float">
            <text:p>8275.5947265625</text:p>
          </table:table-cell>
          <table:table-cell office:value-type="float" office:value="17735.85546875" calcext:value-type="float">
            <text:p>17735.85546875</text:p>
          </table:table-cell>
          <table:table-cell office:value-type="float" office:value="4731.203125" calcext:value-type="float">
            <text:p>4731.203125</text:p>
          </table:table-cell>
          <table:table-cell/>
          <table:table-cell office:value-type="string" calcext:value-type="string">
            <text:p>él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72607612609863" calcext:value-type="float">
            <text:p>6.72607612609863</text:p>
          </table:table-cell>
          <table:table-cell office:value-type="float" office:value="798.435546875" calcext:value-type="float">
            <text:p>798.435546875</text:p>
          </table:table-cell>
          <table:table-cell office:value-type="float" office:value="1161.26037597656" calcext:value-type="float">
            <text:p>1161.26037597656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8275.5947265625" calcext:value-type="float">
            <text:p>8275.5947265625</text:p>
          </table:table-cell>
          <table:table-cell office:value-type="float" office:value="17536.712890625" calcext:value-type="float">
            <text:p>17536.712890625</text:p>
          </table:table-cell>
          <table:table-cell office:value-type="float" office:value="4418.546875" calcext:value-type="float">
            <text:p>4418.546875</text:p>
          </table:table-cell>
          <table:table-cell/>
          <table:table-cell office:value-type="string" calcext:value-type="string">
            <text:p>tartalmazás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8275.5947265625" calcext:value-type="float">
            <text:p>8275.5947265625</text:p>
          </table:table-cell>
          <table:table-cell office:value-type="float" office:value="16944.15234375" calcext:value-type="float">
            <text:p>16944.15234375</text:p>
          </table:table-cell>
          <table:table-cell office:value-type="float" office:value="4314.77880859375" calcext:value-type="float">
            <text:p>4314.77880859375</text:p>
          </table:table-cell>
          <table:table-cell/>
          <table:table-cell office:value-type="string" calcext:value-type="string">
            <text:p>populáció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8275.5947265625" calcext:value-type="float">
            <text:p>8275.5947265625</text:p>
          </table:table-cell>
          <table:table-cell office:value-type="float" office:value="17049.98828125" calcext:value-type="float">
            <text:p>17049.98828125</text:p>
          </table:table-cell>
          <table:table-cell office:value-type="float" office:value="4877.07470703125" calcext:value-type="float">
            <text:p>4877.07470703125</text:p>
          </table:table-cell>
          <table:table-cell/>
          <table:table-cell office:value-type="string" calcext:value-type="string">
            <text:p>initializer</text:p>
          </table:table-cell>
          <table:table-cell office:value-type="string" calcext:value-type="string">
            <text:p>random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4.526428222656" calcext:value-type="float">
            <text:p>654.526428222656</text:p>
          </table:table-cell>
          <table:table-cell office:value-type="float" office:value="5366.939453125" calcext:value-type="float">
            <text:p>5366.939453125</text:p>
          </table:table-cell>
          <table:table-cell office:value-type="float" office:value="1295.86743164063" calcext:value-type="float">
            <text:p>1295.86743164063</text:p>
          </table:table-cell>
          <table:table-cell/>
          <table:table-cell office:value-type="string" calcext:value-type="string">
            <text:p>csúcs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8275.5947265625" calcext:value-type="float">
            <text:p>8275.5947265625</text:p>
          </table:table-cell>
          <table:table-cell office:value-type="float" office:value="16087.22265625" calcext:value-type="float">
            <text:p>16087.22265625</text:p>
          </table:table-cell>
          <table:table-cell office:value-type="float" office:value="4416.45166015625" calcext:value-type="float">
            <text:p>4416.45166015625</text:p>
          </table:table-cell>
          <table:table-cell/>
          <table:table-cell office:value-type="string" calcext:value-type="string">
            <text:p>algoritmus</text:p>
          </table:table-cell>
          <table:table-cell office:value-type="string" calcext:value-type="string">
            <text:p>multirow ga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rmal(0,3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4.526428222656" calcext:value-type="float">
            <text:p>654.526428222656</text:p>
          </table:table-cell>
          <table:table-cell office:value-type="float" office:value="5053.42333984375" calcext:value-type="float">
            <text:p>5053.42333984375</text:p>
          </table:table-cell>
          <table:table-cell office:value-type="float" office:value="1515.78259277344" calcext:value-type="float">
            <text:p>1515.78259277344</text:p>
          </table:table-cell>
          <table:table-cell/>
          <table:table-cell office:value-type="string" calcext:value-type="string">
            <text:p>él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8275.5947265625" calcext:value-type="float">
            <text:p>8275.5947265625</text:p>
          </table:table-cell>
          <table:table-cell office:value-type="float" office:value="15924.8154296875" calcext:value-type="float">
            <text:p>15924.8154296875</text:p>
          </table:table-cell>
          <table:table-cell office:value-type="float" office:value="4438.29150390625" calcext:value-type="float">
            <text:p>4438.2915039062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4.526428222656" calcext:value-type="float">
            <text:p>654.526428222656</text:p>
          </table:table-cell>
          <table:table-cell office:value-type="float" office:value="4554.96728515625" calcext:value-type="float">
            <text:p>4554.96728515625</text:p>
          </table:table-cell>
          <table:table-cell office:value-type="float" office:value="1577.99963378906" calcext:value-type="float">
            <text:p>1577.99963378906</text:p>
          </table:table-cell>
          <table:table-cell/>
          <table:table-cell office:value-type="string" calcext:value-type="string">
            <text:p>tartalmazás</text:p>
          </table:table-cell>
          <table:table-cell office:value-type="float" office:value="0.05" calcext:value-type="float">
            <text:p>0.0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8275.580078125" calcext:value-type="float">
            <text:p>8275.580078125</text:p>
          </table:table-cell>
          <table:table-cell office:value-type="float" office:value="15725.36328125" calcext:value-type="float">
            <text:p>15725.36328125</text:p>
          </table:table-cell>
          <table:table-cell office:value-type="float" office:value="4819.57568359375" calcext:value-type="float">
            <text:p>4819.57568359375</text:p>
          </table:table-cell>
          <table:table-cell/>
          <table:table-cell office:value-type="string" calcext:value-type="string">
            <text:p>runtime</text:p>
          </table:table-cell>
          <table:table-cell table:style-name="ce1" office:value-type="time" office:time-value="PT00H20M22.194951S" calcext:value-type="time">
            <text:p>00:20:22.1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5.437133789063" calcext:value-type="float">
            <text:p>475.437133789063</text:p>
          </table:table-cell>
          <table:table-cell office:value-type="float" office:value="4006.94848632813" calcext:value-type="float">
            <text:p>4006.94848632813</text:p>
          </table:table-cell>
          <table:table-cell office:value-type="float" office:value="1730.37927246094" calcext:value-type="float">
            <text:p>1730.37927246094</text:p>
          </table:table-cell>
          <table:table-cell/>
          <table:table-cell office:value-type="string" calcext:value-type="string">
            <text:p>populáció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6236.369140625" calcext:value-type="float">
            <text:p>6236.369140625</text:p>
          </table:table-cell>
          <table:table-cell office:value-type="float" office:value="15345.9375" calcext:value-type="float">
            <text:p>15345.9375</text:p>
          </table:table-cell>
          <table:table-cell office:value-type="float" office:value="4614.32958984375" calcext:value-type="float">
            <text:p>4614.32958984375</text:p>
          </table:table-cell>
          <table:table-cell/>
          <table:table-cell office:value-type="string" calcext:value-type="string">
            <text:p>summary</text:p>
          </table:table-cell>
          <table:table-cell office:value-type="float" office:value="118.603714" calcext:value-type="float">
            <text:p>118.60371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1.351287841797" calcext:value-type="float">
            <text:p>341.351287841797</text:p>
          </table:table-cell>
          <table:table-cell office:value-type="float" office:value="3649.88500976562" calcext:value-type="float">
            <text:p>3649.88500976562</text:p>
          </table:table-cell>
          <table:table-cell office:value-type="float" office:value="1849.63684082031" calcext:value-type="float">
            <text:p>1849.63684082031</text:p>
          </table:table-cell>
          <table:table-cell/>
          <table:table-cell office:value-type="string" calcext:value-type="string">
            <text:p>initializer</text:p>
          </table:table-cell>
          <table:table-cell office:value-type="string" calcext:value-type="string">
            <text:p>random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6236.369140625" calcext:value-type="float">
            <text:p>6236.369140625</text:p>
          </table:table-cell>
          <table:table-cell office:value-type="float" office:value="15388.818359375" calcext:value-type="float">
            <text:p>15388.818359375</text:p>
          </table:table-cell>
          <table:table-cell office:value-type="float" office:value="4854.29296875" calcext:value-type="float">
            <text:p>4854.2929687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3.667007446289" calcext:value-type="float">
            <text:p>173.667007446289</text:p>
          </table:table-cell>
          <table:table-cell office:value-type="float" office:value="3263.15747070312" calcext:value-type="float">
            <text:p>3263.15747070312</text:p>
          </table:table-cell>
          <table:table-cell office:value-type="float" office:value="1899.04211425781" calcext:value-type="float">
            <text:p>1899.04211425781</text:p>
          </table:table-cell>
          <table:table-cell/>
          <table:table-cell office:value-type="string" calcext:value-type="string">
            <text:p>algoritmus</text:p>
          </table:table-cell>
          <table:table-cell office:value-type="string" calcext:value-type="string">
            <text:p>edgewise ga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rmal(0,3)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236.369140625" calcext:value-type="float">
            <text:p>6236.369140625</text:p>
          </table:table-cell>
          <table:table-cell office:value-type="float" office:value="15621.83984375" calcext:value-type="float">
            <text:p>15621.83984375</text:p>
          </table:table-cell>
          <table:table-cell office:value-type="float" office:value="5157.30810546875" calcext:value-type="float">
            <text:p>5157.30810546875</text:p>
          </table:table-cell>
          <table:table-cell/>
          <table:table-cell office:value-type="string" calcext:value-type="string">
            <text:p>falsely_contained_node_num: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3.667007446289" calcext:value-type="float">
            <text:p>173.667007446289</text:p>
          </table:table-cell>
          <table:table-cell office:value-type="float" office:value="3110.95556640625" calcext:value-type="float">
            <text:p>3110.95556640625</text:p>
          </table:table-cell>
          <table:table-cell office:value-type="float" office:value="2092.9501953125" calcext:value-type="float">
            <text:p>2092.9501953125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6236.369140625" calcext:value-type="float">
            <text:p>6236.369140625</text:p>
          </table:table-cell>
          <table:table-cell office:value-type="float" office:value="15412.916015625" calcext:value-type="float">
            <text:p>15412.916015625</text:p>
          </table:table-cell>
          <table:table-cell office:value-type="float" office:value="4657.5234375" calcext:value-type="float">
            <text:p>4657.5234375</text:p>
          </table:table-cell>
          <table:table-cell/>
          <table:table-cell office:value-type="string" calcext:value-type="string">
            <text:p>missing_node_num: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3.667007446289" calcext:value-type="float">
            <text:p>173.667007446289</text:p>
          </table:table-cell>
          <table:table-cell office:value-type="float" office:value="2920.2099609375" calcext:value-type="float">
            <text:p>2920.2099609375</text:p>
          </table:table-cell>
          <table:table-cell office:value-type="float" office:value="1816.18933105469" calcext:value-type="float">
            <text:p>1816.18933105469</text:p>
          </table:table-cell>
          <table:table-cell/>
          <table:table-cell office:value-type="string" calcext:value-type="string">
            <text:p>runtime</text:p>
          </table:table-cell>
          <table:table-cell table:style-name="ce1" office:value-type="time" office:time-value="PT00H05M56.363314S" calcext:value-type="time">
            <text:p>00:05:56.36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6236.369140625" calcext:value-type="float">
            <text:p>6236.369140625</text:p>
          </table:table-cell>
          <table:table-cell office:value-type="float" office:value="13434.6240234375" calcext:value-type="float">
            <text:p>13434.6240234375</text:p>
          </table:table-cell>
          <table:table-cell office:value-type="float" office:value="4240.70849609375" calcext:value-type="float">
            <text:p>4240.70849609375</text:p>
          </table:table-cell>
          <table:table-cell/>
          <table:table-cell office:value-type="string" calcext:value-type="string">
            <text:p>intersection_num: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6.994728088379" calcext:value-type="float">
            <text:p>106.994728088379</text:p>
          </table:table-cell>
          <table:table-cell office:value-type="float" office:value="2308.00024414062" calcext:value-type="float">
            <text:p>2308.00024414062</text:p>
          </table:table-cell>
          <table:table-cell office:value-type="float" office:value="1952.14477539063" calcext:value-type="float">
            <text:p>1952.14477539063</text:p>
          </table:table-cell>
          <table:table-cell/>
          <table:table-cell office:value-type="string" calcext:value-type="string">
            <text:p>summary</text:p>
          </table:table-cell>
          <table:table-cell office:value-type="float" office:value="28.637447" calcext:value-type="float">
            <text:p>28.637447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5236.259765625" calcext:value-type="float">
            <text:p>5236.259765625</text:p>
          </table:table-cell>
          <table:table-cell office:value-type="float" office:value="12868.357421875" calcext:value-type="float">
            <text:p>12868.357421875</text:p>
          </table:table-cell>
          <table:table-cell office:value-type="float" office:value="4461.1416015625" calcext:value-type="float">
            <text:p>4461.1416015625</text:p>
          </table:table-cell>
          <table:table-cell/>
          <table:table-cell office:value-type="string" calcext:value-type="string">
            <text:p>invalid_intersection_num: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.990242004395" calcext:value-type="float">
            <text:p>106.990242004395</text:p>
          </table:table-cell>
          <table:table-cell office:value-type="float" office:value="2589.01318359375" calcext:value-type="float">
            <text:p>2589.01318359375</text:p>
          </table:table-cell>
          <table:table-cell office:value-type="float" office:value="2186.91943359375" calcext:value-type="float">
            <text:p>2186.91943359375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4236.20263671875" calcext:value-type="float">
            <text:p>4236.20263671875</text:p>
          </table:table-cell>
          <table:table-cell office:value-type="float" office:value="12452.9765625" calcext:value-type="float">
            <text:p>12452.9765625</text:p>
          </table:table-cell>
          <table:table-cell office:value-type="float" office:value="4229.658203125" calcext:value-type="float">
            <text:p>4229.658203125</text:p>
          </table:table-cell>
          <table:table-cell/>
          <table:table-cell office:value-type="string" calcext:value-type="string">
            <text:p>closer_than_min_distance_num: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6.990242004395" calcext:value-type="float">
            <text:p>106.990242004395</text:p>
          </table:table-cell>
          <table:table-cell office:value-type="float" office:value="2156.31372070312" calcext:value-type="float">
            <text:p>2156.31372070312</text:p>
          </table:table-cell>
          <table:table-cell office:value-type="float" office:value="2074.75366210938" calcext:value-type="float">
            <text:p>2074.75366210938</text:p>
          </table:table-cell>
          <table:table-cell/>
          <table:table-cell office:value-type="string" calcext:value-type="string">
            <text:p>falsely_contained_node_num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4236.19091796875" calcext:value-type="float">
            <text:p>4236.19091796875</text:p>
          </table:table-cell>
          <table:table-cell office:value-type="float" office:value="12541.986328125" calcext:value-type="float">
            <text:p>12541.986328125</text:p>
          </table:table-cell>
          <table:table-cell office:value-type="float" office:value="4599.38330078125" calcext:value-type="float">
            <text:p>4599.38330078125</text:p>
          </table:table-cell>
          <table:table-cell/>
          <table:table-cell office:value-type="string" calcext:value-type="string">
            <text:p>segment_num: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.8371753692627" calcext:value-type="float">
            <text:p>28.8371753692627</text:p>
          </table:table-cell>
          <table:table-cell office:value-type="float" office:value="2006.87438964844" calcext:value-type="float">
            <text:p>2006.87438964844</text:p>
          </table:table-cell>
          <table:table-cell office:value-type="float" office:value="2074.44360351562" calcext:value-type="float">
            <text:p>2074.44360351562</text:p>
          </table:table-cell>
          <table:table-cell/>
          <table:table-cell office:value-type="string" calcext:value-type="string">
            <text:p>missing_node_num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4236.19091796875" calcext:value-type="float">
            <text:p>4236.19091796875</text:p>
          </table:table-cell>
          <table:table-cell office:value-type="float" office:value="12678.77734375" calcext:value-type="float">
            <text:p>12678.77734375</text:p>
          </table:table-cell>
          <table:table-cell office:value-type="float" office:value="4845.81396484375" calcext:value-type="float">
            <text:p>4845.81396484375</text:p>
          </table:table-cell>
          <table:table-cell/>
          <table:table-cell office:value-type="string" calcext:value-type="string">
            <text:p>single_node_segment_num: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.8335189819336" calcext:value-type="float">
            <text:p>28.8335189819336</text:p>
          </table:table-cell>
          <table:table-cell office:value-type="float" office:value="1573.76684570313" calcext:value-type="float">
            <text:p>1573.76684570313</text:p>
          </table:table-cell>
          <table:table-cell office:value-type="float" office:value="1857.34191894531" calcext:value-type="float">
            <text:p>1857.34191894531</text:p>
          </table:table-cell>
          <table:table-cell/>
          <table:table-cell office:value-type="string" calcext:value-type="string">
            <text:p>intersection_num: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4236.19091796875" calcext:value-type="float">
            <text:p>4236.19091796875</text:p>
          </table:table-cell>
          <table:table-cell office:value-type="float" office:value="12499.1123046875" calcext:value-type="float">
            <text:p>12499.1123046875</text:p>
          </table:table-cell>
          <table:table-cell office:value-type="float" office:value="5385.74462890625" calcext:value-type="float">
            <text:p>5385.7446289062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.8335189819336" calcext:value-type="float">
            <text:p>28.8335189819336</text:p>
          </table:table-cell>
          <table:table-cell office:value-type="float" office:value="1249.58813476563" calcext:value-type="float">
            <text:p>1249.58813476563</text:p>
          </table:table-cell>
          <table:table-cell office:value-type="float" office:value="1747.47106933594" calcext:value-type="float">
            <text:p>1747.47106933594</text:p>
          </table:table-cell>
          <table:table-cell/>
          <table:table-cell office:value-type="string" calcext:value-type="string">
            <text:p>invalid_intersection_num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4236.19091796875" calcext:value-type="float">
            <text:p>4236.19091796875</text:p>
          </table:table-cell>
          <table:table-cell office:value-type="float" office:value="11361.3740234375" calcext:value-type="float">
            <text:p>11361.3740234375</text:p>
          </table:table-cell>
          <table:table-cell office:value-type="float" office:value="4755.73876953125" calcext:value-type="float">
            <text:p>4755.7387695312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.796407699585" calcext:value-type="float">
            <text:p>28.796407699585</text:p>
          </table:table-cell>
          <table:table-cell office:value-type="float" office:value="1000.08288574219" calcext:value-type="float">
            <text:p>1000.08288574219</text:p>
          </table:table-cell>
          <table:table-cell office:value-type="float" office:value="1652.99609375" calcext:value-type="float">
            <text:p>1652.99609375</text:p>
          </table:table-cell>
          <table:table-cell/>
          <table:table-cell office:value-type="string" calcext:value-type="string">
            <text:p>closer_than_min_distance_num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4236.19091796875" calcext:value-type="float">
            <text:p>4236.19091796875</text:p>
          </table:table-cell>
          <table:table-cell office:value-type="float" office:value="11147.138671875" calcext:value-type="float">
            <text:p>11147.138671875</text:p>
          </table:table-cell>
          <table:table-cell office:value-type="float" office:value="4534.33740234375" calcext:value-type="float">
            <text:p>4534.3374023437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7765388488769" calcext:value-type="float">
            <text:p>28.7765388488769</text:p>
          </table:table-cell>
          <table:table-cell office:value-type="float" office:value="943.11474609375" calcext:value-type="float">
            <text:p>943.11474609375</text:p>
          </table:table-cell>
          <table:table-cell office:value-type="float" office:value="1535.98999023438" calcext:value-type="float">
            <text:p>1535.98999023438</text:p>
          </table:table-cell>
          <table:table-cell/>
          <table:table-cell office:value-type="string" calcext:value-type="string">
            <text:p>segment_num: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4197.125" calcext:value-type="float">
            <text:p>4197.125</text:p>
          </table:table-cell>
          <table:table-cell office:value-type="float" office:value="10759.5458984375" calcext:value-type="float">
            <text:p>10759.5458984375</text:p>
          </table:table-cell>
          <table:table-cell office:value-type="float" office:value="4597.29833984375" calcext:value-type="float">
            <text:p>4597.2983398437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7763843536377" calcext:value-type="float">
            <text:p>28.7763843536377</text:p>
          </table:table-cell>
          <table:table-cell office:value-type="float" office:value="478.728942871094" calcext:value-type="float">
            <text:p>478.728942871094</text:p>
          </table:table-cell>
          <table:table-cell office:value-type="float" office:value="811.872253417969" calcext:value-type="float">
            <text:p>811.872253417969</text:p>
          </table:table-cell>
          <table:table-cell/>
          <table:table-cell office:value-type="string" calcext:value-type="string">
            <text:p>single_node_segment_num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2196.953125" calcext:value-type="float">
            <text:p>2196.953125</text:p>
          </table:table-cell>
          <table:table-cell office:value-type="float" office:value="9921.5703125" calcext:value-type="float">
            <text:p>9921.5703125</text:p>
          </table:table-cell>
          <table:table-cell office:value-type="float" office:value="5095.12158203125" calcext:value-type="float">
            <text:p>5095.1215820312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7763843536377" calcext:value-type="float">
            <text:p>28.7763843536377</text:p>
          </table:table-cell>
          <table:table-cell office:value-type="float" office:value="429.446807861328" calcext:value-type="float">
            <text:p>429.446807861328</text:p>
          </table:table-cell>
          <table:table-cell office:value-type="float" office:value="713.854431152344" calcext:value-type="float">
            <text:p>713.854431152344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office:value-type="float" office:value="2157.9033203125" calcext:value-type="float">
            <text:p>2157.9033203125</text:p>
          </table:table-cell>
          <table:table-cell office:value-type="float" office:value="9071.421875" calcext:value-type="float">
            <text:p>9071.421875</text:p>
          </table:table-cell>
          <table:table-cell office:value-type="float" office:value="4922.90380859375" calcext:value-type="float">
            <text:p>4922.9038085937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.7645893096924" calcext:value-type="float">
            <text:p>28.7645893096924</text:p>
          </table:table-cell>
          <table:table-cell office:value-type="float" office:value="535.4423828125" calcext:value-type="float">
            <text:p>535.4423828125</text:p>
          </table:table-cell>
          <table:table-cell office:value-type="float" office:value="985.647033691406" calcext:value-type="float">
            <text:p>985.647033691406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office:value-type="float" office:value="2157.9033203125" calcext:value-type="float">
            <text:p>2157.9033203125</text:p>
          </table:table-cell>
          <table:table-cell office:value-type="float" office:value="8451.93359375" calcext:value-type="float">
            <text:p>8451.93359375</text:p>
          </table:table-cell>
          <table:table-cell office:value-type="float" office:value="4211.68359375" calcext:value-type="float">
            <text:p>4211.6835937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7645893096924" calcext:value-type="float">
            <text:p>28.7645893096924</text:p>
          </table:table-cell>
          <table:table-cell office:value-type="float" office:value="570.599426269531" calcext:value-type="float">
            <text:p>570.599426269531</text:p>
          </table:table-cell>
          <table:table-cell office:value-type="float" office:value="1283.79858398438" calcext:value-type="float">
            <text:p>1283.79858398438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2157.9033203125" calcext:value-type="float">
            <text:p>2157.9033203125</text:p>
          </table:table-cell>
          <table:table-cell office:value-type="float" office:value="8252.396484375" calcext:value-type="float">
            <text:p>8252.396484375</text:p>
          </table:table-cell>
          <table:table-cell office:value-type="float" office:value="5202.84326171875" calcext:value-type="float">
            <text:p>5202.8432617187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7645893096924" calcext:value-type="float">
            <text:p>28.7645893096924</text:p>
          </table:table-cell>
          <table:table-cell office:value-type="float" office:value="423.195404052734" calcext:value-type="float">
            <text:p>423.195404052734</text:p>
          </table:table-cell>
          <table:table-cell office:value-type="float" office:value="902.594970703125" calcext:value-type="float">
            <text:p>902.594970703125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office:value-type="float" office:value="2157.9033203125" calcext:value-type="float">
            <text:p>2157.9033203125</text:p>
          </table:table-cell>
          <table:table-cell office:value-type="float" office:value="7251.33056640625" calcext:value-type="float">
            <text:p>7251.33056640625</text:p>
          </table:table-cell>
          <table:table-cell office:value-type="float" office:value="4122.20068359375" calcext:value-type="float">
            <text:p>4122.2006835937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.7563991546631" calcext:value-type="float">
            <text:p>28.7563991546631</text:p>
          </table:table-cell>
          <table:table-cell office:value-type="float" office:value="449.019348144531" calcext:value-type="float">
            <text:p>449.019348144531</text:p>
          </table:table-cell>
          <table:table-cell office:value-type="float" office:value="1150.46105957031" calcext:value-type="float">
            <text:p>1150.46105957031</text:p>
          </table:table-cell>
          <table:table-cell table:number-columns-repeated="9"/>
          <table:table-cell office:value-type="float" office:value="27" calcext:value-type="float">
            <text:p>27</text:p>
          </table:table-cell>
          <table:table-cell office:value-type="float" office:value="2157.9033203125" calcext:value-type="float">
            <text:p>2157.9033203125</text:p>
          </table:table-cell>
          <table:table-cell office:value-type="float" office:value="6523.44140625" calcext:value-type="float">
            <text:p>6523.44140625</text:p>
          </table:table-cell>
          <table:table-cell office:value-type="float" office:value="4025.96923828125" calcext:value-type="float">
            <text:p>4025.96923828125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.7563991546631" calcext:value-type="float">
            <text:p>28.7563991546631</text:p>
          </table:table-cell>
          <table:table-cell office:value-type="float" office:value="206.278991699219" calcext:value-type="float">
            <text:p>206.278991699219</text:p>
          </table:table-cell>
          <table:table-cell office:value-type="float" office:value="434.210571289063" calcext:value-type="float">
            <text:p>434.210571289063</text:p>
          </table:table-cell>
          <table:table-cell table:number-columns-repeated="9"/>
          <table:table-cell office:value-type="float" office:value="28" calcext:value-type="float">
            <text:p>28</text:p>
          </table:table-cell>
          <table:table-cell office:value-type="float" office:value="1196.87182617188" calcext:value-type="float">
            <text:p>1196.87182617188</text:p>
          </table:table-cell>
          <table:table-cell office:value-type="float" office:value="5604.19189453125" calcext:value-type="float">
            <text:p>5604.19189453125</text:p>
          </table:table-cell>
          <table:table-cell office:value-type="float" office:value="4174.8720703125" calcext:value-type="float">
            <text:p>4174.872070312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.7547264099121" calcext:value-type="float">
            <text:p>28.7547264099121</text:p>
          </table:table-cell>
          <table:table-cell office:value-type="float" office:value="398.361236572266" calcext:value-type="float">
            <text:p>398.361236572266</text:p>
          </table:table-cell>
          <table:table-cell office:value-type="float" office:value="1101.95910644531" calcext:value-type="float">
            <text:p>1101.95910644531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office:value-type="float" office:value="1196.87182617188" calcext:value-type="float">
            <text:p>1196.87182617188</text:p>
          </table:table-cell>
          <table:table-cell office:value-type="float" office:value="4850.75390625" calcext:value-type="float">
            <text:p>4850.75390625</text:p>
          </table:table-cell>
          <table:table-cell office:value-type="float" office:value="3671.908203125" calcext:value-type="float">
            <text:p>3671.9082031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.7503776550293" calcext:value-type="float">
            <text:p>28.7503776550293</text:p>
          </table:table-cell>
          <table:table-cell office:value-type="float" office:value="344.687957763672" calcext:value-type="float">
            <text:p>344.687957763672</text:p>
          </table:table-cell>
          <table:table-cell office:value-type="float" office:value="1112.15417480469" calcext:value-type="float">
            <text:p>1112.15417480469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1196.87182617188" calcext:value-type="float">
            <text:p>1196.87182617188</text:p>
          </table:table-cell>
          <table:table-cell office:value-type="float" office:value="4632" calcext:value-type="float">
            <text:p>4632</text:p>
          </table:table-cell>
          <table:table-cell office:value-type="float" office:value="3761.81494140625" calcext:value-type="float">
            <text:p>3761.814941406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.74977684021" calcext:value-type="float">
            <text:p>28.74977684021</text:p>
          </table:table-cell>
          <table:table-cell office:value-type="float" office:value="416.071136474609" calcext:value-type="float">
            <text:p>416.071136474609</text:p>
          </table:table-cell>
          <table:table-cell office:value-type="float" office:value="1201.81506347656" calcext:value-type="float">
            <text:p>1201.81506347656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office:value-type="float" office:value="1196.87182617188" calcext:value-type="float">
            <text:p>1196.87182617188</text:p>
          </table:table-cell>
          <table:table-cell office:value-type="float" office:value="4574.8251953125" calcext:value-type="float">
            <text:p>4574.8251953125</text:p>
          </table:table-cell>
          <table:table-cell office:value-type="float" office:value="3638.48461914062" calcext:value-type="float">
            <text:p>3638.4846191406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.746696472168" calcext:value-type="float">
            <text:p>28.746696472168</text:p>
          </table:table-cell>
          <table:table-cell office:value-type="float" office:value="366.139068603516" calcext:value-type="float">
            <text:p>366.139068603516</text:p>
          </table:table-cell>
          <table:table-cell office:value-type="float" office:value="804.20751953125" calcext:value-type="float">
            <text:p>804.20751953125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office:value-type="float" office:value="1196.87182617188" calcext:value-type="float">
            <text:p>1196.87182617188</text:p>
          </table:table-cell>
          <table:table-cell office:value-type="float" office:value="4837.7197265625" calcext:value-type="float">
            <text:p>4837.7197265625</text:p>
          </table:table-cell>
          <table:table-cell office:value-type="float" office:value="4754.98779296875" calcext:value-type="float">
            <text:p>4754.98779296875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.7424736022949" calcext:value-type="float">
            <text:p>28.7424736022949</text:p>
          </table:table-cell>
          <table:table-cell office:value-type="float" office:value="355.310150146484" calcext:value-type="float">
            <text:p>355.310150146484</text:p>
          </table:table-cell>
          <table:table-cell office:value-type="float" office:value="1152.24389648438" calcext:value-type="float">
            <text:p>1152.24389648438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office:value-type="float" office:value="1196.86791992188" calcext:value-type="float">
            <text:p>1196.86791992188</text:p>
          </table:table-cell>
          <table:table-cell office:value-type="float" office:value="4335.021484375" calcext:value-type="float">
            <text:p>4335.021484375</text:p>
          </table:table-cell>
          <table:table-cell office:value-type="float" office:value="4764.86767578125" calcext:value-type="float">
            <text:p>4764.86767578125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.7415027618408" calcext:value-type="float">
            <text:p>28.7415027618408</text:p>
          </table:table-cell>
          <table:table-cell office:value-type="float" office:value="359.721984863281" calcext:value-type="float">
            <text:p>359.721984863281</text:p>
          </table:table-cell>
          <table:table-cell office:value-type="float" office:value="1056.53149414063" calcext:value-type="float">
            <text:p>1056.53149414063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office:value-type="float" office:value="1157.8154296875" calcext:value-type="float">
            <text:p>1157.8154296875</text:p>
          </table:table-cell>
          <table:table-cell office:value-type="float" office:value="3856.46557617188" calcext:value-type="float">
            <text:p>3856.46557617188</text:p>
          </table:table-cell>
          <table:table-cell office:value-type="float" office:value="4451.470703125" calcext:value-type="float">
            <text:p>4451.47070312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.7395401000977" calcext:value-type="float">
            <text:p>28.7395401000977</text:p>
          </table:table-cell>
          <table:table-cell office:value-type="float" office:value="247.008438110352" calcext:value-type="float">
            <text:p>247.008438110352</text:p>
          </table:table-cell>
          <table:table-cell office:value-type="float" office:value="733.044311523438" calcext:value-type="float">
            <text:p>733.044311523438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office:value-type="float" office:value="1118.79431152344" calcext:value-type="float">
            <text:p>1118.79431152344</text:p>
          </table:table-cell>
          <table:table-cell office:value-type="float" office:value="3957.958984375" calcext:value-type="float">
            <text:p>3957.958984375</text:p>
          </table:table-cell>
          <table:table-cell office:value-type="float" office:value="5267.82666015625" calcext:value-type="float">
            <text:p>5267.82666015625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.7372150421143" calcext:value-type="float">
            <text:p>28.7372150421143</text:p>
          </table:table-cell>
          <table:table-cell office:value-type="float" office:value="242.879684448242" calcext:value-type="float">
            <text:p>242.879684448242</text:p>
          </table:table-cell>
          <table:table-cell office:value-type="float" office:value="719.422302246094" calcext:value-type="float">
            <text:p>719.422302246094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office:value-type="float" office:value="1118.79431152344" calcext:value-type="float">
            <text:p>1118.79431152344</text:p>
          </table:table-cell>
          <table:table-cell office:value-type="float" office:value="2850.4013671875" calcext:value-type="float">
            <text:p>2850.4013671875</text:p>
          </table:table-cell>
          <table:table-cell office:value-type="float" office:value="3457.48901367187" calcext:value-type="float">
            <text:p>3457.48901367187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.7348899841309" calcext:value-type="float">
            <text:p>28.7348899841309</text:p>
          </table:table-cell>
          <table:table-cell office:value-type="float" office:value="427.540557861328" calcext:value-type="float">
            <text:p>427.540557861328</text:p>
          </table:table-cell>
          <table:table-cell office:value-type="float" office:value="1200.9755859375" calcext:value-type="float">
            <text:p>1200.9755859375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1118.79431152344" calcext:value-type="float">
            <text:p>1118.79431152344</text:p>
          </table:table-cell>
          <table:table-cell office:value-type="float" office:value="3164.5986328125" calcext:value-type="float">
            <text:p>3164.5986328125</text:p>
          </table:table-cell>
          <table:table-cell office:value-type="float" office:value="4282.677734375" calcext:value-type="float">
            <text:p>4282.677734375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.7326755523682" calcext:value-type="float">
            <text:p>28.7326755523682</text:p>
          </table:table-cell>
          <table:table-cell office:value-type="float" office:value="222.981018066406" calcext:value-type="float">
            <text:p>222.981018066406</text:p>
          </table:table-cell>
          <table:table-cell office:value-type="float" office:value="902.863037109375" calcext:value-type="float">
            <text:p>902.863037109375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office:value-type="float" office:value="1118.79431152344" calcext:value-type="float">
            <text:p>1118.79431152344</text:p>
          </table:table-cell>
          <table:table-cell office:value-type="float" office:value="4847.08154296875" calcext:value-type="float">
            <text:p>4847.08154296875</text:p>
          </table:table-cell>
          <table:table-cell office:value-type="float" office:value="6452.11474609375" calcext:value-type="float">
            <text:p>6452.1147460937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.7313480377197" calcext:value-type="float">
            <text:p>28.7313480377197</text:p>
          </table:table-cell>
          <table:table-cell office:value-type="float" office:value="332.049560546875" calcext:value-type="float">
            <text:p>332.049560546875</text:p>
          </table:table-cell>
          <table:table-cell office:value-type="float" office:value="988.899597167969" calcext:value-type="float">
            <text:p>988.899597167969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office:value-type="float" office:value="1118.77795410156" calcext:value-type="float">
            <text:p>1118.77795410156</text:p>
          </table:table-cell>
          <table:table-cell office:value-type="float" office:value="4188.23779296875" calcext:value-type="float">
            <text:p>4188.23779296875</text:p>
          </table:table-cell>
          <table:table-cell office:value-type="float" office:value="5780.943359375" calcext:value-type="float">
            <text:p>5780.943359375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.7298831939697" calcext:value-type="float">
            <text:p>28.7298831939697</text:p>
          </table:table-cell>
          <table:table-cell office:value-type="float" office:value="424.954711914063" calcext:value-type="float">
            <text:p>424.954711914063</text:p>
          </table:table-cell>
          <table:table-cell office:value-type="float" office:value="1312.93090820313" calcext:value-type="float">
            <text:p>1312.93090820313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1118.77795410156" calcext:value-type="float">
            <text:p>1118.77795410156</text:p>
          </table:table-cell>
          <table:table-cell office:value-type="float" office:value="4571.2421875" calcext:value-type="float">
            <text:p>4571.2421875</text:p>
          </table:table-cell>
          <table:table-cell office:value-type="float" office:value="6581.43212890625" calcext:value-type="float">
            <text:p>6581.4321289062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.7266902923584" calcext:value-type="float">
            <text:p>28.7266902923584</text:p>
          </table:table-cell>
          <table:table-cell office:value-type="float" office:value="141.237594604492" calcext:value-type="float">
            <text:p>141.237594604492</text:p>
          </table:table-cell>
          <table:table-cell office:value-type="float" office:value="602.035461425781" calcext:value-type="float">
            <text:p>602.035461425781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 office:value-type="float" office:value="1118.77795410156" calcext:value-type="float">
            <text:p>1118.77795410156</text:p>
          </table:table-cell>
          <table:table-cell office:value-type="float" office:value="3098.25756835937" calcext:value-type="float">
            <text:p>3098.25756835937</text:p>
          </table:table-cell>
          <table:table-cell office:value-type="float" office:value="4738.24462890625" calcext:value-type="float">
            <text:p>4738.24462890625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.7234878540039" calcext:value-type="float">
            <text:p>28.7234878540039</text:p>
          </table:table-cell>
          <table:table-cell office:value-type="float" office:value="336.673278808594" calcext:value-type="float">
            <text:p>336.673278808594</text:p>
          </table:table-cell>
          <table:table-cell office:value-type="float" office:value="997.724548339844" calcext:value-type="float">
            <text:p>997.724548339844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office:value-type="float" office:value="1118.77795410156" calcext:value-type="float">
            <text:p>1118.77795410156</text:p>
          </table:table-cell>
          <table:table-cell office:value-type="float" office:value="2827.93774414063" calcext:value-type="float">
            <text:p>2827.93774414063</text:p>
          </table:table-cell>
          <table:table-cell office:value-type="float" office:value="4171.82666015625" calcext:value-type="float">
            <text:p>4171.82666015625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.71897315979" calcext:value-type="float">
            <text:p>28.71897315979</text:p>
          </table:table-cell>
          <table:table-cell office:value-type="float" office:value="361.666442871094" calcext:value-type="float">
            <text:p>361.666442871094</text:p>
          </table:table-cell>
          <table:table-cell office:value-type="float" office:value="1089.67272949219" calcext:value-type="float">
            <text:p>1089.67272949219</text:p>
          </table:table-cell>
          <table:table-cell table:number-columns-repeated="9"/>
          <table:table-cell office:value-type="float" office:value="43" calcext:value-type="float">
            <text:p>43</text:p>
          </table:table-cell>
          <table:table-cell office:value-type="float" office:value="1118.77795410156" calcext:value-type="float">
            <text:p>1118.77795410156</text:p>
          </table:table-cell>
          <table:table-cell office:value-type="float" office:value="2944.1181640625" calcext:value-type="float">
            <text:p>2944.1181640625</text:p>
          </table:table-cell>
          <table:table-cell office:value-type="float" office:value="4900.998046875" calcext:value-type="float">
            <text:p>4900.998046875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.7166442871094" calcext:value-type="float">
            <text:p>28.7166442871094</text:p>
          </table:table-cell>
          <table:table-cell office:value-type="float" office:value="300.118743896484" calcext:value-type="float">
            <text:p>300.118743896484</text:p>
          </table:table-cell>
          <table:table-cell office:value-type="float" office:value="1071.24523925781" calcext:value-type="float">
            <text:p>1071.24523925781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office:value-type="float" office:value="1118.77795410156" calcext:value-type="float">
            <text:p>1118.77795410156</text:p>
          </table:table-cell>
          <table:table-cell office:value-type="float" office:value="3313.384765625" calcext:value-type="float">
            <text:p>3313.384765625</text:p>
          </table:table-cell>
          <table:table-cell office:value-type="float" office:value="5014.70654296875" calcext:value-type="float">
            <text:p>5014.7065429687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.7152900695801" calcext:value-type="float">
            <text:p>28.7152900695801</text:p>
          </table:table-cell>
          <table:table-cell office:value-type="float" office:value="282.886810302734" calcext:value-type="float">
            <text:p>282.886810302734</text:p>
          </table:table-cell>
          <table:table-cell office:value-type="float" office:value="886.316650390625" calcext:value-type="float">
            <text:p>886.316650390625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office:value-type="float" office:value="1118.77795410156" calcext:value-type="float">
            <text:p>1118.77795410156</text:p>
          </table:table-cell>
          <table:table-cell office:value-type="float" office:value="2441.99340820313" calcext:value-type="float">
            <text:p>2441.99340820313</text:p>
          </table:table-cell>
          <table:table-cell office:value-type="float" office:value="4036.43603515625" calcext:value-type="float">
            <text:p>4036.43603515625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.7133865356445" calcext:value-type="float">
            <text:p>28.7133865356445</text:p>
          </table:table-cell>
          <table:table-cell office:value-type="float" office:value="237.227630615234" calcext:value-type="float">
            <text:p>237.227630615234</text:p>
          </table:table-cell>
          <table:table-cell office:value-type="float" office:value="848.550659179688" calcext:value-type="float">
            <text:p>848.550659179688</text:p>
          </table:table-cell>
          <table:table-cell table:number-columns-repeated="9"/>
          <table:table-cell office:value-type="float" office:value="46" calcext:value-type="float">
            <text:p>46</text:p>
          </table:table-cell>
          <table:table-cell office:value-type="float" office:value="1118.71447753906" calcext:value-type="float">
            <text:p>1118.71447753906</text:p>
          </table:table-cell>
          <table:table-cell office:value-type="float" office:value="2288.85522460937" calcext:value-type="float">
            <text:p>2288.85522460937</text:p>
          </table:table-cell>
          <table:table-cell office:value-type="float" office:value="3778.33642578125" calcext:value-type="float">
            <text:p>3778.33642578125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.7121276855469" calcext:value-type="float">
            <text:p>28.7121276855469</text:p>
          </table:table-cell>
          <table:table-cell office:value-type="float" office:value="667.545959472656" calcext:value-type="float">
            <text:p>667.545959472656</text:p>
          </table:table-cell>
          <table:table-cell office:value-type="float" office:value="1771.36596679688" calcext:value-type="float">
            <text:p>1771.36596679688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office:value-type="float" office:value="1118.71447753906" calcext:value-type="float">
            <text:p>1118.71447753906</text:p>
          </table:table-cell>
          <table:table-cell office:value-type="float" office:value="1909.42468261719" calcext:value-type="float">
            <text:p>1909.42468261719</text:p>
          </table:table-cell>
          <table:table-cell office:value-type="float" office:value="2905.26220703125" calcext:value-type="float">
            <text:p>2905.26220703125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8.7104778289795" calcext:value-type="float">
            <text:p>28.7104778289795</text:p>
          </table:table-cell>
          <table:table-cell office:value-type="float" office:value="394.227172851562" calcext:value-type="float">
            <text:p>394.227172851562</text:p>
          </table:table-cell>
          <table:table-cell office:value-type="float" office:value="1092.9580078125" calcext:value-type="float">
            <text:p>1092.9580078125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1118.71447753906" calcext:value-type="float">
            <text:p>1118.71447753906</text:p>
          </table:table-cell>
          <table:table-cell office:value-type="float" office:value="3705.34130859375" calcext:value-type="float">
            <text:p>3705.34130859375</text:p>
          </table:table-cell>
          <table:table-cell office:value-type="float" office:value="5438.75" calcext:value-type="float">
            <text:p>5438.75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.7083587646484" calcext:value-type="float">
            <text:p>28.7083587646484</text:p>
          </table:table-cell>
          <table:table-cell office:value-type="float" office:value="512.007629394531" calcext:value-type="float">
            <text:p>512.007629394531</text:p>
          </table:table-cell>
          <table:table-cell office:value-type="float" office:value="1495.72509765625" calcext:value-type="float">
            <text:p>1495.72509765625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office:value-type="float" office:value="1118.71447753906" calcext:value-type="float">
            <text:p>1118.71447753906</text:p>
          </table:table-cell>
          <table:table-cell office:value-type="float" office:value="2458.46923828125" calcext:value-type="float">
            <text:p>2458.46923828125</text:p>
          </table:table-cell>
          <table:table-cell office:value-type="float" office:value="4111.71142578125" calcext:value-type="float">
            <text:p>4111.711425781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.7063293457031" calcext:value-type="float">
            <text:p>28.7063293457031</text:p>
          </table:table-cell>
          <table:table-cell office:value-type="float" office:value="452.8134765625" calcext:value-type="float">
            <text:p>452.8134765625</text:p>
          </table:table-cell>
          <table:table-cell office:value-type="float" office:value="1228.56604003906" calcext:value-type="float">
            <text:p>1228.56604003906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1118.71447753906" calcext:value-type="float">
            <text:p>1118.71447753906</text:p>
          </table:table-cell>
          <table:table-cell office:value-type="float" office:value="2027.35302734375" calcext:value-type="float">
            <text:p>2027.35302734375</text:p>
          </table:table-cell>
          <table:table-cell office:value-type="float" office:value="3114.13061523437" calcext:value-type="float">
            <text:p>3114.13061523437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.7042865753174" calcext:value-type="float">
            <text:p>28.7042865753174</text:p>
          </table:table-cell>
          <table:table-cell office:value-type="float" office:value="303.150146484375" calcext:value-type="float">
            <text:p>303.150146484375</text:p>
          </table:table-cell>
          <table:table-cell office:value-type="float" office:value="986.398559570313" calcext:value-type="float">
            <text:p>986.398559570313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office:value-type="float" office:value="1118.71447753906" calcext:value-type="float">
            <text:p>1118.71447753906</text:p>
          </table:table-cell>
          <table:table-cell office:value-type="float" office:value="2771.10278320312" calcext:value-type="float">
            <text:p>2771.10278320312</text:p>
          </table:table-cell>
          <table:table-cell office:value-type="float" office:value="4559.54638671875" calcext:value-type="float">
            <text:p>4559.54638671875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8.7035179138184" calcext:value-type="float">
            <text:p>28.7035179138184</text:p>
          </table:table-cell>
          <table:table-cell office:value-type="float" office:value="313.869781494141" calcext:value-type="float">
            <text:p>313.869781494141</text:p>
          </table:table-cell>
          <table:table-cell office:value-type="float" office:value="1018.38665771484" calcext:value-type="float">
            <text:p>1018.38665771484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office:value-type="float" office:value="1118.71447753906" calcext:value-type="float">
            <text:p>1118.71447753906</text:p>
          </table:table-cell>
          <table:table-cell office:value-type="float" office:value="2822.20166015625" calcext:value-type="float">
            <text:p>2822.20166015625</text:p>
          </table:table-cell>
          <table:table-cell office:value-type="float" office:value="4692.998046875" calcext:value-type="float">
            <text:p>4692.998046875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.7012977600098" calcext:value-type="float">
            <text:p>28.7012977600098</text:p>
          </table:table-cell>
          <table:table-cell office:value-type="float" office:value="296.313598632812" calcext:value-type="float">
            <text:p>296.313598632812</text:p>
          </table:table-cell>
          <table:table-cell office:value-type="float" office:value="1031.84606933594" calcext:value-type="float">
            <text:p>1031.84606933594</text:p>
          </table:table-cell>
          <table:table-cell table:number-columns-repeated="9"/>
          <table:table-cell office:value-type="float" office:value="53" calcext:value-type="float">
            <text:p>53</text:p>
          </table:table-cell>
          <table:table-cell office:value-type="float" office:value="1118.71447753906" calcext:value-type="float">
            <text:p>1118.71447753906</text:p>
          </table:table-cell>
          <table:table-cell office:value-type="float" office:value="2736.80444335937" calcext:value-type="float">
            <text:p>2736.80444335937</text:p>
          </table:table-cell>
          <table:table-cell office:value-type="float" office:value="4359.15576171875" calcext:value-type="float">
            <text:p>4359.15576171875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.7000350952148" calcext:value-type="float">
            <text:p>28.7000350952148</text:p>
          </table:table-cell>
          <table:table-cell office:value-type="float" office:value="228.993286132813" calcext:value-type="float">
            <text:p>228.993286132813</text:p>
          </table:table-cell>
          <table:table-cell office:value-type="float" office:value="791.882385253906" calcext:value-type="float">
            <text:p>791.882385253906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office:value-type="float" office:value="1118.70642089844" calcext:value-type="float">
            <text:p>1118.70642089844</text:p>
          </table:table-cell>
          <table:table-cell office:value-type="float" office:value="2822.32373046875" calcext:value-type="float">
            <text:p>2822.32373046875</text:p>
          </table:table-cell>
          <table:table-cell office:value-type="float" office:value="4326.47705078125" calcext:value-type="float">
            <text:p>4326.477050781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.6976184844971" calcext:value-type="float">
            <text:p>28.6976184844971</text:p>
          </table:table-cell>
          <table:table-cell office:value-type="float" office:value="360.973449707031" calcext:value-type="float">
            <text:p>360.973449707031</text:p>
          </table:table-cell>
          <table:table-cell office:value-type="float" office:value="1236.69458007813" calcext:value-type="float">
            <text:p>1236.69458007813</text:p>
          </table:table-cell>
          <table:table-cell table:number-columns-repeated="9"/>
          <table:table-cell office:value-type="float" office:value="55" calcext:value-type="float">
            <text:p>55</text:p>
          </table:table-cell>
          <table:table-cell office:value-type="float" office:value="1118.70642089844" calcext:value-type="float">
            <text:p>1118.70642089844</text:p>
          </table:table-cell>
          <table:table-cell office:value-type="float" office:value="2879.76586914063" calcext:value-type="float">
            <text:p>2879.76586914063</text:p>
          </table:table-cell>
          <table:table-cell office:value-type="float" office:value="4863.6025390625" calcext:value-type="float">
            <text:p>4863.6025390625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8.6964244842529" calcext:value-type="float">
            <text:p>28.6964244842529</text:p>
          </table:table-cell>
          <table:table-cell office:value-type="float" office:value="301.796264648438" calcext:value-type="float">
            <text:p>301.796264648438</text:p>
          </table:table-cell>
          <table:table-cell office:value-type="float" office:value="1093.04748535156" calcext:value-type="float">
            <text:p>1093.04748535156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office:value-type="float" office:value="1118.70642089844" calcext:value-type="float">
            <text:p>1118.70642089844</text:p>
          </table:table-cell>
          <table:table-cell office:value-type="float" office:value="2144.23486328125" calcext:value-type="float">
            <text:p>2144.23486328125</text:p>
          </table:table-cell>
          <table:table-cell office:value-type="float" office:value="3148.90551757812" calcext:value-type="float">
            <text:p>3148.90551757812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.6932735443115" calcext:value-type="float">
            <text:p>28.6932735443115</text:p>
          </table:table-cell>
          <table:table-cell office:value-type="float" office:value="135.203567504883" calcext:value-type="float">
            <text:p>135.203567504883</text:p>
          </table:table-cell>
          <table:table-cell office:value-type="float" office:value="678.359252929688" calcext:value-type="float">
            <text:p>678.359252929688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office:value-type="float" office:value="1118.70642089844" calcext:value-type="float">
            <text:p>1118.70642089844</text:p>
          </table:table-cell>
          <table:table-cell office:value-type="float" office:value="2832.46215820312" calcext:value-type="float">
            <text:p>2832.46215820312</text:p>
          </table:table-cell>
          <table:table-cell office:value-type="float" office:value="4531.54638671875" calcext:value-type="float">
            <text:p>4531.54638671875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8.6912117004395" calcext:value-type="float">
            <text:p>28.6912117004395</text:p>
          </table:table-cell>
          <table:table-cell office:value-type="float" office:value="174.957015991211" calcext:value-type="float">
            <text:p>174.957015991211</text:p>
          </table:table-cell>
          <table:table-cell office:value-type="float" office:value="617.340209960938" calcext:value-type="float">
            <text:p>617.340209960938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office:value-type="float" office:value="1118.70642089844" calcext:value-type="float">
            <text:p>1118.70642089844</text:p>
          </table:table-cell>
          <table:table-cell office:value-type="float" office:value="2460.0419921875" calcext:value-type="float">
            <text:p>2460.0419921875</text:p>
          </table:table-cell>
          <table:table-cell office:value-type="float" office:value="3711.54858398438" calcext:value-type="float">
            <text:p>3711.54858398438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8.6892414093018" calcext:value-type="float">
            <text:p>28.6892414093018</text:p>
          </table:table-cell>
          <table:table-cell office:value-type="float" office:value="114.564636230469" calcext:value-type="float">
            <text:p>114.564636230469</text:p>
          </table:table-cell>
          <table:table-cell office:value-type="float" office:value="394.382019042969" calcext:value-type="float">
            <text:p>394.382019042969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office:value-type="float" office:value="157.70068359375" calcext:value-type="float">
            <text:p>157.70068359375</text:p>
          </table:table-cell>
          <table:table-cell office:value-type="float" office:value="1971.87927246094" calcext:value-type="float">
            <text:p>1971.87927246094</text:p>
          </table:table-cell>
          <table:table-cell office:value-type="float" office:value="2831.326171875" calcext:value-type="float">
            <text:p>2831.32617187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8.6869678497314" calcext:value-type="float">
            <text:p>28.6869678497314</text:p>
          </table:table-cell>
          <table:table-cell office:value-type="float" office:value="230.040054321289" calcext:value-type="float">
            <text:p>230.040054321289</text:p>
          </table:table-cell>
          <table:table-cell office:value-type="float" office:value="517.010009765625" calcext:value-type="float">
            <text:p>517.010009765625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157.70068359375" calcext:value-type="float">
            <text:p>157.70068359375</text:p>
          </table:table-cell>
          <table:table-cell office:value-type="float" office:value="2295.60522460938" calcext:value-type="float">
            <text:p>2295.60522460938</text:p>
          </table:table-cell>
          <table:table-cell office:value-type="float" office:value="3696.8740234375" calcext:value-type="float">
            <text:p>3696.874023437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.6861362457275" calcext:value-type="float">
            <text:p>28.6861362457275</text:p>
          </table:table-cell>
          <table:table-cell office:value-type="float" office:value="399.734252929687" calcext:value-type="float">
            <text:p>399.734252929687</text:p>
          </table:table-cell>
          <table:table-cell office:value-type="float" office:value="1127.8486328125" calcext:value-type="float">
            <text:p>1127.8486328125</text:p>
          </table:table-cell>
          <table:table-cell table:number-columns-repeated="9"/>
          <table:table-cell office:value-type="float" office:value="61" calcext:value-type="float">
            <text:p>61</text:p>
          </table:table-cell>
          <table:table-cell office:value-type="float" office:value="157.70068359375" calcext:value-type="float">
            <text:p>157.70068359375</text:p>
          </table:table-cell>
          <table:table-cell office:value-type="float" office:value="3146.4921875" calcext:value-type="float">
            <text:p>3146.4921875</text:p>
          </table:table-cell>
          <table:table-cell office:value-type="float" office:value="4788.77490234375" calcext:value-type="float">
            <text:p>4788.7749023437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.6861362457275" calcext:value-type="float">
            <text:p>28.6861362457275</text:p>
          </table:table-cell>
          <table:table-cell office:value-type="float" office:value="494.211242675781" calcext:value-type="float">
            <text:p>494.211242675781</text:p>
          </table:table-cell>
          <table:table-cell office:value-type="float" office:value="1412.22888183594" calcext:value-type="float">
            <text:p>1412.22888183594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office:value-type="float" office:value="157.70068359375" calcext:value-type="float">
            <text:p>157.70068359375</text:p>
          </table:table-cell>
          <table:table-cell office:value-type="float" office:value="2506.45092773438" calcext:value-type="float">
            <text:p>2506.45092773438</text:p>
          </table:table-cell>
          <table:table-cell office:value-type="float" office:value="4529.921875" calcext:value-type="float">
            <text:p>4529.92187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.6833915710449" calcext:value-type="float">
            <text:p>28.6833915710449</text:p>
          </table:table-cell>
          <table:table-cell office:value-type="float" office:value="150.291412353516" calcext:value-type="float">
            <text:p>150.291412353516</text:p>
          </table:table-cell>
          <table:table-cell office:value-type="float" office:value="618.429870605469" calcext:value-type="float">
            <text:p>618.429870605469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 office:value-type="float" office:value="157.70068359375" calcext:value-type="float">
            <text:p>157.70068359375</text:p>
          </table:table-cell>
          <table:table-cell office:value-type="float" office:value="2687.94775390625" calcext:value-type="float">
            <text:p>2687.94775390625</text:p>
          </table:table-cell>
          <table:table-cell office:value-type="float" office:value="4943.19140625" calcext:value-type="float">
            <text:p>4943.1914062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.6815357208252" calcext:value-type="float">
            <text:p>28.6815357208252</text:p>
          </table:table-cell>
          <table:table-cell office:value-type="float" office:value="157.751129150391" calcext:value-type="float">
            <text:p>157.751129150391</text:p>
          </table:table-cell>
          <table:table-cell office:value-type="float" office:value="567.567626953125" calcext:value-type="float">
            <text:p>567.567626953125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157.70068359375" calcext:value-type="float">
            <text:p>157.70068359375</text:p>
          </table:table-cell>
          <table:table-cell office:value-type="float" office:value="1884.3291015625" calcext:value-type="float">
            <text:p>1884.3291015625</text:p>
          </table:table-cell>
          <table:table-cell office:value-type="float" office:value="2773.29614257812" calcext:value-type="float">
            <text:p>2773.29614257812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.6804828643799" calcext:value-type="float">
            <text:p>28.6804828643799</text:p>
          </table:table-cell>
          <table:table-cell office:value-type="float" office:value="383.117095947266" calcext:value-type="float">
            <text:p>383.117095947266</text:p>
          </table:table-cell>
          <table:table-cell office:value-type="float" office:value="1020.36895751953" calcext:value-type="float">
            <text:p>1020.36895751953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office:value-type="float" office:value="157.70068359375" calcext:value-type="float">
            <text:p>157.70068359375</text:p>
          </table:table-cell>
          <table:table-cell office:value-type="float" office:value="2671.39477539062" calcext:value-type="float">
            <text:p>2671.39477539062</text:p>
          </table:table-cell>
          <table:table-cell office:value-type="float" office:value="4877.91455078125" calcext:value-type="float">
            <text:p>4877.91455078125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8.678394317627" calcext:value-type="float">
            <text:p>28.678394317627</text:p>
          </table:table-cell>
          <table:table-cell office:value-type="float" office:value="129.570083618164" calcext:value-type="float">
            <text:p>129.570083618164</text:p>
          </table:table-cell>
          <table:table-cell office:value-type="float" office:value="509.345520019531" calcext:value-type="float">
            <text:p>509.345520019531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office:value-type="float" office:value="157.70068359375" calcext:value-type="float">
            <text:p>157.70068359375</text:p>
          </table:table-cell>
          <table:table-cell office:value-type="float" office:value="2480.81494140625" calcext:value-type="float">
            <text:p>2480.81494140625</text:p>
          </table:table-cell>
          <table:table-cell office:value-type="float" office:value="4754.58349609375" calcext:value-type="float">
            <text:p>4754.58349609375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8.6765460968018" calcext:value-type="float">
            <text:p>28.6765460968018</text:p>
          </table:table-cell>
          <table:table-cell office:value-type="float" office:value="420.772003173828" calcext:value-type="float">
            <text:p>420.772003173828</text:p>
          </table:table-cell>
          <table:table-cell office:value-type="float" office:value="1304.55529785156" calcext:value-type="float">
            <text:p>1304.55529785156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office:value-type="float" office:value="157.70068359375" calcext:value-type="float">
            <text:p>157.70068359375</text:p>
          </table:table-cell>
          <table:table-cell office:value-type="float" office:value="1900.12280273438" calcext:value-type="float">
            <text:p>1900.12280273438</text:p>
          </table:table-cell>
          <table:table-cell office:value-type="float" office:value="2951.19458007813" calcext:value-type="float">
            <text:p>2951.19458007813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.6719627380371" calcext:value-type="float">
            <text:p>28.6719627380371</text:p>
          </table:table-cell>
          <table:table-cell office:value-type="float" office:value="329.532623291016" calcext:value-type="float">
            <text:p>329.532623291016</text:p>
          </table:table-cell>
          <table:table-cell office:value-type="float" office:value="1051.95288085938" calcext:value-type="float">
            <text:p>1051.95288085938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157.70068359375" calcext:value-type="float">
            <text:p>157.70068359375</text:p>
          </table:table-cell>
          <table:table-cell office:value-type="float" office:value="2033.70739746094" calcext:value-type="float">
            <text:p>2033.70739746094</text:p>
          </table:table-cell>
          <table:table-cell office:value-type="float" office:value="3672.64868164062" calcext:value-type="float">
            <text:p>3672.64868164062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.6719627380371" calcext:value-type="float">
            <text:p>28.6719627380371</text:p>
          </table:table-cell>
          <table:table-cell office:value-type="float" office:value="519.759155273438" calcext:value-type="float">
            <text:p>519.759155273438</text:p>
          </table:table-cell>
          <table:table-cell office:value-type="float" office:value="1548.22839355469" calcext:value-type="float">
            <text:p>1548.22839355469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office:value-type="float" office:value="157.692886352539" calcext:value-type="float">
            <text:p>157.692886352539</text:p>
          </table:table-cell>
          <table:table-cell office:value-type="float" office:value="1853.73840332031" calcext:value-type="float">
            <text:p>1853.73840332031</text:p>
          </table:table-cell>
          <table:table-cell office:value-type="float" office:value="3072.5615234375" calcext:value-type="float">
            <text:p>3072.561523437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.6691627502441" calcext:value-type="float">
            <text:p>28.6691627502441</text:p>
          </table:table-cell>
          <table:table-cell office:value-type="float" office:value="242.376525878906" calcext:value-type="float">
            <text:p>242.376525878906</text:p>
          </table:table-cell>
          <table:table-cell office:value-type="float" office:value="673.148559570313" calcext:value-type="float">
            <text:p>673.148559570313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office:value-type="float" office:value="157.692886352539" calcext:value-type="float">
            <text:p>157.692886352539</text:p>
          </table:table-cell>
          <table:table-cell office:value-type="float" office:value="3167.34936523437" calcext:value-type="float">
            <text:p>3167.34936523437</text:p>
          </table:table-cell>
          <table:table-cell office:value-type="float" office:value="5260.28857421875" calcext:value-type="float">
            <text:p>5260.28857421875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.6691627502441" calcext:value-type="float">
            <text:p>28.6691627502441</text:p>
          </table:table-cell>
          <table:table-cell office:value-type="float" office:value="379.450653076172" calcext:value-type="float">
            <text:p>379.450653076172</text:p>
          </table:table-cell>
          <table:table-cell office:value-type="float" office:value="935.601196289062" calcext:value-type="float">
            <text:p>935.601196289062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office:value-type="float" office:value="157.692886352539" calcext:value-type="float">
            <text:p>157.692886352539</text:p>
          </table:table-cell>
          <table:table-cell office:value-type="float" office:value="2335.07202148437" calcext:value-type="float">
            <text:p>2335.07202148437</text:p>
          </table:table-cell>
          <table:table-cell office:value-type="float" office:value="4216.95068359375" calcext:value-type="float">
            <text:p>4216.95068359375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8.6683082580566" calcext:value-type="float">
            <text:p>28.6683082580566</text:p>
          </table:table-cell>
          <table:table-cell office:value-type="float" office:value="366.225891113281" calcext:value-type="float">
            <text:p>366.225891113281</text:p>
          </table:table-cell>
          <table:table-cell office:value-type="float" office:value="1151.05444335938" calcext:value-type="float">
            <text:p>1151.05444335938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157.692886352539" calcext:value-type="float">
            <text:p>157.692886352539</text:p>
          </table:table-cell>
          <table:table-cell office:value-type="float" office:value="2291.6298828125" calcext:value-type="float">
            <text:p>2291.6298828125</text:p>
          </table:table-cell>
          <table:table-cell office:value-type="float" office:value="4235.5302734375" calcext:value-type="float">
            <text:p>4235.5302734375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8.6675834655762" calcext:value-type="float">
            <text:p>28.6675834655762</text:p>
          </table:table-cell>
          <table:table-cell office:value-type="float" office:value="752.352905273438" calcext:value-type="float">
            <text:p>752.352905273438</text:p>
          </table:table-cell>
          <table:table-cell office:value-type="float" office:value="1710.67272949219" calcext:value-type="float">
            <text:p>1710.67272949219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office:value-type="float" office:value="157.687088012695" calcext:value-type="float">
            <text:p>157.687088012695</text:p>
          </table:table-cell>
          <table:table-cell office:value-type="float" office:value="1865.546875" calcext:value-type="float">
            <text:p>1865.546875</text:p>
          </table:table-cell>
          <table:table-cell office:value-type="float" office:value="3391.69287109375" calcext:value-type="float">
            <text:p>3391.69287109375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8.6656799316406" calcext:value-type="float">
            <text:p>28.6656799316406</text:p>
          </table:table-cell>
          <table:table-cell office:value-type="float" office:value="263.453887939453" calcext:value-type="float">
            <text:p>263.453887939453</text:p>
          </table:table-cell>
          <table:table-cell office:value-type="float" office:value="848.377319335938" calcext:value-type="float">
            <text:p>848.377319335938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office:value-type="float" office:value="157.687088012695" calcext:value-type="float">
            <text:p>157.687088012695</text:p>
          </table:table-cell>
          <table:table-cell office:value-type="float" office:value="3028.0537109375" calcext:value-type="float">
            <text:p>3028.0537109375</text:p>
          </table:table-cell>
          <table:table-cell office:value-type="float" office:value="5266.00244140625" calcext:value-type="float">
            <text:p>5266.00244140625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.6647720336914" calcext:value-type="float">
            <text:p>28.6647720336914</text:p>
          </table:table-cell>
          <table:table-cell office:value-type="float" office:value="349.833465576172" calcext:value-type="float">
            <text:p>349.833465576172</text:p>
          </table:table-cell>
          <table:table-cell office:value-type="float" office:value="1030.49633789062" calcext:value-type="float">
            <text:p>1030.49633789062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office:value-type="float" office:value="118.635093688965" calcext:value-type="float">
            <text:p>118.635093688965</text:p>
          </table:table-cell>
          <table:table-cell office:value-type="float" office:value="940.938659667969" calcext:value-type="float">
            <text:p>940.938659667969</text:p>
          </table:table-cell>
          <table:table-cell office:value-type="float" office:value="482.866271972656" calcext:value-type="float">
            <text:p>482.866271972656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8.6623134613037" calcext:value-type="float">
            <text:p>28.6623134613037</text:p>
          </table:table-cell>
          <table:table-cell office:value-type="float" office:value="238.336822509766" calcext:value-type="float">
            <text:p>238.336822509766</text:p>
          </table:table-cell>
          <table:table-cell office:value-type="float" office:value="788.311889648438" calcext:value-type="float">
            <text:p>788.311889648438</text:p>
          </table:table-cell>
          <table:table-cell table:number-columns-repeated="9"/>
          <table:table-cell office:value-type="float" office:value="76" calcext:value-type="float">
            <text:p>76</text:p>
          </table:table-cell>
          <table:table-cell office:value-type="float" office:value="118.635093688965" calcext:value-type="float">
            <text:p>118.635093688965</text:p>
          </table:table-cell>
          <table:table-cell office:value-type="float" office:value="2088.54150390625" calcext:value-type="float">
            <text:p>2088.54150390625</text:p>
          </table:table-cell>
          <table:table-cell office:value-type="float" office:value="4498.1318359375" calcext:value-type="float">
            <text:p>4498.131835937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8.6620349884033" calcext:value-type="float">
            <text:p>28.6620349884033</text:p>
          </table:table-cell>
          <table:table-cell office:value-type="float" office:value="406.058349609375" calcext:value-type="float">
            <text:p>406.058349609375</text:p>
          </table:table-cell>
          <table:table-cell office:value-type="float" office:value="1168.47277832031" calcext:value-type="float">
            <text:p>1168.47277832031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 office:value-type="float" office:value="118.612571716309" calcext:value-type="float">
            <text:p>118.612571716309</text:p>
          </table:table-cell>
          <table:table-cell office:value-type="float" office:value="1334.35266113281" calcext:value-type="float">
            <text:p>1334.35266113281</text:p>
          </table:table-cell>
          <table:table-cell office:value-type="float" office:value="3055.11499023437" calcext:value-type="float">
            <text:p>3055.11499023437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8.6590766906738" calcext:value-type="float">
            <text:p>28.6590766906738</text:p>
          </table:table-cell>
          <table:table-cell office:value-type="float" office:value="652.819213867187" calcext:value-type="float">
            <text:p>652.819213867187</text:p>
          </table:table-cell>
          <table:table-cell office:value-type="float" office:value="1542.07055664063" calcext:value-type="float">
            <text:p>1542.07055664063</text:p>
          </table:table-cell>
          <table:table-cell table:number-columns-repeated="9"/>
          <table:table-cell office:value-type="float" office:value="78" calcext:value-type="float">
            <text:p>78</text:p>
          </table:table-cell>
          <table:table-cell office:value-type="float" office:value="118.612571716309" calcext:value-type="float">
            <text:p>118.612571716309</text:p>
          </table:table-cell>
          <table:table-cell office:value-type="float" office:value="1554.10583496094" calcext:value-type="float">
            <text:p>1554.10583496094</text:p>
          </table:table-cell>
          <table:table-cell office:value-type="float" office:value="3293.1923828125" calcext:value-type="float">
            <text:p>3293.1923828125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8.6590766906738" calcext:value-type="float">
            <text:p>28.6590766906738</text:p>
          </table:table-cell>
          <table:table-cell office:value-type="float" office:value="834.861145019531" calcext:value-type="float">
            <text:p>834.861145019531</text:p>
          </table:table-cell>
          <table:table-cell office:value-type="float" office:value="1689.45544433594" calcext:value-type="float">
            <text:p>1689.45544433594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office:value-type="float" office:value="118.612571716309" calcext:value-type="float">
            <text:p>118.612571716309</text:p>
          </table:table-cell>
          <table:table-cell office:value-type="float" office:value="1933.52746582031" calcext:value-type="float">
            <text:p>1933.52746582031</text:p>
          </table:table-cell>
          <table:table-cell office:value-type="float" office:value="4558.32177734375" calcext:value-type="float">
            <text:p>4558.32177734375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6555805206299" calcext:value-type="float">
            <text:p>28.6555805206299</text:p>
          </table:table-cell>
          <table:table-cell office:value-type="float" office:value="446.424224853516" calcext:value-type="float">
            <text:p>446.424224853516</text:p>
          </table:table-cell>
          <table:table-cell office:value-type="float" office:value="1271.18115234375" calcext:value-type="float">
            <text:p>1271.18115234375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118.612571716309" calcext:value-type="float">
            <text:p>118.612571716309</text:p>
          </table:table-cell>
          <table:table-cell office:value-type="float" office:value="1282.22131347656" calcext:value-type="float">
            <text:p>1282.22131347656</text:p>
          </table:table-cell>
          <table:table-cell office:value-type="float" office:value="3066.70190429687" calcext:value-type="float">
            <text:p>3066.70190429687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8.6555442810059" calcext:value-type="float">
            <text:p>28.6555442810059</text:p>
          </table:table-cell>
          <table:table-cell office:value-type="float" office:value="337.408813476562" calcext:value-type="float">
            <text:p>337.408813476562</text:p>
          </table:table-cell>
          <table:table-cell office:value-type="float" office:value="909.512390136719" calcext:value-type="float">
            <text:p>909.512390136719</text:p>
          </table:table-cell>
          <table:table-cell table:number-columns-repeated="9"/>
          <table:table-cell office:value-type="float" office:value="81" calcext:value-type="float">
            <text:p>81</text:p>
          </table:table-cell>
          <table:table-cell office:value-type="float" office:value="118.612571716309" calcext:value-type="float">
            <text:p>118.612571716309</text:p>
          </table:table-cell>
          <table:table-cell office:value-type="float" office:value="1397.93371582031" calcext:value-type="float">
            <text:p>1397.93371582031</text:p>
          </table:table-cell>
          <table:table-cell office:value-type="float" office:value="3703.22436523437" calcext:value-type="float">
            <text:p>3703.22436523437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8.6539459228516" calcext:value-type="float">
            <text:p>28.6539459228516</text:p>
          </table:table-cell>
          <table:table-cell office:value-type="float" office:value="471.135009765625" calcext:value-type="float">
            <text:p>471.135009765625</text:p>
          </table:table-cell>
          <table:table-cell office:value-type="float" office:value="1080.90856933594" calcext:value-type="float">
            <text:p>1080.90856933594</text:p>
          </table:table-cell>
          <table:table-cell table:number-columns-repeated="9"/>
          <table:table-cell office:value-type="float" office:value="82" calcext:value-type="float">
            <text:p>82</text:p>
          </table:table-cell>
          <table:table-cell office:value-type="float" office:value="118.612571716309" calcext:value-type="float">
            <text:p>118.612571716309</text:p>
          </table:table-cell>
          <table:table-cell office:value-type="float" office:value="1616.90673828125" calcext:value-type="float">
            <text:p>1616.90673828125</text:p>
          </table:table-cell>
          <table:table-cell office:value-type="float" office:value="3829.66577148437" calcext:value-type="float">
            <text:p>3829.66577148437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.652759552002" calcext:value-type="float">
            <text:p>28.652759552002</text:p>
          </table:table-cell>
          <table:table-cell office:value-type="float" office:value="509.891418457031" calcext:value-type="float">
            <text:p>509.891418457031</text:p>
          </table:table-cell>
          <table:table-cell office:value-type="float" office:value="1272.8857421875" calcext:value-type="float">
            <text:p>1272.8857421875</text:p>
          </table:table-cell>
          <table:table-cell table:number-columns-repeated="9"/>
          <table:table-cell office:value-type="float" office:value="83" calcext:value-type="float">
            <text:p>83</text:p>
          </table:table-cell>
          <table:table-cell office:value-type="float" office:value="118.612571716309" calcext:value-type="float">
            <text:p>118.612571716309</text:p>
          </table:table-cell>
          <table:table-cell office:value-type="float" office:value="911.298034667969" calcext:value-type="float">
            <text:p>911.298034667969</text:p>
          </table:table-cell>
          <table:table-cell office:value-type="float" office:value="2886.2177734375" calcext:value-type="float">
            <text:p>2886.2177734375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8.6521053314209" calcext:value-type="float">
            <text:p>28.6521053314209</text:p>
          </table:table-cell>
          <table:table-cell office:value-type="float" office:value="392.721557617187" calcext:value-type="float">
            <text:p>392.721557617187</text:p>
          </table:table-cell>
          <table:table-cell office:value-type="float" office:value="962.417602539063" calcext:value-type="float">
            <text:p>962.417602539063</text:p>
          </table:table-cell>
          <table:table-cell table:number-columns-repeated="9"/>
          <table:table-cell office:value-type="float" office:value="84" calcext:value-type="float">
            <text:p>84</text:p>
          </table:table-cell>
          <table:table-cell office:value-type="float" office:value="118.612571716309" calcext:value-type="float">
            <text:p>118.612571716309</text:p>
          </table:table-cell>
          <table:table-cell office:value-type="float" office:value="2005.15698242187" calcext:value-type="float">
            <text:p>2005.15698242187</text:p>
          </table:table-cell>
          <table:table-cell office:value-type="float" office:value="4964.791015625" calcext:value-type="float">
            <text:p>4964.79101562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.6505584716797" calcext:value-type="float">
            <text:p>28.6505584716797</text:p>
          </table:table-cell>
          <table:table-cell office:value-type="float" office:value="561.229309082031" calcext:value-type="float">
            <text:p>561.229309082031</text:p>
          </table:table-cell>
          <table:table-cell office:value-type="float" office:value="1253.50439453125" calcext:value-type="float">
            <text:p>1253.50439453125</text:p>
          </table:table-cell>
          <table:table-cell table:number-columns-repeated="9"/>
          <table:table-cell office:value-type="float" office:value="85" calcext:value-type="float">
            <text:p>85</text:p>
          </table:table-cell>
          <table:table-cell office:value-type="float" office:value="118.612571716309" calcext:value-type="float">
            <text:p>118.612571716309</text:p>
          </table:table-cell>
          <table:table-cell office:value-type="float" office:value="2137.82373046875" calcext:value-type="float">
            <text:p>2137.82373046875</text:p>
          </table:table-cell>
          <table:table-cell office:value-type="float" office:value="5298.02783203125" calcext:value-type="float">
            <text:p>5298.02783203125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8.6505584716797" calcext:value-type="float">
            <text:p>28.6505584716797</text:p>
          </table:table-cell>
          <table:table-cell office:value-type="float" office:value="335.298950195312" calcext:value-type="float">
            <text:p>335.298950195312</text:p>
          </table:table-cell>
          <table:table-cell office:value-type="float" office:value="728.906066894531" calcext:value-type="float">
            <text:p>728.906066894531</text:p>
          </table:table-cell>
          <table:table-cell table:number-columns-repeated="9"/>
          <table:table-cell office:value-type="float" office:value="86" calcext:value-type="float">
            <text:p>86</text:p>
          </table:table-cell>
          <table:table-cell office:value-type="float" office:value="118.610191345215" calcext:value-type="float">
            <text:p>118.610191345215</text:p>
          </table:table-cell>
          <table:table-cell office:value-type="float" office:value="683.465576171875" calcext:value-type="float">
            <text:p>683.465576171875</text:p>
          </table:table-cell>
          <table:table-cell office:value-type="float" office:value="2329.44409179687" calcext:value-type="float">
            <text:p>2329.44409179687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8.649341583252" calcext:value-type="float">
            <text:p>28.649341583252</text:p>
          </table:table-cell>
          <table:table-cell office:value-type="float" office:value="546.547180175781" calcext:value-type="float">
            <text:p>546.547180175781</text:p>
          </table:table-cell>
          <table:table-cell office:value-type="float" office:value="1092.54455566406" calcext:value-type="float">
            <text:p>1092.54455566406</text:p>
          </table:table-cell>
          <table:table-cell table:number-columns-repeated="9"/>
          <table:table-cell office:value-type="float" office:value="87" calcext:value-type="float">
            <text:p>87</text:p>
          </table:table-cell>
          <table:table-cell office:value-type="float" office:value="118.608749389648" calcext:value-type="float">
            <text:p>118.608749389648</text:p>
          </table:table-cell>
          <table:table-cell office:value-type="float" office:value="570.499938964844" calcext:value-type="float">
            <text:p>570.499938964844</text:p>
          </table:table-cell>
          <table:table-cell office:value-type="float" office:value="2472.69946289062" calcext:value-type="float">
            <text:p>2472.69946289062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8.6483573913574" calcext:value-type="float">
            <text:p>28.6483573913574</text:p>
          </table:table-cell>
          <table:table-cell office:value-type="float" office:value="348.632995605469" calcext:value-type="float">
            <text:p>348.632995605469</text:p>
          </table:table-cell>
          <table:table-cell office:value-type="float" office:value="766.903686523438" calcext:value-type="float">
            <text:p>766.903686523438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office:value-type="float" office:value="118.608749389648" calcext:value-type="float">
            <text:p>118.608749389648</text:p>
          </table:table-cell>
          <table:table-cell office:value-type="float" office:value="1675.75207519531" calcext:value-type="float">
            <text:p>1675.75207519531</text:p>
          </table:table-cell>
          <table:table-cell office:value-type="float" office:value="4530.7109375" calcext:value-type="float">
            <text:p>4530.7109375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8.6476898193359" calcext:value-type="float">
            <text:p>28.6476898193359</text:p>
          </table:table-cell>
          <table:table-cell office:value-type="float" office:value="308.221008300781" calcext:value-type="float">
            <text:p>308.221008300781</text:p>
          </table:table-cell>
          <table:table-cell office:value-type="float" office:value="733.087280273438" calcext:value-type="float">
            <text:p>733.087280273438</text:p>
          </table:table-cell>
          <table:table-cell table:number-columns-repeated="9"/>
          <table:table-cell office:value-type="float" office:value="89" calcext:value-type="float">
            <text:p>89</text:p>
          </table:table-cell>
          <table:table-cell office:value-type="float" office:value="118.608749389648" calcext:value-type="float">
            <text:p>118.608749389648</text:p>
          </table:table-cell>
          <table:table-cell office:value-type="float" office:value="943.920837402344" calcext:value-type="float">
            <text:p>943.920837402344</text:p>
          </table:table-cell>
          <table:table-cell office:value-type="float" office:value="3690.7041015625" calcext:value-type="float">
            <text:p>3690.7041015625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8.6459560394287" calcext:value-type="float">
            <text:p>28.6459560394287</text:p>
          </table:table-cell>
          <table:table-cell office:value-type="float" office:value="486.590667724609" calcext:value-type="float">
            <text:p>486.590667724609</text:p>
          </table:table-cell>
          <table:table-cell office:value-type="float" office:value="1000.80725097656" calcext:value-type="float">
            <text:p>1000.80725097656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118.608627319336" calcext:value-type="float">
            <text:p>118.608627319336</text:p>
          </table:table-cell>
          <table:table-cell office:value-type="float" office:value="2579.0478515625" calcext:value-type="float">
            <text:p>2579.0478515625</text:p>
          </table:table-cell>
          <table:table-cell office:value-type="float" office:value="6093.875" calcext:value-type="float">
            <text:p>6093.875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8.645471572876" calcext:value-type="float">
            <text:p>28.645471572876</text:p>
          </table:table-cell>
          <table:table-cell office:value-type="float" office:value="273.928833007812" calcext:value-type="float">
            <text:p>273.928833007812</text:p>
          </table:table-cell>
          <table:table-cell office:value-type="float" office:value="605.959899902344" calcext:value-type="float">
            <text:p>605.959899902344</text:p>
          </table:table-cell>
          <table:table-cell table:number-columns-repeated="9"/>
          <table:table-cell office:value-type="float" office:value="91" calcext:value-type="float">
            <text:p>91</text:p>
          </table:table-cell>
          <table:table-cell office:value-type="float" office:value="118.608627319336" calcext:value-type="float">
            <text:p>118.608627319336</text:p>
          </table:table-cell>
          <table:table-cell office:value-type="float" office:value="2256.970703125" calcext:value-type="float">
            <text:p>2256.970703125</text:p>
          </table:table-cell>
          <table:table-cell office:value-type="float" office:value="5148.28662109375" calcext:value-type="float">
            <text:p>5148.2866210937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.6439418792725" calcext:value-type="float">
            <text:p>28.6439418792725</text:p>
          </table:table-cell>
          <table:table-cell office:value-type="float" office:value="492.176879882813" calcext:value-type="float">
            <text:p>492.176879882813</text:p>
          </table:table-cell>
          <table:table-cell office:value-type="float" office:value="945.517761230469" calcext:value-type="float">
            <text:p>945.517761230469</text:p>
          </table:table-cell>
          <table:table-cell table:number-columns-repeated="9"/>
          <table:table-cell office:value-type="float" office:value="92" calcext:value-type="float">
            <text:p>92</text:p>
          </table:table-cell>
          <table:table-cell office:value-type="float" office:value="118.607681274414" calcext:value-type="float">
            <text:p>118.607681274414</text:p>
          </table:table-cell>
          <table:table-cell office:value-type="float" office:value="1553.26843261719" calcext:value-type="float">
            <text:p>1553.26843261719</text:p>
          </table:table-cell>
          <table:table-cell office:value-type="float" office:value="4685.45361328125" calcext:value-type="float">
            <text:p>4685.4536132812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.6437549591064" calcext:value-type="float">
            <text:p>28.6437549591064</text:p>
          </table:table-cell>
          <table:table-cell office:value-type="float" office:value="718.234436035156" calcext:value-type="float">
            <text:p>718.234436035156</text:p>
          </table:table-cell>
          <table:table-cell office:value-type="float" office:value="1285.83020019531" calcext:value-type="float">
            <text:p>1285.83020019531</text:p>
          </table:table-cell>
          <table:table-cell table:number-columns-repeated="9"/>
          <table:table-cell office:value-type="float" office:value="93" calcext:value-type="float">
            <text:p>93</text:p>
          </table:table-cell>
          <table:table-cell office:value-type="float" office:value="118.606536865234" calcext:value-type="float">
            <text:p>118.606536865234</text:p>
          </table:table-cell>
          <table:table-cell office:value-type="float" office:value="1090.32238769531" calcext:value-type="float">
            <text:p>1090.32238769531</text:p>
          </table:table-cell>
          <table:table-cell office:value-type="float" office:value="3477.0732421875" calcext:value-type="float">
            <text:p>3477.073242187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.6437549591064" calcext:value-type="float">
            <text:p>28.6437549591064</text:p>
          </table:table-cell>
          <table:table-cell office:value-type="float" office:value="605.47802734375" calcext:value-type="float">
            <text:p>605.47802734375</text:p>
          </table:table-cell>
          <table:table-cell office:value-type="float" office:value="1313.42626953125" calcext:value-type="float">
            <text:p>1313.42626953125</text:p>
          </table:table-cell>
          <table:table-cell table:number-columns-repeated="9"/>
          <table:table-cell office:value-type="float" office:value="94" calcext:value-type="float">
            <text:p>94</text:p>
          </table:table-cell>
          <table:table-cell office:value-type="float" office:value="118.605316162109" calcext:value-type="float">
            <text:p>118.605316162109</text:p>
          </table:table-cell>
          <table:table-cell office:value-type="float" office:value="967.013671875" calcext:value-type="float">
            <text:p>967.013671875</text:p>
          </table:table-cell>
          <table:table-cell office:value-type="float" office:value="3959.9228515625" calcext:value-type="float">
            <text:p>3959.922851562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8.6434516906738" calcext:value-type="float">
            <text:p>28.6434516906738</text:p>
          </table:table-cell>
          <table:table-cell office:value-type="float" office:value="575.424011230469" calcext:value-type="float">
            <text:p>575.424011230469</text:p>
          </table:table-cell>
          <table:table-cell office:value-type="float" office:value="1061.50134277344" calcext:value-type="float">
            <text:p>1061.50134277344</text:p>
          </table:table-cell>
          <table:table-cell table:number-columns-repeated="9"/>
          <table:table-cell office:value-type="float" office:value="95" calcext:value-type="float">
            <text:p>95</text:p>
          </table:table-cell>
          <table:table-cell office:value-type="float" office:value="118.605316162109" calcext:value-type="float">
            <text:p>118.605316162109</text:p>
          </table:table-cell>
          <table:table-cell office:value-type="float" office:value="1656.93310546875" calcext:value-type="float">
            <text:p>1656.93310546875</text:p>
          </table:table-cell>
          <table:table-cell office:value-type="float" office:value="4418.00146484375" calcext:value-type="float">
            <text:p>4418.0014648437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8.6428775787353" calcext:value-type="float">
            <text:p>28.6428775787353</text:p>
          </table:table-cell>
          <table:table-cell office:value-type="float" office:value="579.574584960938" calcext:value-type="float">
            <text:p>579.574584960938</text:p>
          </table:table-cell>
          <table:table-cell office:value-type="float" office:value="1085.13305664063" calcext:value-type="float">
            <text:p>1085.13305664063</text:p>
          </table:table-cell>
          <table:table-cell table:number-columns-repeated="9"/>
          <table:table-cell office:value-type="float" office:value="96" calcext:value-type="float">
            <text:p>96</text:p>
          </table:table-cell>
          <table:table-cell office:value-type="float" office:value="118.605316162109" calcext:value-type="float">
            <text:p>118.605316162109</text:p>
          </table:table-cell>
          <table:table-cell office:value-type="float" office:value="1647.58825683594" calcext:value-type="float">
            <text:p>1647.58825683594</text:p>
          </table:table-cell>
          <table:table-cell office:value-type="float" office:value="4505.4658203125" calcext:value-type="float">
            <text:p>4505.4658203125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8.6413097381592" calcext:value-type="float">
            <text:p>28.6413097381592</text:p>
          </table:table-cell>
          <table:table-cell office:value-type="float" office:value="600.913330078125" calcext:value-type="float">
            <text:p>600.913330078125</text:p>
          </table:table-cell>
          <table:table-cell office:value-type="float" office:value="1226.52697753906" calcext:value-type="float">
            <text:p>1226.52697753906</text:p>
          </table:table-cell>
          <table:table-cell table:number-columns-repeated="9"/>
          <table:table-cell office:value-type="float" office:value="97" calcext:value-type="float">
            <text:p>97</text:p>
          </table:table-cell>
          <table:table-cell office:value-type="float" office:value="118.605316162109" calcext:value-type="float">
            <text:p>118.605316162109</text:p>
          </table:table-cell>
          <table:table-cell office:value-type="float" office:value="552.9453125" calcext:value-type="float">
            <text:p>552.9453125</text:p>
          </table:table-cell>
          <table:table-cell office:value-type="float" office:value="1835.56262207031" calcext:value-type="float">
            <text:p>1835.56262207031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8.6413021087646" calcext:value-type="float">
            <text:p>28.6413021087646</text:p>
          </table:table-cell>
          <table:table-cell office:value-type="float" office:value="540.548583984375" calcext:value-type="float">
            <text:p>540.548583984375</text:p>
          </table:table-cell>
          <table:table-cell office:value-type="float" office:value="1040.81616210938" calcext:value-type="float">
            <text:p>1040.81616210938</text:p>
          </table:table-cell>
          <table:table-cell table:number-columns-repeated="9"/>
          <table:table-cell office:value-type="float" office:value="98" calcext:value-type="float">
            <text:p>98</text:p>
          </table:table-cell>
          <table:table-cell office:value-type="float" office:value="118.604705810547" calcext:value-type="float">
            <text:p>118.604705810547</text:p>
          </table:table-cell>
          <table:table-cell office:value-type="float" office:value="1297.64855957031" calcext:value-type="float">
            <text:p>1297.64855957031</text:p>
          </table:table-cell>
          <table:table-cell office:value-type="float" office:value="3894.31103" calcext:value-type="float">
            <text:p>3894.3110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8.6403274536133" calcext:value-type="float">
            <text:p>28.6403274536133</text:p>
          </table:table-cell>
          <table:table-cell office:value-type="float" office:value="258.221099853516" calcext:value-type="float">
            <text:p>258.221099853516</text:p>
          </table:table-cell>
          <table:table-cell office:value-type="float" office:value="607.616333007813" calcext:value-type="float">
            <text:p>607.616333007813</text:p>
          </table:table-cell>
          <table:table-cell table:number-columns-repeated="9"/>
          <table:table-cell office:value-type="float" office:value="99" calcext:value-type="float">
            <text:p>99</text:p>
          </table:table-cell>
          <table:table-cell office:value-type="float" office:value="118.603713989258" calcext:value-type="float">
            <text:p>118.603713989258</text:p>
          </table:table-cell>
          <table:table-cell office:value-type="float" office:value="2548.9287109375" calcext:value-type="float">
            <text:p>2548.9287109375</text:p>
          </table:table-cell>
          <table:table-cell office:value-type="float" office:value="5406.2373046875" calcext:value-type="float">
            <text:p>5406.2373046875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.6403274536133" calcext:value-type="float">
            <text:p>28.6403274536133</text:p>
          </table:table-cell>
          <table:table-cell office:value-type="float" office:value="637.990844726563" calcext:value-type="float">
            <text:p>637.990844726563</text:p>
          </table:table-cell>
          <table:table-cell office:value-type="float" office:value="1310.11938476563" calcext:value-type="float">
            <text:p>1310.11938476563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118.603713989258" calcext:value-type="float">
            <text:p>118.603713989258</text:p>
          </table:table-cell>
          <table:table-cell office:value-type="float" office:value="1056.01745605469" calcext:value-type="float">
            <text:p>1056.01745605469</text:p>
          </table:table-cell>
          <table:table-cell office:value-type="float" office:value="3132.9404296875" calcext:value-type="float">
            <text:p>3132.940429687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.6403274536133" calcext:value-type="float">
            <text:p>28.6403274536133</text:p>
          </table:table-cell>
          <table:table-cell office:value-type="float" office:value="391.740509033203" calcext:value-type="float">
            <text:p>391.740509033203</text:p>
          </table:table-cell>
          <table:table-cell office:value-type="float" office:value="853.513549804688" calcext:value-type="float">
            <text:p>853.513549804688</text:p>
          </table:table-cell>
          <table:table-cell table:number-columns-repeated="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8.638500213623" calcext:value-type="float">
            <text:p>28.638500213623</text:p>
          </table:table-cell>
          <table:table-cell office:value-type="float" office:value="673.785522460938" calcext:value-type="float">
            <text:p>673.785522460938</text:p>
          </table:table-cell>
          <table:table-cell office:value-type="float" office:value="1485.45251464844" calcext:value-type="float">
            <text:p>1485.4525146484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8269.7451171875" calcext:value-type="float">
            <text:p>8269.7451171875</text:p>
          </table:table-cell>
          <table:table-cell office:value-type="float" office:value="19324.732421875" calcext:value-type="float">
            <text:p>19324.732421875</text:p>
          </table:table-cell>
          <table:table-cell office:value-type="float" office:value="4454.39404296875" calcext:value-type="float">
            <text:p>4454.39404296875</text:p>
          </table:table-cell>
          <table:table-cell/>
          <table:table-cell office:value-type="string" calcext:value-type="string">
            <text:p>csúcs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8.638500213623" calcext:value-type="float">
            <text:p>28.638500213623</text:p>
          </table:table-cell>
          <table:table-cell office:value-type="float" office:value="365.855865478516" calcext:value-type="float">
            <text:p>365.855865478516</text:p>
          </table:table-cell>
          <table:table-cell office:value-type="float" office:value="702.859130859375" calcext:value-type="float">
            <text:p>702.85913085937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7188.41796875" calcext:value-type="float">
            <text:p>7188.41796875</text:p>
          </table:table-cell>
          <table:table-cell office:value-type="float" office:value="18474.46875" calcext:value-type="float">
            <text:p>18474.46875</text:p>
          </table:table-cell>
          <table:table-cell office:value-type="float" office:value="4271.23681640625" calcext:value-type="float">
            <text:p>4271.23681640625</text:p>
          </table:table-cell>
          <table:table-cell/>
          <table:table-cell office:value-type="string" calcext:value-type="string">
            <text:p>él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8.638500213623" calcext:value-type="float">
            <text:p>28.638500213623</text:p>
          </table:table-cell>
          <table:table-cell office:value-type="float" office:value="537.83299853808" calcext:value-type="float">
            <text:p>537.83299853808</text:p>
          </table:table-cell>
          <table:table-cell office:value-type="float" office:value="853.430615234375" calcext:value-type="float">
            <text:p>853.43061523437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7188.41796875" calcext:value-type="float">
            <text:p>7188.41796875</text:p>
          </table:table-cell>
          <table:table-cell office:value-type="float" office:value="17452.568359375" calcext:value-type="float">
            <text:p>17452.568359375</text:p>
          </table:table-cell>
          <table:table-cell office:value-type="float" office:value="4415.99951171875" calcext:value-type="float">
            <text:p>4415.99951171875</text:p>
          </table:table-cell>
          <table:table-cell/>
          <table:table-cell office:value-type="string" calcext:value-type="string">
            <text:p>tartalmazás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.6374473571777" calcext:value-type="float">
            <text:p>28.6374473571777</text:p>
          </table:table-cell>
          <table:table-cell office:value-type="float" office:value="467.603790283203" calcext:value-type="float">
            <text:p>467.603790283203</text:p>
          </table:table-cell>
          <table:table-cell office:value-type="float" office:value="973.836853027344" calcext:value-type="float">
            <text:p>973.83685302734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5208.87744140625" calcext:value-type="float">
            <text:p>5208.87744140625</text:p>
          </table:table-cell>
          <table:table-cell office:value-type="float" office:value="15530.736328125" calcext:value-type="float">
            <text:p>15530.736328125</text:p>
          </table:table-cell>
          <table:table-cell office:value-type="float" office:value="4297.44287109375" calcext:value-type="float">
            <text:p>4297.44287109375</text:p>
          </table:table-cell>
          <table:table-cell/>
          <table:table-cell office:value-type="string" calcext:value-type="string">
            <text:p>populáció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5208.87744140625" calcext:value-type="float">
            <text:p>5208.87744140625</text:p>
          </table:table-cell>
          <table:table-cell office:value-type="float" office:value="13673.2587890625" calcext:value-type="float">
            <text:p>13673.2587890625</text:p>
          </table:table-cell>
          <table:table-cell office:value-type="float" office:value="3953.46533203125" calcext:value-type="float">
            <text:p>3953.46533203125</text:p>
          </table:table-cell>
          <table:table-cell/>
          <table:table-cell office:value-type="string" calcext:value-type="string">
            <text:p>initializer</text:p>
          </table:table-cell>
          <table:table-cell office:value-type="string" calcext:value-type="string">
            <text:p>random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4210.337890625" calcext:value-type="float">
            <text:p>4210.337890625</text:p>
          </table:table-cell>
          <table:table-cell office:value-type="float" office:value="12423.4853515625" calcext:value-type="float">
            <text:p>12423.4853515625</text:p>
          </table:table-cell>
          <table:table-cell office:value-type="float" office:value="3842.14404296875" calcext:value-type="float">
            <text:p>3842.14404296875</text:p>
          </table:table-cell>
          <table:table-cell/>
          <table:table-cell office:value-type="string" calcext:value-type="string">
            <text:p>algoritmus</text:p>
          </table:table-cell>
          <table:table-cell office:value-type="string" calcext:value-type="string">
            <text:p>pso</text:p>
          </table:table-cell>
          <table:table-cell table:number-columns-repeated="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76.27709960937" calcext:value-type="float">
            <text:p>2476.27709960937</text:p>
          </table:table-cell>
          <table:table-cell office:value-type="float" office:value="5567.1943359375" calcext:value-type="float">
            <text:p>5567.1943359375</text:p>
          </table:table-cell>
          <table:table-cell office:value-type="float" office:value="1358.43579101563" calcext:value-type="float">
            <text:p>1358.43579101563</text:p>
          </table:table-cell>
          <table:table-cell/>
          <table:table-cell office:value-type="string" calcext:value-type="string">
            <text:p>csúcs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4210.337890625" calcext:value-type="float">
            <text:p>4210.337890625</text:p>
          </table:table-cell>
          <table:table-cell office:value-type="float" office:value="12026.8984375" calcext:value-type="float">
            <text:p>12026.8984375</text:p>
          </table:table-cell>
          <table:table-cell office:value-type="float" office:value="4374.2255859375" calcext:value-type="float">
            <text:p>4374.22558593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76.27709960937" calcext:value-type="float">
            <text:p>2476.27709960937</text:p>
          </table:table-cell>
          <table:table-cell office:value-type="float" office:value="5560.79736328125" calcext:value-type="float">
            <text:p>5560.79736328125</text:p>
          </table:table-cell>
          <table:table-cell office:value-type="float" office:value="1467.2587890625" calcext:value-type="float">
            <text:p>1467.2587890625</text:p>
          </table:table-cell>
          <table:table-cell/>
          <table:table-cell office:value-type="string" calcext:value-type="string">
            <text:p>él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4129.82958984375" calcext:value-type="float">
            <text:p>4129.82958984375</text:p>
          </table:table-cell>
          <table:table-cell office:value-type="float" office:value="10804.2333984375" calcext:value-type="float">
            <text:p>10804.2333984375</text:p>
          </table:table-cell>
          <table:table-cell office:value-type="float" office:value="4377.578125" calcext:value-type="float">
            <text:p>4377.578125</text:p>
          </table:table-cell>
          <table:table-cell/>
          <table:table-cell office:value-type="string" calcext:value-type="string">
            <text:p>runtime</text:p>
          </table:table-cell>
          <table:table-cell table:style-name="ce1" office:value-type="time" office:time-value="PT00H20M18.091043S" calcext:value-type="time">
            <text:p>00:20:18.0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7.924865722656" calcext:value-type="float">
            <text:p>787.924865722656</text:p>
          </table:table-cell>
          <table:table-cell office:value-type="float" office:value="5196.48681640625" calcext:value-type="float">
            <text:p>5196.48681640625</text:p>
          </table:table-cell>
          <table:table-cell office:value-type="float" office:value="1703.92102050781" calcext:value-type="float">
            <text:p>1703.92102050781</text:p>
          </table:table-cell>
          <table:table-cell/>
          <table:table-cell office:value-type="string" calcext:value-type="string">
            <text:p>tartalmazás</text:p>
          </table:table-cell>
          <table:table-cell office:value-type="float" office:value="0.05" calcext:value-type="float">
            <text:p>0.0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3097.09423828125" calcext:value-type="float">
            <text:p>3097.09423828125</text:p>
          </table:table-cell>
          <table:table-cell office:value-type="float" office:value="10334.619140625" calcext:value-type="float">
            <text:p>10334.619140625</text:p>
          </table:table-cell>
          <table:table-cell office:value-type="float" office:value="4722.85791015625" calcext:value-type="float">
            <text:p>4722.85791015625</text:p>
          </table:table-cell>
          <table:table-cell/>
          <table:table-cell office:value-type="string" calcext:value-type="string">
            <text:p>summary</text:p>
          </table:table-cell>
          <table:table-cell office:value-type="float" office:value="3072.1472" calcext:value-type="float">
            <text:p>3072.1472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7.924865722656" calcext:value-type="float">
            <text:p>787.924865722656</text:p>
          </table:table-cell>
          <table:table-cell office:value-type="float" office:value="5000.537109375" calcext:value-type="float">
            <text:p>5000.537109375</text:p>
          </table:table-cell>
          <table:table-cell office:value-type="float" office:value="1720.38305664063" calcext:value-type="float">
            <text:p>1720.38305664063</text:p>
          </table:table-cell>
          <table:table-cell/>
          <table:table-cell office:value-type="string" calcext:value-type="string">
            <text:p>populáció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3097.05834960937" calcext:value-type="float">
            <text:p>3097.05834960937</text:p>
          </table:table-cell>
          <table:table-cell office:value-type="float" office:value="9579.2216796875" calcext:value-type="float">
            <text:p>9579.2216796875</text:p>
          </table:table-cell>
          <table:table-cell office:value-type="float" office:value="4560.48193359375" calcext:value-type="float">
            <text:p>4560.4819335937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7.924865722656" calcext:value-type="float">
            <text:p>787.924865722656</text:p>
          </table:table-cell>
          <table:table-cell office:value-type="float" office:value="4999.67236328125" calcext:value-type="float">
            <text:p>4999.67236328125</text:p>
          </table:table-cell>
          <table:table-cell office:value-type="float" office:value="1902.07922363281" calcext:value-type="float">
            <text:p>1902.07922363281</text:p>
          </table:table-cell>
          <table:table-cell/>
          <table:table-cell office:value-type="string" calcext:value-type="string">
            <text:p>initializer</text:p>
          </table:table-cell>
          <table:table-cell office:value-type="string" calcext:value-type="string">
            <text:p>random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3097.05834960937" calcext:value-type="float">
            <text:p>3097.05834960937</text:p>
          </table:table-cell>
          <table:table-cell office:value-type="float" office:value="8752.1494140625" calcext:value-type="float">
            <text:p>8752.1494140625</text:p>
          </table:table-cell>
          <table:table-cell office:value-type="float" office:value="4667.4033203125" calcext:value-type="float">
            <text:p>4667.4033203125</text:p>
          </table:table-cell>
          <table:table-cell/>
          <table:table-cell office:value-type="string" calcext:value-type="string">
            <text:p>falsely_contained_node_num: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7.924865722656" calcext:value-type="float">
            <text:p>787.924865722656</text:p>
          </table:table-cell>
          <table:table-cell office:value-type="float" office:value="4511.4404296875" calcext:value-type="float">
            <text:p>4511.4404296875</text:p>
          </table:table-cell>
          <table:table-cell office:value-type="float" office:value="1989.66857910156" calcext:value-type="float">
            <text:p>1989.66857910156</text:p>
          </table:table-cell>
          <table:table-cell/>
          <table:table-cell office:value-type="string" calcext:value-type="string">
            <text:p>algoritmus</text:p>
          </table:table-cell>
          <table:table-cell office:value-type="string" calcext:value-type="string">
            <text:p>multirow ga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rmal(0,3)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077.56640625" calcext:value-type="float">
            <text:p>3077.56640625</text:p>
          </table:table-cell>
          <table:table-cell office:value-type="float" office:value="7761.79931640625" calcext:value-type="float">
            <text:p>7761.79931640625</text:p>
          </table:table-cell>
          <table:table-cell office:value-type="float" office:value="4137.11328125" calcext:value-type="float">
            <text:p>4137.11328125</text:p>
          </table:table-cell>
          <table:table-cell/>
          <table:table-cell office:value-type="string" calcext:value-type="string">
            <text:p>missing_node_num: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9.241271972656" calcext:value-type="float">
            <text:p>319.241271972656</text:p>
          </table:table-cell>
          <table:table-cell office:value-type="float" office:value="4243.75439453125" calcext:value-type="float">
            <text:p>4243.75439453125</text:p>
          </table:table-cell>
          <table:table-cell office:value-type="float" office:value="1917.26049804688" calcext:value-type="float">
            <text:p>1917.26049804688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3077.56640625" calcext:value-type="float">
            <text:p>3077.56640625</text:p>
          </table:table-cell>
          <table:table-cell office:value-type="float" office:value="7397.47998046875" calcext:value-type="float">
            <text:p>7397.47998046875</text:p>
          </table:table-cell>
          <table:table-cell office:value-type="float" office:value="4353.048828125" calcext:value-type="float">
            <text:p>4353.048828125</text:p>
          </table:table-cell>
          <table:table-cell/>
          <table:table-cell office:value-type="string" calcext:value-type="string">
            <text:p>intersection_num: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9.241271972656" calcext:value-type="float">
            <text:p>319.241271972656</text:p>
          </table:table-cell>
          <table:table-cell office:value-type="float" office:value="4125.138671875" calcext:value-type="float">
            <text:p>4125.138671875</text:p>
          </table:table-cell>
          <table:table-cell office:value-type="float" office:value="2196.13159179687" calcext:value-type="float">
            <text:p>2196.13159179687</text:p>
          </table:table-cell>
          <table:table-cell/>
          <table:table-cell office:value-type="string" calcext:value-type="string">
            <text:p>runtime</text:p>
          </table:table-cell>
          <table:table-cell table:style-name="ce1" office:value-type="time" office:time-value="PT00H05M42.303688S" calcext:value-type="time">
            <text:p>00:05:42.30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3077.5263671875" calcext:value-type="float">
            <text:p>3077.5263671875</text:p>
          </table:table-cell>
          <table:table-cell office:value-type="float" office:value="6956.41796875" calcext:value-type="float">
            <text:p>6956.41796875</text:p>
          </table:table-cell>
          <table:table-cell office:value-type="float" office:value="4266.505859375" calcext:value-type="float">
            <text:p>4266.505859375</text:p>
          </table:table-cell>
          <table:table-cell/>
          <table:table-cell office:value-type="string" calcext:value-type="string">
            <text:p>invalid_intersection_num: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9.241271972656" calcext:value-type="float">
            <text:p>319.241271972656</text:p>
          </table:table-cell>
          <table:table-cell office:value-type="float" office:value="3434.60693359375" calcext:value-type="float">
            <text:p>3434.60693359375</text:p>
          </table:table-cell>
          <table:table-cell office:value-type="float" office:value="2058.63208007812" calcext:value-type="float">
            <text:p>2058.63208007812</text:p>
          </table:table-cell>
          <table:table-cell/>
          <table:table-cell office:value-type="string" calcext:value-type="string">
            <text:p>summary</text:p>
          </table:table-cell>
          <table:table-cell office:value-type="float" office:value="6.5501294" calcext:value-type="float">
            <text:p>6.5501294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3075.01025390625" calcext:value-type="float">
            <text:p>3075.01025390625</text:p>
          </table:table-cell>
          <table:table-cell office:value-type="float" office:value="6911.3623046875" calcext:value-type="float">
            <text:p>6911.3623046875</text:p>
          </table:table-cell>
          <table:table-cell office:value-type="float" office:value="4640.14892578125" calcext:value-type="float">
            <text:p>4640.14892578125</text:p>
          </table:table-cell>
          <table:table-cell/>
          <table:table-cell office:value-type="string" calcext:value-type="string">
            <text:p>closer_than_min_distance_num: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9.241271972656" calcext:value-type="float">
            <text:p>319.241271972656</text:p>
          </table:table-cell>
          <table:table-cell office:value-type="float" office:value="3124.79443359375" calcext:value-type="float">
            <text:p>3124.79443359375</text:p>
          </table:table-cell>
          <table:table-cell office:value-type="float" office:value="1881.83532714844" calcext:value-type="float">
            <text:p>1881.83532714844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3075.00756835937" calcext:value-type="float">
            <text:p>3075.00756835937</text:p>
          </table:table-cell>
          <table:table-cell office:value-type="float" office:value="6715.8857421875" calcext:value-type="float">
            <text:p>6715.8857421875</text:p>
          </table:table-cell>
          <table:table-cell office:value-type="float" office:value="4431.33740234375" calcext:value-type="float">
            <text:p>4431.33740234375</text:p>
          </table:table-cell>
          <table:table-cell/>
          <table:table-cell office:value-type="string" calcext:value-type="string">
            <text:p>segment_num: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9.241271972656" calcext:value-type="float">
            <text:p>319.241271972656</text:p>
          </table:table-cell>
          <table:table-cell office:value-type="float" office:value="2935.51318359375" calcext:value-type="float">
            <text:p>2935.51318359375</text:p>
          </table:table-cell>
          <table:table-cell office:value-type="float" office:value="1793.12329101563" calcext:value-type="float">
            <text:p>1793.12329101563</text:p>
          </table:table-cell>
          <table:table-cell/>
          <table:table-cell office:value-type="string" calcext:value-type="string">
            <text:p>falsely_contained_node_num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3075.00756835937" calcext:value-type="float">
            <text:p>3075.00756835937</text:p>
          </table:table-cell>
          <table:table-cell office:value-type="float" office:value="6721.7255859375" calcext:value-type="float">
            <text:p>6721.7255859375</text:p>
          </table:table-cell>
          <table:table-cell office:value-type="float" office:value="4492.1044921875" calcext:value-type="float">
            <text:p>4492.1044921875</text:p>
          </table:table-cell>
          <table:table-cell/>
          <table:table-cell office:value-type="string" calcext:value-type="string">
            <text:p>single_node_segment_num: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9.241271972656" calcext:value-type="float">
            <text:p>319.241271972656</text:p>
          </table:table-cell>
          <table:table-cell office:value-type="float" office:value="2580.63134765625" calcext:value-type="float">
            <text:p>2580.63134765625</text:p>
          </table:table-cell>
          <table:table-cell office:value-type="float" office:value="1958.96838378906" calcext:value-type="float">
            <text:p>1958.96838378906</text:p>
          </table:table-cell>
          <table:table-cell/>
          <table:table-cell office:value-type="string" calcext:value-type="string">
            <text:p>missing_node_num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3075.00756835937" calcext:value-type="float">
            <text:p>3075.00756835937</text:p>
          </table:table-cell>
          <table:table-cell office:value-type="float" office:value="6676.0126953125" calcext:value-type="float">
            <text:p>6676.0126953125</text:p>
          </table:table-cell>
          <table:table-cell office:value-type="float" office:value="4306.4501953125" calcext:value-type="float">
            <text:p>4306.450195312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9.241271972656" calcext:value-type="float">
            <text:p>319.241271972656</text:p>
          </table:table-cell>
          <table:table-cell office:value-type="float" office:value="2182.73413085937" calcext:value-type="float">
            <text:p>2182.73413085937</text:p>
          </table:table-cell>
          <table:table-cell office:value-type="float" office:value="1553.77880859375" calcext:value-type="float">
            <text:p>1553.77880859375</text:p>
          </table:table-cell>
          <table:table-cell/>
          <table:table-cell office:value-type="string" calcext:value-type="string">
            <text:p>intersection_num: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3075.0068359375" calcext:value-type="float">
            <text:p>3075.0068359375</text:p>
          </table:table-cell>
          <table:table-cell office:value-type="float" office:value="6781.72802734375" calcext:value-type="float">
            <text:p>6781.72802734375</text:p>
          </table:table-cell>
          <table:table-cell office:value-type="float" office:value="4313.05859375" calcext:value-type="float">
            <text:p>4313.0585937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9.241271972656" calcext:value-type="float">
            <text:p>319.241271972656</text:p>
          </table:table-cell>
          <table:table-cell office:value-type="float" office:value="2481.599609375" calcext:value-type="float">
            <text:p>2481.599609375</text:p>
          </table:table-cell>
          <table:table-cell office:value-type="float" office:value="1917.73803710938" calcext:value-type="float">
            <text:p>1917.73803710938</text:p>
          </table:table-cell>
          <table:table-cell/>
          <table:table-cell office:value-type="string" calcext:value-type="string">
            <text:p>invalid_intersection_num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3072.16528320312" calcext:value-type="float">
            <text:p>3072.16528320312</text:p>
          </table:table-cell>
          <table:table-cell office:value-type="float" office:value="6665.498046875" calcext:value-type="float">
            <text:p>6665.498046875</text:p>
          </table:table-cell>
          <table:table-cell office:value-type="float" office:value="3900.77685546875" calcext:value-type="float">
            <text:p>3900.7768554687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9.241271972656" calcext:value-type="float">
            <text:p>319.241271972656</text:p>
          </table:table-cell>
          <table:table-cell office:value-type="float" office:value="2000.43737792969" calcext:value-type="float">
            <text:p>2000.43737792969</text:p>
          </table:table-cell>
          <table:table-cell office:value-type="float" office:value="1308.76611328125" calcext:value-type="float">
            <text:p>1308.76611328125</text:p>
          </table:table-cell>
          <table:table-cell/>
          <table:table-cell office:value-type="string" calcext:value-type="string">
            <text:p>closer_than_min_distance_num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3072.16357421875" calcext:value-type="float">
            <text:p>3072.16357421875</text:p>
          </table:table-cell>
          <table:table-cell office:value-type="float" office:value="6365.42333984375" calcext:value-type="float">
            <text:p>6365.42333984375</text:p>
          </table:table-cell>
          <table:table-cell office:value-type="float" office:value="4279.35400390625" calcext:value-type="float">
            <text:p>4279.354003906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9.241271972656" calcext:value-type="float">
            <text:p>319.241271972656</text:p>
          </table:table-cell>
          <table:table-cell office:value-type="float" office:value="1716.91052246094" calcext:value-type="float">
            <text:p>1716.91052246094</text:p>
          </table:table-cell>
          <table:table-cell office:value-type="float" office:value="1100.57177734375" calcext:value-type="float">
            <text:p>1100.57177734375</text:p>
          </table:table-cell>
          <table:table-cell/>
          <table:table-cell office:value-type="string" calcext:value-type="string">
            <text:p>segment_num: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3072.16333007812" calcext:value-type="float">
            <text:p>3072.16333007812</text:p>
          </table:table-cell>
          <table:table-cell office:value-type="float" office:value="6231.310546875" calcext:value-type="float">
            <text:p>6231.310546875</text:p>
          </table:table-cell>
          <table:table-cell office:value-type="float" office:value="4306.93115234375" calcext:value-type="float">
            <text:p>4306.9311523437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9.241271972656" calcext:value-type="float">
            <text:p>319.241271972656</text:p>
          </table:table-cell>
          <table:table-cell office:value-type="float" office:value="2115.82275390625" calcext:value-type="float">
            <text:p>2115.82275390625</text:p>
          </table:table-cell>
          <table:table-cell office:value-type="float" office:value="1939.48986816406" calcext:value-type="float">
            <text:p>1939.48986816406</text:p>
          </table:table-cell>
          <table:table-cell/>
          <table:table-cell office:value-type="string" calcext:value-type="string">
            <text:p>single_node_segment_num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3072.1630859375" calcext:value-type="float">
            <text:p>3072.1630859375</text:p>
          </table:table-cell>
          <table:table-cell office:value-type="float" office:value="5961.10009765625" calcext:value-type="float">
            <text:p>5961.10009765625</text:p>
          </table:table-cell>
          <table:table-cell office:value-type="float" office:value="4132.77197265625" calcext:value-type="float">
            <text:p>4132.7719726562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9.241271972656" calcext:value-type="float">
            <text:p>319.241271972656</text:p>
          </table:table-cell>
          <table:table-cell office:value-type="float" office:value="1750.01281738281" calcext:value-type="float">
            <text:p>1750.01281738281</text:p>
          </table:table-cell>
          <table:table-cell office:value-type="float" office:value="1450.33129882813" calcext:value-type="float">
            <text:p>1450.33129882813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office:value-type="float" office:value="3072.1630859375" calcext:value-type="float">
            <text:p>3072.1630859375</text:p>
          </table:table-cell>
          <table:table-cell office:value-type="float" office:value="6207.25146484375" calcext:value-type="float">
            <text:p>6207.25146484375</text:p>
          </table:table-cell>
          <table:table-cell office:value-type="float" office:value="4463.80615234375" calcext:value-type="float">
            <text:p>4463.8061523437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9.241271972656" calcext:value-type="float">
            <text:p>319.241271972656</text:p>
          </table:table-cell>
          <table:table-cell office:value-type="float" office:value="1418.65466308594" calcext:value-type="float">
            <text:p>1418.65466308594</text:p>
          </table:table-cell>
          <table:table-cell office:value-type="float" office:value="830.783081054688" calcext:value-type="float">
            <text:p>830.783081054688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3072.16235351562" calcext:value-type="float">
            <text:p>3072.16235351562</text:p>
          </table:table-cell>
          <table:table-cell office:value-type="float" office:value="5918.072265625" calcext:value-type="float">
            <text:p>5918.072265625</text:p>
          </table:table-cell>
          <table:table-cell office:value-type="float" office:value="4143.52783203125" calcext:value-type="float">
            <text:p>4143.5278320312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9.241271972656" calcext:value-type="float">
            <text:p>319.241271972656</text:p>
          </table:table-cell>
          <table:table-cell office:value-type="float" office:value="1541.25073242188" calcext:value-type="float">
            <text:p>1541.25073242188</text:p>
          </table:table-cell>
          <table:table-cell office:value-type="float" office:value="1363.94604492188" calcext:value-type="float">
            <text:p>1363.94604492188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office:value-type="float" office:value="3072.16235351562" calcext:value-type="float">
            <text:p>3072.16235351562</text:p>
          </table:table-cell>
          <table:table-cell office:value-type="float" office:value="6032.3544921875" calcext:value-type="float">
            <text:p>6032.3544921875</text:p>
          </table:table-cell>
          <table:table-cell office:value-type="float" office:value="4482.1689453125" calcext:value-type="float">
            <text:p>4482.168945312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9.241271972656" calcext:value-type="float">
            <text:p>319.241271972656</text:p>
          </table:table-cell>
          <table:table-cell office:value-type="float" office:value="1559.02075195313" calcext:value-type="float">
            <text:p>1559.02075195313</text:p>
          </table:table-cell>
          <table:table-cell office:value-type="float" office:value="1422.79821777344" calcext:value-type="float">
            <text:p>1422.79821777344</text:p>
          </table:table-cell>
          <table:table-cell table:number-columns-repeated="9"/>
          <table:table-cell office:value-type="float" office:value="27" calcext:value-type="float">
            <text:p>27</text:p>
          </table:table-cell>
          <table:table-cell office:value-type="float" office:value="3072.162109375" calcext:value-type="float">
            <text:p>3072.162109375</text:p>
          </table:table-cell>
          <table:table-cell office:value-type="float" office:value="5863.13232421875" calcext:value-type="float">
            <text:p>5863.13232421875</text:p>
          </table:table-cell>
          <table:table-cell office:value-type="float" office:value="4487.16455078125" calcext:value-type="float">
            <text:p>4487.1645507812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80395126342773" calcext:value-type="float">
            <text:p>6.80395126342773</text:p>
          </table:table-cell>
          <table:table-cell office:value-type="float" office:value="1383.49145507813" calcext:value-type="float">
            <text:p>1383.49145507813</text:p>
          </table:table-cell>
          <table:table-cell office:value-type="float" office:value="903.155639648437" calcext:value-type="float">
            <text:p>903.155639648437</text:p>
          </table:table-cell>
          <table:table-cell table:number-columns-repeated="2"/>
          <table:table-cell table:style-name="ce1"/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3072.16064453125" calcext:value-type="float">
            <text:p>3072.16064453125</text:p>
          </table:table-cell>
          <table:table-cell office:value-type="float" office:value="5669.3505859375" calcext:value-type="float">
            <text:p>5669.3505859375</text:p>
          </table:table-cell>
          <table:table-cell office:value-type="float" office:value="3888.49877929687" calcext:value-type="float">
            <text:p>3888.49877929687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80395126342773" calcext:value-type="float">
            <text:p>6.80395126342773</text:p>
          </table:table-cell>
          <table:table-cell office:value-type="float" office:value="1463.51721191406" calcext:value-type="float">
            <text:p>1463.51721191406</text:p>
          </table:table-cell>
          <table:table-cell office:value-type="float" office:value="1440.23156738281" calcext:value-type="float">
            <text:p>1440.23156738281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office:value-type="float" office:value="3072.16064453125" calcext:value-type="float">
            <text:p>3072.16064453125</text:p>
          </table:table-cell>
          <table:table-cell office:value-type="float" office:value="5597.79248046875" calcext:value-type="float">
            <text:p>5597.79248046875</text:p>
          </table:table-cell>
          <table:table-cell office:value-type="float" office:value="4091.77124023438" calcext:value-type="float">
            <text:p>4091.77124023438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80395126342773" calcext:value-type="float">
            <text:p>6.80395126342773</text:p>
          </table:table-cell>
          <table:table-cell office:value-type="float" office:value="1175.62976074219" calcext:value-type="float">
            <text:p>1175.62976074219</text:p>
          </table:table-cell>
          <table:table-cell office:value-type="float" office:value="911.052917480469" calcext:value-type="float">
            <text:p>911.052917480469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3072.16064453125" calcext:value-type="float">
            <text:p>3072.16064453125</text:p>
          </table:table-cell>
          <table:table-cell office:value-type="float" office:value="5670.19580078125" calcext:value-type="float">
            <text:p>5670.19580078125</text:p>
          </table:table-cell>
          <table:table-cell office:value-type="float" office:value="4226.4052734375" calcext:value-type="float">
            <text:p>4226.405273437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80395126342773" calcext:value-type="float">
            <text:p>6.80395126342773</text:p>
          </table:table-cell>
          <table:table-cell office:value-type="float" office:value="1820.07629394531" calcext:value-type="float">
            <text:p>1820.07629394531</text:p>
          </table:table-cell>
          <table:table-cell office:value-type="float" office:value="1958.61059570313" calcext:value-type="float">
            <text:p>1958.61059570313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office:value-type="float" office:value="3072.16040039062" calcext:value-type="float">
            <text:p>3072.16040039062</text:p>
          </table:table-cell>
          <table:table-cell office:value-type="float" office:value="5710.8525390625" calcext:value-type="float">
            <text:p>5710.8525390625</text:p>
          </table:table-cell>
          <table:table-cell office:value-type="float" office:value="4242.349609375" calcext:value-type="float">
            <text:p>4242.34960937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69642972946167" calcext:value-type="float">
            <text:p>6.69642972946167</text:p>
          </table:table-cell>
          <table:table-cell office:value-type="float" office:value="1523.67858886719" calcext:value-type="float">
            <text:p>1523.67858886719</text:p>
          </table:table-cell>
          <table:table-cell office:value-type="float" office:value="1647.86962890625" calcext:value-type="float">
            <text:p>1647.86962890625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office:value-type="float" office:value="3072.16040039062" calcext:value-type="float">
            <text:p>3072.16040039062</text:p>
          </table:table-cell>
          <table:table-cell office:value-type="float" office:value="5738.841796875" calcext:value-type="float">
            <text:p>5738.841796875</text:p>
          </table:table-cell>
          <table:table-cell office:value-type="float" office:value="4222.80322265625" calcext:value-type="float">
            <text:p>4222.8032226562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69642972946167" calcext:value-type="float">
            <text:p>6.69642972946167</text:p>
          </table:table-cell>
          <table:table-cell office:value-type="float" office:value="1859.85949707031" calcext:value-type="float">
            <text:p>1859.85949707031</text:p>
          </table:table-cell>
          <table:table-cell office:value-type="float" office:value="2035.34533691406" calcext:value-type="float">
            <text:p>2035.34533691406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office:value-type="float" office:value="3072.16040039062" calcext:value-type="float">
            <text:p>3072.16040039062</text:p>
          </table:table-cell>
          <table:table-cell office:value-type="float" office:value="5638.67236328125" calcext:value-type="float">
            <text:p>5638.67236328125</text:p>
          </table:table-cell>
          <table:table-cell office:value-type="float" office:value="4256.37158203125" calcext:value-type="float">
            <text:p>4256.37158203125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69642972946167" calcext:value-type="float">
            <text:p>6.69642972946167</text:p>
          </table:table-cell>
          <table:table-cell office:value-type="float" office:value="1392.77856445313" calcext:value-type="float">
            <text:p>1392.77856445313</text:p>
          </table:table-cell>
          <table:table-cell office:value-type="float" office:value="1439.46813964844" calcext:value-type="float">
            <text:p>1439.46813964844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office:value-type="float" office:value="3072.16015625" calcext:value-type="float">
            <text:p>3072.16015625</text:p>
          </table:table-cell>
          <table:table-cell office:value-type="float" office:value="5509.4775390625" calcext:value-type="float">
            <text:p>5509.4775390625</text:p>
          </table:table-cell>
          <table:table-cell office:value-type="float" office:value="4033.48168945313" calcext:value-type="float">
            <text:p>4033.48168945313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69642972946167" calcext:value-type="float">
            <text:p>6.69642972946167</text:p>
          </table:table-cell>
          <table:table-cell office:value-type="float" office:value="1187.11901855469" calcext:value-type="float">
            <text:p>1187.11901855469</text:p>
          </table:table-cell>
          <table:table-cell office:value-type="float" office:value="1539.81420898437" calcext:value-type="float">
            <text:p>1539.81420898437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office:value-type="float" office:value="3072.16015625" calcext:value-type="float">
            <text:p>3072.16015625</text:p>
          </table:table-cell>
          <table:table-cell office:value-type="float" office:value="5679.24365234375" calcext:value-type="float">
            <text:p>5679.24365234375</text:p>
          </table:table-cell>
          <table:table-cell office:value-type="float" office:value="4364.79541015625" calcext:value-type="float">
            <text:p>4364.7954101562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69642972946167" calcext:value-type="float">
            <text:p>6.69642972946167</text:p>
          </table:table-cell>
          <table:table-cell office:value-type="float" office:value="860.234985351562" calcext:value-type="float">
            <text:p>860.234985351562</text:p>
          </table:table-cell>
          <table:table-cell office:value-type="float" office:value="1280.759765625" calcext:value-type="float">
            <text:p>1280.759765625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office:value-type="float" office:value="3072.16015625" calcext:value-type="float">
            <text:p>3072.16015625</text:p>
          </table:table-cell>
          <table:table-cell office:value-type="float" office:value="5738.234375" calcext:value-type="float">
            <text:p>5738.234375</text:p>
          </table:table-cell>
          <table:table-cell office:value-type="float" office:value="4649.890625" calcext:value-type="float">
            <text:p>4649.890625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69642972946167" calcext:value-type="float">
            <text:p>6.69642972946167</text:p>
          </table:table-cell>
          <table:table-cell office:value-type="float" office:value="801.016845703125" calcext:value-type="float">
            <text:p>801.016845703125</text:p>
          </table:table-cell>
          <table:table-cell office:value-type="float" office:value="1363.19567871094" calcext:value-type="float">
            <text:p>1363.19567871094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3072.16015625" calcext:value-type="float">
            <text:p>3072.16015625</text:p>
          </table:table-cell>
          <table:table-cell office:value-type="float" office:value="5524.64453125" calcext:value-type="float">
            <text:p>5524.64453125</text:p>
          </table:table-cell>
          <table:table-cell office:value-type="float" office:value="4115.05419921875" calcext:value-type="float">
            <text:p>4115.0541992187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.69642972946167" calcext:value-type="float">
            <text:p>6.69642972946167</text:p>
          </table:table-cell>
          <table:table-cell office:value-type="float" office:value="1308.41418457031" calcext:value-type="float">
            <text:p>1308.41418457031</text:p>
          </table:table-cell>
          <table:table-cell office:value-type="float" office:value="2109.470703125" calcext:value-type="float">
            <text:p>2109.470703125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office:value-type="float" office:value="3072.16015625" calcext:value-type="float">
            <text:p>3072.16015625</text:p>
          </table:table-cell>
          <table:table-cell office:value-type="float" office:value="5360.9287109375" calcext:value-type="float">
            <text:p>5360.9287109375</text:p>
          </table:table-cell>
          <table:table-cell office:value-type="float" office:value="3923.59594726563" calcext:value-type="float">
            <text:p>3923.59594726563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69642972946167" calcext:value-type="float">
            <text:p>6.69642972946167</text:p>
          </table:table-cell>
          <table:table-cell office:value-type="float" office:value="1090.92370605469" calcext:value-type="float">
            <text:p>1090.92370605469</text:p>
          </table:table-cell>
          <table:table-cell office:value-type="float" office:value="1796.8603515625" calcext:value-type="float">
            <text:p>1796.8603515625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office:value-type="float" office:value="3072.15869140625" calcext:value-type="float">
            <text:p>3072.15869140625</text:p>
          </table:table-cell>
          <table:table-cell office:value-type="float" office:value="5344.51513671875" calcext:value-type="float">
            <text:p>5344.51513671875</text:p>
          </table:table-cell>
          <table:table-cell office:value-type="float" office:value="3961.70263671875" calcext:value-type="float">
            <text:p>3961.7026367187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.69642972946167" calcext:value-type="float">
            <text:p>6.69642972946167</text:p>
          </table:table-cell>
          <table:table-cell office:value-type="float" office:value="611.6552734375" calcext:value-type="float">
            <text:p>611.6552734375</text:p>
          </table:table-cell>
          <table:table-cell office:value-type="float" office:value="1228.54174804688" calcext:value-type="float">
            <text:p>1228.54174804688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3072.15869140625" calcext:value-type="float">
            <text:p>3072.15869140625</text:p>
          </table:table-cell>
          <table:table-cell office:value-type="float" office:value="5351.75146484375" calcext:value-type="float">
            <text:p>5351.75146484375</text:p>
          </table:table-cell>
          <table:table-cell office:value-type="float" office:value="4064.14501953125" calcext:value-type="float">
            <text:p>4064.14501953125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69642972946167" calcext:value-type="float">
            <text:p>6.69642972946167</text:p>
          </table:table-cell>
          <table:table-cell office:value-type="float" office:value="850.479553222656" calcext:value-type="float">
            <text:p>850.479553222656</text:p>
          </table:table-cell>
          <table:table-cell office:value-type="float" office:value="1622.33715820313" calcext:value-type="float">
            <text:p>1622.33715820313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 office:value-type="float" office:value="3072.158203125" calcext:value-type="float">
            <text:p>3072.158203125</text:p>
          </table:table-cell>
          <table:table-cell office:value-type="float" office:value="5319.63671875" calcext:value-type="float">
            <text:p>5319.63671875</text:p>
          </table:table-cell>
          <table:table-cell office:value-type="float" office:value="3847.88720703125" calcext:value-type="float">
            <text:p>3847.8872070312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69546699523926" calcext:value-type="float">
            <text:p>6.69546699523926</text:p>
          </table:table-cell>
          <table:table-cell office:value-type="float" office:value="843.295776367187" calcext:value-type="float">
            <text:p>843.295776367187</text:p>
          </table:table-cell>
          <table:table-cell office:value-type="float" office:value="1576.34704589844" calcext:value-type="float">
            <text:p>1576.34704589844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office:value-type="float" office:value="3072.15795898437" calcext:value-type="float">
            <text:p>3072.15795898437</text:p>
          </table:table-cell>
          <table:table-cell office:value-type="float" office:value="5239.23779296875" calcext:value-type="float">
            <text:p>5239.23779296875</text:p>
          </table:table-cell>
          <table:table-cell office:value-type="float" office:value="3887.19775390625" calcext:value-type="float">
            <text:p>3887.19775390625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69546699523926" calcext:value-type="float">
            <text:p>6.69546699523926</text:p>
          </table:table-cell>
          <table:table-cell office:value-type="float" office:value="834.84130859375" calcext:value-type="float">
            <text:p>834.84130859375</text:p>
          </table:table-cell>
          <table:table-cell office:value-type="float" office:value="1629.33996582031" calcext:value-type="float">
            <text:p>1629.33996582031</text:p>
          </table:table-cell>
          <table:table-cell table:number-columns-repeated="9"/>
          <table:table-cell office:value-type="float" office:value="43" calcext:value-type="float">
            <text:p>43</text:p>
          </table:table-cell>
          <table:table-cell office:value-type="float" office:value="3072.15771484375" calcext:value-type="float">
            <text:p>3072.15771484375</text:p>
          </table:table-cell>
          <table:table-cell office:value-type="float" office:value="5130.3076171875" calcext:value-type="float">
            <text:p>5130.3076171875</text:p>
          </table:table-cell>
          <table:table-cell office:value-type="float" office:value="3588.11401367188" calcext:value-type="float">
            <text:p>3588.11401367188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.69546699523926" calcext:value-type="float">
            <text:p>6.69546699523926</text:p>
          </table:table-cell>
          <table:table-cell office:value-type="float" office:value="989.394836425781" calcext:value-type="float">
            <text:p>989.394836425781</text:p>
          </table:table-cell>
          <table:table-cell office:value-type="float" office:value="1758.39184570313" calcext:value-type="float">
            <text:p>1758.39184570313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office:value-type="float" office:value="3072.15747070313" calcext:value-type="float">
            <text:p>3072.15747070313</text:p>
          </table:table-cell>
          <table:table-cell office:value-type="float" office:value="5217.00439453125" calcext:value-type="float">
            <text:p>5217.00439453125</text:p>
          </table:table-cell>
          <table:table-cell office:value-type="float" office:value="3854.76220703125" calcext:value-type="float">
            <text:p>3854.76220703125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69546699523926" calcext:value-type="float">
            <text:p>6.69546699523926</text:p>
          </table:table-cell>
          <table:table-cell office:value-type="float" office:value="1276.86560058594" calcext:value-type="float">
            <text:p>1276.86560058594</text:p>
          </table:table-cell>
          <table:table-cell office:value-type="float" office:value="2303.20751953125" calcext:value-type="float">
            <text:p>2303.20751953125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office:value-type="float" office:value="3072.1572265625" calcext:value-type="float">
            <text:p>3072.1572265625</text:p>
          </table:table-cell>
          <table:table-cell office:value-type="float" office:value="5203.64111328125" calcext:value-type="float">
            <text:p>5203.64111328125</text:p>
          </table:table-cell>
          <table:table-cell office:value-type="float" office:value="3812.69653320313" calcext:value-type="float">
            <text:p>3812.6965332031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68701982498169" calcext:value-type="float">
            <text:p>6.68701982498169</text:p>
          </table:table-cell>
          <table:table-cell office:value-type="float" office:value="996.273071289063" calcext:value-type="float">
            <text:p>996.273071289063</text:p>
          </table:table-cell>
          <table:table-cell office:value-type="float" office:value="1853.76770019531" calcext:value-type="float">
            <text:p>1853.76770019531</text:p>
          </table:table-cell>
          <table:table-cell table:number-columns-repeated="9"/>
          <table:table-cell office:value-type="float" office:value="46" calcext:value-type="float">
            <text:p>46</text:p>
          </table:table-cell>
          <table:table-cell office:value-type="float" office:value="3072.1572265625" calcext:value-type="float">
            <text:p>3072.1572265625</text:p>
          </table:table-cell>
          <table:table-cell office:value-type="float" office:value="5214.36474609375" calcext:value-type="float">
            <text:p>5214.36474609375</text:p>
          </table:table-cell>
          <table:table-cell office:value-type="float" office:value="4035.35668945313" calcext:value-type="float">
            <text:p>4035.35668945313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.68701982498169" calcext:value-type="float">
            <text:p>6.68701982498169</text:p>
          </table:table-cell>
          <table:table-cell office:value-type="float" office:value="801.643493652344" calcext:value-type="float">
            <text:p>801.643493652344</text:p>
          </table:table-cell>
          <table:table-cell office:value-type="float" office:value="1498.15307617188" calcext:value-type="float">
            <text:p>1498.15307617188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office:value-type="float" office:value="3072.15698242187" calcext:value-type="float">
            <text:p>3072.15698242187</text:p>
          </table:table-cell>
          <table:table-cell office:value-type="float" office:value="5219.54638671875" calcext:value-type="float">
            <text:p>5219.54638671875</text:p>
          </table:table-cell>
          <table:table-cell office:value-type="float" office:value="4143.6435546875" calcext:value-type="float">
            <text:p>4143.6435546875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.68701982498169" calcext:value-type="float">
            <text:p>6.68701982498169</text:p>
          </table:table-cell>
          <table:table-cell office:value-type="float" office:value="1044.5908203125" calcext:value-type="float">
            <text:p>1044.5908203125</text:p>
          </table:table-cell>
          <table:table-cell office:value-type="float" office:value="1759.56701660156" calcext:value-type="float">
            <text:p>1759.56701660156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3072.15698242187" calcext:value-type="float">
            <text:p>3072.15698242187</text:p>
          </table:table-cell>
          <table:table-cell office:value-type="float" office:value="5048.18798828125" calcext:value-type="float">
            <text:p>5048.18798828125</text:p>
          </table:table-cell>
          <table:table-cell office:value-type="float" office:value="3577.23852539063" calcext:value-type="float">
            <text:p>3577.23852539063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68701982498169" calcext:value-type="float">
            <text:p>6.68701982498169</text:p>
          </table:table-cell>
          <table:table-cell office:value-type="float" office:value="866.781005859375" calcext:value-type="float">
            <text:p>866.781005859375</text:p>
          </table:table-cell>
          <table:table-cell office:value-type="float" office:value="1634.59301757812" calcext:value-type="float">
            <text:p>1634.59301757812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office:value-type="float" office:value="3072.15673828125" calcext:value-type="float">
            <text:p>3072.15673828125</text:p>
          </table:table-cell>
          <table:table-cell office:value-type="float" office:value="5142.0654296875" calcext:value-type="float">
            <text:p>5142.0654296875</text:p>
          </table:table-cell>
          <table:table-cell office:value-type="float" office:value="3767.7255859375" calcext:value-type="float">
            <text:p>3767.7255859375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.68701982498169" calcext:value-type="float">
            <text:p>6.68701982498169</text:p>
          </table:table-cell>
          <table:table-cell office:value-type="float" office:value="561.701110839844" calcext:value-type="float">
            <text:p>561.701110839844</text:p>
          </table:table-cell>
          <table:table-cell office:value-type="float" office:value="1165.93334960937" calcext:value-type="float">
            <text:p>1165.93334960937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3072.15649414062" calcext:value-type="float">
            <text:p>3072.15649414062</text:p>
          </table:table-cell>
          <table:table-cell office:value-type="float" office:value="5145.353515625" calcext:value-type="float">
            <text:p>5145.353515625</text:p>
          </table:table-cell>
          <table:table-cell office:value-type="float" office:value="3920.64672851562" calcext:value-type="float">
            <text:p>3920.6467285156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68701982498169" calcext:value-type="float">
            <text:p>6.68701982498169</text:p>
          </table:table-cell>
          <table:table-cell office:value-type="float" office:value="604.096923828125" calcext:value-type="float">
            <text:p>604.096923828125</text:p>
          </table:table-cell>
          <table:table-cell office:value-type="float" office:value="1340.306640625" calcext:value-type="float">
            <text:p>1340.306640625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office:value-type="float" office:value="3072.15649414062" calcext:value-type="float">
            <text:p>3072.15649414062</text:p>
          </table:table-cell>
          <table:table-cell office:value-type="float" office:value="5104.76513671875" calcext:value-type="float">
            <text:p>5104.76513671875</text:p>
          </table:table-cell>
          <table:table-cell office:value-type="float" office:value="3941.55078125" calcext:value-type="float">
            <text:p>3941.55078125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66381406784058" calcext:value-type="float">
            <text:p>6.66381406784058</text:p>
          </table:table-cell>
          <table:table-cell office:value-type="float" office:value="873.15478515625" calcext:value-type="float">
            <text:p>873.15478515625</text:p>
          </table:table-cell>
          <table:table-cell office:value-type="float" office:value="1855.72900390625" calcext:value-type="float">
            <text:p>1855.72900390625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office:value-type="float" office:value="3072.15625" calcext:value-type="float">
            <text:p>3072.15625</text:p>
          </table:table-cell>
          <table:table-cell office:value-type="float" office:value="5199.115234375" calcext:value-type="float">
            <text:p>5199.115234375</text:p>
          </table:table-cell>
          <table:table-cell office:value-type="float" office:value="4257.3330078125" calcext:value-type="float">
            <text:p>4257.3330078125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66381406784058" calcext:value-type="float">
            <text:p>6.66381406784058</text:p>
          </table:table-cell>
          <table:table-cell office:value-type="float" office:value="1055.71179199219" calcext:value-type="float">
            <text:p>1055.71179199219</text:p>
          </table:table-cell>
          <table:table-cell office:value-type="float" office:value="1876.19494628906" calcext:value-type="float">
            <text:p>1876.19494628906</text:p>
          </table:table-cell>
          <table:table-cell table:number-columns-repeated="9"/>
          <table:table-cell office:value-type="float" office:value="53" calcext:value-type="float">
            <text:p>53</text:p>
          </table:table-cell>
          <table:table-cell office:value-type="float" office:value="3072.15600585937" calcext:value-type="float">
            <text:p>3072.15600585937</text:p>
          </table:table-cell>
          <table:table-cell office:value-type="float" office:value="5202.96826171875" calcext:value-type="float">
            <text:p>5202.96826171875</text:p>
          </table:table-cell>
          <table:table-cell office:value-type="float" office:value="4208.240234375" calcext:value-type="float">
            <text:p>4208.240234375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64797210693359" calcext:value-type="float">
            <text:p>6.64797210693359</text:p>
          </table:table-cell>
          <table:table-cell office:value-type="float" office:value="1036.2646484375" calcext:value-type="float">
            <text:p>1036.2646484375</text:p>
          </table:table-cell>
          <table:table-cell office:value-type="float" office:value="2021.15246582031" calcext:value-type="float">
            <text:p>2021.15246582031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office:value-type="float" office:value="3072.15600585937" calcext:value-type="float">
            <text:p>3072.15600585937</text:p>
          </table:table-cell>
          <table:table-cell office:value-type="float" office:value="5080.51513671875" calcext:value-type="float">
            <text:p>5080.51513671875</text:p>
          </table:table-cell>
          <table:table-cell office:value-type="float" office:value="3666.69555664062" calcext:value-type="float">
            <text:p>3666.69555664062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.64797210693359" calcext:value-type="float">
            <text:p>6.64797210693359</text:p>
          </table:table-cell>
          <table:table-cell office:value-type="float" office:value="658.260681152344" calcext:value-type="float">
            <text:p>658.260681152344</text:p>
          </table:table-cell>
          <table:table-cell office:value-type="float" office:value="1625.140625" calcext:value-type="float">
            <text:p>1625.140625</text:p>
          </table:table-cell>
          <table:table-cell table:number-columns-repeated="9"/>
          <table:table-cell office:value-type="float" office:value="55" calcext:value-type="float">
            <text:p>55</text:p>
          </table:table-cell>
          <table:table-cell office:value-type="float" office:value="3072.15576171875" calcext:value-type="float">
            <text:p>3072.15576171875</text:p>
          </table:table-cell>
          <table:table-cell office:value-type="float" office:value="5043.18359375" calcext:value-type="float">
            <text:p>5043.18359375</text:p>
          </table:table-cell>
          <table:table-cell office:value-type="float" office:value="3835.177734375" calcext:value-type="float">
            <text:p>3835.17773437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64123106002808" calcext:value-type="float">
            <text:p>6.64123106002808</text:p>
          </table:table-cell>
          <table:table-cell office:value-type="float" office:value="636.943969726562" calcext:value-type="float">
            <text:p>636.943969726562</text:p>
          </table:table-cell>
          <table:table-cell office:value-type="float" office:value="1434.56201171875" calcext:value-type="float">
            <text:p>1434.56201171875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office:value-type="float" office:value="3072.15576171875" calcext:value-type="float">
            <text:p>3072.15576171875</text:p>
          </table:table-cell>
          <table:table-cell office:value-type="float" office:value="4929.88916015625" calcext:value-type="float">
            <text:p>4929.88916015625</text:p>
          </table:table-cell>
          <table:table-cell office:value-type="float" office:value="3520.90747070313" calcext:value-type="float">
            <text:p>3520.9074707031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.63681554794312" calcext:value-type="float">
            <text:p>6.63681554794312</text:p>
          </table:table-cell>
          <table:table-cell office:value-type="float" office:value="555.895446777344" calcext:value-type="float">
            <text:p>555.895446777344</text:p>
          </table:table-cell>
          <table:table-cell office:value-type="float" office:value="1516.20336914063" calcext:value-type="float">
            <text:p>1516.20336914063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office:value-type="float" office:value="3072.15551757813" calcext:value-type="float">
            <text:p>3072.15551757813</text:p>
          </table:table-cell>
          <table:table-cell office:value-type="float" office:value="5016.1279296875" calcext:value-type="float">
            <text:p>5016.1279296875</text:p>
          </table:table-cell>
          <table:table-cell office:value-type="float" office:value="3624.0859375" calcext:value-type="float">
            <text:p>3624.0859375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.63681554794312" calcext:value-type="float">
            <text:p>6.63681554794312</text:p>
          </table:table-cell>
          <table:table-cell office:value-type="float" office:value="666.862731933594" calcext:value-type="float">
            <text:p>666.862731933594</text:p>
          </table:table-cell>
          <table:table-cell office:value-type="float" office:value="1705.94995117188" calcext:value-type="float">
            <text:p>1705.94995117188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office:value-type="float" office:value="3072.15551757813" calcext:value-type="float">
            <text:p>3072.15551757813</text:p>
          </table:table-cell>
          <table:table-cell office:value-type="float" office:value="5082.2705078125" calcext:value-type="float">
            <text:p>5082.2705078125</text:p>
          </table:table-cell>
          <table:table-cell office:value-type="float" office:value="4328.5068359375" calcext:value-type="float">
            <text:p>4328.5068359375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63122701644897" calcext:value-type="float">
            <text:p>6.63122701644897</text:p>
          </table:table-cell>
          <table:table-cell office:value-type="float" office:value="703.748596191406" calcext:value-type="float">
            <text:p>703.748596191406</text:p>
          </table:table-cell>
          <table:table-cell office:value-type="float" office:value="1593.23425292969" calcext:value-type="float">
            <text:p>1593.23425292969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office:value-type="float" office:value="3072.1552734375" calcext:value-type="float">
            <text:p>3072.1552734375</text:p>
          </table:table-cell>
          <table:table-cell office:value-type="float" office:value="5051.2158203125" calcext:value-type="float">
            <text:p>5051.2158203125</text:p>
          </table:table-cell>
          <table:table-cell office:value-type="float" office:value="4310.74560546875" calcext:value-type="float">
            <text:p>4310.74560546875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.63122701644897" calcext:value-type="float">
            <text:p>6.63122701644897</text:p>
          </table:table-cell>
          <table:table-cell office:value-type="float" office:value="1208.54614257813" calcext:value-type="float">
            <text:p>1208.54614257813</text:p>
          </table:table-cell>
          <table:table-cell office:value-type="float" office:value="2261.2275390625" calcext:value-type="float">
            <text:p>2261.2275390625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3072.15454101562" calcext:value-type="float">
            <text:p>3072.15454101562</text:p>
          </table:table-cell>
          <table:table-cell office:value-type="float" office:value="5082.912109375" calcext:value-type="float">
            <text:p>5082.912109375</text:p>
          </table:table-cell>
          <table:table-cell office:value-type="float" office:value="4219.67236328125" calcext:value-type="float">
            <text:p>4219.6723632812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60872030258179" calcext:value-type="float">
            <text:p>6.60872030258179</text:p>
          </table:table-cell>
          <table:table-cell office:value-type="float" office:value="698.424072265625" calcext:value-type="float">
            <text:p>698.424072265625</text:p>
          </table:table-cell>
          <table:table-cell office:value-type="float" office:value="1704.39331054688" calcext:value-type="float">
            <text:p>1704.39331054688</text:p>
          </table:table-cell>
          <table:table-cell table:number-columns-repeated="9"/>
          <table:table-cell office:value-type="float" office:value="61" calcext:value-type="float">
            <text:p>61</text:p>
          </table:table-cell>
          <table:table-cell office:value-type="float" office:value="3072.15454101562" calcext:value-type="float">
            <text:p>3072.15454101562</text:p>
          </table:table-cell>
          <table:table-cell office:value-type="float" office:value="5054.15673828125" calcext:value-type="float">
            <text:p>5054.15673828125</text:p>
          </table:table-cell>
          <table:table-cell office:value-type="float" office:value="4191.63720703125" calcext:value-type="float">
            <text:p>4191.6372070312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60627365112305" calcext:value-type="float">
            <text:p>6.60627365112305</text:p>
          </table:table-cell>
          <table:table-cell office:value-type="float" office:value="303.301025390625" calcext:value-type="float">
            <text:p>303.301025390625</text:p>
          </table:table-cell>
          <table:table-cell office:value-type="float" office:value="1051.99072265625" calcext:value-type="float">
            <text:p>1051.99072265625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office:value-type="float" office:value="3072.154296875" calcext:value-type="float">
            <text:p>3072.154296875</text:p>
          </table:table-cell>
          <table:table-cell office:value-type="float" office:value="4910.9716796875" calcext:value-type="float">
            <text:p>4910.9716796875</text:p>
          </table:table-cell>
          <table:table-cell office:value-type="float" office:value="3662.61303710937" calcext:value-type="float">
            <text:p>3662.61303710937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60627365112305" calcext:value-type="float">
            <text:p>6.60627365112305</text:p>
          </table:table-cell>
          <table:table-cell office:value-type="float" office:value="939.796264648438" calcext:value-type="float">
            <text:p>939.796264648438</text:p>
          </table:table-cell>
          <table:table-cell office:value-type="float" office:value="2112.0419921875" calcext:value-type="float">
            <text:p>2112.0419921875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 office:value-type="float" office:value="3072.15405273437" calcext:value-type="float">
            <text:p>3072.15405273437</text:p>
          </table:table-cell>
          <table:table-cell office:value-type="float" office:value="4941.89013671875" calcext:value-type="float">
            <text:p>4941.89013671875</text:p>
          </table:table-cell>
          <table:table-cell office:value-type="float" office:value="3649.396484375" calcext:value-type="float">
            <text:p>3649.39648437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.60297679901123" calcext:value-type="float">
            <text:p>6.60297679901123</text:p>
          </table:table-cell>
          <table:table-cell office:value-type="float" office:value="343.301605224609" calcext:value-type="float">
            <text:p>343.301605224609</text:p>
          </table:table-cell>
          <table:table-cell office:value-type="float" office:value="1280.26525878906" calcext:value-type="float">
            <text:p>1280.26525878906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3072.15380859375" calcext:value-type="float">
            <text:p>3072.15380859375</text:p>
          </table:table-cell>
          <table:table-cell office:value-type="float" office:value="4849.98193359375" calcext:value-type="float">
            <text:p>4849.98193359375</text:p>
          </table:table-cell>
          <table:table-cell office:value-type="float" office:value="3559.0849609375" calcext:value-type="float">
            <text:p>3559.084960937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.59992647171021" calcext:value-type="float">
            <text:p>6.59992647171021</text:p>
          </table:table-cell>
          <table:table-cell office:value-type="float" office:value="499.667785644531" calcext:value-type="float">
            <text:p>499.667785644531</text:p>
          </table:table-cell>
          <table:table-cell office:value-type="float" office:value="1593.29736328125" calcext:value-type="float">
            <text:p>1593.29736328125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office:value-type="float" office:value="3072.15356445312" calcext:value-type="float">
            <text:p>3072.15356445312</text:p>
          </table:table-cell>
          <table:table-cell office:value-type="float" office:value="4911.30615234375" calcext:value-type="float">
            <text:p>4911.30615234375</text:p>
          </table:table-cell>
          <table:table-cell office:value-type="float" office:value="3701.41137695312" calcext:value-type="float">
            <text:p>3701.41137695312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59992647171021" calcext:value-type="float">
            <text:p>6.59992647171021</text:p>
          </table:table-cell>
          <table:table-cell office:value-type="float" office:value="406.124877929688" calcext:value-type="float">
            <text:p>406.124877929688</text:p>
          </table:table-cell>
          <table:table-cell office:value-type="float" office:value="1436.65502929688" calcext:value-type="float">
            <text:p>1436.65502929688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office:value-type="float" office:value="3072.15356445312" calcext:value-type="float">
            <text:p>3072.15356445312</text:p>
          </table:table-cell>
          <table:table-cell office:value-type="float" office:value="4791.06982421875" calcext:value-type="float">
            <text:p>4791.06982421875</text:p>
          </table:table-cell>
          <table:table-cell office:value-type="float" office:value="3593.93383789063" calcext:value-type="float">
            <text:p>3593.93383789063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59992647171021" calcext:value-type="float">
            <text:p>6.59992647171021</text:p>
          </table:table-cell>
          <table:table-cell office:value-type="float" office:value="585.857666015625" calcext:value-type="float">
            <text:p>585.857666015625</text:p>
          </table:table-cell>
          <table:table-cell office:value-type="float" office:value="1777.48583984375" calcext:value-type="float">
            <text:p>1777.48583984375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office:value-type="float" office:value="3072.1533203125" calcext:value-type="float">
            <text:p>3072.1533203125</text:p>
          </table:table-cell>
          <table:table-cell office:value-type="float" office:value="4928.71484375" calcext:value-type="float">
            <text:p>4928.71484375</text:p>
          </table:table-cell>
          <table:table-cell office:value-type="float" office:value="4235.97998046875" calcext:value-type="float">
            <text:p>4235.97998046875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59814786911011" calcext:value-type="float">
            <text:p>6.59814786911011</text:p>
          </table:table-cell>
          <table:table-cell office:value-type="float" office:value="97.5805206298828" calcext:value-type="float">
            <text:p>97.5805206298828</text:p>
          </table:table-cell>
          <table:table-cell office:value-type="float" office:value="344.260711669922" calcext:value-type="float">
            <text:p>344.260711669922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3072.1533203125" calcext:value-type="float">
            <text:p>3072.1533203125</text:p>
          </table:table-cell>
          <table:table-cell office:value-type="float" office:value="4834.17578125" calcext:value-type="float">
            <text:p>4834.17578125</text:p>
          </table:table-cell>
          <table:table-cell office:value-type="float" office:value="3875.97509765625" calcext:value-type="float">
            <text:p>3875.97509765625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59743785858154" calcext:value-type="float">
            <text:p>6.59743785858154</text:p>
          </table:table-cell>
          <table:table-cell office:value-type="float" office:value="369.287628173828" calcext:value-type="float">
            <text:p>369.287628173828</text:p>
          </table:table-cell>
          <table:table-cell office:value-type="float" office:value="1046.57788085938" calcext:value-type="float">
            <text:p>1046.57788085938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office:value-type="float" office:value="3072.15307617188" calcext:value-type="float">
            <text:p>3072.15307617188</text:p>
          </table:table-cell>
          <table:table-cell office:value-type="float" office:value="4818.623046875" calcext:value-type="float">
            <text:p>4818.623046875</text:p>
          </table:table-cell>
          <table:table-cell office:value-type="float" office:value="3869.0302734375" calcext:value-type="float">
            <text:p>3869.0302734375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59419012069702" calcext:value-type="float">
            <text:p>6.59419012069702</text:p>
          </table:table-cell>
          <table:table-cell office:value-type="float" office:value="568.036865234375" calcext:value-type="float">
            <text:p>568.036865234375</text:p>
          </table:table-cell>
          <table:table-cell office:value-type="float" office:value="1701.62084960938" calcext:value-type="float">
            <text:p>1701.62084960938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office:value-type="float" office:value="3072.15209960937" calcext:value-type="float">
            <text:p>3072.15209960937</text:p>
          </table:table-cell>
          <table:table-cell office:value-type="float" office:value="4763.59619140625" calcext:value-type="float">
            <text:p>4763.59619140625</text:p>
          </table:table-cell>
          <table:table-cell office:value-type="float" office:value="3713.59521484375" calcext:value-type="float">
            <text:p>3713.5952148437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59419012069702" calcext:value-type="float">
            <text:p>6.59419012069702</text:p>
          </table:table-cell>
          <table:table-cell office:value-type="float" office:value="325.771881103516" calcext:value-type="float">
            <text:p>325.771881103516</text:p>
          </table:table-cell>
          <table:table-cell office:value-type="float" office:value="1158.45031738281" calcext:value-type="float">
            <text:p>1158.45031738281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office:value-type="float" office:value="3072.15209960937" calcext:value-type="float">
            <text:p>3072.15209960937</text:p>
          </table:table-cell>
          <table:table-cell office:value-type="float" office:value="4789.93701171875" calcext:value-type="float">
            <text:p>4789.93701171875</text:p>
          </table:table-cell>
          <table:table-cell office:value-type="float" office:value="3944.48217773437" calcext:value-type="float">
            <text:p>3944.48217773437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5921745300293" calcext:value-type="float">
            <text:p>6.5921745300293</text:p>
          </table:table-cell>
          <table:table-cell office:value-type="float" office:value="278.873687744141" calcext:value-type="float">
            <text:p>278.873687744141</text:p>
          </table:table-cell>
          <table:table-cell office:value-type="float" office:value="1208.79626464844" calcext:value-type="float">
            <text:p>1208.79626464844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3072.15209960937" calcext:value-type="float">
            <text:p>3072.15209960937</text:p>
          </table:table-cell>
          <table:table-cell office:value-type="float" office:value="4635.94287109375" calcext:value-type="float">
            <text:p>4635.94287109375</text:p>
          </table:table-cell>
          <table:table-cell office:value-type="float" office:value="3332.46435546875" calcext:value-type="float">
            <text:p>3332.46435546875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59043836593628" calcext:value-type="float">
            <text:p>6.59043836593628</text:p>
          </table:table-cell>
          <table:table-cell office:value-type="float" office:value="136.017425537109" calcext:value-type="float">
            <text:p>136.017425537109</text:p>
          </table:table-cell>
          <table:table-cell office:value-type="float" office:value="512.25" calcext:value-type="float">
            <text:p>512.25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office:value-type="float" office:value="3072.15185546875" calcext:value-type="float">
            <text:p>3072.15185546875</text:p>
          </table:table-cell>
          <table:table-cell office:value-type="float" office:value="4801.2451171875" calcext:value-type="float">
            <text:p>4801.2451171875</text:p>
          </table:table-cell>
          <table:table-cell office:value-type="float" office:value="4059.318359375" calcext:value-type="float">
            <text:p>4059.318359375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58607053756714" calcext:value-type="float">
            <text:p>6.58607053756714</text:p>
          </table:table-cell>
          <table:table-cell office:value-type="float" office:value="665.868347167969" calcext:value-type="float">
            <text:p>665.868347167969</text:p>
          </table:table-cell>
          <table:table-cell office:value-type="float" office:value="1619.08142089844" calcext:value-type="float">
            <text:p>1619.08142089844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office:value-type="float" office:value="3072.15161132812" calcext:value-type="float">
            <text:p>3072.15161132812</text:p>
          </table:table-cell>
          <table:table-cell office:value-type="float" office:value="4771.9326171875" calcext:value-type="float">
            <text:p>4771.9326171875</text:p>
          </table:table-cell>
          <table:table-cell office:value-type="float" office:value="3869.52978515625" calcext:value-type="float">
            <text:p>3869.52978515625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58509349822998" calcext:value-type="float">
            <text:p>6.58509349822998</text:p>
          </table:table-cell>
          <table:table-cell office:value-type="float" office:value="370.838745117187" calcext:value-type="float">
            <text:p>370.838745117187</text:p>
          </table:table-cell>
          <table:table-cell office:value-type="float" office:value="1239.27258300781" calcext:value-type="float">
            <text:p>1239.27258300781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office:value-type="float" office:value="3072.15161132812" calcext:value-type="float">
            <text:p>3072.15161132812</text:p>
          </table:table-cell>
          <table:table-cell office:value-type="float" office:value="4856.21240234375" calcext:value-type="float">
            <text:p>4856.21240234375</text:p>
          </table:table-cell>
          <table:table-cell office:value-type="float" office:value="4102.5546875" calcext:value-type="float">
            <text:p>4102.5546875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58509349822998" calcext:value-type="float">
            <text:p>6.58509349822998</text:p>
          </table:table-cell>
          <table:table-cell office:value-type="float" office:value="513.317626953125" calcext:value-type="float">
            <text:p>513.317626953125</text:p>
          </table:table-cell>
          <table:table-cell office:value-type="float" office:value="1477.82666015625" calcext:value-type="float">
            <text:p>1477.82666015625</text:p>
          </table:table-cell>
          <table:table-cell table:number-columns-repeated="9"/>
          <table:table-cell office:value-type="float" office:value="76" calcext:value-type="float">
            <text:p>76</text:p>
          </table:table-cell>
          <table:table-cell office:value-type="float" office:value="3072.15161132812" calcext:value-type="float">
            <text:p>3072.15161132812</text:p>
          </table:table-cell>
          <table:table-cell office:value-type="float" office:value="4810.18115234375" calcext:value-type="float">
            <text:p>4810.18115234375</text:p>
          </table:table-cell>
          <table:table-cell office:value-type="float" office:value="3930.35766601563" calcext:value-type="float">
            <text:p>3930.35766601563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57993412017822" calcext:value-type="float">
            <text:p>6.57993412017822</text:p>
          </table:table-cell>
          <table:table-cell office:value-type="float" office:value="322.002807617188" calcext:value-type="float">
            <text:p>322.002807617188</text:p>
          </table:table-cell>
          <table:table-cell office:value-type="float" office:value="1023.13922119141" calcext:value-type="float">
            <text:p>1023.13922119141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 office:value-type="float" office:value="3072.15161132812" calcext:value-type="float">
            <text:p>3072.15161132812</text:p>
          </table:table-cell>
          <table:table-cell office:value-type="float" office:value="4684.97265625" calcext:value-type="float">
            <text:p>4684.97265625</text:p>
          </table:table-cell>
          <table:table-cell office:value-type="float" office:value="3513.8017578125" calcext:value-type="float">
            <text:p>3513.801757812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57987594604492" calcext:value-type="float">
            <text:p>6.57987594604492</text:p>
          </table:table-cell>
          <table:table-cell office:value-type="float" office:value="298.306823730469" calcext:value-type="float">
            <text:p>298.306823730469</text:p>
          </table:table-cell>
          <table:table-cell office:value-type="float" office:value="977.193176269531" calcext:value-type="float">
            <text:p>977.193176269531</text:p>
          </table:table-cell>
          <table:table-cell table:number-columns-repeated="9"/>
          <table:table-cell office:value-type="float" office:value="78" calcext:value-type="float">
            <text:p>78</text:p>
          </table:table-cell>
          <table:table-cell office:value-type="float" office:value="3072.15161132812" calcext:value-type="float">
            <text:p>3072.15161132812</text:p>
          </table:table-cell>
          <table:table-cell office:value-type="float" office:value="4723.62109375" calcext:value-type="float">
            <text:p>4723.62109375</text:p>
          </table:table-cell>
          <table:table-cell office:value-type="float" office:value="3866.55029296875" calcext:value-type="float">
            <text:p>3866.5502929687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57987594604492" calcext:value-type="float">
            <text:p>6.57987594604492</text:p>
          </table:table-cell>
          <table:table-cell office:value-type="float" office:value="423.910705566406" calcext:value-type="float">
            <text:p>423.910705566406</text:p>
          </table:table-cell>
          <table:table-cell office:value-type="float" office:value="1225.97741699219" calcext:value-type="float">
            <text:p>1225.97741699219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office:value-type="float" office:value="3072.15161132812" calcext:value-type="float">
            <text:p>3072.15161132812</text:p>
          </table:table-cell>
          <table:table-cell office:value-type="float" office:value="4684.2841796875" calcext:value-type="float">
            <text:p>4684.2841796875</text:p>
          </table:table-cell>
          <table:table-cell office:value-type="float" office:value="3625.8349609375" calcext:value-type="float">
            <text:p>3625.8349609375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57512331008911" calcext:value-type="float">
            <text:p>6.57512331008911</text:p>
          </table:table-cell>
          <table:table-cell office:value-type="float" office:value="503.051849365234" calcext:value-type="float">
            <text:p>503.051849365234</text:p>
          </table:table-cell>
          <table:table-cell office:value-type="float" office:value="1450.99719238281" calcext:value-type="float">
            <text:p>1450.99719238281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3072.15161132812" calcext:value-type="float">
            <text:p>3072.15161132812</text:p>
          </table:table-cell>
          <table:table-cell office:value-type="float" office:value="4808.814453125" calcext:value-type="float">
            <text:p>4808.814453125</text:p>
          </table:table-cell>
          <table:table-cell office:value-type="float" office:value="3930.833984375" calcext:value-type="float">
            <text:p>3930.833984375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57512331008911" calcext:value-type="float">
            <text:p>6.57512331008911</text:p>
          </table:table-cell>
          <table:table-cell office:value-type="float" office:value="776.950012207031" calcext:value-type="float">
            <text:p>776.950012207031</text:p>
          </table:table-cell>
          <table:table-cell office:value-type="float" office:value="1866.71508789063" calcext:value-type="float">
            <text:p>1866.71508789063</text:p>
          </table:table-cell>
          <table:table-cell table:number-columns-repeated="9"/>
          <table:table-cell office:value-type="float" office:value="81" calcext:value-type="float">
            <text:p>81</text:p>
          </table:table-cell>
          <table:table-cell office:value-type="float" office:value="3072.15161132812" calcext:value-type="float">
            <text:p>3072.15161132812</text:p>
          </table:table-cell>
          <table:table-cell office:value-type="float" office:value="4756.6083984375" calcext:value-type="float">
            <text:p>4756.6083984375</text:p>
          </table:table-cell>
          <table:table-cell office:value-type="float" office:value="3807.53295898438" calcext:value-type="float">
            <text:p>3807.53295898438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57270956039429" calcext:value-type="float">
            <text:p>6.57270956039429</text:p>
          </table:table-cell>
          <table:table-cell office:value-type="float" office:value="559.567687988281" calcext:value-type="float">
            <text:p>559.567687988281</text:p>
          </table:table-cell>
          <table:table-cell office:value-type="float" office:value="1446.28991699219" calcext:value-type="float">
            <text:p>1446.28991699219</text:p>
          </table:table-cell>
          <table:table-cell table:number-columns-repeated="9"/>
          <table:table-cell office:value-type="float" office:value="82" calcext:value-type="float">
            <text:p>82</text:p>
          </table:table-cell>
          <table:table-cell office:value-type="float" office:value="3072.15161132812" calcext:value-type="float">
            <text:p>3072.15161132812</text:p>
          </table:table-cell>
          <table:table-cell office:value-type="float" office:value="4685.615234375" calcext:value-type="float">
            <text:p>4685.615234375</text:p>
          </table:table-cell>
          <table:table-cell office:value-type="float" office:value="3624.94653320313" calcext:value-type="float">
            <text:p>3624.94653320313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.57191705703735" calcext:value-type="float">
            <text:p>6.57191705703735</text:p>
          </table:table-cell>
          <table:table-cell office:value-type="float" office:value="318.613464355469" calcext:value-type="float">
            <text:p>318.613464355469</text:p>
          </table:table-cell>
          <table:table-cell office:value-type="float" office:value="989.808532714844" calcext:value-type="float">
            <text:p>989.808532714844</text:p>
          </table:table-cell>
          <table:table-cell table:number-columns-repeated="9"/>
          <table:table-cell office:value-type="float" office:value="83" calcext:value-type="float">
            <text:p>83</text:p>
          </table:table-cell>
          <table:table-cell office:value-type="float" office:value="3072.15161132812" calcext:value-type="float">
            <text:p>3072.15161132812</text:p>
          </table:table-cell>
          <table:table-cell office:value-type="float" office:value="4724.08984375" calcext:value-type="float">
            <text:p>4724.08984375</text:p>
          </table:table-cell>
          <table:table-cell office:value-type="float" office:value="4042.57397460938" calcext:value-type="float">
            <text:p>4042.57397460938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57191705703735" calcext:value-type="float">
            <text:p>6.57191705703735</text:p>
          </table:table-cell>
          <table:table-cell office:value-type="float" office:value="332.370269775391" calcext:value-type="float">
            <text:p>332.370269775391</text:p>
          </table:table-cell>
          <table:table-cell office:value-type="float" office:value="1076.43994140625" calcext:value-type="float">
            <text:p>1076.43994140625</text:p>
          </table:table-cell>
          <table:table-cell table:number-columns-repeated="9"/>
          <table:table-cell office:value-type="float" office:value="84" calcext:value-type="float">
            <text:p>84</text:p>
          </table:table-cell>
          <table:table-cell office:value-type="float" office:value="3072.15161132812" calcext:value-type="float">
            <text:p>3072.15161132812</text:p>
          </table:table-cell>
          <table:table-cell office:value-type="float" office:value="4662.033203125" calcext:value-type="float">
            <text:p>4662.033203125</text:p>
          </table:table-cell>
          <table:table-cell office:value-type="float" office:value="3865.64184570312" calcext:value-type="float">
            <text:p>3865.64184570312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56935262680054" calcext:value-type="float">
            <text:p>6.56935262680054</text:p>
          </table:table-cell>
          <table:table-cell office:value-type="float" office:value="986.325256347656" calcext:value-type="float">
            <text:p>986.325256347656</text:p>
          </table:table-cell>
          <table:table-cell office:value-type="float" office:value="2157.56616210937" calcext:value-type="float">
            <text:p>2157.56616210937</text:p>
          </table:table-cell>
          <table:table-cell table:number-columns-repeated="9"/>
          <table:table-cell office:value-type="float" office:value="85" calcext:value-type="float">
            <text:p>85</text:p>
          </table:table-cell>
          <table:table-cell office:value-type="float" office:value="3072.15161132812" calcext:value-type="float">
            <text:p>3072.15161132812</text:p>
          </table:table-cell>
          <table:table-cell office:value-type="float" office:value="4712.84326171875" calcext:value-type="float">
            <text:p>4712.84326171875</text:p>
          </table:table-cell>
          <table:table-cell office:value-type="float" office:value="3909.0849609375" calcext:value-type="float">
            <text:p>3909.084960937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56879186630249" calcext:value-type="float">
            <text:p>6.56879186630249</text:p>
          </table:table-cell>
          <table:table-cell office:value-type="float" office:value="617.769165039063" calcext:value-type="float">
            <text:p>617.769165039063</text:p>
          </table:table-cell>
          <table:table-cell office:value-type="float" office:value="1763.64721679688" calcext:value-type="float">
            <text:p>1763.64721679688</text:p>
          </table:table-cell>
          <table:table-cell table:number-columns-repeated="9"/>
          <table:table-cell office:value-type="float" office:value="86" calcext:value-type="float">
            <text:p>86</text:p>
          </table:table-cell>
          <table:table-cell office:value-type="float" office:value="3072.15161132812" calcext:value-type="float">
            <text:p>3072.15161132812</text:p>
          </table:table-cell>
          <table:table-cell office:value-type="float" office:value="4813.3212890625" calcext:value-type="float">
            <text:p>4813.3212890625</text:p>
          </table:table-cell>
          <table:table-cell office:value-type="float" office:value="4228.57568359375" calcext:value-type="float">
            <text:p>4228.57568359375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56757259368897" calcext:value-type="float">
            <text:p>6.56757259368897</text:p>
          </table:table-cell>
          <table:table-cell office:value-type="float" office:value="412.699768066406" calcext:value-type="float">
            <text:p>412.699768066406</text:p>
          </table:table-cell>
          <table:table-cell office:value-type="float" office:value="1471.26318359375" calcext:value-type="float">
            <text:p>1471.26318359375</text:p>
          </table:table-cell>
          <table:table-cell table:number-columns-repeated="9"/>
          <table:table-cell office:value-type="float" office:value="87" calcext:value-type="float">
            <text:p>87</text:p>
          </table:table-cell>
          <table:table-cell office:value-type="float" office:value="3072.15161132812" calcext:value-type="float">
            <text:p>3072.15161132812</text:p>
          </table:table-cell>
          <table:table-cell office:value-type="float" office:value="4924.49560546875" calcext:value-type="float">
            <text:p>4924.49560546875</text:p>
          </table:table-cell>
          <table:table-cell office:value-type="float" office:value="4629.48876953125" calcext:value-type="float">
            <text:p>4629.48876953125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56716680526733" calcext:value-type="float">
            <text:p>6.56716680526733</text:p>
          </table:table-cell>
          <table:table-cell office:value-type="float" office:value="449.591552734375" calcext:value-type="float">
            <text:p>449.591552734375</text:p>
          </table:table-cell>
          <table:table-cell office:value-type="float" office:value="1544.45581054688" calcext:value-type="float">
            <text:p>1544.45581054688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office:value-type="float" office:value="3072.15161132812" calcext:value-type="float">
            <text:p>3072.15161132812</text:p>
          </table:table-cell>
          <table:table-cell office:value-type="float" office:value="4710.30859375" calcext:value-type="float">
            <text:p>4710.30859375</text:p>
          </table:table-cell>
          <table:table-cell office:value-type="float" office:value="4057.58154296875" calcext:value-type="float">
            <text:p>4057.58154296875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56669664382935" calcext:value-type="float">
            <text:p>6.56669664382935</text:p>
          </table:table-cell>
          <table:table-cell office:value-type="float" office:value="1045.15075683594" calcext:value-type="float">
            <text:p>1045.15075683594</text:p>
          </table:table-cell>
          <table:table-cell office:value-type="float" office:value="2223.86352539062" calcext:value-type="float">
            <text:p>2223.86352539062</text:p>
          </table:table-cell>
          <table:table-cell table:number-columns-repeated="9"/>
          <table:table-cell office:value-type="float" office:value="89" calcext:value-type="float">
            <text:p>89</text:p>
          </table:table-cell>
          <table:table-cell office:value-type="float" office:value="3072.15161132812" calcext:value-type="float">
            <text:p>3072.15161132812</text:p>
          </table:table-cell>
          <table:table-cell office:value-type="float" office:value="4642.8037109375" calcext:value-type="float">
            <text:p>4642.8037109375</text:p>
          </table:table-cell>
          <table:table-cell office:value-type="float" office:value="3702.08422851562" calcext:value-type="float">
            <text:p>3702.08422851562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56669664382935" calcext:value-type="float">
            <text:p>6.56669664382935</text:p>
          </table:table-cell>
          <table:table-cell office:value-type="float" office:value="707.174682617188" calcext:value-type="float">
            <text:p>707.174682617188</text:p>
          </table:table-cell>
          <table:table-cell office:value-type="float" office:value="1655.2900390625" calcext:value-type="float">
            <text:p>1655.2900390625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3072.15161132812" calcext:value-type="float">
            <text:p>3072.15161132812</text:p>
          </table:table-cell>
          <table:table-cell office:value-type="float" office:value="4556.109375" calcext:value-type="float">
            <text:p>4556.109375</text:p>
          </table:table-cell>
          <table:table-cell office:value-type="float" office:value="3421.93041992188" calcext:value-type="float">
            <text:p>3421.93041992188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56526613235474" calcext:value-type="float">
            <text:p>6.56526613235474</text:p>
          </table:table-cell>
          <table:table-cell office:value-type="float" office:value="1208.58581542969" calcext:value-type="float">
            <text:p>1208.58581542969</text:p>
          </table:table-cell>
          <table:table-cell office:value-type="float" office:value="2315.04614257812" calcext:value-type="float">
            <text:p>2315.04614257812</text:p>
          </table:table-cell>
          <table:table-cell table:number-columns-repeated="9"/>
          <table:table-cell office:value-type="float" office:value="91" calcext:value-type="float">
            <text:p>91</text:p>
          </table:table-cell>
          <table:table-cell office:value-type="float" office:value="3072.15161132812" calcext:value-type="float">
            <text:p>3072.15161132812</text:p>
          </table:table-cell>
          <table:table-cell office:value-type="float" office:value="4750.3681640625" calcext:value-type="float">
            <text:p>4750.3681640625</text:p>
          </table:table-cell>
          <table:table-cell office:value-type="float" office:value="3900.24462890625" calcext:value-type="float">
            <text:p>3900.24462890625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56442594528198" calcext:value-type="float">
            <text:p>6.56442594528198</text:p>
          </table:table-cell>
          <table:table-cell office:value-type="float" office:value="503.599792480469" calcext:value-type="float">
            <text:p>503.599792480469</text:p>
          </table:table-cell>
          <table:table-cell office:value-type="float" office:value="1432.52807617188" calcext:value-type="float">
            <text:p>1432.52807617188</text:p>
          </table:table-cell>
          <table:table-cell table:number-columns-repeated="9"/>
          <table:table-cell office:value-type="float" office:value="92" calcext:value-type="float">
            <text:p>92</text:p>
          </table:table-cell>
          <table:table-cell office:value-type="float" office:value="3072.15161132812" calcext:value-type="float">
            <text:p>3072.15161132812</text:p>
          </table:table-cell>
          <table:table-cell office:value-type="float" office:value="4647.88525390625" calcext:value-type="float">
            <text:p>4647.88525390625</text:p>
          </table:table-cell>
          <table:table-cell office:value-type="float" office:value="3661.33544921875" calcext:value-type="float">
            <text:p>3661.3354492187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56217956542969" calcext:value-type="float">
            <text:p>6.56217956542969</text:p>
          </table:table-cell>
          <table:table-cell office:value-type="float" office:value="212.572219848633" calcext:value-type="float">
            <text:p>212.572219848633</text:p>
          </table:table-cell>
          <table:table-cell office:value-type="float" office:value="937.162475585938" calcext:value-type="float">
            <text:p>937.162475585938</text:p>
          </table:table-cell>
          <table:table-cell table:number-columns-repeated="9"/>
          <table:table-cell office:value-type="float" office:value="93" calcext:value-type="float">
            <text:p>93</text:p>
          </table:table-cell>
          <table:table-cell office:value-type="float" office:value="3072.15161132812" calcext:value-type="float">
            <text:p>3072.15161132812</text:p>
          </table:table-cell>
          <table:table-cell office:value-type="float" office:value="4653.14453125" calcext:value-type="float">
            <text:p>4653.14453125</text:p>
          </table:table-cell>
          <table:table-cell office:value-type="float" office:value="3720.3623046875" calcext:value-type="float">
            <text:p>3720.362304687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56217956542969" calcext:value-type="float">
            <text:p>6.56217956542969</text:p>
          </table:table-cell>
          <table:table-cell office:value-type="float" office:value="410.759521484375" calcext:value-type="float">
            <text:p>410.759521484375</text:p>
          </table:table-cell>
          <table:table-cell office:value-type="float" office:value="1171.16955566406" calcext:value-type="float">
            <text:p>1171.16955566406</text:p>
          </table:table-cell>
          <table:table-cell table:number-columns-repeated="9"/>
          <table:table-cell office:value-type="float" office:value="94" calcext:value-type="float">
            <text:p>94</text:p>
          </table:table-cell>
          <table:table-cell office:value-type="float" office:value="3072.15161132812" calcext:value-type="float">
            <text:p>3072.15161132812</text:p>
          </table:table-cell>
          <table:table-cell office:value-type="float" office:value="4683.12451171875" calcext:value-type="float">
            <text:p>4683.12451171875</text:p>
          </table:table-cell>
          <table:table-cell office:value-type="float" office:value="3785.78344726562" calcext:value-type="float">
            <text:p>3785.78344726562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56081581115723" calcext:value-type="float">
            <text:p>6.56081581115723</text:p>
          </table:table-cell>
          <table:table-cell office:value-type="float" office:value="319.228851318359" calcext:value-type="float">
            <text:p>319.228851318359</text:p>
          </table:table-cell>
          <table:table-cell office:value-type="float" office:value="1181.39831542969" calcext:value-type="float">
            <text:p>1181.39831542969</text:p>
          </table:table-cell>
          <table:table-cell table:number-columns-repeated="9"/>
          <table:table-cell office:value-type="float" office:value="95" calcext:value-type="float">
            <text:p>95</text:p>
          </table:table-cell>
          <table:table-cell office:value-type="float" office:value="3072.15161132812" calcext:value-type="float">
            <text:p>3072.15161132812</text:p>
          </table:table-cell>
          <table:table-cell office:value-type="float" office:value="4741.92822265625" calcext:value-type="float">
            <text:p>4741.92822265625</text:p>
          </table:table-cell>
          <table:table-cell office:value-type="float" office:value="3943.578125" calcext:value-type="float">
            <text:p>3943.57812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55954217910767" calcext:value-type="float">
            <text:p>6.55954217910767</text:p>
          </table:table-cell>
          <table:table-cell office:value-type="float" office:value="626.828369140625" calcext:value-type="float">
            <text:p>626.828369140625</text:p>
          </table:table-cell>
          <table:table-cell office:value-type="float" office:value="1666.58825683594" calcext:value-type="float">
            <text:p>1666.58825683594</text:p>
          </table:table-cell>
          <table:table-cell table:number-columns-repeated="9"/>
          <table:table-cell office:value-type="float" office:value="96" calcext:value-type="float">
            <text:p>96</text:p>
          </table:table-cell>
          <table:table-cell office:value-type="float" office:value="3072.15161132812" calcext:value-type="float">
            <text:p>3072.15161132812</text:p>
          </table:table-cell>
          <table:table-cell office:value-type="float" office:value="4699.19482421875" calcext:value-type="float">
            <text:p>4699.19482421875</text:p>
          </table:table-cell>
          <table:table-cell office:value-type="float" office:value="3819.80541992188" calcext:value-type="float">
            <text:p>3819.80541992188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55718803405762" calcext:value-type="float">
            <text:p>6.55718803405762</text:p>
          </table:table-cell>
          <table:table-cell office:value-type="float" office:value="352.297485351562" calcext:value-type="float">
            <text:p>352.297485351562</text:p>
          </table:table-cell>
          <table:table-cell office:value-type="float" office:value="1253.88745117188" calcext:value-type="float">
            <text:p>1253.88745117188</text:p>
          </table:table-cell>
          <table:table-cell table:number-columns-repeated="9"/>
          <table:table-cell office:value-type="float" office:value="97" calcext:value-type="float">
            <text:p>97</text:p>
          </table:table-cell>
          <table:table-cell office:value-type="float" office:value="3072.15161132812" calcext:value-type="float">
            <text:p>3072.15161132812</text:p>
          </table:table-cell>
          <table:table-cell office:value-type="float" office:value="4690.5556640625" calcext:value-type="float">
            <text:p>4690.5556640625</text:p>
          </table:table-cell>
          <table:table-cell office:value-type="float" office:value="3842.07543945312" calcext:value-type="float">
            <text:p>3842.0754394531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55718803405762" calcext:value-type="float">
            <text:p>6.55718803405762</text:p>
          </table:table-cell>
          <table:table-cell office:value-type="float" office:value="537.727172851563" calcext:value-type="float">
            <text:p>537.727172851563</text:p>
          </table:table-cell>
          <table:table-cell office:value-type="float" office:value="1530.47912597656" calcext:value-type="float">
            <text:p>1530.47912597656</text:p>
          </table:table-cell>
          <table:table-cell table:number-columns-repeated="9"/>
          <table:table-cell office:value-type="float" office:value="98" calcext:value-type="float">
            <text:p>98</text:p>
          </table:table-cell>
          <table:table-cell office:value-type="float" office:value="3072.15161132812" calcext:value-type="float">
            <text:p>3072.15161132812</text:p>
          </table:table-cell>
          <table:table-cell office:value-type="float" office:value="4663.86865234375" calcext:value-type="float">
            <text:p>4663.86865234375</text:p>
          </table:table-cell>
          <table:table-cell office:value-type="float" office:value="3630.65161132812" calcext:value-type="float">
            <text:p>3630.6516113281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55718803405762" calcext:value-type="float">
            <text:p>6.55718803405762</text:p>
          </table:table-cell>
          <table:table-cell office:value-type="float" office:value="1039.76733398438" calcext:value-type="float">
            <text:p>1039.76733398438</text:p>
          </table:table-cell>
          <table:table-cell office:value-type="float" office:value="2217.46850585937" calcext:value-type="float">
            <text:p>2217.46850585937</text:p>
          </table:table-cell>
          <table:table-cell table:number-columns-repeated="9"/>
          <table:table-cell office:value-type="float" office:value="99" calcext:value-type="float">
            <text:p>99</text:p>
          </table:table-cell>
          <table:table-cell office:value-type="float" office:value="3072.15161132812" calcext:value-type="float">
            <text:p>3072.15161132812</text:p>
          </table:table-cell>
          <table:table-cell office:value-type="float" office:value="4780.29296875" calcext:value-type="float">
            <text:p>4780.29296875</text:p>
          </table:table-cell>
          <table:table-cell office:value-type="float" office:value="4175.4541015625" calcext:value-type="float">
            <text:p>4175.4541015625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55669641494751" calcext:value-type="float">
            <text:p>6.55669641494751</text:p>
          </table:table-cell>
          <table:table-cell office:value-type="float" office:value="618.122314453125" calcext:value-type="float">
            <text:p>618.122314453125</text:p>
          </table:table-cell>
          <table:table-cell office:value-type="float" office:value="1742.54040527344" calcext:value-type="float">
            <text:p>1742.54040527344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3072.15161132812" calcext:value-type="float">
            <text:p>3072.15161132812</text:p>
          </table:table-cell>
          <table:table-cell office:value-type="float" office:value="4802.68994140625" calcext:value-type="float">
            <text:p>4802.68994140625</text:p>
          </table:table-cell>
          <table:table-cell office:value-type="float" office:value="4111.95556640625" calcext:value-type="float">
            <text:p>4111.95556640625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55603694915772" calcext:value-type="float">
            <text:p>6.55603694915772</text:p>
          </table:table-cell>
          <table:table-cell office:value-type="float" office:value="609.364990234375" calcext:value-type="float">
            <text:p>609.364990234375</text:p>
          </table:table-cell>
          <table:table-cell office:value-type="float" office:value="1506.52209472656" calcext:value-type="float">
            <text:p>1506.52209472656</text:p>
          </table:table-cell>
          <table:table-cell table:number-columns-repeated="9"/>
          <table:table-cell office:value-type="float" office:value="101" calcext:value-type="float">
            <text:p>101</text:p>
          </table:table-cell>
          <table:table-cell office:value-type="float" office:value="3072.1513671875" calcext:value-type="float">
            <text:p>3072.1513671875</text:p>
          </table:table-cell>
          <table:table-cell office:value-type="float" office:value="4740.90673828125" calcext:value-type="float">
            <text:p>4740.90673828125</text:p>
          </table:table-cell>
          <table:table-cell office:value-type="float" office:value="4238.1064453125" calcext:value-type="float">
            <text:p>4238.106445312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55092477798462" calcext:value-type="float">
            <text:p>6.55092477798462</text:p>
          </table:table-cell>
          <table:table-cell office:value-type="float" office:value="359.170532226562" calcext:value-type="float">
            <text:p>359.170532226562</text:p>
          </table:table-cell>
          <table:table-cell office:value-type="float" office:value="1368.82214355469" calcext:value-type="float">
            <text:p>1368.82214355469</text:p>
          </table:table-cell>
          <table:table-cell table:number-columns-repeated="9"/>
          <table:table-cell office:value-type="float" office:value="102" calcext:value-type="float">
            <text:p>102</text:p>
          </table:table-cell>
          <table:table-cell office:value-type="float" office:value="3072.1513671875" calcext:value-type="float">
            <text:p>3072.1513671875</text:p>
          </table:table-cell>
          <table:table-cell office:value-type="float" office:value="4753.373046875" calcext:value-type="float">
            <text:p>4753.373046875</text:p>
          </table:table-cell>
          <table:table-cell office:value-type="float" office:value="4303.12841796875" calcext:value-type="float">
            <text:p>4303.12841796875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55012941360474" calcext:value-type="float">
            <text:p>6.55012941360474</text:p>
          </table:table-cell>
          <table:table-cell office:value-type="float" office:value="585.617370605469" calcext:value-type="float">
            <text:p>585.617370605469</text:p>
          </table:table-cell>
          <table:table-cell office:value-type="float" office:value="1631.3662109375" calcext:value-type="float">
            <text:p>1631.3662109375</text:p>
          </table:table-cell>
          <table:table-cell table:number-columns-repeated="9"/>
          <table:table-cell office:value-type="float" office:value="103" calcext:value-type="float">
            <text:p>103</text:p>
          </table:table-cell>
          <table:table-cell office:value-type="float" office:value="3072.1513671875" calcext:value-type="float">
            <text:p>3072.1513671875</text:p>
          </table:table-cell>
          <table:table-cell office:value-type="float" office:value="4671.5048828125" calcext:value-type="float">
            <text:p>4671.5048828125</text:p>
          </table:table-cell>
          <table:table-cell office:value-type="float" office:value="4047.87451171875" calcext:value-type="float">
            <text:p>4047.87451171875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55012941360474" calcext:value-type="float">
            <text:p>6.55012941360474</text:p>
          </table:table-cell>
          <table:table-cell office:value-type="float" office:value="594.55517578125" calcext:value-type="float">
            <text:p>594.55517578125</text:p>
          </table:table-cell>
          <table:table-cell office:value-type="float" office:value="1694.4521484375" calcext:value-type="float">
            <text:p>1694.4521484375</text:p>
          </table:table-cell>
          <table:table-cell table:number-columns-repeated="9"/>
          <table:table-cell office:value-type="float" office:value="104" calcext:value-type="float">
            <text:p>104</text:p>
          </table:table-cell>
          <table:table-cell office:value-type="float" office:value="3072.1513671875" calcext:value-type="float">
            <text:p>3072.1513671875</text:p>
          </table:table-cell>
          <table:table-cell office:value-type="float" office:value="4640.2783203125" calcext:value-type="float">
            <text:p>4640.2783203125</text:p>
          </table:table-cell>
          <table:table-cell office:value-type="float" office:value="3696.38037109375" calcext:value-type="float">
            <text:p>3696.38037109375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55012941360474" calcext:value-type="float">
            <text:p>6.55012941360474</text:p>
          </table:table-cell>
          <table:table-cell office:value-type="float" office:value="879.02685546875" calcext:value-type="float">
            <text:p>879.02685546875</text:p>
          </table:table-cell>
          <table:table-cell office:value-type="float" office:value="1998.94250488281" calcext:value-type="float">
            <text:p>1998.94250488281</text:p>
          </table:table-cell>
          <table:table-cell table:number-columns-repeated="9"/>
          <table:table-cell office:value-type="float" office:value="105" calcext:value-type="float">
            <text:p>105</text:p>
          </table:table-cell>
          <table:table-cell office:value-type="float" office:value="3072.1513671875" calcext:value-type="float">
            <text:p>3072.1513671875</text:p>
          </table:table-cell>
          <table:table-cell office:value-type="float" office:value="4711.6474609375" calcext:value-type="float">
            <text:p>4711.6474609375</text:p>
          </table:table-cell>
          <table:table-cell office:value-type="float" office:value="3815.02905273437" calcext:value-type="float">
            <text:p>3815.02905273437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55012941360474" calcext:value-type="float">
            <text:p>6.55012941360474</text:p>
          </table:table-cell>
          <table:table-cell office:value-type="float" office:value="119.465324401855" calcext:value-type="float">
            <text:p>119.465324401855</text:p>
          </table:table-cell>
          <table:table-cell office:value-type="float" office:value="447.306243896484" calcext:value-type="float">
            <text:p>447.306243896484</text:p>
          </table:table-cell>
          <table:table-cell table:number-columns-repeated="9"/>
          <table:table-cell office:value-type="float" office:value="106" calcext:value-type="float">
            <text:p>106</text:p>
          </table:table-cell>
          <table:table-cell office:value-type="float" office:value="3072.1513671875" calcext:value-type="float">
            <text:p>3072.1513671875</text:p>
          </table:table-cell>
          <table:table-cell office:value-type="float" office:value="4608.4453125" calcext:value-type="float">
            <text:p>4608.4453125</text:p>
          </table:table-cell>
          <table:table-cell office:value-type="float" office:value="3337.5439453125" calcext:value-type="float">
            <text:p>3337.5439453125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107" calcext:value-type="float">
            <text:p>107</text:p>
          </table:table-cell>
          <table:table-cell office:value-type="float" office:value="3072.1513671875" calcext:value-type="float">
            <text:p>3072.1513671875</text:p>
          </table:table-cell>
          <table:table-cell office:value-type="float" office:value="4737.95263671875" calcext:value-type="float">
            <text:p>4737.95263671875</text:p>
          </table:table-cell>
          <table:table-cell office:value-type="float" office:value="4083.24633789063" calcext:value-type="float">
            <text:p>4083.24633789063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108" calcext:value-type="float">
            <text:p>108</text:p>
          </table:table-cell>
          <table:table-cell office:value-type="float" office:value="3072.1513671875" calcext:value-type="float">
            <text:p>3072.1513671875</text:p>
          </table:table-cell>
          <table:table-cell office:value-type="float" office:value="4744.15673828125" calcext:value-type="float">
            <text:p>4744.15673828125</text:p>
          </table:table-cell>
          <table:table-cell office:value-type="float" office:value="4165.5380859375" calcext:value-type="float">
            <text:p>4165.538085937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5.18957519531" calcext:value-type="float">
            <text:p>1285.18957519531</text:p>
          </table:table-cell>
          <table:table-cell office:value-type="float" office:value="5545.61376953125" calcext:value-type="float">
            <text:p>5545.61376953125</text:p>
          </table:table-cell>
          <table:table-cell office:value-type="float" office:value="1531.65222167969" calcext:value-type="float">
            <text:p>1531.65222167969</text:p>
          </table:table-cell>
          <table:table-cell/>
          <table:table-cell office:value-type="string" calcext:value-type="string">
            <text:p>csúcs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109" calcext:value-type="float">
            <text:p>109</text:p>
          </table:table-cell>
          <table:table-cell office:value-type="float" office:value="3072.1513671875" calcext:value-type="float">
            <text:p>3072.1513671875</text:p>
          </table:table-cell>
          <table:table-cell office:value-type="float" office:value="4720.9755859375" calcext:value-type="float">
            <text:p>4720.9755859375</text:p>
          </table:table-cell>
          <table:table-cell office:value-type="float" office:value="4120.3037109375" calcext:value-type="float">
            <text:p>4120.30371093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5.18957519531" calcext:value-type="float">
            <text:p>1285.18957519531</text:p>
          </table:table-cell>
          <table:table-cell office:value-type="float" office:value="5187.51171875" calcext:value-type="float">
            <text:p>5187.51171875</text:p>
          </table:table-cell>
          <table:table-cell office:value-type="float" office:value="1744.98999023438" calcext:value-type="float">
            <text:p>1744.98999023438</text:p>
          </table:table-cell>
          <table:table-cell/>
          <table:table-cell office:value-type="string" calcext:value-type="string">
            <text:p>él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office:value-type="float" office:value="3072.1513671875" calcext:value-type="float">
            <text:p>3072.1513671875</text:p>
          </table:table-cell>
          <table:table-cell office:value-type="float" office:value="4617.23681640625" calcext:value-type="float">
            <text:p>4617.23681640625</text:p>
          </table:table-cell>
          <table:table-cell office:value-type="float" office:value="3753.17822265625" calcext:value-type="float">
            <text:p>3753.1782226562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4.36376953125" calcext:value-type="float">
            <text:p>454.36376953125</text:p>
          </table:table-cell>
          <table:table-cell office:value-type="float" office:value="4375.12890625" calcext:value-type="float">
            <text:p>4375.12890625</text:p>
          </table:table-cell>
          <table:table-cell office:value-type="float" office:value="1831.45532226563" calcext:value-type="float">
            <text:p>1831.45532226563</text:p>
          </table:table-cell>
          <table:table-cell/>
          <table:table-cell office:value-type="string" calcext:value-type="string">
            <text:p>tartalmazás</text:p>
          </table:table-cell>
          <table:table-cell office:value-type="float" office:value="0.05" calcext:value-type="float">
            <text:p>0.05</text:p>
          </table:table-cell>
          <table:table-cell table:number-columns-repeated="6"/>
          <table:table-cell office:value-type="float" office:value="111" calcext:value-type="float">
            <text:p>111</text:p>
          </table:table-cell>
          <table:table-cell office:value-type="float" office:value="3072.1513671875" calcext:value-type="float">
            <text:p>3072.1513671875</text:p>
          </table:table-cell>
          <table:table-cell office:value-type="float" office:value="4580.802734375" calcext:value-type="float">
            <text:p>4580.802734375</text:p>
          </table:table-cell>
          <table:table-cell office:value-type="float" office:value="3656.3095703125" calcext:value-type="float">
            <text:p>3656.309570312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1.927215576172" calcext:value-type="float">
            <text:p>231.927215576172</text:p>
          </table:table-cell>
          <table:table-cell office:value-type="float" office:value="4119.07080078125" calcext:value-type="float">
            <text:p>4119.07080078125</text:p>
          </table:table-cell>
          <table:table-cell office:value-type="float" office:value="1857.23413085938" calcext:value-type="float">
            <text:p>1857.23413085938</text:p>
          </table:table-cell>
          <table:table-cell/>
          <table:table-cell office:value-type="string" calcext:value-type="string">
            <text:p>populáció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112" calcext:value-type="float">
            <text:p>112</text:p>
          </table:table-cell>
          <table:table-cell office:value-type="float" office:value="3072.1513671875" calcext:value-type="float">
            <text:p>3072.1513671875</text:p>
          </table:table-cell>
          <table:table-cell office:value-type="float" office:value="4638.02490234375" calcext:value-type="float">
            <text:p>4638.02490234375</text:p>
          </table:table-cell>
          <table:table-cell office:value-type="float" office:value="3786.57421875" calcext:value-type="float">
            <text:p>3786.5742187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1.927215576172" calcext:value-type="float">
            <text:p>231.927215576172</text:p>
          </table:table-cell>
          <table:table-cell office:value-type="float" office:value="3560.42846679687" calcext:value-type="float">
            <text:p>3560.42846679687</text:p>
          </table:table-cell>
          <table:table-cell office:value-type="float" office:value="1858.62353515625" calcext:value-type="float">
            <text:p>1858.62353515625</text:p>
          </table:table-cell>
          <table:table-cell/>
          <table:table-cell office:value-type="string" calcext:value-type="string">
            <text:p>initializer</text:p>
          </table:table-cell>
          <table:table-cell office:value-type="string" calcext:value-type="string">
            <text:p>random</text:p>
          </table:table-cell>
          <table:table-cell table:number-columns-repeated="6"/>
          <table:table-cell office:value-type="float" office:value="113" calcext:value-type="float">
            <text:p>113</text:p>
          </table:table-cell>
          <table:table-cell office:value-type="float" office:value="3072.15112304688" calcext:value-type="float">
            <text:p>3072.15112304688</text:p>
          </table:table-cell>
          <table:table-cell office:value-type="float" office:value="4631.447265625" calcext:value-type="float">
            <text:p>4631.447265625</text:p>
          </table:table-cell>
          <table:table-cell office:value-type="float" office:value="3852.94213867187" calcext:value-type="float">
            <text:p>3852.9421386718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0.082382202148" calcext:value-type="float">
            <text:p>220.082382202148</text:p>
          </table:table-cell>
          <table:table-cell office:value-type="float" office:value="3073.28271484375" calcext:value-type="float">
            <text:p>3073.28271484375</text:p>
          </table:table-cell>
          <table:table-cell office:value-type="float" office:value="1766.71801757813" calcext:value-type="float">
            <text:p>1766.71801757813</text:p>
          </table:table-cell>
          <table:table-cell/>
          <table:table-cell office:value-type="string" calcext:value-type="string">
            <text:p>algoritmus</text:p>
          </table:table-cell>
          <table:table-cell office:value-type="string" calcext:value-type="string">
            <text:p>pso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3072.15063476562" calcext:value-type="float">
            <text:p>3072.15063476562</text:p>
          </table:table-cell>
          <table:table-cell office:value-type="float" office:value="4671.28125" calcext:value-type="float">
            <text:p>4671.28125</text:p>
          </table:table-cell>
          <table:table-cell office:value-type="float" office:value="4085.01928710938" calcext:value-type="float">
            <text:p>4085.0192871093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0.082382202148" calcext:value-type="float">
            <text:p>220.082382202148</text:p>
          </table:table-cell>
          <table:table-cell office:value-type="float" office:value="2779.76196289063" calcext:value-type="float">
            <text:p>2779.76196289063</text:p>
          </table:table-cell>
          <table:table-cell office:value-type="float" office:value="1944.32238769531" calcext:value-type="float">
            <text:p>1944.32238769531</text:p>
          </table:table-cell>
          <table:table-cell table:number-columns-repeated="9"/>
          <table:table-cell office:value-type="float" office:value="115" calcext:value-type="float">
            <text:p>115</text:p>
          </table:table-cell>
          <table:table-cell office:value-type="float" office:value="3072.150390625" calcext:value-type="float">
            <text:p>3072.150390625</text:p>
          </table:table-cell>
          <table:table-cell office:value-type="float" office:value="4620.2978515625" calcext:value-type="float">
            <text:p>4620.2978515625</text:p>
          </table:table-cell>
          <table:table-cell office:value-type="float" office:value="3966.013671875" calcext:value-type="float">
            <text:p>3966.01367187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3.839004516602" calcext:value-type="float">
            <text:p>153.839004516602</text:p>
          </table:table-cell>
          <table:table-cell office:value-type="float" office:value="2550.78491210937" calcext:value-type="float">
            <text:p>2550.78491210937</text:p>
          </table:table-cell>
          <table:table-cell office:value-type="float" office:value="2169.90161132812" calcext:value-type="float">
            <text:p>2169.90161132812</text:p>
          </table:table-cell>
          <table:table-cell/>
          <table:table-cell office:value-type="string" calcext:value-type="string">
            <text:p>runtime</text:p>
          </table:table-cell>
          <table:table-cell table:style-name="ce1" office:value-type="time" office:time-value="PT00H03M04.084638S" calcext:value-type="time">
            <text:p>00:03:04.08</text:p>
          </table:table-cell>
          <table:table-cell table:number-columns-repeated="6"/>
          <table:table-cell office:value-type="float" office:value="116" calcext:value-type="float">
            <text:p>116</text:p>
          </table:table-cell>
          <table:table-cell office:value-type="float" office:value="3072.150390625" calcext:value-type="float">
            <text:p>3072.150390625</text:p>
          </table:table-cell>
          <table:table-cell office:value-type="float" office:value="4546.26953125" calcext:value-type="float">
            <text:p>4546.26953125</text:p>
          </table:table-cell>
          <table:table-cell office:value-type="float" office:value="3722.61962890625" calcext:value-type="float">
            <text:p>3722.6196289062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3.839004516602" calcext:value-type="float">
            <text:p>153.839004516602</text:p>
          </table:table-cell>
          <table:table-cell office:value-type="float" office:value="2196.38818359375" calcext:value-type="float">
            <text:p>2196.38818359375</text:p>
          </table:table-cell>
          <table:table-cell office:value-type="float" office:value="2196.1337890625" calcext:value-type="float">
            <text:p>2196.1337890625</text:p>
          </table:table-cell>
          <table:table-cell/>
          <table:table-cell office:value-type="string" calcext:value-type="string">
            <text:p>summary</text:p>
          </table:table-cell>
          <table:table-cell office:value-type="float" office:value="129.18819" calcext:value-type="float">
            <text:p>129.18819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office:value-type="float" office:value="3072.150390625" calcext:value-type="float">
            <text:p>3072.150390625</text:p>
          </table:table-cell>
          <table:table-cell office:value-type="float" office:value="4557.1904296875" calcext:value-type="float">
            <text:p>4557.1904296875</text:p>
          </table:table-cell>
          <table:table-cell office:value-type="float" office:value="3652.47485351562" calcext:value-type="float">
            <text:p>3652.4748535156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1.329681396484" calcext:value-type="float">
            <text:p>141.329681396484</text:p>
          </table:table-cell>
          <table:table-cell office:value-type="float" office:value="1952.28332519531" calcext:value-type="float">
            <text:p>1952.28332519531</text:p>
          </table:table-cell>
          <table:table-cell office:value-type="float" office:value="2158.046875" calcext:value-type="float">
            <text:p>2158.046875</text:p>
          </table:table-cell>
          <table:table-cell table:number-columns-repeated="9"/>
          <table:table-cell office:value-type="float" office:value="118" calcext:value-type="float">
            <text:p>118</text:p>
          </table:table-cell>
          <table:table-cell office:value-type="float" office:value="3072.15014648437" calcext:value-type="float">
            <text:p>3072.15014648437</text:p>
          </table:table-cell>
          <table:table-cell office:value-type="float" office:value="4670.97509765625" calcext:value-type="float">
            <text:p>4670.97509765625</text:p>
          </table:table-cell>
          <table:table-cell office:value-type="float" office:value="3950.853515625" calcext:value-type="float">
            <text:p>3950.85351562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1.294860839844" calcext:value-type="float">
            <text:p>141.294860839844</text:p>
          </table:table-cell>
          <table:table-cell office:value-type="float" office:value="1989.45703125" calcext:value-type="float">
            <text:p>1989.45703125</text:p>
          </table:table-cell>
          <table:table-cell office:value-type="float" office:value="2138.07666015625" calcext:value-type="float">
            <text:p>2138.07666015625</text:p>
          </table:table-cell>
          <table:table-cell/>
          <table:table-cell office:value-type="string" calcext:value-type="string">
            <text:p>falsely_contained_node_num: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19" calcext:value-type="float">
            <text:p>119</text:p>
          </table:table-cell>
          <table:table-cell office:value-type="float" office:value="3072.15014648437" calcext:value-type="float">
            <text:p>3072.15014648437</text:p>
          </table:table-cell>
          <table:table-cell office:value-type="float" office:value="4569.63232421875" calcext:value-type="float">
            <text:p>4569.63232421875</text:p>
          </table:table-cell>
          <table:table-cell office:value-type="float" office:value="3715.74389648437" calcext:value-type="float">
            <text:p>3715.7438964843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9.291442871094" calcext:value-type="float">
            <text:p>129.291442871094</text:p>
          </table:table-cell>
          <table:table-cell office:value-type="float" office:value="1961.12048339844" calcext:value-type="float">
            <text:p>1961.12048339844</text:p>
          </table:table-cell>
          <table:table-cell office:value-type="float" office:value="2198.41796875" calcext:value-type="float">
            <text:p>2198.41796875</text:p>
          </table:table-cell>
          <table:table-cell/>
          <table:table-cell office:value-type="string" calcext:value-type="string">
            <text:p>missing_node_num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3072.15014648437" calcext:value-type="float">
            <text:p>3072.15014648437</text:p>
          </table:table-cell>
          <table:table-cell office:value-type="float" office:value="4617.2451171875" calcext:value-type="float">
            <text:p>4617.2451171875</text:p>
          </table:table-cell>
          <table:table-cell office:value-type="float" office:value="3812.1328125" calcext:value-type="float">
            <text:p>3812.132812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9.279693603516" calcext:value-type="float">
            <text:p>129.279693603516</text:p>
          </table:table-cell>
          <table:table-cell office:value-type="float" office:value="1935.20483398438" calcext:value-type="float">
            <text:p>1935.20483398438</text:p>
          </table:table-cell>
          <table:table-cell office:value-type="float" office:value="2137.30786132812" calcext:value-type="float">
            <text:p>2137.30786132812</text:p>
          </table:table-cell>
          <table:table-cell/>
          <table:table-cell office:value-type="string" calcext:value-type="string">
            <text:p>intersection_num: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21" calcext:value-type="float">
            <text:p>121</text:p>
          </table:table-cell>
          <table:table-cell office:value-type="float" office:value="3072.15014648437" calcext:value-type="float">
            <text:p>3072.15014648437</text:p>
          </table:table-cell>
          <table:table-cell office:value-type="float" office:value="4670.20263671875" calcext:value-type="float">
            <text:p>4670.20263671875</text:p>
          </table:table-cell>
          <table:table-cell office:value-type="float" office:value="4054.16528320313" calcext:value-type="float">
            <text:p>4054.1652832031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9.279693603516" calcext:value-type="float">
            <text:p>129.279693603516</text:p>
          </table:table-cell>
          <table:table-cell office:value-type="float" office:value="1956.92858886719" calcext:value-type="float">
            <text:p>1956.92858886719</text:p>
          </table:table-cell>
          <table:table-cell office:value-type="float" office:value="2237.73657226562" calcext:value-type="float">
            <text:p>2237.73657226562</text:p>
          </table:table-cell>
          <table:table-cell/>
          <table:table-cell office:value-type="string" calcext:value-type="string">
            <text:p>invalid_intersection_num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22" calcext:value-type="float">
            <text:p>122</text:p>
          </table:table-cell>
          <table:table-cell office:value-type="float" office:value="3072.15014648437" calcext:value-type="float">
            <text:p>3072.15014648437</text:p>
          </table:table-cell>
          <table:table-cell office:value-type="float" office:value="4765.16064453125" calcext:value-type="float">
            <text:p>4765.16064453125</text:p>
          </table:table-cell>
          <table:table-cell office:value-type="float" office:value="4483.8994140625" calcext:value-type="float">
            <text:p>4483.899414062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9.278060913086" calcext:value-type="float">
            <text:p>129.278060913086</text:p>
          </table:table-cell>
          <table:table-cell office:value-type="float" office:value="1938.23095703125" calcext:value-type="float">
            <text:p>1938.23095703125</text:p>
          </table:table-cell>
          <table:table-cell office:value-type="float" office:value="2280.05688476562" calcext:value-type="float">
            <text:p>2280.05688476562</text:p>
          </table:table-cell>
          <table:table-cell/>
          <table:table-cell office:value-type="string" calcext:value-type="string">
            <text:p>closer_than_min_distance_num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 office:value-type="float" office:value="3072.15014648437" calcext:value-type="float">
            <text:p>3072.15014648437</text:p>
          </table:table-cell>
          <table:table-cell office:value-type="float" office:value="4781.2626953125" calcext:value-type="float">
            <text:p>4781.2626953125</text:p>
          </table:table-cell>
          <table:table-cell office:value-type="float" office:value="4552.00390625" calcext:value-type="float">
            <text:p>4552.003906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9.277221679688" calcext:value-type="float">
            <text:p>129.277221679688</text:p>
          </table:table-cell>
          <table:table-cell office:value-type="float" office:value="1852.45629882813" calcext:value-type="float">
            <text:p>1852.45629882813</text:p>
          </table:table-cell>
          <table:table-cell office:value-type="float" office:value="2142.35205078125" calcext:value-type="float">
            <text:p>2142.35205078125</text:p>
          </table:table-cell>
          <table:table-cell/>
          <table:table-cell office:value-type="string" calcext:value-type="string">
            <text:p>segment_num: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3072.15014648437" calcext:value-type="float">
            <text:p>3072.15014648437</text:p>
          </table:table-cell>
          <table:table-cell office:value-type="float" office:value="4618.177734375" calcext:value-type="float">
            <text:p>4618.177734375</text:p>
          </table:table-cell>
          <table:table-cell office:value-type="float" office:value="4078.06518554688" calcext:value-type="float">
            <text:p>4078.06518554688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9.266937255859" calcext:value-type="float">
            <text:p>129.266937255859</text:p>
          </table:table-cell>
          <table:table-cell office:value-type="float" office:value="1861.58996582031" calcext:value-type="float">
            <text:p>1861.58996582031</text:p>
          </table:table-cell>
          <table:table-cell office:value-type="float" office:value="2213.23950195312" calcext:value-type="float">
            <text:p>2213.23950195312</text:p>
          </table:table-cell>
          <table:table-cell/>
          <table:table-cell office:value-type="string" calcext:value-type="string">
            <text:p>single_node_segment_num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25" calcext:value-type="float">
            <text:p>125</text:p>
          </table:table-cell>
          <table:table-cell office:value-type="float" office:value="3072.15014648437" calcext:value-type="float">
            <text:p>3072.15014648437</text:p>
          </table:table-cell>
          <table:table-cell office:value-type="float" office:value="4628.2685546875" calcext:value-type="float">
            <text:p>4628.2685546875</text:p>
          </table:table-cell>
          <table:table-cell office:value-type="float" office:value="4096.103515625" calcext:value-type="float">
            <text:p>4096.10351562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9.264038085938" calcext:value-type="float">
            <text:p>129.264038085938</text:p>
          </table:table-cell>
          <table:table-cell office:value-type="float" office:value="1754.8720703125" calcext:value-type="float">
            <text:p>1754.8720703125</text:p>
          </table:table-cell>
          <table:table-cell office:value-type="float" office:value="2071.38671875" calcext:value-type="float">
            <text:p>2071.38671875</text:p>
          </table:table-cell>
          <table:table-cell table:number-columns-repeated="9"/>
          <table:table-cell office:value-type="float" office:value="126" calcext:value-type="float">
            <text:p>126</text:p>
          </table:table-cell>
          <table:table-cell office:value-type="float" office:value="3072.15014648437" calcext:value-type="float">
            <text:p>3072.15014648437</text:p>
          </table:table-cell>
          <table:table-cell office:value-type="float" office:value="4587.56201171875" calcext:value-type="float">
            <text:p>4587.56201171875</text:p>
          </table:table-cell>
          <table:table-cell office:value-type="float" office:value="3851.98999023437" calcext:value-type="float">
            <text:p>3851.98999023437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9.261703491211" calcext:value-type="float">
            <text:p>129.261703491211</text:p>
          </table:table-cell>
          <table:table-cell office:value-type="float" office:value="1749.92077636719" calcext:value-type="float">
            <text:p>1749.92077636719</text:p>
          </table:table-cell>
          <table:table-cell office:value-type="float" office:value="2133.2763671875" calcext:value-type="float">
            <text:p>2133.2763671875</text:p>
          </table:table-cell>
          <table:table-cell table:number-columns-repeated="9"/>
          <table:table-cell office:value-type="float" office:value="127" calcext:value-type="float">
            <text:p>127</text:p>
          </table:table-cell>
          <table:table-cell office:value-type="float" office:value="3072.15014648437" calcext:value-type="float">
            <text:p>3072.15014648437</text:p>
          </table:table-cell>
          <table:table-cell office:value-type="float" office:value="4593.90380859375" calcext:value-type="float">
            <text:p>4593.90380859375</text:p>
          </table:table-cell>
          <table:table-cell office:value-type="float" office:value="3913.03833007813" calcext:value-type="float">
            <text:p>3913.0383300781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9.259765625" calcext:value-type="float">
            <text:p>129.259765625</text:p>
          </table:table-cell>
          <table:table-cell office:value-type="float" office:value="1657.61254882813" calcext:value-type="float">
            <text:p>1657.61254882813</text:p>
          </table:table-cell>
          <table:table-cell office:value-type="float" office:value="2017.66967773437" calcext:value-type="float">
            <text:p>2017.66967773437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3072.15014648437" calcext:value-type="float">
            <text:p>3072.15014648437</text:p>
          </table:table-cell>
          <table:table-cell office:value-type="float" office:value="4560.6142578125" calcext:value-type="float">
            <text:p>4560.6142578125</text:p>
          </table:table-cell>
          <table:table-cell office:value-type="float" office:value="3917.31005859375" calcext:value-type="float">
            <text:p>3917.3100585937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9.256713867188" calcext:value-type="float">
            <text:p>129.256713867188</text:p>
          </table:table-cell>
          <table:table-cell office:value-type="float" office:value="1617.89733886719" calcext:value-type="float">
            <text:p>1617.89733886719</text:p>
          </table:table-cell>
          <table:table-cell office:value-type="float" office:value="1981.22839355469" calcext:value-type="float">
            <text:p>1981.22839355469</text:p>
          </table:table-cell>
          <table:table-cell table:number-columns-repeated="9"/>
          <table:table-cell office:value-type="float" office:value="129" calcext:value-type="float">
            <text:p>129</text:p>
          </table:table-cell>
          <table:table-cell office:value-type="float" office:value="3072.15014648437" calcext:value-type="float">
            <text:p>3072.15014648437</text:p>
          </table:table-cell>
          <table:table-cell office:value-type="float" office:value="4538.48681640625" calcext:value-type="float">
            <text:p>4538.48681640625</text:p>
          </table:table-cell>
          <table:table-cell office:value-type="float" office:value="3802.39892578125" calcext:value-type="float">
            <text:p>3802.3989257812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9.253692626953" calcext:value-type="float">
            <text:p>129.253692626953</text:p>
          </table:table-cell>
          <table:table-cell office:value-type="float" office:value="1693.27770996094" calcext:value-type="float">
            <text:p>1693.27770996094</text:p>
          </table:table-cell>
          <table:table-cell office:value-type="float" office:value="2119.603515625" calcext:value-type="float">
            <text:p>2119.603515625</text:p>
          </table:table-cell>
          <table:table-cell table:number-columns-repeated="9"/>
          <table:table-cell office:value-type="float" office:value="130" calcext:value-type="float">
            <text:p>130</text:p>
          </table:table-cell>
          <table:table-cell office:value-type="float" office:value="3072.15014648437" calcext:value-type="float">
            <text:p>3072.15014648437</text:p>
          </table:table-cell>
          <table:table-cell office:value-type="float" office:value="4597.66455078125" calcext:value-type="float">
            <text:p>4597.66455078125</text:p>
          </table:table-cell>
          <table:table-cell office:value-type="float" office:value="3950.06616210937" calcext:value-type="float">
            <text:p>3950.06616210937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9.250915527344" calcext:value-type="float">
            <text:p>129.250915527344</text:p>
          </table:table-cell>
          <table:table-cell office:value-type="float" office:value="1727.29748535156" calcext:value-type="float">
            <text:p>1727.29748535156</text:p>
          </table:table-cell>
          <table:table-cell office:value-type="float" office:value="2220.71362304687" calcext:value-type="float">
            <text:p>2220.71362304687</text:p>
          </table:table-cell>
          <table:table-cell table:number-columns-repeated="9"/>
          <table:table-cell office:value-type="float" office:value="131" calcext:value-type="float">
            <text:p>131</text:p>
          </table:table-cell>
          <table:table-cell office:value-type="float" office:value="3072.15014648437" calcext:value-type="float">
            <text:p>3072.15014648437</text:p>
          </table:table-cell>
          <table:table-cell office:value-type="float" office:value="4621.08056640625" calcext:value-type="float">
            <text:p>4621.08056640625</text:p>
          </table:table-cell>
          <table:table-cell office:value-type="float" office:value="4001.1640625" calcext:value-type="float">
            <text:p>4001.164062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9.248336791992" calcext:value-type="float">
            <text:p>129.248336791992</text:p>
          </table:table-cell>
          <table:table-cell office:value-type="float" office:value="1701.14990234375" calcext:value-type="float">
            <text:p>1701.14990234375</text:p>
          </table:table-cell>
          <table:table-cell office:value-type="float" office:value="2230.4541015625" calcext:value-type="float">
            <text:p>2230.4541015625</text:p>
          </table:table-cell>
          <table:table-cell table:number-columns-repeated="9"/>
          <table:table-cell office:value-type="float" office:value="132" calcext:value-type="float">
            <text:p>132</text:p>
          </table:table-cell>
          <table:table-cell office:value-type="float" office:value="3072.15014648437" calcext:value-type="float">
            <text:p>3072.15014648437</text:p>
          </table:table-cell>
          <table:table-cell office:value-type="float" office:value="4561.71826171875" calcext:value-type="float">
            <text:p>4561.71826171875</text:p>
          </table:table-cell>
          <table:table-cell office:value-type="float" office:value="3781.69409179687" calcext:value-type="float">
            <text:p>3781.6940917968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9.247085571289" calcext:value-type="float">
            <text:p>129.247085571289</text:p>
          </table:table-cell>
          <table:table-cell office:value-type="float" office:value="1670.43933105469" calcext:value-type="float">
            <text:p>1670.43933105469</text:p>
          </table:table-cell>
          <table:table-cell office:value-type="float" office:value="2133.09301757812" calcext:value-type="float">
            <text:p>2133.09301757812</text:p>
          </table:table-cell>
          <table:table-cell table:number-columns-repeated="9"/>
          <table:table-cell office:value-type="float" office:value="133" calcext:value-type="float">
            <text:p>133</text:p>
          </table:table-cell>
          <table:table-cell office:value-type="float" office:value="3072.15014648437" calcext:value-type="float">
            <text:p>3072.15014648437</text:p>
          </table:table-cell>
          <table:table-cell office:value-type="float" office:value="4579.9658203125" calcext:value-type="float">
            <text:p>4579.9658203125</text:p>
          </table:table-cell>
          <table:table-cell office:value-type="float" office:value="3919.57861328125" calcext:value-type="float">
            <text:p>3919.578613281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9.243255615234" calcext:value-type="float">
            <text:p>129.243255615234</text:p>
          </table:table-cell>
          <table:table-cell office:value-type="float" office:value="1603.49755859375" calcext:value-type="float">
            <text:p>1603.49755859375</text:p>
          </table:table-cell>
          <table:table-cell office:value-type="float" office:value="2058.77099609375" calcext:value-type="float">
            <text:p>2058.77099609375</text:p>
          </table:table-cell>
          <table:table-cell table:number-columns-repeated="9"/>
          <table:table-cell office:value-type="float" office:value="134" calcext:value-type="float">
            <text:p>134</text:p>
          </table:table-cell>
          <table:table-cell office:value-type="float" office:value="3072.15014648437" calcext:value-type="float">
            <text:p>3072.15014648437</text:p>
          </table:table-cell>
          <table:table-cell office:value-type="float" office:value="4407.87353515625" calcext:value-type="float">
            <text:p>4407.87353515625</text:p>
          </table:table-cell>
          <table:table-cell office:value-type="float" office:value="3293.25366210937" calcext:value-type="float">
            <text:p>3293.25366210937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9.240737915039" calcext:value-type="float">
            <text:p>129.240737915039</text:p>
          </table:table-cell>
          <table:table-cell office:value-type="float" office:value="1594.76501464844" calcext:value-type="float">
            <text:p>1594.76501464844</text:p>
          </table:table-cell>
          <table:table-cell office:value-type="float" office:value="2076.25390625" calcext:value-type="float">
            <text:p>2076.25390625</text:p>
          </table:table-cell>
          <table:table-cell table:number-columns-repeated="9"/>
          <table:table-cell office:value-type="float" office:value="135" calcext:value-type="float">
            <text:p>135</text:p>
          </table:table-cell>
          <table:table-cell office:value-type="float" office:value="3072.15014648437" calcext:value-type="float">
            <text:p>3072.15014648437</text:p>
          </table:table-cell>
          <table:table-cell office:value-type="float" office:value="4566.29443359375" calcext:value-type="float">
            <text:p>4566.29443359375</text:p>
          </table:table-cell>
          <table:table-cell office:value-type="float" office:value="3902.14306640625" calcext:value-type="float">
            <text:p>3902.14306640625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9.239501953125" calcext:value-type="float">
            <text:p>129.239501953125</text:p>
          </table:table-cell>
          <table:table-cell office:value-type="float" office:value="1642.24987792969" calcext:value-type="float">
            <text:p>1642.24987792969</text:p>
          </table:table-cell>
          <table:table-cell office:value-type="float" office:value="2136.74731445312" calcext:value-type="float">
            <text:p>2136.74731445312</text:p>
          </table:table-cell>
          <table:table-cell table:number-columns-repeated="9"/>
          <table:table-cell office:value-type="float" office:value="136" calcext:value-type="float">
            <text:p>136</text:p>
          </table:table-cell>
          <table:table-cell office:value-type="float" office:value="3072.15014648437" calcext:value-type="float">
            <text:p>3072.15014648437</text:p>
          </table:table-cell>
          <table:table-cell office:value-type="float" office:value="4557.51611328125" calcext:value-type="float">
            <text:p>4557.51611328125</text:p>
          </table:table-cell>
          <table:table-cell office:value-type="float" office:value="3718.7568359375" calcext:value-type="float">
            <text:p>3718.7568359375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9.238891601563" calcext:value-type="float">
            <text:p>129.238891601563</text:p>
          </table:table-cell>
          <table:table-cell office:value-type="float" office:value="1655.79406738281" calcext:value-type="float">
            <text:p>1655.79406738281</text:p>
          </table:table-cell>
          <table:table-cell office:value-type="float" office:value="2213.22241210937" calcext:value-type="float">
            <text:p>2213.22241210937</text:p>
          </table:table-cell>
          <table:table-cell table:number-columns-repeated="9"/>
          <table:table-cell office:value-type="float" office:value="137" calcext:value-type="float">
            <text:p>137</text:p>
          </table:table-cell>
          <table:table-cell office:value-type="float" office:value="3072.15014648437" calcext:value-type="float">
            <text:p>3072.15014648437</text:p>
          </table:table-cell>
          <table:table-cell office:value-type="float" office:value="4475.150390625" calcext:value-type="float">
            <text:p>4475.150390625</text:p>
          </table:table-cell>
          <table:table-cell office:value-type="float" office:value="3518.2373046875" calcext:value-type="float">
            <text:p>3518.237304687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9.235504150391" calcext:value-type="float">
            <text:p>129.235504150391</text:p>
          </table:table-cell>
          <table:table-cell office:value-type="float" office:value="1543.64611816406" calcext:value-type="float">
            <text:p>1543.64611816406</text:p>
          </table:table-cell>
          <table:table-cell office:value-type="float" office:value="1977.33471679688" calcext:value-type="float">
            <text:p>1977.33471679688</text:p>
          </table:table-cell>
          <table:table-cell table:number-columns-repeated="9"/>
          <table:table-cell office:value-type="float" office:value="138" calcext:value-type="float">
            <text:p>138</text:p>
          </table:table-cell>
          <table:table-cell office:value-type="float" office:value="3072.15014648437" calcext:value-type="float">
            <text:p>3072.15014648437</text:p>
          </table:table-cell>
          <table:table-cell office:value-type="float" office:value="4537.5517578125" calcext:value-type="float">
            <text:p>4537.5517578125</text:p>
          </table:table-cell>
          <table:table-cell office:value-type="float" office:value="3743.72534179688" calcext:value-type="float">
            <text:p>3743.72534179688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9.233337402344" calcext:value-type="float">
            <text:p>129.233337402344</text:p>
          </table:table-cell>
          <table:table-cell office:value-type="float" office:value="1569.87622070313" calcext:value-type="float">
            <text:p>1569.87622070313</text:p>
          </table:table-cell>
          <table:table-cell office:value-type="float" office:value="2011.18603515625" calcext:value-type="float">
            <text:p>2011.18603515625</text:p>
          </table:table-cell>
          <table:table-cell table:number-columns-repeated="9"/>
          <table:table-cell office:value-type="float" office:value="139" calcext:value-type="float">
            <text:p>139</text:p>
          </table:table-cell>
          <table:table-cell office:value-type="float" office:value="3072.15014648437" calcext:value-type="float">
            <text:p>3072.15014648437</text:p>
          </table:table-cell>
          <table:table-cell office:value-type="float" office:value="4526.458984375" calcext:value-type="float">
            <text:p>4526.458984375</text:p>
          </table:table-cell>
          <table:table-cell office:value-type="float" office:value="3876.22192382812" calcext:value-type="float">
            <text:p>3876.2219238281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9.232315063477" calcext:value-type="float">
            <text:p>129.232315063477</text:p>
          </table:table-cell>
          <table:table-cell office:value-type="float" office:value="1558.18371582031" calcext:value-type="float">
            <text:p>1558.18371582031</text:p>
          </table:table-cell>
          <table:table-cell office:value-type="float" office:value="2040.40112304687" calcext:value-type="float">
            <text:p>2040.40112304687</text:p>
          </table:table-cell>
          <table:table-cell table:number-columns-repeated="9"/>
          <table:table-cell office:value-type="float" office:value="140" calcext:value-type="float">
            <text:p>140</text:p>
          </table:table-cell>
          <table:table-cell office:value-type="float" office:value="3072.1494140625" calcext:value-type="float">
            <text:p>3072.1494140625</text:p>
          </table:table-cell>
          <table:table-cell office:value-type="float" office:value="4500.14697265625" calcext:value-type="float">
            <text:p>4500.14697265625</text:p>
          </table:table-cell>
          <table:table-cell office:value-type="float" office:value="3819.93432617187" calcext:value-type="float">
            <text:p>3819.93432617187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9.231872558594" calcext:value-type="float">
            <text:p>129.231872558594</text:p>
          </table:table-cell>
          <table:table-cell office:value-type="float" office:value="1526.2607421875" calcext:value-type="float">
            <text:p>1526.2607421875</text:p>
          </table:table-cell>
          <table:table-cell office:value-type="float" office:value="2009.77355957031" calcext:value-type="float">
            <text:p>2009.77355957031</text:p>
          </table:table-cell>
          <table:table-cell table:number-columns-repeated="9"/>
          <table:table-cell office:value-type="float" office:value="141" calcext:value-type="float">
            <text:p>141</text:p>
          </table:table-cell>
          <table:table-cell office:value-type="float" office:value="3072.1494140625" calcext:value-type="float">
            <text:p>3072.1494140625</text:p>
          </table:table-cell>
          <table:table-cell office:value-type="float" office:value="4590.791015625" calcext:value-type="float">
            <text:p>4590.791015625</text:p>
          </table:table-cell>
          <table:table-cell office:value-type="float" office:value="4065.49926757813" calcext:value-type="float">
            <text:p>4065.4992675781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9.231399536133" calcext:value-type="float">
            <text:p>129.231399536133</text:p>
          </table:table-cell>
          <table:table-cell office:value-type="float" office:value="1581.27978515625" calcext:value-type="float">
            <text:p>1581.27978515625</text:p>
          </table:table-cell>
          <table:table-cell office:value-type="float" office:value="2082.10205078125" calcext:value-type="float">
            <text:p>2082.10205078125</text:p>
          </table:table-cell>
          <table:table-cell table:number-columns-repeated="9"/>
          <table:table-cell office:value-type="float" office:value="142" calcext:value-type="float">
            <text:p>142</text:p>
          </table:table-cell>
          <table:table-cell office:value-type="float" office:value="3072.1494140625" calcext:value-type="float">
            <text:p>3072.1494140625</text:p>
          </table:table-cell>
          <table:table-cell office:value-type="float" office:value="4486.6123046875" calcext:value-type="float">
            <text:p>4486.6123046875</text:p>
          </table:table-cell>
          <table:table-cell office:value-type="float" office:value="3982.9189453125" calcext:value-type="float">
            <text:p>3982.9189453125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9.230743408203" calcext:value-type="float">
            <text:p>129.230743408203</text:p>
          </table:table-cell>
          <table:table-cell office:value-type="float" office:value="1507.83642578125" calcext:value-type="float">
            <text:p>1507.83642578125</text:p>
          </table:table-cell>
          <table:table-cell office:value-type="float" office:value="1943.94567871094" calcext:value-type="float">
            <text:p>1943.94567871094</text:p>
          </table:table-cell>
          <table:table-cell table:number-columns-repeated="9"/>
          <table:table-cell office:value-type="float" office:value="143" calcext:value-type="float">
            <text:p>143</text:p>
          </table:table-cell>
          <table:table-cell office:value-type="float" office:value="3072.14916992187" calcext:value-type="float">
            <text:p>3072.14916992187</text:p>
          </table:table-cell>
          <table:table-cell office:value-type="float" office:value="4425.873046875" calcext:value-type="float">
            <text:p>4425.873046875</text:p>
          </table:table-cell>
          <table:table-cell office:value-type="float" office:value="3552.37377929687" calcext:value-type="float">
            <text:p>3552.37377929687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9.230285644531" calcext:value-type="float">
            <text:p>129.230285644531</text:p>
          </table:table-cell>
          <table:table-cell office:value-type="float" office:value="1504.82470703125" calcext:value-type="float">
            <text:p>1504.82470703125</text:p>
          </table:table-cell>
          <table:table-cell office:value-type="float" office:value="1976.88269042969" calcext:value-type="float">
            <text:p>1976.88269042969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 office:value-type="float" office:value="3072.14916992187" calcext:value-type="float">
            <text:p>3072.14916992187</text:p>
          </table:table-cell>
          <table:table-cell office:value-type="float" office:value="4586.15478515625" calcext:value-type="float">
            <text:p>4586.15478515625</text:p>
          </table:table-cell>
          <table:table-cell office:value-type="float" office:value="4289.60205078125" calcext:value-type="float">
            <text:p>4289.60205078125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.229888916016" calcext:value-type="float">
            <text:p>129.229888916016</text:p>
          </table:table-cell>
          <table:table-cell office:value-type="float" office:value="1497.46264648438" calcext:value-type="float">
            <text:p>1497.46264648438</text:p>
          </table:table-cell>
          <table:table-cell office:value-type="float" office:value="1971.48168945313" calcext:value-type="float">
            <text:p>1971.48168945313</text:p>
          </table:table-cell>
          <table:table-cell table:number-columns-repeated="9"/>
          <table:table-cell office:value-type="float" office:value="145" calcext:value-type="float">
            <text:p>145</text:p>
          </table:table-cell>
          <table:table-cell office:value-type="float" office:value="3072.14916992187" calcext:value-type="float">
            <text:p>3072.14916992187</text:p>
          </table:table-cell>
          <table:table-cell office:value-type="float" office:value="4373.97509765625" calcext:value-type="float">
            <text:p>4373.97509765625</text:p>
          </table:table-cell>
          <table:table-cell office:value-type="float" office:value="3476.61010742187" calcext:value-type="float">
            <text:p>3476.61010742187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9.229339599609" calcext:value-type="float">
            <text:p>129.229339599609</text:p>
          </table:table-cell>
          <table:table-cell office:value-type="float" office:value="1541.33276367188" calcext:value-type="float">
            <text:p>1541.33276367188</text:p>
          </table:table-cell>
          <table:table-cell office:value-type="float" office:value="2033.86877441406" calcext:value-type="float">
            <text:p>2033.86877441406</text:p>
          </table:table-cell>
          <table:table-cell table:number-columns-repeated="9"/>
          <table:table-cell office:value-type="float" office:value="146" calcext:value-type="float">
            <text:p>146</text:p>
          </table:table-cell>
          <table:table-cell office:value-type="float" office:value="3072.14916992187" calcext:value-type="float">
            <text:p>3072.14916992187</text:p>
          </table:table-cell>
          <table:table-cell office:value-type="float" office:value="4531.31982421875" calcext:value-type="float">
            <text:p>4531.31982421875</text:p>
          </table:table-cell>
          <table:table-cell office:value-type="float" office:value="4004.87646484375" calcext:value-type="float">
            <text:p>4004.87646484375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9.22883605957" calcext:value-type="float">
            <text:p>129.22883605957</text:p>
          </table:table-cell>
          <table:table-cell office:value-type="float" office:value="1468.73474121094" calcext:value-type="float">
            <text:p>1468.73474121094</text:p>
          </table:table-cell>
          <table:table-cell office:value-type="float" office:value="1914.35510253906" calcext:value-type="float">
            <text:p>1914.35510253906</text:p>
          </table:table-cell>
          <table:table-cell table:number-columns-repeated="9"/>
          <table:table-cell office:value-type="float" office:value="147" calcext:value-type="float">
            <text:p>147</text:p>
          </table:table-cell>
          <table:table-cell office:value-type="float" office:value="3072.14916992187" calcext:value-type="float">
            <text:p>3072.14916992187</text:p>
          </table:table-cell>
          <table:table-cell office:value-type="float" office:value="4529.39306640625" calcext:value-type="float">
            <text:p>4529.39306640625</text:p>
          </table:table-cell>
          <table:table-cell office:value-type="float" office:value="3991.67944335937" calcext:value-type="float">
            <text:p>3991.67944335937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9.228317260742" calcext:value-type="float">
            <text:p>129.228317260742</text:p>
          </table:table-cell>
          <table:table-cell office:value-type="float" office:value="1568.88818359375" calcext:value-type="float">
            <text:p>1568.88818359375</text:p>
          </table:table-cell>
          <table:table-cell office:value-type="float" office:value="2174.52099609375" calcext:value-type="float">
            <text:p>2174.52099609375</text:p>
          </table:table-cell>
          <table:table-cell table:number-columns-repeated="9"/>
          <table:table-cell office:value-type="float" office:value="148" calcext:value-type="float">
            <text:p>148</text:p>
          </table:table-cell>
          <table:table-cell office:value-type="float" office:value="3072.14916992187" calcext:value-type="float">
            <text:p>3072.14916992187</text:p>
          </table:table-cell>
          <table:table-cell office:value-type="float" office:value="4463.201171875" calcext:value-type="float">
            <text:p>4463.201171875</text:p>
          </table:table-cell>
          <table:table-cell office:value-type="float" office:value="3805.42065429687" calcext:value-type="float">
            <text:p>3805.42065429687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9.228073120117" calcext:value-type="float">
            <text:p>129.228073120117</text:p>
          </table:table-cell>
          <table:table-cell office:value-type="float" office:value="1590.37622070313" calcext:value-type="float">
            <text:p>1590.37622070313</text:p>
          </table:table-cell>
          <table:table-cell office:value-type="float" office:value="2163.2666015625" calcext:value-type="float">
            <text:p>2163.2666015625</text:p>
          </table:table-cell>
          <table:table-cell table:number-columns-repeated="9"/>
          <table:table-cell office:value-type="float" office:value="149" calcext:value-type="float">
            <text:p>149</text:p>
          </table:table-cell>
          <table:table-cell office:value-type="float" office:value="3072.14892578125" calcext:value-type="float">
            <text:p>3072.14892578125</text:p>
          </table:table-cell>
          <table:table-cell office:value-type="float" office:value="4382.7529296875" calcext:value-type="float">
            <text:p>4382.7529296875</text:p>
          </table:table-cell>
          <table:table-cell office:value-type="float" office:value="3624.18896484375" calcext:value-type="float">
            <text:p>3624.18896484375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9.227828979492" calcext:value-type="float">
            <text:p>129.227828979492</text:p>
          </table:table-cell>
          <table:table-cell office:value-type="float" office:value="1516.55261230469" calcext:value-type="float">
            <text:p>1516.55261230469</text:p>
          </table:table-cell>
          <table:table-cell office:value-type="float" office:value="2015.90747070312" calcext:value-type="float">
            <text:p>2015.90747070312</text:p>
          </table:table-cell>
          <table:table-cell table:number-columns-repeated="9"/>
          <table:table-cell office:value-type="float" office:value="150" calcext:value-type="float">
            <text:p>150</text:p>
          </table:table-cell>
          <table:table-cell office:value-type="float" office:value="3072.14892578125" calcext:value-type="float">
            <text:p>3072.14892578125</text:p>
          </table:table-cell>
          <table:table-cell office:value-type="float" office:value="4398.66552734375" calcext:value-type="float">
            <text:p>4398.66552734375</text:p>
          </table:table-cell>
          <table:table-cell office:value-type="float" office:value="3753.93359375" calcext:value-type="float">
            <text:p>3753.93359375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9.22770690918" calcext:value-type="float">
            <text:p>129.22770690918</text:p>
          </table:table-cell>
          <table:table-cell office:value-type="float" office:value="1594.90979003906" calcext:value-type="float">
            <text:p>1594.90979003906</text:p>
          </table:table-cell>
          <table:table-cell office:value-type="float" office:value="2135.71044921875" calcext:value-type="float">
            <text:p>2135.71044921875</text:p>
          </table:table-cell>
          <table:table-cell table:number-columns-repeated="9"/>
          <table:table-cell office:value-type="float" office:value="151" calcext:value-type="float">
            <text:p>151</text:p>
          </table:table-cell>
          <table:table-cell office:value-type="float" office:value="3072.14892578125" calcext:value-type="float">
            <text:p>3072.14892578125</text:p>
          </table:table-cell>
          <table:table-cell office:value-type="float" office:value="4364.56396484375" calcext:value-type="float">
            <text:p>4364.56396484375</text:p>
          </table:table-cell>
          <table:table-cell office:value-type="float" office:value="3671.94897460937" calcext:value-type="float">
            <text:p>3671.94897460937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9.227478027344" calcext:value-type="float">
            <text:p>129.227478027344</text:p>
          </table:table-cell>
          <table:table-cell office:value-type="float" office:value="1505.11120605469" calcext:value-type="float">
            <text:p>1505.11120605469</text:p>
          </table:table-cell>
          <table:table-cell office:value-type="float" office:value="2014.73095703125" calcext:value-type="float">
            <text:p>2014.73095703125</text:p>
          </table:table-cell>
          <table:table-cell table:number-columns-repeated="9"/>
          <table:table-cell office:value-type="float" office:value="152" calcext:value-type="float">
            <text:p>152</text:p>
          </table:table-cell>
          <table:table-cell office:value-type="float" office:value="3072.14892578125" calcext:value-type="float">
            <text:p>3072.14892578125</text:p>
          </table:table-cell>
          <table:table-cell office:value-type="float" office:value="4373.22021484375" calcext:value-type="float">
            <text:p>4373.22021484375</text:p>
          </table:table-cell>
          <table:table-cell office:value-type="float" office:value="3568.71606445312" calcext:value-type="float">
            <text:p>3568.7160644531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9.227325439453" calcext:value-type="float">
            <text:p>129.227325439453</text:p>
          </table:table-cell>
          <table:table-cell office:value-type="float" office:value="1541.66076660156" calcext:value-type="float">
            <text:p>1541.66076660156</text:p>
          </table:table-cell>
          <table:table-cell office:value-type="float" office:value="2134.03149414062" calcext:value-type="float">
            <text:p>2134.03149414062</text:p>
          </table:table-cell>
          <table:table-cell table:number-columns-repeated="9"/>
          <table:table-cell office:value-type="float" office:value="153" calcext:value-type="float">
            <text:p>153</text:p>
          </table:table-cell>
          <table:table-cell office:value-type="float" office:value="3072.14892578125" calcext:value-type="float">
            <text:p>3072.14892578125</text:p>
          </table:table-cell>
          <table:table-cell office:value-type="float" office:value="4250.35302734375" calcext:value-type="float">
            <text:p>4250.35302734375</text:p>
          </table:table-cell>
          <table:table-cell office:value-type="float" office:value="3094.6396484375" calcext:value-type="float">
            <text:p>3094.6396484375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9.227142333984" calcext:value-type="float">
            <text:p>129.227142333984</text:p>
          </table:table-cell>
          <table:table-cell office:value-type="float" office:value="1530.82580566406" calcext:value-type="float">
            <text:p>1530.82580566406</text:p>
          </table:table-cell>
          <table:table-cell office:value-type="float" office:value="2115.107421875" calcext:value-type="float">
            <text:p>2115.107421875</text:p>
          </table:table-cell>
          <table:table-cell table:number-columns-repeated="9"/>
          <table:table-cell office:value-type="float" office:value="154" calcext:value-type="float">
            <text:p>154</text:p>
          </table:table-cell>
          <table:table-cell office:value-type="float" office:value="3072.14892578125" calcext:value-type="float">
            <text:p>3072.14892578125</text:p>
          </table:table-cell>
          <table:table-cell office:value-type="float" office:value="4221.5400390625" calcext:value-type="float">
            <text:p>4221.5400390625</text:p>
          </table:table-cell>
          <table:table-cell office:value-type="float" office:value="3002.0966796875" calcext:value-type="float">
            <text:p>3002.0966796875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9.221038818359" calcext:value-type="float">
            <text:p>129.221038818359</text:p>
          </table:table-cell>
          <table:table-cell office:value-type="float" office:value="1506.80578613281" calcext:value-type="float">
            <text:p>1506.80578613281</text:p>
          </table:table-cell>
          <table:table-cell office:value-type="float" office:value="2059.02392578125" calcext:value-type="float">
            <text:p>2059.02392578125</text:p>
          </table:table-cell>
          <table:table-cell table:number-columns-repeated="9"/>
          <table:table-cell office:value-type="float" office:value="155" calcext:value-type="float">
            <text:p>155</text:p>
          </table:table-cell>
          <table:table-cell office:value-type="float" office:value="3072.14892578125" calcext:value-type="float">
            <text:p>3072.14892578125</text:p>
          </table:table-cell>
          <table:table-cell office:value-type="float" office:value="4422.587890625" calcext:value-type="float">
            <text:p>4422.587890625</text:p>
          </table:table-cell>
          <table:table-cell office:value-type="float" office:value="3717.16284179687" calcext:value-type="float">
            <text:p>3717.16284179687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9.219711303711" calcext:value-type="float">
            <text:p>129.219711303711</text:p>
          </table:table-cell>
          <table:table-cell office:value-type="float" office:value="1471.36157226563" calcext:value-type="float">
            <text:p>1471.36157226563</text:p>
          </table:table-cell>
          <table:table-cell office:value-type="float" office:value="1975.88464355469" calcext:value-type="float">
            <text:p>1975.88464355469</text:p>
          </table:table-cell>
          <table:table-cell table:number-columns-repeated="9"/>
          <table:table-cell office:value-type="float" office:value="156" calcext:value-type="float">
            <text:p>156</text:p>
          </table:table-cell>
          <table:table-cell office:value-type="float" office:value="3072.14892578125" calcext:value-type="float">
            <text:p>3072.14892578125</text:p>
          </table:table-cell>
          <table:table-cell office:value-type="float" office:value="4423.00244140625" calcext:value-type="float">
            <text:p>4423.00244140625</text:p>
          </table:table-cell>
          <table:table-cell office:value-type="float" office:value="3764.21020507812" calcext:value-type="float">
            <text:p>3764.21020507812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9.219100952148" calcext:value-type="float">
            <text:p>129.219100952148</text:p>
          </table:table-cell>
          <table:table-cell office:value-type="float" office:value="1533.61120605469" calcext:value-type="float">
            <text:p>1533.61120605469</text:p>
          </table:table-cell>
          <table:table-cell office:value-type="float" office:value="2090.67309570313" calcext:value-type="float">
            <text:p>2090.67309570313</text:p>
          </table:table-cell>
          <table:table-cell table:number-columns-repeated="9"/>
          <table:table-cell office:value-type="float" office:value="157" calcext:value-type="float">
            <text:p>157</text:p>
          </table:table-cell>
          <table:table-cell office:value-type="float" office:value="3072.14892578125" calcext:value-type="float">
            <text:p>3072.14892578125</text:p>
          </table:table-cell>
          <table:table-cell office:value-type="float" office:value="4384.4140625" calcext:value-type="float">
            <text:p>4384.4140625</text:p>
          </table:table-cell>
          <table:table-cell office:value-type="float" office:value="3548.1142578125" calcext:value-type="float">
            <text:p>3548.11425781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9.218811035156" calcext:value-type="float">
            <text:p>129.218811035156</text:p>
          </table:table-cell>
          <table:table-cell office:value-type="float" office:value="1529.703125" calcext:value-type="float">
            <text:p>1529.703125</text:p>
          </table:table-cell>
          <table:table-cell office:value-type="float" office:value="2082.49584960937" calcext:value-type="float">
            <text:p>2082.49584960937</text:p>
          </table:table-cell>
          <table:table-cell table:number-columns-repeated="9"/>
          <table:table-cell office:value-type="float" office:value="158" calcext:value-type="float">
            <text:p>158</text:p>
          </table:table-cell>
          <table:table-cell office:value-type="float" office:value="3072.14892578125" calcext:value-type="float">
            <text:p>3072.14892578125</text:p>
          </table:table-cell>
          <table:table-cell office:value-type="float" office:value="4426.11669921875" calcext:value-type="float">
            <text:p>4426.11669921875</text:p>
          </table:table-cell>
          <table:table-cell office:value-type="float" office:value="3858.7509765625" calcext:value-type="float">
            <text:p>3858.7509765625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9.218246459961" calcext:value-type="float">
            <text:p>129.218246459961</text:p>
          </table:table-cell>
          <table:table-cell office:value-type="float" office:value="1518.16748046875" calcext:value-type="float">
            <text:p>1518.16748046875</text:p>
          </table:table-cell>
          <table:table-cell office:value-type="float" office:value="2101.5673828125" calcext:value-type="float">
            <text:p>2101.5673828125</text:p>
          </table:table-cell>
          <table:table-cell table:number-columns-repeated="9"/>
          <table:table-cell office:value-type="float" office:value="159" calcext:value-type="float">
            <text:p>159</text:p>
          </table:table-cell>
          <table:table-cell office:value-type="float" office:value="3072.14892578125" calcext:value-type="float">
            <text:p>3072.14892578125</text:p>
          </table:table-cell>
          <table:table-cell office:value-type="float" office:value="4352.52490234375" calcext:value-type="float">
            <text:p>4352.52490234375</text:p>
          </table:table-cell>
          <table:table-cell office:value-type="float" office:value="3581.19848632812" calcext:value-type="float">
            <text:p>3581.19848632812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9.217422485352" calcext:value-type="float">
            <text:p>129.217422485352</text:p>
          </table:table-cell>
          <table:table-cell office:value-type="float" office:value="1465.00207519531" calcext:value-type="float">
            <text:p>1465.00207519531</text:p>
          </table:table-cell>
          <table:table-cell office:value-type="float" office:value="1973.447265625" calcext:value-type="float">
            <text:p>1973.447265625</text:p>
          </table:table-cell>
          <table:table-cell table:number-columns-repeated="9"/>
          <table:table-cell office:value-type="float" office:value="160" calcext:value-type="float">
            <text:p>160</text:p>
          </table:table-cell>
          <table:table-cell office:value-type="float" office:value="3072.14892578125" calcext:value-type="float">
            <text:p>3072.14892578125</text:p>
          </table:table-cell>
          <table:table-cell office:value-type="float" office:value="4460.919921875" calcext:value-type="float">
            <text:p>4460.919921875</text:p>
          </table:table-cell>
          <table:table-cell office:value-type="float" office:value="3987.416015625" calcext:value-type="float">
            <text:p>3987.416015625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9.217010498047" calcext:value-type="float">
            <text:p>129.217010498047</text:p>
          </table:table-cell>
          <table:table-cell office:value-type="float" office:value="1445.0693359375" calcext:value-type="float">
            <text:p>1445.0693359375</text:p>
          </table:table-cell>
          <table:table-cell office:value-type="float" office:value="1952.34204101562" calcext:value-type="float">
            <text:p>1952.34204101562</text:p>
          </table:table-cell>
          <table:table-cell table:number-columns-repeated="9"/>
          <table:table-cell office:value-type="float" office:value="161" calcext:value-type="float">
            <text:p>161</text:p>
          </table:table-cell>
          <table:table-cell office:value-type="float" office:value="3072.14892578125" calcext:value-type="float">
            <text:p>3072.14892578125</text:p>
          </table:table-cell>
          <table:table-cell office:value-type="float" office:value="4406.78271484375" calcext:value-type="float">
            <text:p>4406.78271484375</text:p>
          </table:table-cell>
          <table:table-cell office:value-type="float" office:value="3658.2431640625" calcext:value-type="float">
            <text:p>3658.2431640625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9.216720581055" calcext:value-type="float">
            <text:p>129.216720581055</text:p>
          </table:table-cell>
          <table:table-cell office:value-type="float" office:value="1487.25671386719" calcext:value-type="float">
            <text:p>1487.25671386719</text:p>
          </table:table-cell>
          <table:table-cell office:value-type="float" office:value="2045.00817871094" calcext:value-type="float">
            <text:p>2045.00817871094</text:p>
          </table:table-cell>
          <table:table-cell table:number-columns-repeated="9"/>
          <table:table-cell office:value-type="float" office:value="162" calcext:value-type="float">
            <text:p>162</text:p>
          </table:table-cell>
          <table:table-cell office:value-type="float" office:value="3072.14892578125" calcext:value-type="float">
            <text:p>3072.14892578125</text:p>
          </table:table-cell>
          <table:table-cell office:value-type="float" office:value="4352.97509765625" calcext:value-type="float">
            <text:p>4352.97509765625</text:p>
          </table:table-cell>
          <table:table-cell office:value-type="float" office:value="3523.46069335937" calcext:value-type="float">
            <text:p>3523.46069335937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9.216369628906" calcext:value-type="float">
            <text:p>129.216369628906</text:p>
          </table:table-cell>
          <table:table-cell office:value-type="float" office:value="1439.42810058594" calcext:value-type="float">
            <text:p>1439.42810058594</text:p>
          </table:table-cell>
          <table:table-cell office:value-type="float" office:value="1968.84216308594" calcext:value-type="float">
            <text:p>1968.84216308594</text:p>
          </table:table-cell>
          <table:table-cell table:number-columns-repeated="9"/>
          <table:table-cell office:value-type="float" office:value="163" calcext:value-type="float">
            <text:p>163</text:p>
          </table:table-cell>
          <table:table-cell office:value-type="float" office:value="3072.14892578125" calcext:value-type="float">
            <text:p>3072.14892578125</text:p>
          </table:table-cell>
          <table:table-cell office:value-type="float" office:value="4370.80419921875" calcext:value-type="float">
            <text:p>4370.80419921875</text:p>
          </table:table-cell>
          <table:table-cell office:value-type="float" office:value="3587.50244140625" calcext:value-type="float">
            <text:p>3587.5024414062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9.216171264648" calcext:value-type="float">
            <text:p>129.216171264648</text:p>
          </table:table-cell>
          <table:table-cell office:value-type="float" office:value="1444.23596191406" calcext:value-type="float">
            <text:p>1444.23596191406</text:p>
          </table:table-cell>
          <table:table-cell office:value-type="float" office:value="2039.41198730469" calcext:value-type="float">
            <text:p>2039.41198730469</text:p>
          </table:table-cell>
          <table:table-cell table:number-columns-repeated="9"/>
          <table:table-cell office:value-type="float" office:value="164" calcext:value-type="float">
            <text:p>164</text:p>
          </table:table-cell>
          <table:table-cell office:value-type="float" office:value="3072.14892578125" calcext:value-type="float">
            <text:p>3072.14892578125</text:p>
          </table:table-cell>
          <table:table-cell office:value-type="float" office:value="4331.126953125" calcext:value-type="float">
            <text:p>4331.126953125</text:p>
          </table:table-cell>
          <table:table-cell office:value-type="float" office:value="3539.69995117188" calcext:value-type="float">
            <text:p>3539.69995117188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9.216033935547" calcext:value-type="float">
            <text:p>129.216033935547</text:p>
          </table:table-cell>
          <table:table-cell office:value-type="float" office:value="1401.41162109375" calcext:value-type="float">
            <text:p>1401.41162109375</text:p>
          </table:table-cell>
          <table:table-cell office:value-type="float" office:value="2039.46533203125" calcext:value-type="float">
            <text:p>2039.46533203125</text:p>
          </table:table-cell>
          <table:table-cell table:number-columns-repeated="9"/>
          <table:table-cell office:value-type="float" office:value="165" calcext:value-type="float">
            <text:p>165</text:p>
          </table:table-cell>
          <table:table-cell office:value-type="float" office:value="3072.14892578125" calcext:value-type="float">
            <text:p>3072.14892578125</text:p>
          </table:table-cell>
          <table:table-cell office:value-type="float" office:value="4342.8818359375" calcext:value-type="float">
            <text:p>4342.8818359375</text:p>
          </table:table-cell>
          <table:table-cell office:value-type="float" office:value="3570.23828125" calcext:value-type="float">
            <text:p>3570.2382812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9.215927124023" calcext:value-type="float">
            <text:p>129.215927124023</text:p>
          </table:table-cell>
          <table:table-cell office:value-type="float" office:value="1450.50537109375" calcext:value-type="float">
            <text:p>1450.50537109375</text:p>
          </table:table-cell>
          <table:table-cell office:value-type="float" office:value="2168.41333007812" calcext:value-type="float">
            <text:p>2168.41333007812</text:p>
          </table:table-cell>
          <table:table-cell table:number-columns-repeated="9"/>
          <table:table-cell office:value-type="float" office:value="166" calcext:value-type="float">
            <text:p>166</text:p>
          </table:table-cell>
          <table:table-cell office:value-type="float" office:value="3072.14892578125" calcext:value-type="float">
            <text:p>3072.14892578125</text:p>
          </table:table-cell>
          <table:table-cell office:value-type="float" office:value="4354.21923828125" calcext:value-type="float">
            <text:p>4354.21923828125</text:p>
          </table:table-cell>
          <table:table-cell office:value-type="float" office:value="3717.21508789062" calcext:value-type="float">
            <text:p>3717.21508789062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9.202453613281" calcext:value-type="float">
            <text:p>129.202453613281</text:p>
          </table:table-cell>
          <table:table-cell office:value-type="float" office:value="1471.86157226563" calcext:value-type="float">
            <text:p>1471.86157226563</text:p>
          </table:table-cell>
          <table:table-cell office:value-type="float" office:value="2179.291015625" calcext:value-type="float">
            <text:p>2179.291015625</text:p>
          </table:table-cell>
          <table:table-cell table:number-columns-repeated="9"/>
          <table:table-cell office:value-type="float" office:value="167" calcext:value-type="float">
            <text:p>167</text:p>
          </table:table-cell>
          <table:table-cell office:value-type="float" office:value="3072.14892578125" calcext:value-type="float">
            <text:p>3072.14892578125</text:p>
          </table:table-cell>
          <table:table-cell office:value-type="float" office:value="4372.607421875" calcext:value-type="float">
            <text:p>4372.607421875</text:p>
          </table:table-cell>
          <table:table-cell office:value-type="float" office:value="3695.88549804687" calcext:value-type="float">
            <text:p>3695.88549804687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9.201217651367" calcext:value-type="float">
            <text:p>129.201217651367</text:p>
          </table:table-cell>
          <table:table-cell office:value-type="float" office:value="1477.32495117188" calcext:value-type="float">
            <text:p>1477.32495117188</text:p>
          </table:table-cell>
          <table:table-cell office:value-type="float" office:value="2148.21215820312" calcext:value-type="float">
            <text:p>2148.21215820312</text:p>
          </table:table-cell>
          <table:table-cell table:number-columns-repeated="9"/>
          <table:table-cell office:value-type="float" office:value="168" calcext:value-type="float">
            <text:p>168</text:p>
          </table:table-cell>
          <table:table-cell office:value-type="float" office:value="3072.1484375" calcext:value-type="float">
            <text:p>3072.1484375</text:p>
          </table:table-cell>
          <table:table-cell office:value-type="float" office:value="4432.39013671875" calcext:value-type="float">
            <text:p>4432.39013671875</text:p>
          </table:table-cell>
          <table:table-cell office:value-type="float" office:value="4001.50244140625" calcext:value-type="float">
            <text:p>4001.50244140625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9.200592041016" calcext:value-type="float">
            <text:p>129.200592041016</text:p>
          </table:table-cell>
          <table:table-cell office:value-type="float" office:value="1454.98107910156" calcext:value-type="float">
            <text:p>1454.98107910156</text:p>
          </table:table-cell>
          <table:table-cell office:value-type="float" office:value="2126.8486328125" calcext:value-type="float">
            <text:p>2126.8486328125</text:p>
          </table:table-cell>
          <table:table-cell table:number-columns-repeated="9"/>
          <table:table-cell office:value-type="float" office:value="169" calcext:value-type="float">
            <text:p>169</text:p>
          </table:table-cell>
          <table:table-cell office:value-type="float" office:value="3072.1484375" calcext:value-type="float">
            <text:p>3072.1484375</text:p>
          </table:table-cell>
          <table:table-cell office:value-type="float" office:value="4439.58984375" calcext:value-type="float">
            <text:p>4439.58984375</text:p>
          </table:table-cell>
          <table:table-cell office:value-type="float" office:value="3907.99731445312" calcext:value-type="float">
            <text:p>3907.99731445312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9.200271606445" calcext:value-type="float">
            <text:p>129.200271606445</text:p>
          </table:table-cell>
          <table:table-cell office:value-type="float" office:value="1404.35107421875" calcext:value-type="float">
            <text:p>1404.35107421875</text:p>
          </table:table-cell>
          <table:table-cell office:value-type="float" office:value="2014.0703125" calcext:value-type="float">
            <text:p>2014.0703125</text:p>
          </table:table-cell>
          <table:table-cell table:number-columns-repeated="9"/>
          <table:table-cell office:value-type="float" office:value="170" calcext:value-type="float">
            <text:p>170</text:p>
          </table:table-cell>
          <table:table-cell office:value-type="float" office:value="3072.14819335937" calcext:value-type="float">
            <text:p>3072.14819335937</text:p>
          </table:table-cell>
          <table:table-cell office:value-type="float" office:value="4453.2060546875" calcext:value-type="float">
            <text:p>4453.2060546875</text:p>
          </table:table-cell>
          <table:table-cell office:value-type="float" office:value="3974.54809570312" calcext:value-type="float">
            <text:p>3974.54809570312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9.198501586914" calcext:value-type="float">
            <text:p>129.198501586914</text:p>
          </table:table-cell>
          <table:table-cell office:value-type="float" office:value="1346.1015625" calcext:value-type="float">
            <text:p>1346.1015625</text:p>
          </table:table-cell>
          <table:table-cell office:value-type="float" office:value="1976.119140625" calcext:value-type="float">
            <text:p>1976.119140625</text:p>
          </table:table-cell>
          <table:table-cell table:number-columns-repeated="9"/>
          <table:table-cell office:value-type="float" office:value="171" calcext:value-type="float">
            <text:p>171</text:p>
          </table:table-cell>
          <table:table-cell office:value-type="float" office:value="3072.14819335937" calcext:value-type="float">
            <text:p>3072.14819335937</text:p>
          </table:table-cell>
          <table:table-cell office:value-type="float" office:value="4402.42138671875" calcext:value-type="float">
            <text:p>4402.42138671875</text:p>
          </table:table-cell>
          <table:table-cell office:value-type="float" office:value="3812.130859375" calcext:value-type="float">
            <text:p>3812.130859375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9.196624755859" calcext:value-type="float">
            <text:p>129.196624755859</text:p>
          </table:table-cell>
          <table:table-cell office:value-type="float" office:value="1295.54895019531" calcext:value-type="float">
            <text:p>1295.54895019531</text:p>
          </table:table-cell>
          <table:table-cell office:value-type="float" office:value="1855.00964355469" calcext:value-type="float">
            <text:p>1855.00964355469</text:p>
          </table:table-cell>
          <table:table-cell table:number-columns-repeated="9"/>
          <table:table-cell office:value-type="float" office:value="172" calcext:value-type="float">
            <text:p>172</text:p>
          </table:table-cell>
          <table:table-cell office:value-type="float" office:value="3072.14794921875" calcext:value-type="float">
            <text:p>3072.14794921875</text:p>
          </table:table-cell>
          <table:table-cell office:value-type="float" office:value="4443.2001953125" calcext:value-type="float">
            <text:p>4443.2001953125</text:p>
          </table:table-cell>
          <table:table-cell office:value-type="float" office:value="3990.9443359375" calcext:value-type="float">
            <text:p>3990.944335937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9.195938110352" calcext:value-type="float">
            <text:p>129.195938110352</text:p>
          </table:table-cell>
          <table:table-cell office:value-type="float" office:value="1354.24011230469" calcext:value-type="float">
            <text:p>1354.24011230469</text:p>
          </table:table-cell>
          <table:table-cell office:value-type="float" office:value="1964.43908691406" calcext:value-type="float">
            <text:p>1964.43908691406</text:p>
          </table:table-cell>
          <table:table-cell table:number-columns-repeated="9"/>
          <table:table-cell office:value-type="float" office:value="173" calcext:value-type="float">
            <text:p>173</text:p>
          </table:table-cell>
          <table:table-cell office:value-type="float" office:value="3072.14794921875" calcext:value-type="float">
            <text:p>3072.14794921875</text:p>
          </table:table-cell>
          <table:table-cell office:value-type="float" office:value="4269.84814453125" calcext:value-type="float">
            <text:p>4269.84814453125</text:p>
          </table:table-cell>
          <table:table-cell office:value-type="float" office:value="3438.11181640625" calcext:value-type="float">
            <text:p>3438.11181640625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9.195541381836" calcext:value-type="float">
            <text:p>129.195541381836</text:p>
          </table:table-cell>
          <table:table-cell office:value-type="float" office:value="1398.31640625" calcext:value-type="float">
            <text:p>1398.31640625</text:p>
          </table:table-cell>
          <table:table-cell office:value-type="float" office:value="2005.14685058594" calcext:value-type="float">
            <text:p>2005.14685058594</text:p>
          </table:table-cell>
          <table:table-cell table:number-columns-repeated="9"/>
          <table:table-cell office:value-type="float" office:value="174" calcext:value-type="float">
            <text:p>174</text:p>
          </table:table-cell>
          <table:table-cell office:value-type="float" office:value="3072.14794921875" calcext:value-type="float">
            <text:p>3072.14794921875</text:p>
          </table:table-cell>
          <table:table-cell office:value-type="float" office:value="4349.8046875" calcext:value-type="float">
            <text:p>4349.8046875</text:p>
          </table:table-cell>
          <table:table-cell office:value-type="float" office:value="3821.75024414062" calcext:value-type="float">
            <text:p>3821.75024414062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9.1953125" calcext:value-type="float">
            <text:p>129.1953125</text:p>
          </table:table-cell>
          <table:table-cell office:value-type="float" office:value="1400.40637207031" calcext:value-type="float">
            <text:p>1400.40637207031</text:p>
          </table:table-cell>
          <table:table-cell office:value-type="float" office:value="1964.41357421875" calcext:value-type="float">
            <text:p>1964.41357421875</text:p>
          </table:table-cell>
          <table:table-cell table:number-columns-repeated="9"/>
          <table:table-cell office:value-type="float" office:value="175" calcext:value-type="float">
            <text:p>175</text:p>
          </table:table-cell>
          <table:table-cell office:value-type="float" office:value="3072.14770507812" calcext:value-type="float">
            <text:p>3072.14770507812</text:p>
          </table:table-cell>
          <table:table-cell office:value-type="float" office:value="4380.029296875" calcext:value-type="float">
            <text:p>4380.029296875</text:p>
          </table:table-cell>
          <table:table-cell office:value-type="float" office:value="3838.25268554688" calcext:value-type="float">
            <text:p>3838.25268554688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9.195098876953" calcext:value-type="float">
            <text:p>129.195098876953</text:p>
          </table:table-cell>
          <table:table-cell office:value-type="float" office:value="1531.79956054688" calcext:value-type="float">
            <text:p>1531.79956054688</text:p>
          </table:table-cell>
          <table:table-cell office:value-type="float" office:value="2264.87158203125" calcext:value-type="float">
            <text:p>2264.87158203125</text:p>
          </table:table-cell>
          <table:table-cell table:number-columns-repeated="9"/>
          <table:table-cell office:value-type="float" office:value="176" calcext:value-type="float">
            <text:p>176</text:p>
          </table:table-cell>
          <table:table-cell office:value-type="float" office:value="3072.14770507812" calcext:value-type="float">
            <text:p>3072.14770507812</text:p>
          </table:table-cell>
          <table:table-cell office:value-type="float" office:value="4423.36767578125" calcext:value-type="float">
            <text:p>4423.36767578125</text:p>
          </table:table-cell>
          <table:table-cell office:value-type="float" office:value="4006.97094726563" calcext:value-type="float">
            <text:p>4006.97094726563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9.195098876953" calcext:value-type="float">
            <text:p>129.195098876953</text:p>
          </table:table-cell>
          <table:table-cell office:value-type="float" office:value="1469.35229492188" calcext:value-type="float">
            <text:p>1469.35229492188</text:p>
          </table:table-cell>
          <table:table-cell office:value-type="float" office:value="2197.18408203125" calcext:value-type="float">
            <text:p>2197.18408203125</text:p>
          </table:table-cell>
          <table:table-cell table:number-columns-repeated="9"/>
          <table:table-cell office:value-type="float" office:value="177" calcext:value-type="float">
            <text:p>177</text:p>
          </table:table-cell>
          <table:table-cell office:value-type="float" office:value="3072.1474609375" calcext:value-type="float">
            <text:p>3072.1474609375</text:p>
          </table:table-cell>
          <table:table-cell office:value-type="float" office:value="4270.626953125" calcext:value-type="float">
            <text:p>4270.626953125</text:p>
          </table:table-cell>
          <table:table-cell office:value-type="float" office:value="3314.349609375" calcext:value-type="float">
            <text:p>3314.349609375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9.195022583008" calcext:value-type="float">
            <text:p>129.195022583008</text:p>
          </table:table-cell>
          <table:table-cell office:value-type="float" office:value="1439.46203613281" calcext:value-type="float">
            <text:p>1439.46203613281</text:p>
          </table:table-cell>
          <table:table-cell office:value-type="float" office:value="2104.50634765625" calcext:value-type="float">
            <text:p>2104.50634765625</text:p>
          </table:table-cell>
          <table:table-cell table:number-columns-repeated="9"/>
          <table:table-cell office:value-type="float" office:value="178" calcext:value-type="float">
            <text:p>178</text:p>
          </table:table-cell>
          <table:table-cell office:value-type="float" office:value="3072.1474609375" calcext:value-type="float">
            <text:p>3072.1474609375</text:p>
          </table:table-cell>
          <table:table-cell office:value-type="float" office:value="4282.85205078125" calcext:value-type="float">
            <text:p>4282.85205078125</text:p>
          </table:table-cell>
          <table:table-cell office:value-type="float" office:value="3436.46728515625" calcext:value-type="float">
            <text:p>3436.46728515625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9.19499206543" calcext:value-type="float">
            <text:p>129.19499206543</text:p>
          </table:table-cell>
          <table:table-cell office:value-type="float" office:value="1421.54284667969" calcext:value-type="float">
            <text:p>1421.54284667969</text:p>
          </table:table-cell>
          <table:table-cell office:value-type="float" office:value="2074.4833984375" calcext:value-type="float">
            <text:p>2074.4833984375</text:p>
          </table:table-cell>
          <table:table-cell table:number-columns-repeated="9"/>
          <table:table-cell office:value-type="float" office:value="179" calcext:value-type="float">
            <text:p>179</text:p>
          </table:table-cell>
          <table:table-cell office:value-type="float" office:value="3072.1474609375" calcext:value-type="float">
            <text:p>3072.1474609375</text:p>
          </table:table-cell>
          <table:table-cell office:value-type="float" office:value="4295.43603515625" calcext:value-type="float">
            <text:p>4295.43603515625</text:p>
          </table:table-cell>
          <table:table-cell office:value-type="float" office:value="3488.12133789062" calcext:value-type="float">
            <text:p>3488.12133789062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9.194931030273" calcext:value-type="float">
            <text:p>129.194931030273</text:p>
          </table:table-cell>
          <table:table-cell office:value-type="float" office:value="1384.2353515625" calcext:value-type="float">
            <text:p>1384.2353515625</text:p>
          </table:table-cell>
          <table:table-cell office:value-type="float" office:value="2014.82873535156" calcext:value-type="float">
            <text:p>2014.82873535156</text:p>
          </table:table-cell>
          <table:table-cell table:number-columns-repeated="9"/>
          <table:table-cell office:value-type="float" office:value="180" calcext:value-type="float">
            <text:p>180</text:p>
          </table:table-cell>
          <table:table-cell office:value-type="float" office:value="3072.1474609375" calcext:value-type="float">
            <text:p>3072.1474609375</text:p>
          </table:table-cell>
          <table:table-cell office:value-type="float" office:value="4353.8017578125" calcext:value-type="float">
            <text:p>4353.8017578125</text:p>
          </table:table-cell>
          <table:table-cell office:value-type="float" office:value="3690.14428710937" calcext:value-type="float">
            <text:p>3690.14428710937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9.194839477539" calcext:value-type="float">
            <text:p>129.194839477539</text:p>
          </table:table-cell>
          <table:table-cell office:value-type="float" office:value="1336.5146484375" calcext:value-type="float">
            <text:p>1336.5146484375</text:p>
          </table:table-cell>
          <table:table-cell office:value-type="float" office:value="1970.53637695313" calcext:value-type="float">
            <text:p>1970.53637695313</text:p>
          </table:table-cell>
          <table:table-cell table:number-columns-repeated="9"/>
          <table:table-cell office:value-type="float" office:value="181" calcext:value-type="float">
            <text:p>181</text:p>
          </table:table-cell>
          <table:table-cell office:value-type="float" office:value="3072.14721679687" calcext:value-type="float">
            <text:p>3072.14721679687</text:p>
          </table:table-cell>
          <table:table-cell office:value-type="float" office:value="4339.84765625" calcext:value-type="float">
            <text:p>4339.84765625</text:p>
          </table:table-cell>
          <table:table-cell office:value-type="float" office:value="3665.17602539062" calcext:value-type="float">
            <text:p>3665.17602539062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9.194808959961" calcext:value-type="float">
            <text:p>129.194808959961</text:p>
          </table:table-cell>
          <table:table-cell office:value-type="float" office:value="1372.52722167969" calcext:value-type="float">
            <text:p>1372.52722167969</text:p>
          </table:table-cell>
          <table:table-cell office:value-type="float" office:value="2036.50341796875" calcext:value-type="float">
            <text:p>2036.50341796875</text:p>
          </table:table-cell>
          <table:table-cell table:number-columns-repeated="9"/>
          <table:table-cell office:value-type="float" office:value="182" calcext:value-type="float">
            <text:p>182</text:p>
          </table:table-cell>
          <table:table-cell office:value-type="float" office:value="3072.14721679687" calcext:value-type="float">
            <text:p>3072.14721679687</text:p>
          </table:table-cell>
          <table:table-cell office:value-type="float" office:value="4319.01806640625" calcext:value-type="float">
            <text:p>4319.01806640625</text:p>
          </table:table-cell>
          <table:table-cell office:value-type="float" office:value="3586.24072265625" calcext:value-type="float">
            <text:p>3586.24072265625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9.194763183594" calcext:value-type="float">
            <text:p>129.194763183594</text:p>
          </table:table-cell>
          <table:table-cell office:value-type="float" office:value="1349.94213867188" calcext:value-type="float">
            <text:p>1349.94213867188</text:p>
          </table:table-cell>
          <table:table-cell office:value-type="float" office:value="1968.35009765625" calcext:value-type="float">
            <text:p>1968.35009765625</text:p>
          </table:table-cell>
          <table:table-cell table:number-columns-repeated="9"/>
          <table:table-cell office:value-type="float" office:value="183" calcext:value-type="float">
            <text:p>183</text:p>
          </table:table-cell>
          <table:table-cell office:value-type="float" office:value="3072.14721679687" calcext:value-type="float">
            <text:p>3072.14721679687</text:p>
          </table:table-cell>
          <table:table-cell office:value-type="float" office:value="4350.80322265625" calcext:value-type="float">
            <text:p>4350.80322265625</text:p>
          </table:table-cell>
          <table:table-cell office:value-type="float" office:value="3826.51171875" calcext:value-type="float">
            <text:p>3826.51171875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9.194717407227" calcext:value-type="float">
            <text:p>129.194717407227</text:p>
          </table:table-cell>
          <table:table-cell office:value-type="float" office:value="1327.59765625" calcext:value-type="float">
            <text:p>1327.59765625</text:p>
          </table:table-cell>
          <table:table-cell office:value-type="float" office:value="1947.87084960938" calcext:value-type="float">
            <text:p>1947.87084960938</text:p>
          </table:table-cell>
          <table:table-cell table:number-columns-repeated="9"/>
          <table:table-cell office:value-type="float" office:value="184" calcext:value-type="float">
            <text:p>184</text:p>
          </table:table-cell>
          <table:table-cell office:value-type="float" office:value="3072.14721679687" calcext:value-type="float">
            <text:p>3072.14721679687</text:p>
          </table:table-cell>
          <table:table-cell office:value-type="float" office:value="4386.14794921875" calcext:value-type="float">
            <text:p>4386.14794921875</text:p>
          </table:table-cell>
          <table:table-cell office:value-type="float" office:value="3817.81005859375" calcext:value-type="float">
            <text:p>3817.81005859375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9.194671630859" calcext:value-type="float">
            <text:p>129.194671630859</text:p>
          </table:table-cell>
          <table:table-cell office:value-type="float" office:value="1311.70886230469" calcext:value-type="float">
            <text:p>1311.70886230469</text:p>
          </table:table-cell>
          <table:table-cell office:value-type="float" office:value="1876.84497070313" calcext:value-type="float">
            <text:p>1876.84497070313</text:p>
          </table:table-cell>
          <table:table-cell table:number-columns-repeated="9"/>
          <table:table-cell office:value-type="float" office:value="185" calcext:value-type="float">
            <text:p>185</text:p>
          </table:table-cell>
          <table:table-cell office:value-type="float" office:value="3072.14721679687" calcext:value-type="float">
            <text:p>3072.14721679687</text:p>
          </table:table-cell>
          <table:table-cell office:value-type="float" office:value="4364.8623046875" calcext:value-type="float">
            <text:p>4364.8623046875</text:p>
          </table:table-cell>
          <table:table-cell office:value-type="float" office:value="3829.2646484375" calcext:value-type="float">
            <text:p>3829.2646484375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9.194610595703" calcext:value-type="float">
            <text:p>129.194610595703</text:p>
          </table:table-cell>
          <table:table-cell office:value-type="float" office:value="1328.06567382813" calcext:value-type="float">
            <text:p>1328.06567382813</text:p>
          </table:table-cell>
          <table:table-cell office:value-type="float" office:value="1930.95544433594" calcext:value-type="float">
            <text:p>1930.95544433594</text:p>
          </table:table-cell>
          <table:table-cell table:number-columns-repeated="9"/>
          <table:table-cell office:value-type="float" office:value="186" calcext:value-type="float">
            <text:p>186</text:p>
          </table:table-cell>
          <table:table-cell office:value-type="float" office:value="3072.14721679687" calcext:value-type="float">
            <text:p>3072.14721679687</text:p>
          </table:table-cell>
          <table:table-cell office:value-type="float" office:value="4322.85986328125" calcext:value-type="float">
            <text:p>4322.85986328125</text:p>
          </table:table-cell>
          <table:table-cell office:value-type="float" office:value="3623.38208007812" calcext:value-type="float">
            <text:p>3623.38208007812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9.194610595703" calcext:value-type="float">
            <text:p>129.194610595703</text:p>
          </table:table-cell>
          <table:table-cell office:value-type="float" office:value="1411.19348144531" calcext:value-type="float">
            <text:p>1411.19348144531</text:p>
          </table:table-cell>
          <table:table-cell office:value-type="float" office:value="2039.12902832031" calcext:value-type="float">
            <text:p>2039.12902832031</text:p>
          </table:table-cell>
          <table:table-cell table:number-columns-repeated="9"/>
          <table:table-cell office:value-type="float" office:value="187" calcext:value-type="float">
            <text:p>187</text:p>
          </table:table-cell>
          <table:table-cell office:value-type="float" office:value="3072.14721679687" calcext:value-type="float">
            <text:p>3072.14721679687</text:p>
          </table:table-cell>
          <table:table-cell office:value-type="float" office:value="4340.806640625" calcext:value-type="float">
            <text:p>4340.806640625</text:p>
          </table:table-cell>
          <table:table-cell office:value-type="float" office:value="3731.4873046875" calcext:value-type="float">
            <text:p>3731.487304687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9.194595336914" calcext:value-type="float">
            <text:p>129.194595336914</text:p>
          </table:table-cell>
          <table:table-cell office:value-type="float" office:value="1366.89123535156" calcext:value-type="float">
            <text:p>1366.89123535156</text:p>
          </table:table-cell>
          <table:table-cell office:value-type="float" office:value="1975.77209472656" calcext:value-type="float">
            <text:p>1975.77209472656</text:p>
          </table:table-cell>
          <table:table-cell table:number-columns-repeated="9"/>
          <table:table-cell office:value-type="float" office:value="188" calcext:value-type="float">
            <text:p>188</text:p>
          </table:table-cell>
          <table:table-cell office:value-type="float" office:value="3072.14721679687" calcext:value-type="float">
            <text:p>3072.14721679687</text:p>
          </table:table-cell>
          <table:table-cell office:value-type="float" office:value="4420.392578125" calcext:value-type="float">
            <text:p>4420.392578125</text:p>
          </table:table-cell>
          <table:table-cell office:value-type="float" office:value="4123.546875" calcext:value-type="float">
            <text:p>4123.546875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9.194564819336" calcext:value-type="float">
            <text:p>129.194564819336</text:p>
          </table:table-cell>
          <table:table-cell office:value-type="float" office:value="1450.48510742188" calcext:value-type="float">
            <text:p>1450.48510742188</text:p>
          </table:table-cell>
          <table:table-cell office:value-type="float" office:value="2073.71142578125" calcext:value-type="float">
            <text:p>2073.71142578125</text:p>
          </table:table-cell>
          <table:table-cell table:number-columns-repeated="9"/>
          <table:table-cell office:value-type="float" office:value="189" calcext:value-type="float">
            <text:p>189</text:p>
          </table:table-cell>
          <table:table-cell office:value-type="float" office:value="3072.14721679687" calcext:value-type="float">
            <text:p>3072.14721679687</text:p>
          </table:table-cell>
          <table:table-cell office:value-type="float" office:value="4314.1953125" calcext:value-type="float">
            <text:p>4314.1953125</text:p>
          </table:table-cell>
          <table:table-cell office:value-type="float" office:value="3483.37231445312" calcext:value-type="float">
            <text:p>3483.37231445312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9.192306518555" calcext:value-type="float">
            <text:p>129.192306518555</text:p>
          </table:table-cell>
          <table:table-cell office:value-type="float" office:value="1370.14892578125" calcext:value-type="float">
            <text:p>1370.14892578125</text:p>
          </table:table-cell>
          <table:table-cell office:value-type="float" office:value="1905.31970214844" calcext:value-type="float">
            <text:p>1905.31970214844</text:p>
          </table:table-cell>
          <table:table-cell table:number-columns-repeated="9"/>
          <table:table-cell office:value-type="float" office:value="190" calcext:value-type="float">
            <text:p>190</text:p>
          </table:table-cell>
          <table:table-cell office:value-type="float" office:value="3072.14721679687" calcext:value-type="float">
            <text:p>3072.14721679687</text:p>
          </table:table-cell>
          <table:table-cell office:value-type="float" office:value="4302.4345703125" calcext:value-type="float">
            <text:p>4302.4345703125</text:p>
          </table:table-cell>
          <table:table-cell office:value-type="float" office:value="3545.318359375" calcext:value-type="float">
            <text:p>3545.318359375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9.192306518555" calcext:value-type="float">
            <text:p>129.192306518555</text:p>
          </table:table-cell>
          <table:table-cell office:value-type="float" office:value="1373.71838378906" calcext:value-type="float">
            <text:p>1373.71838378906</text:p>
          </table:table-cell>
          <table:table-cell office:value-type="float" office:value="1998.4873046875" calcext:value-type="float">
            <text:p>1998.4873046875</text:p>
          </table:table-cell>
          <table:table-cell table:number-columns-repeated="9"/>
          <table:table-cell office:value-type="float" office:value="191" calcext:value-type="float">
            <text:p>191</text:p>
          </table:table-cell>
          <table:table-cell office:value-type="float" office:value="3072.14721679687" calcext:value-type="float">
            <text:p>3072.14721679687</text:p>
          </table:table-cell>
          <table:table-cell office:value-type="float" office:value="4362.775390625" calcext:value-type="float">
            <text:p>4362.775390625</text:p>
          </table:table-cell>
          <table:table-cell office:value-type="float" office:value="3823.3203125" calcext:value-type="float">
            <text:p>3823.3203125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9.192291259766" calcext:value-type="float">
            <text:p>129.192291259766</text:p>
          </table:table-cell>
          <table:table-cell office:value-type="float" office:value="1375.04089355469" calcext:value-type="float">
            <text:p>1375.04089355469</text:p>
          </table:table-cell>
          <table:table-cell office:value-type="float" office:value="2006.52954101563" calcext:value-type="float">
            <text:p>2006.52954101563</text:p>
          </table:table-cell>
          <table:table-cell table:number-columns-repeated="9"/>
          <table:table-cell office:value-type="float" office:value="192" calcext:value-type="float">
            <text:p>192</text:p>
          </table:table-cell>
          <table:table-cell office:value-type="float" office:value="3072.14721679687" calcext:value-type="float">
            <text:p>3072.14721679687</text:p>
          </table:table-cell>
          <table:table-cell office:value-type="float" office:value="4291.43017578125" calcext:value-type="float">
            <text:p>4291.43017578125</text:p>
          </table:table-cell>
          <table:table-cell office:value-type="float" office:value="3419.49047851562" calcext:value-type="float">
            <text:p>3419.49047851562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9.191757202148" calcext:value-type="float">
            <text:p>129.191757202148</text:p>
          </table:table-cell>
          <table:table-cell office:value-type="float" office:value="1362.27697753906" calcext:value-type="float">
            <text:p>1362.27697753906</text:p>
          </table:table-cell>
          <table:table-cell office:value-type="float" office:value="1981.23352050781" calcext:value-type="float">
            <text:p>1981.23352050781</text:p>
          </table:table-cell>
          <table:table-cell table:number-columns-repeated="9"/>
          <table:table-cell office:value-type="float" office:value="193" calcext:value-type="float">
            <text:p>193</text:p>
          </table:table-cell>
          <table:table-cell office:value-type="float" office:value="3072.14721679687" calcext:value-type="float">
            <text:p>3072.14721679687</text:p>
          </table:table-cell>
          <table:table-cell office:value-type="float" office:value="4312.2666015625" calcext:value-type="float">
            <text:p>4312.2666015625</text:p>
          </table:table-cell>
          <table:table-cell office:value-type="float" office:value="3678.93286132812" calcext:value-type="float">
            <text:p>3678.93286132812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9.191528320313" calcext:value-type="float">
            <text:p>129.191528320313</text:p>
          </table:table-cell>
          <table:table-cell office:value-type="float" office:value="1365.78674316406" calcext:value-type="float">
            <text:p>1365.78674316406</text:p>
          </table:table-cell>
          <table:table-cell office:value-type="float" office:value="2058.77001953125" calcext:value-type="float">
            <text:p>2058.77001953125</text:p>
          </table:table-cell>
          <table:table-cell table:number-columns-repeated="9"/>
          <table:table-cell office:value-type="float" office:value="194" calcext:value-type="float">
            <text:p>194</text:p>
          </table:table-cell>
          <table:table-cell office:value-type="float" office:value="3072.14721679687" calcext:value-type="float">
            <text:p>3072.14721679687</text:p>
          </table:table-cell>
          <table:table-cell office:value-type="float" office:value="4459.115234375" calcext:value-type="float">
            <text:p>4459.115234375</text:p>
          </table:table-cell>
          <table:table-cell office:value-type="float" office:value="4316.02587890625" calcext:value-type="float">
            <text:p>4316.0258789062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9.191360473633" calcext:value-type="float">
            <text:p>129.191360473633</text:p>
          </table:table-cell>
          <table:table-cell office:value-type="float" office:value="1379.87451171875" calcext:value-type="float">
            <text:p>1379.87451171875</text:p>
          </table:table-cell>
          <table:table-cell office:value-type="float" office:value="2061.87353515625" calcext:value-type="float">
            <text:p>2061.87353515625</text:p>
          </table:table-cell>
          <table:table-cell table:number-columns-repeated="9"/>
          <table:table-cell office:value-type="float" office:value="195" calcext:value-type="float">
            <text:p>195</text:p>
          </table:table-cell>
          <table:table-cell office:value-type="float" office:value="3072.14721679687" calcext:value-type="float">
            <text:p>3072.14721679687</text:p>
          </table:table-cell>
          <table:table-cell office:value-type="float" office:value="4411.115234375" calcext:value-type="float">
            <text:p>4411.115234375</text:p>
          </table:table-cell>
          <table:table-cell office:value-type="float" office:value="4075.77075195313" calcext:value-type="float">
            <text:p>4075.77075195313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9.191253662109" calcext:value-type="float">
            <text:p>129.191253662109</text:p>
          </table:table-cell>
          <table:table-cell office:value-type="float" office:value="1316.03186035156" calcext:value-type="float">
            <text:p>1316.03186035156</text:p>
          </table:table-cell>
          <table:table-cell office:value-type="float" office:value="1921.30700683594" calcext:value-type="float">
            <text:p>1921.30700683594</text:p>
          </table:table-cell>
          <table:table-cell table:number-columns-repeated="9"/>
          <table:table-cell office:value-type="float" office:value="196" calcext:value-type="float">
            <text:p>196</text:p>
          </table:table-cell>
          <table:table-cell office:value-type="float" office:value="3072.14721679687" calcext:value-type="float">
            <text:p>3072.14721679687</text:p>
          </table:table-cell>
          <table:table-cell office:value-type="float" office:value="4402.53271484375" calcext:value-type="float">
            <text:p>4402.53271484375</text:p>
          </table:table-cell>
          <table:table-cell office:value-type="float" office:value="4106.5615234375" calcext:value-type="float">
            <text:p>4106.561523437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9.191055297852" calcext:value-type="float">
            <text:p>129.191055297852</text:p>
          </table:table-cell>
          <table:table-cell office:value-type="float" office:value="1340.40551757813" calcext:value-type="float">
            <text:p>1340.40551757813</text:p>
          </table:table-cell>
          <table:table-cell office:value-type="float" office:value="1971.38354492188" calcext:value-type="float">
            <text:p>1971.38354492188</text:p>
          </table:table-cell>
          <table:table-cell table:number-columns-repeated="9"/>
          <table:table-cell office:value-type="float" office:value="197" calcext:value-type="float">
            <text:p>197</text:p>
          </table:table-cell>
          <table:table-cell office:value-type="float" office:value="3072.14721679687" calcext:value-type="float">
            <text:p>3072.14721679687</text:p>
          </table:table-cell>
          <table:table-cell office:value-type="float" office:value="4282.99609375" calcext:value-type="float">
            <text:p>4282.99609375</text:p>
          </table:table-cell>
          <table:table-cell office:value-type="float" office:value="3636.0166015625" calcext:value-type="float">
            <text:p>3636.016601562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9.190856933594" calcext:value-type="float">
            <text:p>129.190856933594</text:p>
          </table:table-cell>
          <table:table-cell office:value-type="float" office:value="1323.16418457031" calcext:value-type="float">
            <text:p>1323.16418457031</text:p>
          </table:table-cell>
          <table:table-cell office:value-type="float" office:value="1918.07104492188" calcext:value-type="float">
            <text:p>1918.07104492188</text:p>
          </table:table-cell>
          <table:table-cell table:number-columns-repeated="9"/>
          <table:table-cell office:value-type="float" office:value="198" calcext:value-type="float">
            <text:p>198</text:p>
          </table:table-cell>
          <table:table-cell office:value-type="float" office:value="3072.14721679687" calcext:value-type="float">
            <text:p>3072.14721679687</text:p>
          </table:table-cell>
          <table:table-cell office:value-type="float" office:value="4220.619140625" calcext:value-type="float">
            <text:p>4220.619140625</text:p>
          </table:table-cell>
          <table:table-cell office:value-type="float" office:value="3377.74145507812" calcext:value-type="float">
            <text:p>3377.74145507812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9.190765380859" calcext:value-type="float">
            <text:p>129.190765380859</text:p>
          </table:table-cell>
          <table:table-cell office:value-type="float" office:value="1309.78674316406" calcext:value-type="float">
            <text:p>1309.78674316406</text:p>
          </table:table-cell>
          <table:table-cell office:value-type="float" office:value="1885.35107421875" calcext:value-type="float">
            <text:p>1885.35107421875</text:p>
          </table:table-cell>
          <table:table-cell table:number-columns-repeated="9"/>
          <table:table-cell office:value-type="float" office:value="199" calcext:value-type="float">
            <text:p>199</text:p>
          </table:table-cell>
          <table:table-cell office:value-type="float" office:value="3072.14721679687" calcext:value-type="float">
            <text:p>3072.14721679687</text:p>
          </table:table-cell>
          <table:table-cell office:value-type="float" office:value="4310.7470703125" calcext:value-type="float">
            <text:p>4310.7470703125</text:p>
          </table:table-cell>
          <table:table-cell office:value-type="float" office:value="3670.38891601562" calcext:value-type="float">
            <text:p>3670.3889160156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9.190704345703" calcext:value-type="float">
            <text:p>129.190704345703</text:p>
          </table:table-cell>
          <table:table-cell office:value-type="float" office:value="1298.90295410156" calcext:value-type="float">
            <text:p>1298.90295410156</text:p>
          </table:table-cell>
          <table:table-cell office:value-type="float" office:value="1919.30676269531" calcext:value-type="float">
            <text:p>1919.30676269531</text:p>
          </table:table-cell>
          <table:table-cell table:number-columns-repeated="9"/>
          <table:table-cell office:value-type="float" office:value="200" calcext:value-type="float">
            <text:p>200</text:p>
          </table:table-cell>
          <table:table-cell office:value-type="float" office:value="3072.14721679687" calcext:value-type="float">
            <text:p>3072.14721679687</text:p>
          </table:table-cell>
          <table:table-cell office:value-type="float" office:value="4301.52197265625" calcext:value-type="float">
            <text:p>4301.52197265625</text:p>
          </table:table-cell>
          <table:table-cell office:value-type="float" office:value="3703.1533203125" calcext:value-type="float">
            <text:p>3703.1533203125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9.190521240234" calcext:value-type="float">
            <text:p>129.190521240234</text:p>
          </table:table-cell>
          <table:table-cell office:value-type="float" office:value="1351.40625" calcext:value-type="float">
            <text:p>1351.40625</text:p>
          </table:table-cell>
          <table:table-cell office:value-type="float" office:value="2032.45922851562" calcext:value-type="float">
            <text:p>2032.45922851562</text:p>
          </table:table-cell>
          <table:table-cell table:number-columns-repeated="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9.190399169922" calcext:value-type="float">
            <text:p>129.190399169922</text:p>
          </table:table-cell>
          <table:table-cell office:value-type="float" office:value="1324.60473632813" calcext:value-type="float">
            <text:p>1324.60473632813</text:p>
          </table:table-cell>
          <table:table-cell office:value-type="float" office:value="1971.41467285156" calcext:value-type="float">
            <text:p>1971.41467285156</text:p>
          </table:table-cell>
          <table:table-cell table:number-columns-repeated="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9.19026184082" calcext:value-type="float">
            <text:p>129.19026184082</text:p>
          </table:table-cell>
          <table:table-cell office:value-type="float" office:value="1258.26049804688" calcext:value-type="float">
            <text:p>1258.26049804688</text:p>
          </table:table-cell>
          <table:table-cell office:value-type="float" office:value="1827.41149902344" calcext:value-type="float">
            <text:p>1827.41149902344</text:p>
          </table:table-cell>
          <table:table-cell table:number-columns-repeated="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9.189346313477" calcext:value-type="float">
            <text:p>129.189346313477</text:p>
          </table:table-cell>
          <table:table-cell office:value-type="float" office:value="1252.0419921875" calcext:value-type="float">
            <text:p>1252.0419921875</text:p>
          </table:table-cell>
          <table:table-cell office:value-type="float" office:value="1841.07763671875" calcext:value-type="float">
            <text:p>1841.07763671875</text:p>
          </table:table-cell>
          <table:table-cell table:number-columns-repeated="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9.188888549805" calcext:value-type="float">
            <text:p>129.188888549805</text:p>
          </table:table-cell>
          <table:table-cell office:value-type="float" office:value="1332.26513671875" calcext:value-type="float">
            <text:p>1332.26513671875</text:p>
          </table:table-cell>
          <table:table-cell office:value-type="float" office:value="2075.78271484375" calcext:value-type="float">
            <text:p>2075.78271484375</text:p>
          </table:table-cell>
          <table:table-cell table:number-columns-repeated="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9.18864440918" calcext:value-type="float">
            <text:p>129.18864440918</text:p>
          </table:table-cell>
          <table:table-cell office:value-type="float" office:value="1289.03662109375" calcext:value-type="float">
            <text:p>1289.03662109375</text:p>
          </table:table-cell>
          <table:table-cell office:value-type="float" office:value="1909.87365722656" calcext:value-type="float">
            <text:p>1909.87365722656</text:p>
          </table:table-cell>
          <table:table-cell table:number-columns-repeated="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9.188461303711" calcext:value-type="float">
            <text:p>129.188461303711</text:p>
          </table:table-cell>
          <table:table-cell office:value-type="float" office:value="1319.10900878906" calcext:value-type="float">
            <text:p>1319.10900878906</text:p>
          </table:table-cell>
          <table:table-cell office:value-type="float" office:value="1942.64099121094" calcext:value-type="float">
            <text:p>1942.64099121094</text:p>
          </table:table-cell>
          <table:table-cell table:number-columns-repeated="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9.188186645508" calcext:value-type="float">
            <text:p>129.188186645508</text:p>
          </table:table-cell>
          <table:table-cell office:value-type="float" office:value="1303.56652832031" calcext:value-type="float">
            <text:p>1303.56652832031</text:p>
          </table:table-cell>
          <table:table-cell office:value-type="float" office:value="1896.39318847656" calcext:value-type="float">
            <text:p>1896.39318847656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5.18957519531" calcext:value-type="float">
            <text:p>1285.18957519531</text:p>
          </table:table-cell>
          <table:table-cell office:value-type="float" office:value="5545.61376953125" calcext:value-type="float">
            <text:p>5545.61376953125</text:p>
          </table:table-cell>
          <table:table-cell office:value-type="float" office:value="1531.65222167969" calcext:value-type="float">
            <text:p>1531.65222167969</text:p>
          </table:table-cell>
          <table:table-cell/>
          <table:table-cell office:value-type="string" calcext:value-type="string">
            <text:p>csúcs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5.18957519531" calcext:value-type="float">
            <text:p>1285.18957519531</text:p>
          </table:table-cell>
          <table:table-cell office:value-type="float" office:value="5187.51171875" calcext:value-type="float">
            <text:p>5187.51171875</text:p>
          </table:table-cell>
          <table:table-cell office:value-type="float" office:value="1744.98999023438" calcext:value-type="float">
            <text:p>1744.98999023438</text:p>
          </table:table-cell>
          <table:table-cell/>
          <table:table-cell office:value-type="string" calcext:value-type="string">
            <text:p>él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4.36376953125" calcext:value-type="float">
            <text:p>454.36376953125</text:p>
          </table:table-cell>
          <table:table-cell office:value-type="float" office:value="4375.12890625" calcext:value-type="float">
            <text:p>4375.12890625</text:p>
          </table:table-cell>
          <table:table-cell office:value-type="float" office:value="1831.45532226563" calcext:value-type="float">
            <text:p>1831.45532226563</text:p>
          </table:table-cell>
          <table:table-cell/>
          <table:table-cell office:value-type="string" calcext:value-type="string">
            <text:p>tartalmazás</text:p>
          </table:table-cell>
          <table:table-cell office:value-type="float" office:value="0.05" calcext:value-type="float">
            <text:p>0.05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1.927215576172" calcext:value-type="float">
            <text:p>231.927215576172</text:p>
          </table:table-cell>
          <table:table-cell office:value-type="float" office:value="4119.07080078125" calcext:value-type="float">
            <text:p>4119.07080078125</text:p>
          </table:table-cell>
          <table:table-cell office:value-type="float" office:value="1857.23413085938" calcext:value-type="float">
            <text:p>1857.23413085938</text:p>
          </table:table-cell>
          <table:table-cell/>
          <table:table-cell office:value-type="string" calcext:value-type="string">
            <text:p>populáció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1.927215576172" calcext:value-type="float">
            <text:p>231.927215576172</text:p>
          </table:table-cell>
          <table:table-cell office:value-type="float" office:value="3560.42846679687" calcext:value-type="float">
            <text:p>3560.42846679687</text:p>
          </table:table-cell>
          <table:table-cell office:value-type="float" office:value="1858.62353515625" calcext:value-type="float">
            <text:p>1858.62353515625</text:p>
          </table:table-cell>
          <table:table-cell/>
          <table:table-cell office:value-type="string" calcext:value-type="string">
            <text:p>initializer</text:p>
          </table:table-cell>
          <table:table-cell office:value-type="string" calcext:value-type="string">
            <text:p>random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0.082382202148" calcext:value-type="float">
            <text:p>220.082382202148</text:p>
          </table:table-cell>
          <table:table-cell office:value-type="float" office:value="3073.28271484375" calcext:value-type="float">
            <text:p>3073.28271484375</text:p>
          </table:table-cell>
          <table:table-cell office:value-type="float" office:value="1766.71801757813" calcext:value-type="float">
            <text:p>1766.71801757813</text:p>
          </table:table-cell>
          <table:table-cell/>
          <table:table-cell office:value-type="string" calcext:value-type="string">
            <text:p>algoritmus</text:p>
          </table:table-cell>
          <table:table-cell office:value-type="string" calcext:value-type="string">
            <text:p>pso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0.082382202148" calcext:value-type="float">
            <text:p>220.082382202148</text:p>
          </table:table-cell>
          <table:table-cell office:value-type="float" office:value="2779.76196289063" calcext:value-type="float">
            <text:p>2779.76196289063</text:p>
          </table:table-cell>
          <table:table-cell office:value-type="float" office:value="1944.32238769531" calcext:value-type="float">
            <text:p>1944.32238769531</text:p>
          </table:table-cell>
          <table:table-cell table:number-columns-repeated="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3.839004516602" calcext:value-type="float">
            <text:p>153.839004516602</text:p>
          </table:table-cell>
          <table:table-cell office:value-type="float" office:value="2550.78491210937" calcext:value-type="float">
            <text:p>2550.78491210937</text:p>
          </table:table-cell>
          <table:table-cell office:value-type="float" office:value="2169.90161132812" calcext:value-type="float">
            <text:p>2169.90161132812</text:p>
          </table:table-cell>
          <table:table-cell/>
          <table:table-cell office:value-type="string" calcext:value-type="string">
            <text:p>runtime</text:p>
          </table:table-cell>
          <table:table-cell table:style-name="ce1" office:value-type="time" office:time-value="PT00H06M11.078847S" calcext:value-type="time">
            <text:p>00:06:11.0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3.839004516602" calcext:value-type="float">
            <text:p>153.839004516602</text:p>
          </table:table-cell>
          <table:table-cell office:value-type="float" office:value="2196.38818359375" calcext:value-type="float">
            <text:p>2196.38818359375</text:p>
          </table:table-cell>
          <table:table-cell office:value-type="float" office:value="2196.1337890625" calcext:value-type="float">
            <text:p>2196.1337890625</text:p>
          </table:table-cell>
          <table:table-cell/>
          <table:table-cell office:value-type="string" calcext:value-type="string">
            <text:p>summary</text:p>
          </table:table-cell>
          <table:table-cell office:value-type="float" office:value="129.18732" calcext:value-type="float">
            <text:p>129.18732</text:p>
          </table:table-cell>
          <table:table-cell office:value-type="float" office:value="200" calcext:value-type="float">
            <text:p>200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1.329681396484" calcext:value-type="float">
            <text:p>141.329681396484</text:p>
          </table:table-cell>
          <table:table-cell office:value-type="float" office:value="1952.28332519531" calcext:value-type="float">
            <text:p>1952.28332519531</text:p>
          </table:table-cell>
          <table:table-cell office:value-type="float" office:value="2158.046875" calcext:value-type="float">
            <text:p>2158.046875</text:p>
          </table:table-cell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1.294860839844" calcext:value-type="float">
            <text:p>141.294860839844</text:p>
          </table:table-cell>
          <table:table-cell office:value-type="float" office:value="1989.45703125" calcext:value-type="float">
            <text:p>1989.45703125</text:p>
          </table:table-cell>
          <table:table-cell office:value-type="float" office:value="2138.07666015625" calcext:value-type="float">
            <text:p>2138.07666015625</text:p>
          </table:table-cell>
          <table:table-cell/>
          <table:table-cell office:value-type="string" calcext:value-type="string">
            <text:p>falsely_contained_node_num: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9.291442871094" calcext:value-type="float">
            <text:p>129.291442871094</text:p>
          </table:table-cell>
          <table:table-cell office:value-type="float" office:value="1961.12048339844" calcext:value-type="float">
            <text:p>1961.12048339844</text:p>
          </table:table-cell>
          <table:table-cell office:value-type="float" office:value="2198.41796875" calcext:value-type="float">
            <text:p>2198.41796875</text:p>
          </table:table-cell>
          <table:table-cell/>
          <table:table-cell office:value-type="string" calcext:value-type="string">
            <text:p>missing_node_num: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9.279693603516" calcext:value-type="float">
            <text:p>129.279693603516</text:p>
          </table:table-cell>
          <table:table-cell office:value-type="float" office:value="1935.20483398438" calcext:value-type="float">
            <text:p>1935.20483398438</text:p>
          </table:table-cell>
          <table:table-cell office:value-type="float" office:value="2137.30786132812" calcext:value-type="float">
            <text:p>2137.30786132812</text:p>
          </table:table-cell>
          <table:table-cell/>
          <table:table-cell office:value-type="string" calcext:value-type="string">
            <text:p>intersection_num:</text:p>
          </table:table-cell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9.279693603516" calcext:value-type="float">
            <text:p>129.279693603516</text:p>
          </table:table-cell>
          <table:table-cell office:value-type="float" office:value="1956.92858886719" calcext:value-type="float">
            <text:p>1956.92858886719</text:p>
          </table:table-cell>
          <table:table-cell office:value-type="float" office:value="2237.73657226562" calcext:value-type="float">
            <text:p>2237.73657226562</text:p>
          </table:table-cell>
          <table:table-cell/>
          <table:table-cell office:value-type="string" calcext:value-type="string">
            <text:p>invalid_intersection_num: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9.278060913086" calcext:value-type="float">
            <text:p>129.278060913086</text:p>
          </table:table-cell>
          <table:table-cell office:value-type="float" office:value="1938.23095703125" calcext:value-type="float">
            <text:p>1938.23095703125</text:p>
          </table:table-cell>
          <table:table-cell office:value-type="float" office:value="2280.05688476562" calcext:value-type="float">
            <text:p>2280.05688476562</text:p>
          </table:table-cell>
          <table:table-cell/>
          <table:table-cell office:value-type="string" calcext:value-type="string">
            <text:p>closer_than_min_distance_num: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9.277221679688" calcext:value-type="float">
            <text:p>129.277221679688</text:p>
          </table:table-cell>
          <table:table-cell office:value-type="float" office:value="1852.45629882813" calcext:value-type="float">
            <text:p>1852.45629882813</text:p>
          </table:table-cell>
          <table:table-cell office:value-type="float" office:value="2142.35205078125" calcext:value-type="float">
            <text:p>2142.35205078125</text:p>
          </table:table-cell>
          <table:table-cell/>
          <table:table-cell office:value-type="string" calcext:value-type="string">
            <text:p>segment_num: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9.266937255859" calcext:value-type="float">
            <text:p>129.266937255859</text:p>
          </table:table-cell>
          <table:table-cell office:value-type="float" office:value="1861.58996582031" calcext:value-type="float">
            <text:p>1861.58996582031</text:p>
          </table:table-cell>
          <table:table-cell office:value-type="float" office:value="2213.23950195312" calcext:value-type="float">
            <text:p>2213.23950195312</text:p>
          </table:table-cell>
          <table:table-cell/>
          <table:table-cell office:value-type="string" calcext:value-type="string">
            <text:p>single_node_segment_num: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9.264038085938" calcext:value-type="float">
            <text:p>129.264038085938</text:p>
          </table:table-cell>
          <table:table-cell office:value-type="float" office:value="1754.8720703125" calcext:value-type="float">
            <text:p>1754.8720703125</text:p>
          </table:table-cell>
          <table:table-cell office:value-type="float" office:value="2071.38671875" calcext:value-type="float">
            <text:p>2071.38671875</text:p>
          </table:table-cell>
          <table:table-cell table:number-columns-repeated="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9.261703491211" calcext:value-type="float">
            <text:p>129.261703491211</text:p>
          </table:table-cell>
          <table:table-cell office:value-type="float" office:value="1749.92077636719" calcext:value-type="float">
            <text:p>1749.92077636719</text:p>
          </table:table-cell>
          <table:table-cell office:value-type="float" office:value="2133.2763671875" calcext:value-type="float">
            <text:p>2133.2763671875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9.259765625" calcext:value-type="float">
            <text:p>129.259765625</text:p>
          </table:table-cell>
          <table:table-cell office:value-type="float" office:value="1657.61254882813" calcext:value-type="float">
            <text:p>1657.61254882813</text:p>
          </table:table-cell>
          <table:table-cell office:value-type="float" office:value="2017.66967773437" calcext:value-type="float">
            <text:p>2017.66967773437</text:p>
          </table:table-cell>
          <table:table-cell table:number-columns-repeated="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9.256713867188" calcext:value-type="float">
            <text:p>129.256713867188</text:p>
          </table:table-cell>
          <table:table-cell office:value-type="float" office:value="1617.89733886719" calcext:value-type="float">
            <text:p>1617.89733886719</text:p>
          </table:table-cell>
          <table:table-cell office:value-type="float" office:value="1981.22839355469" calcext:value-type="float">
            <text:p>1981.22839355469</text:p>
          </table:table-cell>
          <table:table-cell table:number-columns-repeated="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9.253692626953" calcext:value-type="float">
            <text:p>129.253692626953</text:p>
          </table:table-cell>
          <table:table-cell office:value-type="float" office:value="1693.27770996094" calcext:value-type="float">
            <text:p>1693.27770996094</text:p>
          </table:table-cell>
          <table:table-cell office:value-type="float" office:value="2119.603515625" calcext:value-type="float">
            <text:p>2119.603515625</text:p>
          </table:table-cell>
          <table:table-cell table:number-columns-repeated="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9.250915527344" calcext:value-type="float">
            <text:p>129.250915527344</text:p>
          </table:table-cell>
          <table:table-cell office:value-type="float" office:value="1727.29748535156" calcext:value-type="float">
            <text:p>1727.29748535156</text:p>
          </table:table-cell>
          <table:table-cell office:value-type="float" office:value="2220.71362304687" calcext:value-type="float">
            <text:p>2220.71362304687</text:p>
          </table:table-cell>
          <table:table-cell table:number-columns-repeated="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9.248336791992" calcext:value-type="float">
            <text:p>129.248336791992</text:p>
          </table:table-cell>
          <table:table-cell office:value-type="float" office:value="1701.14990234375" calcext:value-type="float">
            <text:p>1701.14990234375</text:p>
          </table:table-cell>
          <table:table-cell office:value-type="float" office:value="2230.4541015625" calcext:value-type="float">
            <text:p>2230.4541015625</text:p>
          </table:table-cell>
          <table:table-cell table:number-columns-repeated="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9.247085571289" calcext:value-type="float">
            <text:p>129.247085571289</text:p>
          </table:table-cell>
          <table:table-cell office:value-type="float" office:value="1670.43933105469" calcext:value-type="float">
            <text:p>1670.43933105469</text:p>
          </table:table-cell>
          <table:table-cell office:value-type="float" office:value="2133.09301757812" calcext:value-type="float">
            <text:p>2133.09301757812</text:p>
          </table:table-cell>
          <table:table-cell table:number-columns-repeated="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9.243255615234" calcext:value-type="float">
            <text:p>129.243255615234</text:p>
          </table:table-cell>
          <table:table-cell office:value-type="float" office:value="1603.49755859375" calcext:value-type="float">
            <text:p>1603.49755859375</text:p>
          </table:table-cell>
          <table:table-cell office:value-type="float" office:value="2058.77099609375" calcext:value-type="float">
            <text:p>2058.77099609375</text:p>
          </table:table-cell>
          <table:table-cell table:number-columns-repeated="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9.240737915039" calcext:value-type="float">
            <text:p>129.240737915039</text:p>
          </table:table-cell>
          <table:table-cell office:value-type="float" office:value="1594.76501464844" calcext:value-type="float">
            <text:p>1594.76501464844</text:p>
          </table:table-cell>
          <table:table-cell office:value-type="float" office:value="2076.25390625" calcext:value-type="float">
            <text:p>2076.25390625</text:p>
          </table:table-cell>
          <table:table-cell table:number-columns-repeated="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9.239501953125" calcext:value-type="float">
            <text:p>129.239501953125</text:p>
          </table:table-cell>
          <table:table-cell office:value-type="float" office:value="1642.24987792969" calcext:value-type="float">
            <text:p>1642.24987792969</text:p>
          </table:table-cell>
          <table:table-cell office:value-type="float" office:value="2136.74731445312" calcext:value-type="float">
            <text:p>2136.74731445312</text:p>
          </table:table-cell>
          <table:table-cell table:number-columns-repeated="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9.238891601563" calcext:value-type="float">
            <text:p>129.238891601563</text:p>
          </table:table-cell>
          <table:table-cell office:value-type="float" office:value="1655.79406738281" calcext:value-type="float">
            <text:p>1655.79406738281</text:p>
          </table:table-cell>
          <table:table-cell office:value-type="float" office:value="2213.22241210937" calcext:value-type="float">
            <text:p>2213.22241210937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9.235504150391" calcext:value-type="float">
            <text:p>129.235504150391</text:p>
          </table:table-cell>
          <table:table-cell office:value-type="float" office:value="1543.64611816406" calcext:value-type="float">
            <text:p>1543.64611816406</text:p>
          </table:table-cell>
          <table:table-cell office:value-type="float" office:value="1977.33471679688" calcext:value-type="float">
            <text:p>1977.33471679688</text:p>
          </table:table-cell>
          <table:table-cell table:number-columns-repeated="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9.233337402344" calcext:value-type="float">
            <text:p>129.233337402344</text:p>
          </table:table-cell>
          <table:table-cell office:value-type="float" office:value="1569.87622070313" calcext:value-type="float">
            <text:p>1569.87622070313</text:p>
          </table:table-cell>
          <table:table-cell office:value-type="float" office:value="2011.18603515625" calcext:value-type="float">
            <text:p>2011.18603515625</text:p>
          </table:table-cell>
          <table:table-cell table:number-columns-repeated="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9.232315063477" calcext:value-type="float">
            <text:p>129.232315063477</text:p>
          </table:table-cell>
          <table:table-cell office:value-type="float" office:value="1558.18371582031" calcext:value-type="float">
            <text:p>1558.18371582031</text:p>
          </table:table-cell>
          <table:table-cell office:value-type="float" office:value="2040.40112304687" calcext:value-type="float">
            <text:p>2040.40112304687</text:p>
          </table:table-cell>
          <table:table-cell table:number-columns-repeated="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9.231872558594" calcext:value-type="float">
            <text:p>129.231872558594</text:p>
          </table:table-cell>
          <table:table-cell office:value-type="float" office:value="1526.2607421875" calcext:value-type="float">
            <text:p>1526.2607421875</text:p>
          </table:table-cell>
          <table:table-cell office:value-type="float" office:value="2009.77355957031" calcext:value-type="float">
            <text:p>2009.77355957031</text:p>
          </table:table-cell>
          <table:table-cell table:number-columns-repeated="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9.231399536133" calcext:value-type="float">
            <text:p>129.231399536133</text:p>
          </table:table-cell>
          <table:table-cell office:value-type="float" office:value="1581.27978515625" calcext:value-type="float">
            <text:p>1581.27978515625</text:p>
          </table:table-cell>
          <table:table-cell office:value-type="float" office:value="2082.10205078125" calcext:value-type="float">
            <text:p>2082.10205078125</text:p>
          </table:table-cell>
          <table:table-cell table:number-columns-repeated="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9.230743408203" calcext:value-type="float">
            <text:p>129.230743408203</text:p>
          </table:table-cell>
          <table:table-cell office:value-type="float" office:value="1507.83642578125" calcext:value-type="float">
            <text:p>1507.83642578125</text:p>
          </table:table-cell>
          <table:table-cell office:value-type="float" office:value="1943.94567871094" calcext:value-type="float">
            <text:p>1943.94567871094</text:p>
          </table:table-cell>
          <table:table-cell table:number-columns-repeated="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9.230285644531" calcext:value-type="float">
            <text:p>129.230285644531</text:p>
          </table:table-cell>
          <table:table-cell office:value-type="float" office:value="1504.82470703125" calcext:value-type="float">
            <text:p>1504.82470703125</text:p>
          </table:table-cell>
          <table:table-cell office:value-type="float" office:value="1976.88269042969" calcext:value-type="float">
            <text:p>1976.88269042969</text:p>
          </table:table-cell>
          <table:table-cell table:number-columns-repeated="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.229888916016" calcext:value-type="float">
            <text:p>129.229888916016</text:p>
          </table:table-cell>
          <table:table-cell office:value-type="float" office:value="1497.46264648438" calcext:value-type="float">
            <text:p>1497.46264648438</text:p>
          </table:table-cell>
          <table:table-cell office:value-type="float" office:value="1971.48168945313" calcext:value-type="float">
            <text:p>1971.48168945313</text:p>
          </table:table-cell>
          <table:table-cell table:number-columns-repeated="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9.229339599609" calcext:value-type="float">
            <text:p>129.229339599609</text:p>
          </table:table-cell>
          <table:table-cell office:value-type="float" office:value="1541.33276367188" calcext:value-type="float">
            <text:p>1541.33276367188</text:p>
          </table:table-cell>
          <table:table-cell office:value-type="float" office:value="2033.86877441406" calcext:value-type="float">
            <text:p>2033.86877441406</text:p>
          </table:table-cell>
          <table:table-cell table:number-columns-repeated="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9.22883605957" calcext:value-type="float">
            <text:p>129.22883605957</text:p>
          </table:table-cell>
          <table:table-cell office:value-type="float" office:value="1468.73474121094" calcext:value-type="float">
            <text:p>1468.73474121094</text:p>
          </table:table-cell>
          <table:table-cell office:value-type="float" office:value="1914.35510253906" calcext:value-type="float">
            <text:p>1914.35510253906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9.228317260742" calcext:value-type="float">
            <text:p>129.228317260742</text:p>
          </table:table-cell>
          <table:table-cell office:value-type="float" office:value="1568.88818359375" calcext:value-type="float">
            <text:p>1568.88818359375</text:p>
          </table:table-cell>
          <table:table-cell office:value-type="float" office:value="2174.52099609375" calcext:value-type="float">
            <text:p>2174.52099609375</text:p>
          </table:table-cell>
          <table:table-cell table:number-columns-repeated="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9.228073120117" calcext:value-type="float">
            <text:p>129.228073120117</text:p>
          </table:table-cell>
          <table:table-cell office:value-type="float" office:value="1590.37622070313" calcext:value-type="float">
            <text:p>1590.37622070313</text:p>
          </table:table-cell>
          <table:table-cell office:value-type="float" office:value="2163.2666015625" calcext:value-type="float">
            <text:p>2163.2666015625</text:p>
          </table:table-cell>
          <table:table-cell table:number-columns-repeated="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9.227828979492" calcext:value-type="float">
            <text:p>129.227828979492</text:p>
          </table:table-cell>
          <table:table-cell office:value-type="float" office:value="1516.55261230469" calcext:value-type="float">
            <text:p>1516.55261230469</text:p>
          </table:table-cell>
          <table:table-cell office:value-type="float" office:value="2015.90747070312" calcext:value-type="float">
            <text:p>2015.90747070312</text:p>
          </table:table-cell>
          <table:table-cell table:number-columns-repeated="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9.22770690918" calcext:value-type="float">
            <text:p>129.22770690918</text:p>
          </table:table-cell>
          <table:table-cell office:value-type="float" office:value="1594.90979003906" calcext:value-type="float">
            <text:p>1594.90979003906</text:p>
          </table:table-cell>
          <table:table-cell office:value-type="float" office:value="2135.71044921875" calcext:value-type="float">
            <text:p>2135.71044921875</text:p>
          </table:table-cell>
          <table:table-cell table:number-columns-repeated="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9.227478027344" calcext:value-type="float">
            <text:p>129.227478027344</text:p>
          </table:table-cell>
          <table:table-cell office:value-type="float" office:value="1505.11120605469" calcext:value-type="float">
            <text:p>1505.11120605469</text:p>
          </table:table-cell>
          <table:table-cell office:value-type="float" office:value="2014.73095703125" calcext:value-type="float">
            <text:p>2014.73095703125</text:p>
          </table:table-cell>
          <table:table-cell table:number-columns-repeated="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9.227325439453" calcext:value-type="float">
            <text:p>129.227325439453</text:p>
          </table:table-cell>
          <table:table-cell office:value-type="float" office:value="1541.66076660156" calcext:value-type="float">
            <text:p>1541.66076660156</text:p>
          </table:table-cell>
          <table:table-cell office:value-type="float" office:value="2134.03149414062" calcext:value-type="float">
            <text:p>2134.03149414062</text:p>
          </table:table-cell>
          <table:table-cell table:number-columns-repeated="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9.227142333984" calcext:value-type="float">
            <text:p>129.227142333984</text:p>
          </table:table-cell>
          <table:table-cell office:value-type="float" office:value="1530.82580566406" calcext:value-type="float">
            <text:p>1530.82580566406</text:p>
          </table:table-cell>
          <table:table-cell office:value-type="float" office:value="2115.107421875" calcext:value-type="float">
            <text:p>2115.107421875</text:p>
          </table:table-cell>
          <table:table-cell table:number-columns-repeated="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9.221038818359" calcext:value-type="float">
            <text:p>129.221038818359</text:p>
          </table:table-cell>
          <table:table-cell office:value-type="float" office:value="1506.80578613281" calcext:value-type="float">
            <text:p>1506.80578613281</text:p>
          </table:table-cell>
          <table:table-cell office:value-type="float" office:value="2059.02392578125" calcext:value-type="float">
            <text:p>2059.02392578125</text:p>
          </table:table-cell>
          <table:table-cell table:number-columns-repeated="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9.219711303711" calcext:value-type="float">
            <text:p>129.219711303711</text:p>
          </table:table-cell>
          <table:table-cell office:value-type="float" office:value="1471.36157226563" calcext:value-type="float">
            <text:p>1471.36157226563</text:p>
          </table:table-cell>
          <table:table-cell office:value-type="float" office:value="1975.88464355469" calcext:value-type="float">
            <text:p>1975.88464355469</text:p>
          </table:table-cell>
          <table:table-cell table:number-columns-repeated="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9.219100952148" calcext:value-type="float">
            <text:p>129.219100952148</text:p>
          </table:table-cell>
          <table:table-cell office:value-type="float" office:value="1533.61120605469" calcext:value-type="float">
            <text:p>1533.61120605469</text:p>
          </table:table-cell>
          <table:table-cell office:value-type="float" office:value="2090.67309570313" calcext:value-type="float">
            <text:p>2090.67309570313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9.218811035156" calcext:value-type="float">
            <text:p>129.218811035156</text:p>
          </table:table-cell>
          <table:table-cell office:value-type="float" office:value="1529.703125" calcext:value-type="float">
            <text:p>1529.703125</text:p>
          </table:table-cell>
          <table:table-cell office:value-type="float" office:value="2082.49584960937" calcext:value-type="float">
            <text:p>2082.49584960937</text:p>
          </table:table-cell>
          <table:table-cell table:number-columns-repeated="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9.218246459961" calcext:value-type="float">
            <text:p>129.218246459961</text:p>
          </table:table-cell>
          <table:table-cell office:value-type="float" office:value="1518.16748046875" calcext:value-type="float">
            <text:p>1518.16748046875</text:p>
          </table:table-cell>
          <table:table-cell office:value-type="float" office:value="2101.5673828125" calcext:value-type="float">
            <text:p>2101.5673828125</text:p>
          </table:table-cell>
          <table:table-cell table:number-columns-repeated="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9.217422485352" calcext:value-type="float">
            <text:p>129.217422485352</text:p>
          </table:table-cell>
          <table:table-cell office:value-type="float" office:value="1465.00207519531" calcext:value-type="float">
            <text:p>1465.00207519531</text:p>
          </table:table-cell>
          <table:table-cell office:value-type="float" office:value="1973.447265625" calcext:value-type="float">
            <text:p>1973.447265625</text:p>
          </table:table-cell>
          <table:table-cell table:number-columns-repeated="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9.217010498047" calcext:value-type="float">
            <text:p>129.217010498047</text:p>
          </table:table-cell>
          <table:table-cell office:value-type="float" office:value="1445.0693359375" calcext:value-type="float">
            <text:p>1445.0693359375</text:p>
          </table:table-cell>
          <table:table-cell office:value-type="float" office:value="1952.34204101562" calcext:value-type="float">
            <text:p>1952.34204101562</text:p>
          </table:table-cell>
          <table:table-cell table:number-columns-repeated="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9.216720581055" calcext:value-type="float">
            <text:p>129.216720581055</text:p>
          </table:table-cell>
          <table:table-cell office:value-type="float" office:value="1487.25671386719" calcext:value-type="float">
            <text:p>1487.25671386719</text:p>
          </table:table-cell>
          <table:table-cell office:value-type="float" office:value="2045.00817871094" calcext:value-type="float">
            <text:p>2045.00817871094</text:p>
          </table:table-cell>
          <table:table-cell table:number-columns-repeated="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9.216369628906" calcext:value-type="float">
            <text:p>129.216369628906</text:p>
          </table:table-cell>
          <table:table-cell office:value-type="float" office:value="1439.42810058594" calcext:value-type="float">
            <text:p>1439.42810058594</text:p>
          </table:table-cell>
          <table:table-cell office:value-type="float" office:value="1968.84216308594" calcext:value-type="float">
            <text:p>1968.84216308594</text:p>
          </table:table-cell>
          <table:table-cell table:number-columns-repeated="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9.216171264648" calcext:value-type="float">
            <text:p>129.216171264648</text:p>
          </table:table-cell>
          <table:table-cell office:value-type="float" office:value="1444.23596191406" calcext:value-type="float">
            <text:p>1444.23596191406</text:p>
          </table:table-cell>
          <table:table-cell office:value-type="float" office:value="2039.41198730469" calcext:value-type="float">
            <text:p>2039.41198730469</text:p>
          </table:table-cell>
          <table:table-cell table:number-columns-repeated="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9.216033935547" calcext:value-type="float">
            <text:p>129.216033935547</text:p>
          </table:table-cell>
          <table:table-cell office:value-type="float" office:value="1401.41162109375" calcext:value-type="float">
            <text:p>1401.41162109375</text:p>
          </table:table-cell>
          <table:table-cell office:value-type="float" office:value="2039.46533203125" calcext:value-type="float">
            <text:p>2039.46533203125</text:p>
          </table:table-cell>
          <table:table-cell table:number-columns-repeated="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9.215927124023" calcext:value-type="float">
            <text:p>129.215927124023</text:p>
          </table:table-cell>
          <table:table-cell office:value-type="float" office:value="1450.50537109375" calcext:value-type="float">
            <text:p>1450.50537109375</text:p>
          </table:table-cell>
          <table:table-cell office:value-type="float" office:value="2168.41333007812" calcext:value-type="float">
            <text:p>2168.41333007812</text:p>
          </table:table-cell>
          <table:table-cell table:number-columns-repeated="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9.202453613281" calcext:value-type="float">
            <text:p>129.202453613281</text:p>
          </table:table-cell>
          <table:table-cell office:value-type="float" office:value="1471.86157226563" calcext:value-type="float">
            <text:p>1471.86157226563</text:p>
          </table:table-cell>
          <table:table-cell office:value-type="float" office:value="2179.291015625" calcext:value-type="float">
            <text:p>2179.291015625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9.201217651367" calcext:value-type="float">
            <text:p>129.201217651367</text:p>
          </table:table-cell>
          <table:table-cell office:value-type="float" office:value="1477.32495117188" calcext:value-type="float">
            <text:p>1477.32495117188</text:p>
          </table:table-cell>
          <table:table-cell office:value-type="float" office:value="2148.21215820312" calcext:value-type="float">
            <text:p>2148.21215820312</text:p>
          </table:table-cell>
          <table:table-cell table:number-columns-repeated="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9.200592041016" calcext:value-type="float">
            <text:p>129.200592041016</text:p>
          </table:table-cell>
          <table:table-cell office:value-type="float" office:value="1454.98107910156" calcext:value-type="float">
            <text:p>1454.98107910156</text:p>
          </table:table-cell>
          <table:table-cell office:value-type="float" office:value="2126.8486328125" calcext:value-type="float">
            <text:p>2126.8486328125</text:p>
          </table:table-cell>
          <table:table-cell table:number-columns-repeated="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9.200271606445" calcext:value-type="float">
            <text:p>129.200271606445</text:p>
          </table:table-cell>
          <table:table-cell office:value-type="float" office:value="1404.35107421875" calcext:value-type="float">
            <text:p>1404.35107421875</text:p>
          </table:table-cell>
          <table:table-cell office:value-type="float" office:value="2014.0703125" calcext:value-type="float">
            <text:p>2014.0703125</text:p>
          </table:table-cell>
          <table:table-cell table:number-columns-repeated="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9.198501586914" calcext:value-type="float">
            <text:p>129.198501586914</text:p>
          </table:table-cell>
          <table:table-cell office:value-type="float" office:value="1346.1015625" calcext:value-type="float">
            <text:p>1346.1015625</text:p>
          </table:table-cell>
          <table:table-cell office:value-type="float" office:value="1976.119140625" calcext:value-type="float">
            <text:p>1976.119140625</text:p>
          </table:table-cell>
          <table:table-cell table:number-columns-repeated="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9.196624755859" calcext:value-type="float">
            <text:p>129.196624755859</text:p>
          </table:table-cell>
          <table:table-cell office:value-type="float" office:value="1295.54895019531" calcext:value-type="float">
            <text:p>1295.54895019531</text:p>
          </table:table-cell>
          <table:table-cell office:value-type="float" office:value="1855.00964355469" calcext:value-type="float">
            <text:p>1855.00964355469</text:p>
          </table:table-cell>
          <table:table-cell table:number-columns-repeated="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9.195938110352" calcext:value-type="float">
            <text:p>129.195938110352</text:p>
          </table:table-cell>
          <table:table-cell office:value-type="float" office:value="1354.24011230469" calcext:value-type="float">
            <text:p>1354.24011230469</text:p>
          </table:table-cell>
          <table:table-cell office:value-type="float" office:value="1964.43908691406" calcext:value-type="float">
            <text:p>1964.43908691406</text:p>
          </table:table-cell>
          <table:table-cell table:number-columns-repeated="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9.195541381836" calcext:value-type="float">
            <text:p>129.195541381836</text:p>
          </table:table-cell>
          <table:table-cell office:value-type="float" office:value="1398.31640625" calcext:value-type="float">
            <text:p>1398.31640625</text:p>
          </table:table-cell>
          <table:table-cell office:value-type="float" office:value="2005.14685058594" calcext:value-type="float">
            <text:p>2005.14685058594</text:p>
          </table:table-cell>
          <table:table-cell table:number-columns-repeated="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9.1953125" calcext:value-type="float">
            <text:p>129.1953125</text:p>
          </table:table-cell>
          <table:table-cell office:value-type="float" office:value="1400.40637207031" calcext:value-type="float">
            <text:p>1400.40637207031</text:p>
          </table:table-cell>
          <table:table-cell office:value-type="float" office:value="1964.41357421875" calcext:value-type="float">
            <text:p>1964.41357421875</text:p>
          </table:table-cell>
          <table:table-cell table:number-columns-repeated="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9.195098876953" calcext:value-type="float">
            <text:p>129.195098876953</text:p>
          </table:table-cell>
          <table:table-cell office:value-type="float" office:value="1531.79956054688" calcext:value-type="float">
            <text:p>1531.79956054688</text:p>
          </table:table-cell>
          <table:table-cell office:value-type="float" office:value="2264.87158203125" calcext:value-type="float">
            <text:p>2264.87158203125</text:p>
          </table:table-cell>
          <table:table-cell table:number-columns-repeated="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9.195098876953" calcext:value-type="float">
            <text:p>129.195098876953</text:p>
          </table:table-cell>
          <table:table-cell office:value-type="float" office:value="1469.35229492188" calcext:value-type="float">
            <text:p>1469.35229492188</text:p>
          </table:table-cell>
          <table:table-cell office:value-type="float" office:value="2197.18408203125" calcext:value-type="float">
            <text:p>2197.18408203125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9.195022583008" calcext:value-type="float">
            <text:p>129.195022583008</text:p>
          </table:table-cell>
          <table:table-cell office:value-type="float" office:value="1439.46203613281" calcext:value-type="float">
            <text:p>1439.46203613281</text:p>
          </table:table-cell>
          <table:table-cell office:value-type="float" office:value="2104.50634765625" calcext:value-type="float">
            <text:p>2104.50634765625</text:p>
          </table:table-cell>
          <table:table-cell table:number-columns-repeated="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9.19499206543" calcext:value-type="float">
            <text:p>129.19499206543</text:p>
          </table:table-cell>
          <table:table-cell office:value-type="float" office:value="1421.54284667969" calcext:value-type="float">
            <text:p>1421.54284667969</text:p>
          </table:table-cell>
          <table:table-cell office:value-type="float" office:value="2074.4833984375" calcext:value-type="float">
            <text:p>2074.4833984375</text:p>
          </table:table-cell>
          <table:table-cell table:number-columns-repeated="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9.194931030273" calcext:value-type="float">
            <text:p>129.194931030273</text:p>
          </table:table-cell>
          <table:table-cell office:value-type="float" office:value="1384.2353515625" calcext:value-type="float">
            <text:p>1384.2353515625</text:p>
          </table:table-cell>
          <table:table-cell office:value-type="float" office:value="2014.82873535156" calcext:value-type="float">
            <text:p>2014.82873535156</text:p>
          </table:table-cell>
          <table:table-cell table:number-columns-repeated="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9.194839477539" calcext:value-type="float">
            <text:p>129.194839477539</text:p>
          </table:table-cell>
          <table:table-cell office:value-type="float" office:value="1336.5146484375" calcext:value-type="float">
            <text:p>1336.5146484375</text:p>
          </table:table-cell>
          <table:table-cell office:value-type="float" office:value="1970.53637695313" calcext:value-type="float">
            <text:p>1970.53637695313</text:p>
          </table:table-cell>
          <table:table-cell table:number-columns-repeated="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9.194808959961" calcext:value-type="float">
            <text:p>129.194808959961</text:p>
          </table:table-cell>
          <table:table-cell office:value-type="float" office:value="1372.52722167969" calcext:value-type="float">
            <text:p>1372.52722167969</text:p>
          </table:table-cell>
          <table:table-cell office:value-type="float" office:value="2036.50341796875" calcext:value-type="float">
            <text:p>2036.50341796875</text:p>
          </table:table-cell>
          <table:table-cell table:number-columns-repeated="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9.194763183594" calcext:value-type="float">
            <text:p>129.194763183594</text:p>
          </table:table-cell>
          <table:table-cell office:value-type="float" office:value="1349.94213867188" calcext:value-type="float">
            <text:p>1349.94213867188</text:p>
          </table:table-cell>
          <table:table-cell office:value-type="float" office:value="1968.35009765625" calcext:value-type="float">
            <text:p>1968.35009765625</text:p>
          </table:table-cell>
          <table:table-cell table:number-columns-repeated="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9.194717407227" calcext:value-type="float">
            <text:p>129.194717407227</text:p>
          </table:table-cell>
          <table:table-cell office:value-type="float" office:value="1327.59765625" calcext:value-type="float">
            <text:p>1327.59765625</text:p>
          </table:table-cell>
          <table:table-cell office:value-type="float" office:value="1947.87084960938" calcext:value-type="float">
            <text:p>1947.87084960938</text:p>
          </table:table-cell>
          <table:table-cell table:number-columns-repeated="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9.194671630859" calcext:value-type="float">
            <text:p>129.194671630859</text:p>
          </table:table-cell>
          <table:table-cell office:value-type="float" office:value="1311.70886230469" calcext:value-type="float">
            <text:p>1311.70886230469</text:p>
          </table:table-cell>
          <table:table-cell office:value-type="float" office:value="1876.84497070313" calcext:value-type="float">
            <text:p>1876.84497070313</text:p>
          </table:table-cell>
          <table:table-cell table:number-columns-repeated="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9.194610595703" calcext:value-type="float">
            <text:p>129.194610595703</text:p>
          </table:table-cell>
          <table:table-cell office:value-type="float" office:value="1328.06567382813" calcext:value-type="float">
            <text:p>1328.06567382813</text:p>
          </table:table-cell>
          <table:table-cell office:value-type="float" office:value="1930.95544433594" calcext:value-type="float">
            <text:p>1930.95544433594</text:p>
          </table:table-cell>
          <table:table-cell table:number-columns-repeated="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9.194610595703" calcext:value-type="float">
            <text:p>129.194610595703</text:p>
          </table:table-cell>
          <table:table-cell office:value-type="float" office:value="1411.19348144531" calcext:value-type="float">
            <text:p>1411.19348144531</text:p>
          </table:table-cell>
          <table:table-cell office:value-type="float" office:value="2039.12902832031" calcext:value-type="float">
            <text:p>2039.12902832031</text:p>
          </table:table-cell>
          <table:table-cell table:number-columns-repeated="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9.194595336914" calcext:value-type="float">
            <text:p>129.194595336914</text:p>
          </table:table-cell>
          <table:table-cell office:value-type="float" office:value="1366.89123535156" calcext:value-type="float">
            <text:p>1366.89123535156</text:p>
          </table:table-cell>
          <table:table-cell office:value-type="float" office:value="1975.77209472656" calcext:value-type="float">
            <text:p>1975.77209472656</text:p>
          </table:table-cell>
          <table:table-cell table:number-columns-repeated="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9.194564819336" calcext:value-type="float">
            <text:p>129.194564819336</text:p>
          </table:table-cell>
          <table:table-cell office:value-type="float" office:value="1450.48510742188" calcext:value-type="float">
            <text:p>1450.48510742188</text:p>
          </table:table-cell>
          <table:table-cell office:value-type="float" office:value="2073.71142578125" calcext:value-type="float">
            <text:p>2073.71142578125</text:p>
          </table:table-cell>
          <table:table-cell table:number-columns-repeated="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9.192306518555" calcext:value-type="float">
            <text:p>129.192306518555</text:p>
          </table:table-cell>
          <table:table-cell office:value-type="float" office:value="1370.14892578125" calcext:value-type="float">
            <text:p>1370.14892578125</text:p>
          </table:table-cell>
          <table:table-cell office:value-type="float" office:value="1905.31970214844" calcext:value-type="float">
            <text:p>1905.31970214844</text:p>
          </table:table-cell>
          <table:table-cell table:number-columns-repeated="1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9.192306518555" calcext:value-type="float">
            <text:p>129.192306518555</text:p>
          </table:table-cell>
          <table:table-cell office:value-type="float" office:value="1373.71838378906" calcext:value-type="float">
            <text:p>1373.71838378906</text:p>
          </table:table-cell>
          <table:table-cell office:value-type="float" office:value="1998.4873046875" calcext:value-type="float">
            <text:p>1998.4873046875</text:p>
          </table:table-cell>
          <table:table-cell table:number-columns-repeated="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9.192291259766" calcext:value-type="float">
            <text:p>129.192291259766</text:p>
          </table:table-cell>
          <table:table-cell office:value-type="float" office:value="1375.04089355469" calcext:value-type="float">
            <text:p>1375.04089355469</text:p>
          </table:table-cell>
          <table:table-cell office:value-type="float" office:value="2006.52954101563" calcext:value-type="float">
            <text:p>2006.52954101563</text:p>
          </table:table-cell>
          <table:table-cell table:number-columns-repeated="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9.191757202148" calcext:value-type="float">
            <text:p>129.191757202148</text:p>
          </table:table-cell>
          <table:table-cell office:value-type="float" office:value="1362.27697753906" calcext:value-type="float">
            <text:p>1362.27697753906</text:p>
          </table:table-cell>
          <table:table-cell office:value-type="float" office:value="1981.23352050781" calcext:value-type="float">
            <text:p>1981.23352050781</text:p>
          </table:table-cell>
          <table:table-cell table:number-columns-repeated="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9.191528320313" calcext:value-type="float">
            <text:p>129.191528320313</text:p>
          </table:table-cell>
          <table:table-cell office:value-type="float" office:value="1365.78674316406" calcext:value-type="float">
            <text:p>1365.78674316406</text:p>
          </table:table-cell>
          <table:table-cell office:value-type="float" office:value="2058.77001953125" calcext:value-type="float">
            <text:p>2058.77001953125</text:p>
          </table:table-cell>
          <table:table-cell table:number-columns-repeated="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9.191360473633" calcext:value-type="float">
            <text:p>129.191360473633</text:p>
          </table:table-cell>
          <table:table-cell office:value-type="float" office:value="1379.87451171875" calcext:value-type="float">
            <text:p>1379.87451171875</text:p>
          </table:table-cell>
          <table:table-cell office:value-type="float" office:value="2061.87353515625" calcext:value-type="float">
            <text:p>2061.87353515625</text:p>
          </table:table-cell>
          <table:table-cell table:number-columns-repeated="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9.191253662109" calcext:value-type="float">
            <text:p>129.191253662109</text:p>
          </table:table-cell>
          <table:table-cell office:value-type="float" office:value="1316.03186035156" calcext:value-type="float">
            <text:p>1316.03186035156</text:p>
          </table:table-cell>
          <table:table-cell office:value-type="float" office:value="1921.30700683594" calcext:value-type="float">
            <text:p>1921.30700683594</text:p>
          </table:table-cell>
          <table:table-cell table:number-columns-repeated="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9.191055297852" calcext:value-type="float">
            <text:p>129.191055297852</text:p>
          </table:table-cell>
          <table:table-cell office:value-type="float" office:value="1340.40551757813" calcext:value-type="float">
            <text:p>1340.40551757813</text:p>
          </table:table-cell>
          <table:table-cell office:value-type="float" office:value="1971.38354492188" calcext:value-type="float">
            <text:p>1971.38354492188</text:p>
          </table:table-cell>
          <table:table-cell table:number-columns-repeated="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9.190856933594" calcext:value-type="float">
            <text:p>129.190856933594</text:p>
          </table:table-cell>
          <table:table-cell office:value-type="float" office:value="1323.16418457031" calcext:value-type="float">
            <text:p>1323.16418457031</text:p>
          </table:table-cell>
          <table:table-cell office:value-type="float" office:value="1918.07104492188" calcext:value-type="float">
            <text:p>1918.07104492188</text:p>
          </table:table-cell>
          <table:table-cell table:number-columns-repeated="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9.190765380859" calcext:value-type="float">
            <text:p>129.190765380859</text:p>
          </table:table-cell>
          <table:table-cell office:value-type="float" office:value="1309.78674316406" calcext:value-type="float">
            <text:p>1309.78674316406</text:p>
          </table:table-cell>
          <table:table-cell office:value-type="float" office:value="1885.35107421875" calcext:value-type="float">
            <text:p>1885.35107421875</text:p>
          </table:table-cell>
          <table:table-cell table:number-columns-repeated="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9.190704345703" calcext:value-type="float">
            <text:p>129.190704345703</text:p>
          </table:table-cell>
          <table:table-cell office:value-type="float" office:value="1298.90295410156" calcext:value-type="float">
            <text:p>1298.90295410156</text:p>
          </table:table-cell>
          <table:table-cell office:value-type="float" office:value="1919.30676269531" calcext:value-type="float">
            <text:p>1919.30676269531</text:p>
          </table:table-cell>
          <table:table-cell table:number-columns-repeated="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9.190521240234" calcext:value-type="float">
            <text:p>129.190521240234</text:p>
          </table:table-cell>
          <table:table-cell office:value-type="float" office:value="1351.40625" calcext:value-type="float">
            <text:p>1351.40625</text:p>
          </table:table-cell>
          <table:table-cell office:value-type="float" office:value="2032.45922851562" calcext:value-type="float">
            <text:p>2032.45922851562</text:p>
          </table:table-cell>
          <table:table-cell table:number-columns-repeated="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9.190399169922" calcext:value-type="float">
            <text:p>129.190399169922</text:p>
          </table:table-cell>
          <table:table-cell office:value-type="float" office:value="1324.60473632813" calcext:value-type="float">
            <text:p>1324.60473632813</text:p>
          </table:table-cell>
          <table:table-cell office:value-type="float" office:value="1971.41467285156" calcext:value-type="float">
            <text:p>1971.41467285156</text:p>
          </table:table-cell>
          <table:table-cell table:number-columns-repeated="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9.19026184082" calcext:value-type="float">
            <text:p>129.19026184082</text:p>
          </table:table-cell>
          <table:table-cell office:value-type="float" office:value="1258.26049804688" calcext:value-type="float">
            <text:p>1258.26049804688</text:p>
          </table:table-cell>
          <table:table-cell office:value-type="float" office:value="1827.41149902344" calcext:value-type="float">
            <text:p>1827.41149902344</text:p>
          </table:table-cell>
          <table:table-cell table:number-columns-repeated="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9.189346313477" calcext:value-type="float">
            <text:p>129.189346313477</text:p>
          </table:table-cell>
          <table:table-cell office:value-type="float" office:value="1252.0419921875" calcext:value-type="float">
            <text:p>1252.0419921875</text:p>
          </table:table-cell>
          <table:table-cell office:value-type="float" office:value="1841.07763671875" calcext:value-type="float">
            <text:p>1841.07763671875</text:p>
          </table:table-cell>
          <table:table-cell table:number-columns-repeated="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9.188888549805" calcext:value-type="float">
            <text:p>129.188888549805</text:p>
          </table:table-cell>
          <table:table-cell office:value-type="float" office:value="1332.26513671875" calcext:value-type="float">
            <text:p>1332.26513671875</text:p>
          </table:table-cell>
          <table:table-cell office:value-type="float" office:value="2075.78271484375" calcext:value-type="float">
            <text:p>2075.78271484375</text:p>
          </table:table-cell>
          <table:table-cell table:number-columns-repeated="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9.18864440918" calcext:value-type="float">
            <text:p>129.18864440918</text:p>
          </table:table-cell>
          <table:table-cell office:value-type="float" office:value="1289.03662109375" calcext:value-type="float">
            <text:p>1289.03662109375</text:p>
          </table:table-cell>
          <table:table-cell office:value-type="float" office:value="1909.87365722656" calcext:value-type="float">
            <text:p>1909.87365722656</text:p>
          </table:table-cell>
          <table:table-cell table:number-columns-repeated="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9.188461303711" calcext:value-type="float">
            <text:p>129.188461303711</text:p>
          </table:table-cell>
          <table:table-cell office:value-type="float" office:value="1319.10900878906" calcext:value-type="float">
            <text:p>1319.10900878906</text:p>
          </table:table-cell>
          <table:table-cell office:value-type="float" office:value="1942.64099121094" calcext:value-type="float">
            <text:p>1942.64099121094</text:p>
          </table:table-cell>
          <table:table-cell table:number-columns-repeated="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9.188186645508" calcext:value-type="float">
            <text:p>129.188186645508</text:p>
          </table:table-cell>
          <table:table-cell office:value-type="float" office:value="1303.56652832031" calcext:value-type="float">
            <text:p>1303.56652832031</text:p>
          </table:table-cell>
          <table:table-cell office:value-type="float" office:value="1896.39318847656" calcext:value-type="float">
            <text:p>1896.39318847656</text:p>
          </table:table-cell>
          <table:table-cell table:number-columns-repeated="1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9.188064575195" calcext:value-type="float">
            <text:p>129.188064575195</text:p>
          </table:table-cell>
          <table:table-cell office:value-type="float" office:value="1338.03356933594" calcext:value-type="float">
            <text:p>1338.03356933594</text:p>
          </table:table-cell>
          <table:table-cell office:value-type="float" office:value="1996.09533691406" calcext:value-type="float">
            <text:p>1996.09533691406</text:p>
          </table:table-cell>
          <table:table-cell table:number-columns-repeated="1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9.187850952148" calcext:value-type="float">
            <text:p>129.187850952148</text:p>
          </table:table-cell>
          <table:table-cell office:value-type="float" office:value="1301.32958984375" calcext:value-type="float">
            <text:p>1301.32958984375</text:p>
          </table:table-cell>
          <table:table-cell office:value-type="float" office:value="1955.896484375" calcext:value-type="float">
            <text:p>1955.896484375</text:p>
          </table:table-cell>
          <table:table-cell table:number-columns-repeated="1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9.187698364258" calcext:value-type="float">
            <text:p>129.187698364258</text:p>
          </table:table-cell>
          <table:table-cell office:value-type="float" office:value="1269.83618164063" calcext:value-type="float">
            <text:p>1269.83618164063</text:p>
          </table:table-cell>
          <table:table-cell office:value-type="float" office:value="1906.75659179687" calcext:value-type="float">
            <text:p>1906.75659179687</text:p>
          </table:table-cell>
          <table:table-cell table:number-columns-repeated="1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9.187622070313" calcext:value-type="float">
            <text:p>129.187622070313</text:p>
          </table:table-cell>
          <table:table-cell office:value-type="float" office:value="1291.77331542969" calcext:value-type="float">
            <text:p>1291.77331542969</text:p>
          </table:table-cell>
          <table:table-cell office:value-type="float" office:value="1938.95666503906" calcext:value-type="float">
            <text:p>1938.95666503906</text:p>
          </table:table-cell>
          <table:table-cell table:number-columns-repeated="1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9.187545776367" calcext:value-type="float">
            <text:p>129.187545776367</text:p>
          </table:table-cell>
          <table:table-cell office:value-type="float" office:value="1286.11950683594" calcext:value-type="float">
            <text:p>1286.11950683594</text:p>
          </table:table-cell>
          <table:table-cell office:value-type="float" office:value="1913.28662109375" calcext:value-type="float">
            <text:p>1913.28662109375</text:p>
          </table:table-cell>
          <table:table-cell table:number-columns-repeated="1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9.187484741211" calcext:value-type="float">
            <text:p>129.187484741211</text:p>
          </table:table-cell>
          <table:table-cell office:value-type="float" office:value="1324.81372070313" calcext:value-type="float">
            <text:p>1324.81372070313</text:p>
          </table:table-cell>
          <table:table-cell office:value-type="float" office:value="1992.06518554688" calcext:value-type="float">
            <text:p>1992.06518554688</text:p>
          </table:table-cell>
          <table:table-cell table:number-columns-repeated="1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9.187438964844" calcext:value-type="float">
            <text:p>129.187438964844</text:p>
          </table:table-cell>
          <table:table-cell office:value-type="float" office:value="1283.33972167969" calcext:value-type="float">
            <text:p>1283.33972167969</text:p>
          </table:table-cell>
          <table:table-cell office:value-type="float" office:value="1897.85144042969" calcext:value-type="float">
            <text:p>1897.85144042969</text:p>
          </table:table-cell>
          <table:table-cell table:number-columns-repeated="1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9.187408447266" calcext:value-type="float">
            <text:p>129.187408447266</text:p>
          </table:table-cell>
          <table:table-cell office:value-type="float" office:value="1305.76184082031" calcext:value-type="float">
            <text:p>1305.76184082031</text:p>
          </table:table-cell>
          <table:table-cell office:value-type="float" office:value="1966.50952148438" calcext:value-type="float">
            <text:p>1966.50952148438</text:p>
          </table:table-cell>
          <table:table-cell table:number-columns-repeated="1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9.187377929688" calcext:value-type="float">
            <text:p>129.187377929688</text:p>
          </table:table-cell>
          <table:table-cell office:value-type="float" office:value="1261.3232421875" calcext:value-type="float">
            <text:p>1261.3232421875</text:p>
          </table:table-cell>
          <table:table-cell office:value-type="float" office:value="1871.40222167969" calcext:value-type="float">
            <text:p>1871.40222167969</text:p>
          </table:table-cell>
          <table:table-cell table:number-columns-repeated="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9.187362670898" calcext:value-type="float">
            <text:p>129.187362670898</text:p>
          </table:table-cell>
          <table:table-cell office:value-type="float" office:value="1342.71337890625" calcext:value-type="float">
            <text:p>1342.71337890625</text:p>
          </table:table-cell>
          <table:table-cell office:value-type="float" office:value="2000.77465820313" calcext:value-type="float">
            <text:p>2000.77465820313</text:p>
          </table:table-cell>
          <table:table-cell table:number-columns-repeated="1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9.187347412109" calcext:value-type="float">
            <text:p>129.187347412109</text:p>
          </table:table-cell>
          <table:table-cell office:value-type="float" office:value="1329.44799804688" calcext:value-type="float">
            <text:p>1329.44799804688</text:p>
          </table:table-cell>
          <table:table-cell office:value-type="float" office:value="1991.61169433594" calcext:value-type="float">
            <text:p>1991.61169433594</text:p>
          </table:table-cell>
          <table:table-cell table:number-columns-repeated="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9.18733215332" calcext:value-type="float">
            <text:p>129.18733215332</text:p>
          </table:table-cell>
          <table:table-cell office:value-type="float" office:value="1298.92541503906" calcext:value-type="float">
            <text:p>1298.92541503906</text:p>
          </table:table-cell>
          <table:table-cell office:value-type="float" office:value="1943.54235839844" calcext:value-type="float">
            <text:p>1943.54235839844</text:p>
          </table:table-cell>
          <table:table-cell table:number-columns-repeated="1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9.18733215332" calcext:value-type="float">
            <text:p>129.18733215332</text:p>
          </table:table-cell>
          <table:table-cell office:value-type="float" office:value="1206.94201660156" calcext:value-type="float">
            <text:p>1206.94201660156</text:p>
          </table:table-cell>
          <table:table-cell office:value-type="float" office:value="1743.61242675781" calcext:value-type="float">
            <text:p>1743.61242675781</text:p>
          </table:table-cell>
          <table:table-cell table:number-columns-repeated="1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07.14196777344" calcext:value-type="float">
            <text:p>1307.14196777344</text:p>
          </table:table-cell>
          <table:table-cell office:value-type="float" office:value="1944.18640136719" calcext:value-type="float">
            <text:p>1944.18640136719</text:p>
          </table:table-cell>
          <table:table-cell table:number-columns-repeated="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53.50537109375" calcext:value-type="float">
            <text:p>1353.50537109375</text:p>
          </table:table-cell>
          <table:table-cell office:value-type="float" office:value="2043.77575683594" calcext:value-type="float">
            <text:p>2043.77575683594</text:p>
          </table:table-cell>
          <table:table-cell table:number-columns-repeated="1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292.55920410156" calcext:value-type="float">
            <text:p>1292.55920410156</text:p>
          </table:table-cell>
          <table:table-cell office:value-type="float" office:value="1970.19970703125" calcext:value-type="float">
            <text:p>1970.19970703125</text:p>
          </table:table-cell>
          <table:table-cell table:number-columns-repeated="1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57.27197265625" calcext:value-type="float">
            <text:p>1357.27197265625</text:p>
          </table:table-cell>
          <table:table-cell office:value-type="float" office:value="2046.47094726562" calcext:value-type="float">
            <text:p>2046.47094726562</text:p>
          </table:table-cell>
          <table:table-cell table:number-columns-repeated="1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07.65954589844" calcext:value-type="float">
            <text:p>1307.65954589844</text:p>
          </table:table-cell>
          <table:table-cell office:value-type="float" office:value="2004.4189453125" calcext:value-type="float">
            <text:p>2004.4189453125</text:p>
          </table:table-cell>
          <table:table-cell table:number-columns-repeated="1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25.09020996094" calcext:value-type="float">
            <text:p>1325.09020996094</text:p>
          </table:table-cell>
          <table:table-cell office:value-type="float" office:value="2043.29711914062" calcext:value-type="float">
            <text:p>2043.29711914062</text:p>
          </table:table-cell>
          <table:table-cell table:number-columns-repeated="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08.48400878906" calcext:value-type="float">
            <text:p>1308.48400878906</text:p>
          </table:table-cell>
          <table:table-cell office:value-type="float" office:value="1963.07690429688" calcext:value-type="float">
            <text:p>1963.07690429688</text:p>
          </table:table-cell>
          <table:table-cell table:number-columns-repeated="1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55.81433105469" calcext:value-type="float">
            <text:p>1355.81433105469</text:p>
          </table:table-cell>
          <table:table-cell office:value-type="float" office:value="2109.01342773437" calcext:value-type="float">
            <text:p>2109.01342773437</text:p>
          </table:table-cell>
          <table:table-cell table:number-columns-repeated="1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284.78015136719" calcext:value-type="float">
            <text:p>1284.78015136719</text:p>
          </table:table-cell>
          <table:table-cell office:value-type="float" office:value="1950.90625" calcext:value-type="float">
            <text:p>1950.90625</text:p>
          </table:table-cell>
          <table:table-cell table:number-columns-repeated="1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40.51770019531" calcext:value-type="float">
            <text:p>1340.51770019531</text:p>
          </table:table-cell>
          <table:table-cell office:value-type="float" office:value="2037.92980957031" calcext:value-type="float">
            <text:p>2037.92980957031</text:p>
          </table:table-cell>
          <table:table-cell table:number-columns-repeated="1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50.79467773438" calcext:value-type="float">
            <text:p>1350.79467773438</text:p>
          </table:table-cell>
          <table:table-cell office:value-type="float" office:value="2036.3203125" calcext:value-type="float">
            <text:p>2036.3203125</text:p>
          </table:table-cell>
          <table:table-cell table:number-columns-repeated="1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18.6572265625" calcext:value-type="float">
            <text:p>1318.6572265625</text:p>
          </table:table-cell>
          <table:table-cell office:value-type="float" office:value="1968.89025878906" calcext:value-type="float">
            <text:p>1968.89025878906</text:p>
          </table:table-cell>
          <table:table-cell table:number-columns-repeated="1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18.8916015625" calcext:value-type="float">
            <text:p>1318.8916015625</text:p>
          </table:table-cell>
          <table:table-cell office:value-type="float" office:value="1994.41442871094" calcext:value-type="float">
            <text:p>1994.41442871094</text:p>
          </table:table-cell>
          <table:table-cell table:number-columns-repeated="1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58.12158203125" calcext:value-type="float">
            <text:p>1358.12158203125</text:p>
          </table:table-cell>
          <table:table-cell office:value-type="float" office:value="2033.40344238281" calcext:value-type="float">
            <text:p>2033.40344238281</text:p>
          </table:table-cell>
          <table:table-cell table:number-columns-repeated="1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282.61901855469" calcext:value-type="float">
            <text:p>1282.61901855469</text:p>
          </table:table-cell>
          <table:table-cell office:value-type="float" office:value="1854.11499023438" calcext:value-type="float">
            <text:p>1854.11499023438</text:p>
          </table:table-cell>
          <table:table-cell table:number-columns-repeated="1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293.71337890625" calcext:value-type="float">
            <text:p>1293.71337890625</text:p>
          </table:table-cell>
          <table:table-cell office:value-type="float" office:value="1869.79516601562" calcext:value-type="float">
            <text:p>1869.79516601562</text:p>
          </table:table-cell>
          <table:table-cell table:number-columns-repeated="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50.53796386719" calcext:value-type="float">
            <text:p>1350.53796386719</text:p>
          </table:table-cell>
          <table:table-cell office:value-type="float" office:value="2024.22973632813" calcext:value-type="float">
            <text:p>2024.22973632813</text:p>
          </table:table-cell>
          <table:table-cell table:number-columns-repeated="1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06.43078613281" calcext:value-type="float">
            <text:p>1306.43078613281</text:p>
          </table:table-cell>
          <table:table-cell office:value-type="float" office:value="1993.2109375" calcext:value-type="float">
            <text:p>1993.2109375</text:p>
          </table:table-cell>
          <table:table-cell table:number-columns-repeated="1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11.90295410156" calcext:value-type="float">
            <text:p>1311.90295410156</text:p>
          </table:table-cell>
          <table:table-cell office:value-type="float" office:value="2005.88537597656" calcext:value-type="float">
            <text:p>2005.88537597656</text:p>
          </table:table-cell>
          <table:table-cell table:number-columns-repeated="1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291.52233886719" calcext:value-type="float">
            <text:p>1291.52233886719</text:p>
          </table:table-cell>
          <table:table-cell office:value-type="float" office:value="1944.10729980469" calcext:value-type="float">
            <text:p>1944.10729980469</text:p>
          </table:table-cell>
          <table:table-cell table:number-columns-repeated="1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288.84143066406" calcext:value-type="float">
            <text:p>1288.84143066406</text:p>
          </table:table-cell>
          <table:table-cell office:value-type="float" office:value="1948.09423828125" calcext:value-type="float">
            <text:p>1948.09423828125</text:p>
          </table:table-cell>
          <table:table-cell table:number-columns-repeated="1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37.70654296875" calcext:value-type="float">
            <text:p>1337.70654296875</text:p>
          </table:table-cell>
          <table:table-cell office:value-type="float" office:value="1996.36059570313" calcext:value-type="float">
            <text:p>1996.36059570313</text:p>
          </table:table-cell>
          <table:table-cell table:number-columns-repeated="1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14.5361328125" calcext:value-type="float">
            <text:p>1314.5361328125</text:p>
          </table:table-cell>
          <table:table-cell office:value-type="float" office:value="1958.93371582031" calcext:value-type="float">
            <text:p>1958.93371582031</text:p>
          </table:table-cell>
          <table:table-cell table:number-columns-repeated="1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90.02917480469" calcext:value-type="float">
            <text:p>1390.02917480469</text:p>
          </table:table-cell>
          <table:table-cell office:value-type="float" office:value="2072.888671875" calcext:value-type="float">
            <text:p>2072.888671875</text:p>
          </table:table-cell>
          <table:table-cell table:number-columns-repeated="1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46.49060058594" calcext:value-type="float">
            <text:p>1346.49060058594</text:p>
          </table:table-cell>
          <table:table-cell office:value-type="float" office:value="2053.19287109375" calcext:value-type="float">
            <text:p>2053.19287109375</text:p>
          </table:table-cell>
          <table:table-cell table:number-columns-repeated="1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30.38098144531" calcext:value-type="float">
            <text:p>1330.38098144531</text:p>
          </table:table-cell>
          <table:table-cell office:value-type="float" office:value="2000.83837890625" calcext:value-type="float">
            <text:p>2000.83837890625</text:p>
          </table:table-cell>
          <table:table-cell table:number-columns-repeated="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07.25183105469" calcext:value-type="float">
            <text:p>1307.25183105469</text:p>
          </table:table-cell>
          <table:table-cell office:value-type="float" office:value="1949.17504882813" calcext:value-type="float">
            <text:p>1949.17504882813</text:p>
          </table:table-cell>
          <table:table-cell table:number-columns-repeated="1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16.69348144531" calcext:value-type="float">
            <text:p>1316.69348144531</text:p>
          </table:table-cell>
          <table:table-cell office:value-type="float" office:value="1980.47802734375" calcext:value-type="float">
            <text:p>1980.47802734375</text:p>
          </table:table-cell>
          <table:table-cell table:number-columns-repeated="1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39.15161132813" calcext:value-type="float">
            <text:p>1339.15161132813</text:p>
          </table:table-cell>
          <table:table-cell office:value-type="float" office:value="2006.02502441406" calcext:value-type="float">
            <text:p>2006.02502441406</text:p>
          </table:table-cell>
          <table:table-cell table:number-columns-repeated="1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34.24853515625" calcext:value-type="float">
            <text:p>1334.24853515625</text:p>
          </table:table-cell>
          <table:table-cell office:value-type="float" office:value="1969.97521972656" calcext:value-type="float">
            <text:p>1969.97521972656</text:p>
          </table:table-cell>
          <table:table-cell table:number-columns-repeated="1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06.76513671875" calcext:value-type="float">
            <text:p>1306.76513671875</text:p>
          </table:table-cell>
          <table:table-cell office:value-type="float" office:value="2004.72619628906" calcext:value-type="float">
            <text:p>2004.72619628906</text:p>
          </table:table-cell>
          <table:table-cell table:number-columns-repeated="1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287.31176757813" calcext:value-type="float">
            <text:p>1287.31176757813</text:p>
          </table:table-cell>
          <table:table-cell office:value-type="float" office:value="1952.88415527344" calcext:value-type="float">
            <text:p>1952.88415527344</text:p>
          </table:table-cell>
          <table:table-cell table:number-columns-repeated="1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15.32299804688" calcext:value-type="float">
            <text:p>1315.32299804688</text:p>
          </table:table-cell>
          <table:table-cell office:value-type="float" office:value="1955.37463378906" calcext:value-type="float">
            <text:p>1955.37463378906</text:p>
          </table:table-cell>
          <table:table-cell table:number-columns-repeated="1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01.6279296875" calcext:value-type="float">
            <text:p>1301.6279296875</text:p>
          </table:table-cell>
          <table:table-cell office:value-type="float" office:value="1949.1826171875" calcext:value-type="float">
            <text:p>1949.1826171875</text:p>
          </table:table-cell>
          <table:table-cell table:number-columns-repeated="1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27.8828125" calcext:value-type="float">
            <text:p>1327.8828125</text:p>
          </table:table-cell>
          <table:table-cell office:value-type="float" office:value="1992.69897460938" calcext:value-type="float">
            <text:p>1992.69897460938</text:p>
          </table:table-cell>
          <table:table-cell table:number-columns-repeated="1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08.99731445313" calcext:value-type="float">
            <text:p>1308.99731445313</text:p>
          </table:table-cell>
          <table:table-cell office:value-type="float" office:value="1930.58312988281" calcext:value-type="float">
            <text:p>1930.58312988281</text:p>
          </table:table-cell>
          <table:table-cell table:number-columns-repeated="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224.8564453125" calcext:value-type="float">
            <text:p>1224.8564453125</text:p>
          </table:table-cell>
          <table:table-cell office:value-type="float" office:value="1791.47155761719" calcext:value-type="float">
            <text:p>1791.47155761719</text:p>
          </table:table-cell>
          <table:table-cell table:number-columns-repeated="1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291.40869140625" calcext:value-type="float">
            <text:p>1291.40869140625</text:p>
          </table:table-cell>
          <table:table-cell office:value-type="float" office:value="1917.783203125" calcext:value-type="float">
            <text:p>1917.783203125</text:p>
          </table:table-cell>
          <table:table-cell table:number-columns-repeated="1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09.4423828125" calcext:value-type="float">
            <text:p>1309.4423828125</text:p>
          </table:table-cell>
          <table:table-cell office:value-type="float" office:value="1952.22912597656" calcext:value-type="float">
            <text:p>1952.22912597656</text:p>
          </table:table-cell>
          <table:table-cell table:number-columns-repeated="1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250.833984375" calcext:value-type="float">
            <text:p>1250.833984375</text:p>
          </table:table-cell>
          <table:table-cell office:value-type="float" office:value="1841.10522460938" calcext:value-type="float">
            <text:p>1841.10522460938</text:p>
          </table:table-cell>
          <table:table-cell table:number-columns-repeated="1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57.55187988281" calcext:value-type="float">
            <text:p>1357.55187988281</text:p>
          </table:table-cell>
          <table:table-cell office:value-type="float" office:value="2077.2294921875" calcext:value-type="float">
            <text:p>2077.2294921875</text:p>
          </table:table-cell>
          <table:table-cell table:number-columns-repeated="1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402.2705078125" calcext:value-type="float">
            <text:p>1402.2705078125</text:p>
          </table:table-cell>
          <table:table-cell office:value-type="float" office:value="2131.81762695312" calcext:value-type="float">
            <text:p>2131.81762695312</text:p>
          </table:table-cell>
          <table:table-cell table:number-columns-repeated="1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259.10375976563" calcext:value-type="float">
            <text:p>1259.10375976563</text:p>
          </table:table-cell>
          <table:table-cell office:value-type="float" office:value="1839.21740722656" calcext:value-type="float">
            <text:p>1839.21740722656</text:p>
          </table:table-cell>
          <table:table-cell table:number-columns-repeated="1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258.19213867188" calcext:value-type="float">
            <text:p>1258.19213867188</text:p>
          </table:table-cell>
          <table:table-cell office:value-type="float" office:value="1870.34497070313" calcext:value-type="float">
            <text:p>1870.34497070313</text:p>
          </table:table-cell>
          <table:table-cell table:number-columns-repeated="1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255.22546386719" calcext:value-type="float">
            <text:p>1255.22546386719</text:p>
          </table:table-cell>
          <table:table-cell office:value-type="float" office:value="1823.48583984375" calcext:value-type="float">
            <text:p>1823.48583984375</text:p>
          </table:table-cell>
          <table:table-cell table:number-columns-repeated="1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252.95349121094" calcext:value-type="float">
            <text:p>1252.95349121094</text:p>
          </table:table-cell>
          <table:table-cell office:value-type="float" office:value="1835.08129882813" calcext:value-type="float">
            <text:p>1835.08129882813</text:p>
          </table:table-cell>
          <table:table-cell table:number-columns-repeated="1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274.68395996094" calcext:value-type="float">
            <text:p>1274.68395996094</text:p>
          </table:table-cell>
          <table:table-cell office:value-type="float" office:value="1863.69213867188" calcext:value-type="float">
            <text:p>1863.69213867188</text:p>
          </table:table-cell>
          <table:table-cell table:number-columns-repeated="1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279.88916015625" calcext:value-type="float">
            <text:p>1279.88916015625</text:p>
          </table:table-cell>
          <table:table-cell office:value-type="float" office:value="1892.48461914063" calcext:value-type="float">
            <text:p>1892.48461914063</text:p>
          </table:table-cell>
          <table:table-cell table:number-columns-repeated="1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15.66369628906" calcext:value-type="float">
            <text:p>1315.66369628906</text:p>
          </table:table-cell>
          <table:table-cell office:value-type="float" office:value="1932.919921875" calcext:value-type="float">
            <text:p>1932.919921875</text:p>
          </table:table-cell>
          <table:table-cell table:number-columns-repeated="1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16.47338867188" calcext:value-type="float">
            <text:p>1316.47338867188</text:p>
          </table:table-cell>
          <table:table-cell office:value-type="float" office:value="1992.78820800781" calcext:value-type="float">
            <text:p>1992.78820800781</text:p>
          </table:table-cell>
          <table:table-cell table:number-columns-repeated="1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07.87963867188" calcext:value-type="float">
            <text:p>1307.87963867188</text:p>
          </table:table-cell>
          <table:table-cell office:value-type="float" office:value="1956.1474609375" calcext:value-type="float">
            <text:p>1956.1474609375</text:p>
          </table:table-cell>
          <table:table-cell table:number-columns-repeated="1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22.56762695313" calcext:value-type="float">
            <text:p>1322.56762695313</text:p>
          </table:table-cell>
          <table:table-cell office:value-type="float" office:value="1988.97302246094" calcext:value-type="float">
            <text:p>1988.97302246094</text:p>
          </table:table-cell>
          <table:table-cell table:number-columns-repeated="1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284.96704101563" calcext:value-type="float">
            <text:p>1284.96704101563</text:p>
          </table:table-cell>
          <table:table-cell office:value-type="float" office:value="1916.09509277344" calcext:value-type="float">
            <text:p>1916.09509277344</text:p>
          </table:table-cell>
          <table:table-cell table:number-columns-repeated="1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257.29870605469" calcext:value-type="float">
            <text:p>1257.29870605469</text:p>
          </table:table-cell>
          <table:table-cell office:value-type="float" office:value="1884.767578125" calcext:value-type="float">
            <text:p>1884.767578125</text:p>
          </table:table-cell>
          <table:table-cell table:number-columns-repeated="1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251.52673339844" calcext:value-type="float">
            <text:p>1251.52673339844</text:p>
          </table:table-cell>
          <table:table-cell office:value-type="float" office:value="1859.76379394531" calcext:value-type="float">
            <text:p>1859.76379394531</text:p>
          </table:table-cell>
          <table:table-cell table:number-columns-repeated="1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19.14135742188" calcext:value-type="float">
            <text:p>1319.14135742188</text:p>
          </table:table-cell>
          <table:table-cell office:value-type="float" office:value="1982.21569824219" calcext:value-type="float">
            <text:p>1982.21569824219</text:p>
          </table:table-cell>
          <table:table-cell table:number-columns-repeated="1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38.79614257813" calcext:value-type="float">
            <text:p>1338.79614257813</text:p>
          </table:table-cell>
          <table:table-cell office:value-type="float" office:value="2039.06604003906" calcext:value-type="float">
            <text:p>2039.06604003906</text:p>
          </table:table-cell>
          <table:table-cell table:number-columns-repeated="1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07.1845703125" calcext:value-type="float">
            <text:p>1307.1845703125</text:p>
          </table:table-cell>
          <table:table-cell office:value-type="float" office:value="1939.28112792969" calcext:value-type="float">
            <text:p>1939.28112792969</text:p>
          </table:table-cell>
          <table:table-cell table:number-columns-repeated="1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30.16369628906" calcext:value-type="float">
            <text:p>1330.16369628906</text:p>
          </table:table-cell>
          <table:table-cell office:value-type="float" office:value="2004.4658203125" calcext:value-type="float">
            <text:p>2004.4658203125</text:p>
          </table:table-cell>
          <table:table-cell table:number-columns-repeated="1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287.58068847656" calcext:value-type="float">
            <text:p>1287.58068847656</text:p>
          </table:table-cell>
          <table:table-cell office:value-type="float" office:value="1872.58959960938" calcext:value-type="float">
            <text:p>1872.58959960938</text:p>
          </table:table-cell>
          <table:table-cell table:number-columns-repeated="1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27.24780273438" calcext:value-type="float">
            <text:p>1327.24780273438</text:p>
          </table:table-cell>
          <table:table-cell office:value-type="float" office:value="2004.0009765625" calcext:value-type="float">
            <text:p>2004.0009765625</text:p>
          </table:table-cell>
          <table:table-cell table:number-columns-repeated="1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265.97509765625" calcext:value-type="float">
            <text:p>1265.97509765625</text:p>
          </table:table-cell>
          <table:table-cell office:value-type="float" office:value="1863.75866699219" calcext:value-type="float">
            <text:p>1863.75866699219</text:p>
          </table:table-cell>
          <table:table-cell table:number-columns-repeated="1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238.48425292969" calcext:value-type="float">
            <text:p>1238.48425292969</text:p>
          </table:table-cell>
          <table:table-cell office:value-type="float" office:value="1836.06005859375" calcext:value-type="float">
            <text:p>1836.06005859375</text:p>
          </table:table-cell>
          <table:table-cell table:number-columns-repeated="1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27.63513183594" calcext:value-type="float">
            <text:p>1327.63513183594</text:p>
          </table:table-cell>
          <table:table-cell office:value-type="float" office:value="1985.03637695313" calcext:value-type="float">
            <text:p>1985.03637695313</text:p>
          </table:table-cell>
          <table:table-cell table:number-columns-repeated="1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39.984375" calcext:value-type="float">
            <text:p>1339.984375</text:p>
          </table:table-cell>
          <table:table-cell office:value-type="float" office:value="2034.15100097656" calcext:value-type="float">
            <text:p>2034.15100097656</text:p>
          </table:table-cell>
          <table:table-cell table:number-columns-repeated="1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43.24377441406" calcext:value-type="float">
            <text:p>1343.24377441406</text:p>
          </table:table-cell>
          <table:table-cell office:value-type="float" office:value="2080.61791992187" calcext:value-type="float">
            <text:p>2080.61791992187</text:p>
          </table:table-cell>
          <table:table-cell table:number-columns-repeated="1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98.72973632813" calcext:value-type="float">
            <text:p>1398.72973632813</text:p>
          </table:table-cell>
          <table:table-cell office:value-type="float" office:value="2149.71508789062" calcext:value-type="float">
            <text:p>2149.71508789062</text:p>
          </table:table-cell>
          <table:table-cell table:number-columns-repeated="1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96.04797363281" calcext:value-type="float">
            <text:p>1396.04797363281</text:p>
          </table:table-cell>
          <table:table-cell office:value-type="float" office:value="2132.07470703125" calcext:value-type="float">
            <text:p>2132.07470703125</text:p>
          </table:table-cell>
          <table:table-cell table:number-columns-repeated="1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07.86889648438" calcext:value-type="float">
            <text:p>1307.86889648438</text:p>
          </table:table-cell>
          <table:table-cell office:value-type="float" office:value="1999.35021972656" calcext:value-type="float">
            <text:p>1999.35021972656</text:p>
          </table:table-cell>
          <table:table-cell table:number-columns-repeated="1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17.7041015625" calcext:value-type="float">
            <text:p>1317.7041015625</text:p>
          </table:table-cell>
          <table:table-cell office:value-type="float" office:value="1946.27172851563" calcext:value-type="float">
            <text:p>1946.27172851563</text:p>
          </table:table-cell>
          <table:table-cell table:number-columns-repeated="1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292.12121582031" calcext:value-type="float">
            <text:p>1292.12121582031</text:p>
          </table:table-cell>
          <table:table-cell office:value-type="float" office:value="1942.48315429688" calcext:value-type="float">
            <text:p>1942.48315429688</text:p>
          </table:table-cell>
          <table:table-cell table:number-columns-repeated="1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281.76879882813" calcext:value-type="float">
            <text:p>1281.76879882813</text:p>
          </table:table-cell>
          <table:table-cell office:value-type="float" office:value="1906.21374511719" calcext:value-type="float">
            <text:p>1906.21374511719</text:p>
          </table:table-cell>
          <table:table-cell table:number-columns-repeated="1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15.46997070313" calcext:value-type="float">
            <text:p>1315.46997070313</text:p>
          </table:table-cell>
          <table:table-cell office:value-type="float" office:value="1976.35620117188" calcext:value-type="float">
            <text:p>1976.35620117188</text:p>
          </table:table-cell>
          <table:table-cell table:number-columns-repeated="1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52.14807128906" calcext:value-type="float">
            <text:p>1352.14807128906</text:p>
          </table:table-cell>
          <table:table-cell office:value-type="float" office:value="2057.56689453125" calcext:value-type="float">
            <text:p>2057.56689453125</text:p>
          </table:table-cell>
          <table:table-cell table:number-columns-repeated="1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92.64575195313" calcext:value-type="float">
            <text:p>1392.64575195313</text:p>
          </table:table-cell>
          <table:table-cell office:value-type="float" office:value="2163.44213867188" calcext:value-type="float">
            <text:p>2163.44213867188</text:p>
          </table:table-cell>
          <table:table-cell table:number-columns-repeated="1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04.09619140625" calcext:value-type="float">
            <text:p>1304.09619140625</text:p>
          </table:table-cell>
          <table:table-cell office:value-type="float" office:value="1989.12829589844" calcext:value-type="float">
            <text:p>1989.12829589844</text:p>
          </table:table-cell>
          <table:table-cell table:number-columns-repeated="1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246.20446777344" calcext:value-type="float">
            <text:p>1246.20446777344</text:p>
          </table:table-cell>
          <table:table-cell office:value-type="float" office:value="1920.50476074219" calcext:value-type="float">
            <text:p>1920.50476074219</text:p>
          </table:table-cell>
          <table:table-cell table:number-columns-repeated="1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261.81396484375" calcext:value-type="float">
            <text:p>1261.81396484375</text:p>
          </table:table-cell>
          <table:table-cell office:value-type="float" office:value="1922.7314453125" calcext:value-type="float">
            <text:p>1922.7314453125</text:p>
          </table:table-cell>
          <table:table-cell table:number-columns-repeated="1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259.52502441406" calcext:value-type="float">
            <text:p>1259.52502441406</text:p>
          </table:table-cell>
          <table:table-cell office:value-type="float" office:value="1879.26904296875" calcext:value-type="float">
            <text:p>1879.26904296875</text:p>
          </table:table-cell>
          <table:table-cell table:number-columns-repeated="1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19.07861328125" calcext:value-type="float">
            <text:p>1319.07861328125</text:p>
          </table:table-cell>
          <table:table-cell office:value-type="float" office:value="2015.0908203125" calcext:value-type="float">
            <text:p>2015.0908203125</text:p>
          </table:table-cell>
          <table:table-cell table:number-columns-repeated="1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07.84106445313" calcext:value-type="float">
            <text:p>1307.84106445313</text:p>
          </table:table-cell>
          <table:table-cell office:value-type="float" office:value="2009.60412597656" calcext:value-type="float">
            <text:p>2009.60412597656</text:p>
          </table:table-cell>
          <table:table-cell table:number-columns-repeated="1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13.90246582031" calcext:value-type="float">
            <text:p>1313.90246582031</text:p>
          </table:table-cell>
          <table:table-cell office:value-type="float" office:value="2031.59094238281" calcext:value-type="float">
            <text:p>2031.59094238281</text:p>
          </table:table-cell>
          <table:table-cell table:number-columns-repeated="1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235.28857421875" calcext:value-type="float">
            <text:p>1235.28857421875</text:p>
          </table:table-cell>
          <table:table-cell office:value-type="float" office:value="1875.65612792969" calcext:value-type="float">
            <text:p>1875.65612792969</text:p>
          </table:table-cell>
          <table:table-cell table:number-columns-repeated="1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06.08801269531" calcext:value-type="float">
            <text:p>1306.08801269531</text:p>
          </table:table-cell>
          <table:table-cell office:value-type="float" office:value="2005.14367675781" calcext:value-type="float">
            <text:p>2005.14367675781</text:p>
          </table:table-cell>
          <table:table-cell table:number-columns-repeated="1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294.40625" calcext:value-type="float">
            <text:p>1294.40625</text:p>
          </table:table-cell>
          <table:table-cell office:value-type="float" office:value="1982.89562988281" calcext:value-type="float">
            <text:p>1982.89562988281</text:p>
          </table:table-cell>
          <table:table-cell table:number-columns-repeated="1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00.22192382813" calcext:value-type="float">
            <text:p>1300.22192382813</text:p>
          </table:table-cell>
          <table:table-cell office:value-type="float" office:value="2008.93408203125" calcext:value-type="float">
            <text:p>2008.93408203125</text:p>
          </table:table-cell>
          <table:table-cell table:number-columns-repeated="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9.187316894531" calcext:value-type="float">
            <text:p>129.187316894531</text:p>
          </table:table-cell>
          <table:table-cell office:value-type="float" office:value="1311.19885253906" calcext:value-type="float">
            <text:p>1311.19885253906</text:p>
          </table:table-cell>
          <table:table-cell office:value-type="float" office:value="2063.58178710938" calcext:value-type="float">
            <text:p>2063.58178710938</text:p>
          </table:table-cell>
          <table:table-cell table:number-columns-repeated="19"/>
        </table:table-row>
      </table:table>
      <table:table table:name="node &amp; edge size - new eval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vertic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dg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ntainment</text:p>
          </table:table-cell>
          <table:table-cell table:style-name="ce2" office:value-type="percentage" office:value="0.05" calcext:value-type="percentage">
            <text:p>5.00%</text:p>
          </table:table-cell>
          <table:table-cell/>
          <table:table-cell office:value-type="string" calcext:value-type="string">
            <text:p>vertic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dg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ntainment</text:p>
          </table:table-cell>
          <table:table-cell table:style-name="ce2" office:value-type="percentage" office:value="0.05" calcext:value-type="percentage">
            <text:p>5.00%</text:p>
          </table:table-cell>
        </table:table-row>
        <table:table-row table:style-name="ro1">
          <table:table-cell office:value-type="string" calcext:value-type="string">
            <text:p>random init</text:p>
          </table:table-cell>
          <table:table-cell office:value-type="string" calcext:value-type="string">
            <text:p>edgewise ga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rmal(0,3)</text:p>
          </table:table-cell>
          <table:table-cell table:number-columns-repeated="2"/>
          <table:table-cell office:value-type="string" calcext:value-type="string">
            <text:p>random init</text:p>
          </table:table-cell>
          <table:table-cell office:value-type="string" calcext:value-type="string">
            <text:p>pso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0.185180664063" calcext:value-type="float">
            <text:p>740.185180664063</text:p>
          </table:table-cell>
          <table:table-cell office:value-type="float" office:value="1172.58386230469" calcext:value-type="float">
            <text:p>1172.58386230469</text:p>
          </table:table-cell>
          <table:table-cell office:value-type="float" office:value="247.978439331055" calcext:value-type="float">
            <text:p>247.97843933105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1.8346405029297" calcext:value-type="float">
            <text:p>81.8346405029297</text:p>
          </table:table-cell>
          <table:table-cell office:value-type="float" office:value="741.201721191406" calcext:value-type="float">
            <text:p>741.201721191406</text:p>
          </table:table-cell>
          <table:table-cell office:value-type="float" office:value="411.005126953125" calcext:value-type="float">
            <text:p>411.0051269531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8.006225585938" calcext:value-type="float">
            <text:p>738.006225585938</text:p>
          </table:table-cell>
          <table:table-cell office:value-type="float" office:value="1107.58666992188" calcext:value-type="float">
            <text:p>1107.58666992188</text:p>
          </table:table-cell>
          <table:table-cell office:value-type="float" office:value="288.074493408203" calcext:value-type="float">
            <text:p>288.0744934082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1.8346405029297" calcext:value-type="float">
            <text:p>81.8346405029297</text:p>
          </table:table-cell>
          <table:table-cell office:value-type="float" office:value="589.941284179688" calcext:value-type="float">
            <text:p>589.941284179688</text:p>
          </table:table-cell>
          <table:table-cell office:value-type="float" office:value="409.475402832031" calcext:value-type="float">
            <text:p>409.47540283203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2.276184082031" calcext:value-type="float">
            <text:p>712.276184082031</text:p>
          </table:table-cell>
          <table:table-cell office:value-type="float" office:value="1080.5625" calcext:value-type="float">
            <text:p>1080.5625</text:p>
          </table:table-cell>
          <table:table-cell office:value-type="float" office:value="271.740539550781" calcext:value-type="float">
            <text:p>271.74053955078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3.0233840942383" calcext:value-type="float">
            <text:p>73.0233840942383</text:p>
          </table:table-cell>
          <table:table-cell office:value-type="float" office:value="398.141784667969" calcext:value-type="float">
            <text:p>398.141784667969</text:p>
          </table:table-cell>
          <table:table-cell office:value-type="float" office:value="331.047485351562" calcext:value-type="float">
            <text:p>331.04748535156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6.7333984375" calcext:value-type="float">
            <text:p>696.7333984375</text:p>
          </table:table-cell>
          <table:table-cell office:value-type="float" office:value="1031.26989746094" calcext:value-type="float">
            <text:p>1031.26989746094</text:p>
          </table:table-cell>
          <table:table-cell office:value-type="float" office:value="256.045349121094" calcext:value-type="float">
            <text:p>256.04534912109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5.9738693237305" calcext:value-type="float">
            <text:p>65.9738693237305</text:p>
          </table:table-cell>
          <table:table-cell office:value-type="float" office:value="380.274810791016" calcext:value-type="float">
            <text:p>380.274810791016</text:p>
          </table:table-cell>
          <table:table-cell office:value-type="float" office:value="289.175628662109" calcext:value-type="float">
            <text:p>289.17562866210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6.7333984375" calcext:value-type="float">
            <text:p>696.7333984375</text:p>
          </table:table-cell>
          <table:table-cell office:value-type="float" office:value="1067.53735351563" calcext:value-type="float">
            <text:p>1067.53735351563</text:p>
          </table:table-cell>
          <table:table-cell office:value-type="float" office:value="287.429992675781" calcext:value-type="float">
            <text:p>287.42999267578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5.9738693237305" calcext:value-type="float">
            <text:p>65.9738693237305</text:p>
          </table:table-cell>
          <table:table-cell office:value-type="float" office:value="289.097991943359" calcext:value-type="float">
            <text:p>289.097991943359</text:p>
          </table:table-cell>
          <table:table-cell office:value-type="float" office:value="233.12434387207" calcext:value-type="float">
            <text:p>233.1243438720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8.174926757813" calcext:value-type="float">
            <text:p>688.174926757813</text:p>
          </table:table-cell>
          <table:table-cell office:value-type="float" office:value="1020.537109375" calcext:value-type="float">
            <text:p>1020.537109375</text:p>
          </table:table-cell>
          <table:table-cell office:value-type="float" office:value="295.900299072266" calcext:value-type="float">
            <text:p>295.90029907226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2.0815391540527" calcext:value-type="float">
            <text:p>62.0815391540527</text:p>
          </table:table-cell>
          <table:table-cell office:value-type="float" office:value="301.998443603516" calcext:value-type="float">
            <text:p>301.998443603516</text:p>
          </table:table-cell>
          <table:table-cell office:value-type="float" office:value="266.797393798828" calcext:value-type="float">
            <text:p>266.79739379882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8.93212890625" calcext:value-type="float">
            <text:p>668.93212890625</text:p>
          </table:table-cell>
          <table:table-cell office:value-type="float" office:value="1057.51770019531" calcext:value-type="float">
            <text:p>1057.51770019531</text:p>
          </table:table-cell>
          <table:table-cell office:value-type="float" office:value="296.706298828125" calcext:value-type="float">
            <text:p>296.7062988281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0.4768829345703" calcext:value-type="float">
            <text:p>50.4768829345703</text:p>
          </table:table-cell>
          <table:table-cell office:value-type="float" office:value="256.130706787109" calcext:value-type="float">
            <text:p>256.130706787109</text:p>
          </table:table-cell>
          <table:table-cell office:value-type="float" office:value="219.447357177734" calcext:value-type="float">
            <text:p>219.44735717773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8.93212890625" calcext:value-type="float">
            <text:p>668.93212890625</text:p>
          </table:table-cell>
          <table:table-cell office:value-type="float" office:value="1017.91912841797" calcext:value-type="float">
            <text:p>1017.91912841797</text:p>
          </table:table-cell>
          <table:table-cell office:value-type="float" office:value="276.145568847656" calcext:value-type="float">
            <text:p>276.14556884765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0.4768829345703" calcext:value-type="float">
            <text:p>50.4768829345703</text:p>
          </table:table-cell>
          <table:table-cell office:value-type="float" office:value="303.513641357422" calcext:value-type="float">
            <text:p>303.513641357422</text:p>
          </table:table-cell>
          <table:table-cell office:value-type="float" office:value="284.189880371094" calcext:value-type="float">
            <text:p>284.18988037109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7.4287109375" calcext:value-type="float">
            <text:p>667.4287109375</text:p>
          </table:table-cell>
          <table:table-cell office:value-type="float" office:value="1032.48974609375" calcext:value-type="float">
            <text:p>1032.48974609375</text:p>
          </table:table-cell>
          <table:table-cell office:value-type="float" office:value="313.975769042969" calcext:value-type="float">
            <text:p>313.9757690429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.5801162719727" calcext:value-type="float">
            <text:p>44.5801162719727</text:p>
          </table:table-cell>
          <table:table-cell office:value-type="float" office:value="264.209228515625" calcext:value-type="float">
            <text:p>264.209228515625</text:p>
          </table:table-cell>
          <table:table-cell office:value-type="float" office:value="257.516143798828" calcext:value-type="float">
            <text:p>257.51614379882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8.160705566406" calcext:value-type="float">
            <text:p>658.160705566406</text:p>
          </table:table-cell>
          <table:table-cell office:value-type="float" office:value="976.391357421875" calcext:value-type="float">
            <text:p>976.391357421875</text:p>
          </table:table-cell>
          <table:table-cell office:value-type="float" office:value="285.440093994141" calcext:value-type="float">
            <text:p>285.44009399414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2.9178276062012" calcext:value-type="float">
            <text:p>42.9178276062012</text:p>
          </table:table-cell>
          <table:table-cell office:value-type="float" office:value="270.394714355469" calcext:value-type="float">
            <text:p>270.394714355469</text:p>
          </table:table-cell>
          <table:table-cell office:value-type="float" office:value="240.70295715332" calcext:value-type="float">
            <text:p>240.7029571533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1.0966796875" calcext:value-type="float">
            <text:p>601.0966796875</text:p>
          </table:table-cell>
          <table:table-cell office:value-type="float" office:value="952.068054199219" calcext:value-type="float">
            <text:p>952.068054199219</text:p>
          </table:table-cell>
          <table:table-cell office:value-type="float" office:value="284.267913818359" calcext:value-type="float">
            <text:p>284.26791381835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2.6298179626465" calcext:value-type="float">
            <text:p>42.6298179626465</text:p>
          </table:table-cell>
          <table:table-cell office:value-type="float" office:value="263.945007324219" calcext:value-type="float">
            <text:p>263.945007324219</text:p>
          </table:table-cell>
          <table:table-cell office:value-type="float" office:value="254.369918823242" calcext:value-type="float">
            <text:p>254.36991882324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1.0966796875" calcext:value-type="float">
            <text:p>601.0966796875</text:p>
          </table:table-cell>
          <table:table-cell office:value-type="float" office:value="951.84130859375" calcext:value-type="float">
            <text:p>951.84130859375</text:p>
          </table:table-cell>
          <table:table-cell office:value-type="float" office:value="278.259399414062" calcext:value-type="float">
            <text:p>278.25939941406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7.2314529418945" calcext:value-type="float">
            <text:p>37.2314529418945</text:p>
          </table:table-cell>
          <table:table-cell office:value-type="float" office:value="281.240020751953" calcext:value-type="float">
            <text:p>281.240020751953</text:p>
          </table:table-cell>
          <table:table-cell office:value-type="float" office:value="259.732177734375" calcext:value-type="float">
            <text:p>259.73217773437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6.986572265625" calcext:value-type="float">
            <text:p>576.986572265625</text:p>
          </table:table-cell>
          <table:table-cell office:value-type="float" office:value="912.179138183594" calcext:value-type="float">
            <text:p>912.179138183594</text:p>
          </table:table-cell>
          <table:table-cell office:value-type="float" office:value="268.721466064453" calcext:value-type="float">
            <text:p>268.72146606445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6.8069763183594" calcext:value-type="float">
            <text:p>36.8069763183594</text:p>
          </table:table-cell>
          <table:table-cell office:value-type="float" office:value="242.088882446289" calcext:value-type="float">
            <text:p>242.088882446289</text:p>
          </table:table-cell>
          <table:table-cell office:value-type="float" office:value="250.671447753906" calcext:value-type="float">
            <text:p>250.67144775390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6.986572265625" calcext:value-type="float">
            <text:p>576.986572265625</text:p>
          </table:table-cell>
          <table:table-cell office:value-type="float" office:value="873.377990722656" calcext:value-type="float">
            <text:p>873.377990722656</text:p>
          </table:table-cell>
          <table:table-cell office:value-type="float" office:value="259.5732421875" calcext:value-type="float">
            <text:p>259.573242187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6.7786712646484" calcext:value-type="float">
            <text:p>36.7786712646484</text:p>
          </table:table-cell>
          <table:table-cell office:value-type="float" office:value="177.803207397461" calcext:value-type="float">
            <text:p>177.803207397461</text:p>
          </table:table-cell>
          <table:table-cell office:value-type="float" office:value="200.942855834961" calcext:value-type="float">
            <text:p>200.94285583496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1.141723632813" calcext:value-type="float">
            <text:p>521.141723632813</text:p>
          </table:table-cell>
          <table:table-cell office:value-type="float" office:value="866.017578125" calcext:value-type="float">
            <text:p>866.017578125</text:p>
          </table:table-cell>
          <table:table-cell office:value-type="float" office:value="284.551696777344" calcext:value-type="float">
            <text:p>284.55169677734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6.7419471740723" calcext:value-type="float">
            <text:p>36.7419471740723</text:p>
          </table:table-cell>
          <table:table-cell office:value-type="float" office:value="201.552886962891" calcext:value-type="float">
            <text:p>201.552886962891</text:p>
          </table:table-cell>
          <table:table-cell office:value-type="float" office:value="212.325012207031" calcext:value-type="float">
            <text:p>212.32501220703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1.141723632813" calcext:value-type="float">
            <text:p>521.141723632813</text:p>
          </table:table-cell>
          <table:table-cell office:value-type="float" office:value="884.419311523438" calcext:value-type="float">
            <text:p>884.419311523438</text:p>
          </table:table-cell>
          <table:table-cell office:value-type="float" office:value="261.477416992187" calcext:value-type="float">
            <text:p>261.47741699218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.6414794921875" calcext:value-type="float">
            <text:p>36.6414794921875</text:p>
          </table:table-cell>
          <table:table-cell office:value-type="float" office:value="194.454177856445" calcext:value-type="float">
            <text:p>194.454177856445</text:p>
          </table:table-cell>
          <table:table-cell office:value-type="float" office:value="221.996398925781" calcext:value-type="float">
            <text:p>221.99639892578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1.141723632813" calcext:value-type="float">
            <text:p>521.141723632813</text:p>
          </table:table-cell>
          <table:table-cell office:value-type="float" office:value="850.776123046875" calcext:value-type="float">
            <text:p>850.776123046875</text:p>
          </table:table-cell>
          <table:table-cell office:value-type="float" office:value="273.771514892578" calcext:value-type="float">
            <text:p>273.77151489257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6.1712379455566" calcext:value-type="float">
            <text:p>36.1712379455566</text:p>
          </table:table-cell>
          <table:table-cell office:value-type="float" office:value="200.827346801758" calcext:value-type="float">
            <text:p>200.827346801758</text:p>
          </table:table-cell>
          <table:table-cell office:value-type="float" office:value="244.21516418457" calcext:value-type="float">
            <text:p>244.2151641845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1.141723632813" calcext:value-type="float">
            <text:p>521.141723632813</text:p>
          </table:table-cell>
          <table:table-cell office:value-type="float" office:value="829.708251953125" calcext:value-type="float">
            <text:p>829.708251953125</text:p>
          </table:table-cell>
          <table:table-cell office:value-type="float" office:value="262.831878662109" calcext:value-type="float">
            <text:p>262.83187866210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6.1712379455566" calcext:value-type="float">
            <text:p>36.1712379455566</text:p>
          </table:table-cell>
          <table:table-cell office:value-type="float" office:value="191.167129516602" calcext:value-type="float">
            <text:p>191.167129516602</text:p>
          </table:table-cell>
          <table:table-cell office:value-type="float" office:value="216.061019897461" calcext:value-type="float">
            <text:p>216.06101989746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0.966156005859" calcext:value-type="float">
            <text:p>510.966156005859</text:p>
          </table:table-cell>
          <table:table-cell office:value-type="float" office:value="793.889526367188" calcext:value-type="float">
            <text:p>793.889526367188</text:p>
          </table:table-cell>
          <table:table-cell office:value-type="float" office:value="272.660705566406" calcext:value-type="float">
            <text:p>272.660705566406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36.1679916381836" calcext:value-type="float">
            <text:p>36.1679916381836</text:p>
          </table:table-cell>
          <table:table-cell office:value-type="float" office:value="202.622634887695" calcext:value-type="float">
            <text:p>202.622634887695</text:p>
          </table:table-cell>
          <table:table-cell office:value-type="float" office:value="242.079818725586" calcext:value-type="float">
            <text:p>242.07981872558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2.428497314453" calcext:value-type="float">
            <text:p>492.428497314453</text:p>
          </table:table-cell>
          <table:table-cell office:value-type="float" office:value="841.294311523438" calcext:value-type="float">
            <text:p>841.294311523438</text:p>
          </table:table-cell>
          <table:table-cell office:value-type="float" office:value="313.059936523437" calcext:value-type="float">
            <text:p>313.05993652343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.1063842773437" calcext:value-type="float">
            <text:p>36.1063842773437</text:p>
          </table:table-cell>
          <table:table-cell office:value-type="float" office:value="196.380706787109" calcext:value-type="float">
            <text:p>196.380706787109</text:p>
          </table:table-cell>
          <table:table-cell office:value-type="float" office:value="236.170196533203" calcext:value-type="float">
            <text:p>236.17019653320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3.081268310547" calcext:value-type="float">
            <text:p>473.081268310547</text:p>
          </table:table-cell>
          <table:table-cell office:value-type="float" office:value="773.096313476563" calcext:value-type="float">
            <text:p>773.096313476563</text:p>
          </table:table-cell>
          <table:table-cell office:value-type="float" office:value="278.206268310547" calcext:value-type="float">
            <text:p>278.20626831054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6.0331497192383" calcext:value-type="float">
            <text:p>36.0331497192383</text:p>
          </table:table-cell>
          <table:table-cell office:value-type="float" office:value="191.441253662109" calcext:value-type="float">
            <text:p>191.441253662109</text:p>
          </table:table-cell>
          <table:table-cell office:value-type="float" office:value="209.539154052734" calcext:value-type="float">
            <text:p>209.53915405273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7.455261230469" calcext:value-type="float">
            <text:p>457.455261230469</text:p>
          </table:table-cell>
          <table:table-cell office:value-type="float" office:value="740.15283203125" calcext:value-type="float">
            <text:p>740.15283203125</text:p>
          </table:table-cell>
          <table:table-cell office:value-type="float" office:value="237.801986694336" calcext:value-type="float">
            <text:p>237.80198669433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5.9890899658203" calcext:value-type="float">
            <text:p>35.9890899658203</text:p>
          </table:table-cell>
          <table:table-cell office:value-type="float" office:value="177.781829833984" calcext:value-type="float">
            <text:p>177.781829833984</text:p>
          </table:table-cell>
          <table:table-cell office:value-type="float" office:value="235.564712524414" calcext:value-type="float">
            <text:p>235.56471252441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7.455261230469" calcext:value-type="float">
            <text:p>457.455261230469</text:p>
          </table:table-cell>
          <table:table-cell office:value-type="float" office:value="802.383972167969" calcext:value-type="float">
            <text:p>802.383972167969</text:p>
          </table:table-cell>
          <table:table-cell office:value-type="float" office:value="296.634521484375" calcext:value-type="float">
            <text:p>296.634521484375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5.955451965332" calcext:value-type="float">
            <text:p>35.955451965332</text:p>
          </table:table-cell>
          <table:table-cell office:value-type="float" office:value="169.510238647461" calcext:value-type="float">
            <text:p>169.510238647461</text:p>
          </table:table-cell>
          <table:table-cell office:value-type="float" office:value="213.799499511719" calcext:value-type="float">
            <text:p>213.79949951171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1.133575439453" calcext:value-type="float">
            <text:p>451.133575439453</text:p>
          </table:table-cell>
          <table:table-cell office:value-type="float" office:value="722.607177734375" calcext:value-type="float">
            <text:p>722.607177734375</text:p>
          </table:table-cell>
          <table:table-cell office:value-type="float" office:value="260.262847900391" calcext:value-type="float">
            <text:p>260.26284790039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5.9232940673828" calcext:value-type="float">
            <text:p>35.9232940673828</text:p>
          </table:table-cell>
          <table:table-cell office:value-type="float" office:value="145.065246582031" calcext:value-type="float">
            <text:p>145.065246582031</text:p>
          </table:table-cell>
          <table:table-cell office:value-type="float" office:value="190.322875976563" calcext:value-type="float">
            <text:p>190.32287597656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2.780456542969" calcext:value-type="float">
            <text:p>422.780456542969</text:p>
          </table:table-cell>
          <table:table-cell office:value-type="float" office:value="752.028747558594" calcext:value-type="float">
            <text:p>752.028747558594</text:p>
          </table:table-cell>
          <table:table-cell office:value-type="float" office:value="286.881164550781" calcext:value-type="float">
            <text:p>286.88116455078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5.8533592224121" calcext:value-type="float">
            <text:p>35.8533592224121</text:p>
          </table:table-cell>
          <table:table-cell office:value-type="float" office:value="186.675170898438" calcext:value-type="float">
            <text:p>186.675170898438</text:p>
          </table:table-cell>
          <table:table-cell office:value-type="float" office:value="271.093994140625" calcext:value-type="float">
            <text:p>271.0939941406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2.780456542969" calcext:value-type="float">
            <text:p>422.780456542969</text:p>
          </table:table-cell>
          <table:table-cell office:value-type="float" office:value="749.580261230469" calcext:value-type="float">
            <text:p>749.580261230469</text:p>
          </table:table-cell>
          <table:table-cell office:value-type="float" office:value="284.562774658203" calcext:value-type="float">
            <text:p>284.562774658203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5.7977714538574" calcext:value-type="float">
            <text:p>35.7977714538574</text:p>
          </table:table-cell>
          <table:table-cell office:value-type="float" office:value="171.192428588867" calcext:value-type="float">
            <text:p>171.192428588867</text:p>
          </table:table-cell>
          <table:table-cell office:value-type="float" office:value="211.396377563477" calcext:value-type="float">
            <text:p>211.39637756347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8.876159667969" calcext:value-type="float">
            <text:p>388.876159667969</text:p>
          </table:table-cell>
          <table:table-cell office:value-type="float" office:value="720.918334960938" calcext:value-type="float">
            <text:p>720.918334960938</text:p>
          </table:table-cell>
          <table:table-cell office:value-type="float" office:value="282.232696533203" calcext:value-type="float">
            <text:p>282.232696533203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5.7685012817383" calcext:value-type="float">
            <text:p>35.7685012817383</text:p>
          </table:table-cell>
          <table:table-cell office:value-type="float" office:value="178.777206420898" calcext:value-type="float">
            <text:p>178.777206420898</text:p>
          </table:table-cell>
          <table:table-cell office:value-type="float" office:value="245.882354736328" calcext:value-type="float">
            <text:p>245.88235473632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8.876159667969" calcext:value-type="float">
            <text:p>388.876159667969</text:p>
          </table:table-cell>
          <table:table-cell office:value-type="float" office:value="684.247314453125" calcext:value-type="float">
            <text:p>684.247314453125</text:p>
          </table:table-cell>
          <table:table-cell office:value-type="float" office:value="269.089202880859" calcext:value-type="float">
            <text:p>269.089202880859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5.7685012817383" calcext:value-type="float">
            <text:p>35.7685012817383</text:p>
          </table:table-cell>
          <table:table-cell office:value-type="float" office:value="176.218307495117" calcext:value-type="float">
            <text:p>176.218307495117</text:p>
          </table:table-cell>
          <table:table-cell office:value-type="float" office:value="239.638519287109" calcext:value-type="float">
            <text:p>239.63851928710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8.876159667969" calcext:value-type="float">
            <text:p>388.876159667969</text:p>
          </table:table-cell>
          <table:table-cell office:value-type="float" office:value="725.878051757813" calcext:value-type="float">
            <text:p>725.878051757813</text:p>
          </table:table-cell>
          <table:table-cell office:value-type="float" office:value="303.751953125" calcext:value-type="float">
            <text:p>303.75195312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35.7392120361328" calcext:value-type="float">
            <text:p>35.7392120361328</text:p>
          </table:table-cell>
          <table:table-cell office:value-type="float" office:value="167.900650024414" calcext:value-type="float">
            <text:p>167.900650024414</text:p>
          </table:table-cell>
          <table:table-cell office:value-type="float" office:value="218.801376342773" calcext:value-type="float">
            <text:p>218.80137634277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6.064788818359" calcext:value-type="float">
            <text:p>386.064788818359</text:p>
          </table:table-cell>
          <table:table-cell office:value-type="float" office:value="674.638366699219" calcext:value-type="float">
            <text:p>674.638366699219</text:p>
          </table:table-cell>
          <table:table-cell office:value-type="float" office:value="290.29345703125" calcext:value-type="float">
            <text:p>290.2934570312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5.6898193359375" calcext:value-type="float">
            <text:p>35.6898193359375</text:p>
          </table:table-cell>
          <table:table-cell office:value-type="float" office:value="141.452163696289" calcext:value-type="float">
            <text:p>141.452163696289</text:p>
          </table:table-cell>
          <table:table-cell office:value-type="float" office:value="166.846206665039" calcext:value-type="float">
            <text:p>166.84620666503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8.065002441406" calcext:value-type="float">
            <text:p>378.065002441406</text:p>
          </table:table-cell>
          <table:table-cell office:value-type="float" office:value="679.142395019531" calcext:value-type="float">
            <text:p>679.142395019531</text:p>
          </table:table-cell>
          <table:table-cell office:value-type="float" office:value="268.80712890625" calcext:value-type="float">
            <text:p>268.80712890625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5.6714248657227" calcext:value-type="float">
            <text:p>35.6714248657227</text:p>
          </table:table-cell>
          <table:table-cell office:value-type="float" office:value="161.069900512695" calcext:value-type="float">
            <text:p>161.069900512695</text:p>
          </table:table-cell>
          <table:table-cell office:value-type="float" office:value="192.895538330078" calcext:value-type="float">
            <text:p>192.89553833007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8.065002441406" calcext:value-type="float">
            <text:p>378.065002441406</text:p>
          </table:table-cell>
          <table:table-cell office:value-type="float" office:value="655.204467773438" calcext:value-type="float">
            <text:p>655.204467773438</text:p>
          </table:table-cell>
          <table:table-cell office:value-type="float" office:value="271.616149902344" calcext:value-type="float">
            <text:p>271.61614990234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5.6622085571289" calcext:value-type="float">
            <text:p>35.6622085571289</text:p>
          </table:table-cell>
          <table:table-cell office:value-type="float" office:value="148.197311401367" calcext:value-type="float">
            <text:p>148.197311401367</text:p>
          </table:table-cell>
          <table:table-cell office:value-type="float" office:value="202.197814941406" calcext:value-type="float">
            <text:p>202.19781494140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8.065002441406" calcext:value-type="float">
            <text:p>378.065002441406</text:p>
          </table:table-cell>
          <table:table-cell office:value-type="float" office:value="648.560974121094" calcext:value-type="float">
            <text:p>648.560974121094</text:p>
          </table:table-cell>
          <table:table-cell office:value-type="float" office:value="277.504638671875" calcext:value-type="float">
            <text:p>277.504638671875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35.6279335021973" calcext:value-type="float">
            <text:p>35.6279335021973</text:p>
          </table:table-cell>
          <table:table-cell office:value-type="float" office:value="168.516479492188" calcext:value-type="float">
            <text:p>168.516479492188</text:p>
          </table:table-cell>
          <table:table-cell office:value-type="float" office:value="230.87646484375" calcext:value-type="float">
            <text:p>230.8764648437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7.049194335937" calcext:value-type="float">
            <text:p>367.049194335937</text:p>
          </table:table-cell>
          <table:table-cell office:value-type="float" office:value="608.08837890625" calcext:value-type="float">
            <text:p>608.08837890625</text:p>
          </table:table-cell>
          <table:table-cell office:value-type="float" office:value="274.335296630859" calcext:value-type="float">
            <text:p>274.33529663085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5.6056518554688" calcext:value-type="float">
            <text:p>35.6056518554688</text:p>
          </table:table-cell>
          <table:table-cell office:value-type="float" office:value="150.361083984375" calcext:value-type="float">
            <text:p>150.361083984375</text:p>
          </table:table-cell>
          <table:table-cell office:value-type="float" office:value="213.269989013672" calcext:value-type="float">
            <text:p>213.26998901367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7.049194335937" calcext:value-type="float">
            <text:p>367.049194335937</text:p>
          </table:table-cell>
          <table:table-cell office:value-type="float" office:value="689.778686523438" calcext:value-type="float">
            <text:p>689.778686523438</text:p>
          </table:table-cell>
          <table:table-cell office:value-type="float" office:value="327.571044921875" calcext:value-type="float">
            <text:p>327.57104492187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5.591926574707" calcext:value-type="float">
            <text:p>35.591926574707</text:p>
          </table:table-cell>
          <table:table-cell office:value-type="float" office:value="171.913131713867" calcext:value-type="float">
            <text:p>171.913131713867</text:p>
          </table:table-cell>
          <table:table-cell office:value-type="float" office:value="239.268753051758" calcext:value-type="float">
            <text:p>239.268753051758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7.049194335937" calcext:value-type="float">
            <text:p>367.049194335937</text:p>
          </table:table-cell>
          <table:table-cell office:value-type="float" office:value="659.956298828125" calcext:value-type="float">
            <text:p>659.956298828125</text:p>
          </table:table-cell>
          <table:table-cell office:value-type="float" office:value="278.022705078125" calcext:value-type="float">
            <text:p>278.02270507812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5.5600776672363" calcext:value-type="float">
            <text:p>35.5600776672363</text:p>
          </table:table-cell>
          <table:table-cell office:value-type="float" office:value="138.12272644043" calcext:value-type="float">
            <text:p>138.12272644043</text:p>
          </table:table-cell>
          <table:table-cell office:value-type="float" office:value="205.283050537109" calcext:value-type="float">
            <text:p>205.28305053710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1.330383300781" calcext:value-type="float">
            <text:p>361.330383300781</text:p>
          </table:table-cell>
          <table:table-cell office:value-type="float" office:value="733.260803222656" calcext:value-type="float">
            <text:p>733.260803222656</text:p>
          </table:table-cell>
          <table:table-cell office:value-type="float" office:value="327.349426269531" calcext:value-type="float">
            <text:p>327.349426269531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5.5424575805664" calcext:value-type="float">
            <text:p>35.5424575805664</text:p>
          </table:table-cell>
          <table:table-cell office:value-type="float" office:value="146.557281494141" calcext:value-type="float">
            <text:p>146.557281494141</text:p>
          </table:table-cell>
          <table:table-cell office:value-type="float" office:value="216.164169311523" calcext:value-type="float">
            <text:p>216.16416931152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1.330383300781" calcext:value-type="float">
            <text:p>361.330383300781</text:p>
          </table:table-cell>
          <table:table-cell office:value-type="float" office:value="729.972595214844" calcext:value-type="float">
            <text:p>729.972595214844</text:p>
          </table:table-cell>
          <table:table-cell office:value-type="float" office:value="337.893249511719" calcext:value-type="float">
            <text:p>337.893249511719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35.5336685180664" calcext:value-type="float">
            <text:p>35.5336685180664</text:p>
          </table:table-cell>
          <table:table-cell office:value-type="float" office:value="114.099914550781" calcext:value-type="float">
            <text:p>114.099914550781</text:p>
          </table:table-cell>
          <table:table-cell office:value-type="float" office:value="169.291931152344" calcext:value-type="float">
            <text:p>169.29193115234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1.330383300781" calcext:value-type="float">
            <text:p>361.330383300781</text:p>
          </table:table-cell>
          <table:table-cell office:value-type="float" office:value="644.663635253906" calcext:value-type="float">
            <text:p>644.663635253906</text:p>
          </table:table-cell>
          <table:table-cell office:value-type="float" office:value="271.616516113281" calcext:value-type="float">
            <text:p>271.616516113281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35.5263137817383" calcext:value-type="float">
            <text:p>35.5263137817383</text:p>
          </table:table-cell>
          <table:table-cell office:value-type="float" office:value="133.528762817383" calcext:value-type="float">
            <text:p>133.528762817383</text:p>
          </table:table-cell>
          <table:table-cell office:value-type="float" office:value="196.335388183594" calcext:value-type="float">
            <text:p>196.33538818359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0.664245605469" calcext:value-type="float">
            <text:p>350.664245605469</text:p>
          </table:table-cell>
          <table:table-cell office:value-type="float" office:value="644.459594726563" calcext:value-type="float">
            <text:p>644.459594726563</text:p>
          </table:table-cell>
          <table:table-cell office:value-type="float" office:value="321.177703857422" calcext:value-type="float">
            <text:p>321.17770385742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5.4838333129883" calcext:value-type="float">
            <text:p>35.4838333129883</text:p>
          </table:table-cell>
          <table:table-cell office:value-type="float" office:value="146.631713867188" calcext:value-type="float">
            <text:p>146.631713867188</text:p>
          </table:table-cell>
          <table:table-cell office:value-type="float" office:value="218.202774047852" calcext:value-type="float">
            <text:p>218.20277404785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0.664245605469" calcext:value-type="float">
            <text:p>350.664245605469</text:p>
          </table:table-cell>
          <table:table-cell office:value-type="float" office:value="636.868957519531" calcext:value-type="float">
            <text:p>636.868957519531</text:p>
          </table:table-cell>
          <table:table-cell office:value-type="float" office:value="284.585968017578" calcext:value-type="float">
            <text:p>284.585968017578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35.4658393859863" calcext:value-type="float">
            <text:p>35.4658393859863</text:p>
          </table:table-cell>
          <table:table-cell office:value-type="float" office:value="106.551048278809" calcext:value-type="float">
            <text:p>106.551048278809</text:p>
          </table:table-cell>
          <table:table-cell office:value-type="float" office:value="152.040924072266" calcext:value-type="float">
            <text:p>152.04092407226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9.826751708984" calcext:value-type="float">
            <text:p>339.826751708984</text:p>
          </table:table-cell>
          <table:table-cell office:value-type="float" office:value="577.248229980469" calcext:value-type="float">
            <text:p>577.248229980469</text:p>
          </table:table-cell>
          <table:table-cell office:value-type="float" office:value="244.751373291016" calcext:value-type="float">
            <text:p>244.751373291016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35.4658393859863" calcext:value-type="float">
            <text:p>35.4658393859863</text:p>
          </table:table-cell>
          <table:table-cell office:value-type="float" office:value="133.892974853516" calcext:value-type="float">
            <text:p>133.892974853516</text:p>
          </table:table-cell>
          <table:table-cell office:value-type="float" office:value="204.93229675293" calcext:value-type="float">
            <text:p>204.9322967529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9.826751708984" calcext:value-type="float">
            <text:p>339.826751708984</text:p>
          </table:table-cell>
          <table:table-cell office:value-type="float" office:value="593.044006347656" calcext:value-type="float">
            <text:p>593.044006347656</text:p>
          </table:table-cell>
          <table:table-cell office:value-type="float" office:value="281.707916259766" calcext:value-type="float">
            <text:p>281.707916259766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35.4576797485352" calcext:value-type="float">
            <text:p>35.4576797485352</text:p>
          </table:table-cell>
          <table:table-cell office:value-type="float" office:value="112.107917785645" calcext:value-type="float">
            <text:p>112.107917785645</text:p>
          </table:table-cell>
          <table:table-cell office:value-type="float" office:value="165.086395263672" calcext:value-type="float">
            <text:p>165.086395263672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36.950317382813" calcext:value-type="float">
            <text:p>336.950317382813</text:p>
          </table:table-cell>
          <table:table-cell office:value-type="float" office:value="597.731628417969" calcext:value-type="float">
            <text:p>597.731628417969</text:p>
          </table:table-cell>
          <table:table-cell office:value-type="float" office:value="290.059448242187" calcext:value-type="float">
            <text:p>290.059448242187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35.4301567077637" calcext:value-type="float">
            <text:p>35.4301567077637</text:p>
          </table:table-cell>
          <table:table-cell office:value-type="float" office:value="134.615905761719" calcext:value-type="float">
            <text:p>134.615905761719</text:p>
          </table:table-cell>
          <table:table-cell office:value-type="float" office:value="212.995971679688" calcext:value-type="float">
            <text:p>212.995971679688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4.458801269531" calcext:value-type="float">
            <text:p>334.458801269531</text:p>
          </table:table-cell>
          <table:table-cell office:value-type="float" office:value="585.814697265625" calcext:value-type="float">
            <text:p>585.814697265625</text:p>
          </table:table-cell>
          <table:table-cell office:value-type="float" office:value="288.388885498047" calcext:value-type="float">
            <text:p>288.388885498047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5.3992347717285" calcext:value-type="float">
            <text:p>35.3992347717285</text:p>
          </table:table-cell>
          <table:table-cell office:value-type="float" office:value="126.876472473145" calcext:value-type="float">
            <text:p>126.876472473145</text:p>
          </table:table-cell>
          <table:table-cell office:value-type="float" office:value="179.325180053711" calcext:value-type="float">
            <text:p>179.32518005371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4.458801269531" calcext:value-type="float">
            <text:p>334.458801269531</text:p>
          </table:table-cell>
          <table:table-cell office:value-type="float" office:value="640.221069335938" calcext:value-type="float">
            <text:p>640.221069335938</text:p>
          </table:table-cell>
          <table:table-cell office:value-type="float" office:value="327.455657958984" calcext:value-type="float">
            <text:p>327.455657958984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35.3812217712402" calcext:value-type="float">
            <text:p>35.3812217712402</text:p>
          </table:table-cell>
          <table:table-cell office:value-type="float" office:value="124.344345092773" calcext:value-type="float">
            <text:p>124.344345092773</text:p>
          </table:table-cell>
          <table:table-cell office:value-type="float" office:value="201.295608520508" calcext:value-type="float">
            <text:p>201.295608520508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1.659698486328" calcext:value-type="float">
            <text:p>331.659698486328</text:p>
          </table:table-cell>
          <table:table-cell office:value-type="float" office:value="629.078857421875" calcext:value-type="float">
            <text:p>629.078857421875</text:p>
          </table:table-cell>
          <table:table-cell office:value-type="float" office:value="329.85546875" calcext:value-type="float">
            <text:p>329.85546875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35.3721885681152" calcext:value-type="float">
            <text:p>35.3721885681152</text:p>
          </table:table-cell>
          <table:table-cell office:value-type="float" office:value="121.191207885742" calcext:value-type="float">
            <text:p>121.191207885742</text:p>
          </table:table-cell>
          <table:table-cell office:value-type="float" office:value="194.364486694336" calcext:value-type="float">
            <text:p>194.36448669433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31.659698486328" calcext:value-type="float">
            <text:p>331.659698486328</text:p>
          </table:table-cell>
          <table:table-cell office:value-type="float" office:value="605.130004882813" calcext:value-type="float">
            <text:p>605.130004882813</text:p>
          </table:table-cell>
          <table:table-cell office:value-type="float" office:value="309.315063476562" calcext:value-type="float">
            <text:p>309.31506347656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35.3676643371582" calcext:value-type="float">
            <text:p>35.3676643371582</text:p>
          </table:table-cell>
          <table:table-cell office:value-type="float" office:value="136.530319213867" calcext:value-type="float">
            <text:p>136.530319213867</text:p>
          </table:table-cell>
          <table:table-cell office:value-type="float" office:value="225.055892944336" calcext:value-type="float">
            <text:p>225.05589294433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18.38720703125" calcext:value-type="float">
            <text:p>318.38720703125</text:p>
          </table:table-cell>
          <table:table-cell office:value-type="float" office:value="585.43310546875" calcext:value-type="float">
            <text:p>585.43310546875</text:p>
          </table:table-cell>
          <table:table-cell office:value-type="float" office:value="299.440612792969" calcext:value-type="float">
            <text:p>299.44061279296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29.7640209197998" calcext:value-type="float">
            <text:p>29.7640209197998</text:p>
          </table:table-cell>
          <table:table-cell office:value-type="float" office:value="114.755012512207" calcext:value-type="float">
            <text:p>114.755012512207</text:p>
          </table:table-cell>
          <table:table-cell office:value-type="float" office:value="180.070678710938" calcext:value-type="float">
            <text:p>180.070678710938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8.38720703125" calcext:value-type="float">
            <text:p>318.38720703125</text:p>
          </table:table-cell>
          <table:table-cell office:value-type="float" office:value="633.079284667969" calcext:value-type="float">
            <text:p>633.079284667969</text:p>
          </table:table-cell>
          <table:table-cell office:value-type="float" office:value="340.823120117187" calcext:value-type="float">
            <text:p>340.82312011718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29.6253795623779" calcext:value-type="float">
            <text:p>29.6253795623779</text:p>
          </table:table-cell>
          <table:table-cell office:value-type="float" office:value="123.368957519531" calcext:value-type="float">
            <text:p>123.368957519531</text:p>
          </table:table-cell>
          <table:table-cell office:value-type="float" office:value="200.759033203125" calcext:value-type="float">
            <text:p>200.75903320312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18.38720703125" calcext:value-type="float">
            <text:p>318.38720703125</text:p>
          </table:table-cell>
          <table:table-cell office:value-type="float" office:value="592.367370605469" calcext:value-type="float">
            <text:p>592.367370605469</text:p>
          </table:table-cell>
          <table:table-cell office:value-type="float" office:value="299.2744140625" calcext:value-type="float">
            <text:p>299.2744140625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29.6119403839111" calcext:value-type="float">
            <text:p>29.6119403839111</text:p>
          </table:table-cell>
          <table:table-cell office:value-type="float" office:value="116.748184204102" calcext:value-type="float">
            <text:p>116.748184204102</text:p>
          </table:table-cell>
          <table:table-cell office:value-type="float" office:value="195.359481811523" calcext:value-type="float">
            <text:p>195.359481811523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18.38720703125" calcext:value-type="float">
            <text:p>318.38720703125</text:p>
          </table:table-cell>
          <table:table-cell office:value-type="float" office:value="512.525329589844" calcext:value-type="float">
            <text:p>512.525329589844</text:p>
          </table:table-cell>
          <table:table-cell office:value-type="float" office:value="243.303771972656" calcext:value-type="float">
            <text:p>243.303771972656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29.6107616424561" calcext:value-type="float">
            <text:p>29.6107616424561</text:p>
          </table:table-cell>
          <table:table-cell office:value-type="float" office:value="112.186805725098" calcext:value-type="float">
            <text:p>112.186805725098</text:p>
          </table:table-cell>
          <table:table-cell office:value-type="float" office:value="184.958572387695" calcext:value-type="float">
            <text:p>184.95857238769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15.740142822266" calcext:value-type="float">
            <text:p>315.740142822266</text:p>
          </table:table-cell>
          <table:table-cell office:value-type="float" office:value="579.580749511719" calcext:value-type="float">
            <text:p>579.580749511719</text:p>
          </table:table-cell>
          <table:table-cell office:value-type="float" office:value="288.922180175781" calcext:value-type="float">
            <text:p>288.922180175781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29.6074867248535" calcext:value-type="float">
            <text:p>29.6074867248535</text:p>
          </table:table-cell>
          <table:table-cell office:value-type="float" office:value="108.061134338379" calcext:value-type="float">
            <text:p>108.061134338379</text:p>
          </table:table-cell>
          <table:table-cell office:value-type="float" office:value="178.618911743164" calcext:value-type="float">
            <text:p>178.618911743164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13.217956542969" calcext:value-type="float">
            <text:p>313.217956542969</text:p>
          </table:table-cell>
          <table:table-cell office:value-type="float" office:value="577.862609863281" calcext:value-type="float">
            <text:p>577.862609863281</text:p>
          </table:table-cell>
          <table:table-cell office:value-type="float" office:value="282.494720458984" calcext:value-type="float">
            <text:p>282.494720458984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29.6029205322266" calcext:value-type="float">
            <text:p>29.6029205322266</text:p>
          </table:table-cell>
          <table:table-cell office:value-type="float" office:value="101.492820739746" calcext:value-type="float">
            <text:p>101.492820739746</text:p>
          </table:table-cell>
          <table:table-cell office:value-type="float" office:value="165.975631713867" calcext:value-type="float">
            <text:p>165.97563171386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3.217956542969" calcext:value-type="float">
            <text:p>313.217956542969</text:p>
          </table:table-cell>
          <table:table-cell office:value-type="float" office:value="602.604431152344" calcext:value-type="float">
            <text:p>602.604431152344</text:p>
          </table:table-cell>
          <table:table-cell office:value-type="float" office:value="283.63134765625" calcext:value-type="float">
            <text:p>283.63134765625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29.597635269165" calcext:value-type="float">
            <text:p>29.597635269165</text:p>
          </table:table-cell>
          <table:table-cell office:value-type="float" office:value="116.473487854004" calcext:value-type="float">
            <text:p>116.473487854004</text:p>
          </table:table-cell>
          <table:table-cell office:value-type="float" office:value="196.374969482422" calcext:value-type="float">
            <text:p>196.37496948242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13.217956542969" calcext:value-type="float">
            <text:p>313.217956542969</text:p>
          </table:table-cell>
          <table:table-cell office:value-type="float" office:value="547.72998046875" calcext:value-type="float">
            <text:p>547.72998046875</text:p>
          </table:table-cell>
          <table:table-cell office:value-type="float" office:value="266.594482421875" calcext:value-type="float">
            <text:p>266.594482421875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9.5924530029297" calcext:value-type="float">
            <text:p>29.5924530029297</text:p>
          </table:table-cell>
          <table:table-cell office:value-type="float" office:value="97.5219421386719" calcext:value-type="float">
            <text:p>97.5219421386719</text:p>
          </table:table-cell>
          <table:table-cell office:value-type="float" office:value="173.115051269531" calcext:value-type="float">
            <text:p>173.11505126953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13.061920166016" calcext:value-type="float">
            <text:p>313.061920166016</text:p>
          </table:table-cell>
          <table:table-cell office:value-type="float" office:value="579.166809082031" calcext:value-type="float">
            <text:p>579.166809082031</text:p>
          </table:table-cell>
          <table:table-cell office:value-type="float" office:value="275.383117675781" calcext:value-type="float">
            <text:p>275.383117675781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29.5887050628662" calcext:value-type="float">
            <text:p>29.5887050628662</text:p>
          </table:table-cell>
          <table:table-cell office:value-type="float" office:value="114.431213378906" calcext:value-type="float">
            <text:p>114.431213378906</text:p>
          </table:table-cell>
          <table:table-cell office:value-type="float" office:value="198.887725830078" calcext:value-type="float">
            <text:p>198.88772583007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12.881652832031" calcext:value-type="float">
            <text:p>312.881652832031</text:p>
          </table:table-cell>
          <table:table-cell office:value-type="float" office:value="572.298583984375" calcext:value-type="float">
            <text:p>572.298583984375</text:p>
          </table:table-cell>
          <table:table-cell office:value-type="float" office:value="291.570983886719" calcext:value-type="float">
            <text:p>291.57098388671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29.5865707397461" calcext:value-type="float">
            <text:p>29.5865707397461</text:p>
          </table:table-cell>
          <table:table-cell office:value-type="float" office:value="103.766311645508" calcext:value-type="float">
            <text:p>103.766311645508</text:p>
          </table:table-cell>
          <table:table-cell office:value-type="float" office:value="176.192886352539" calcext:value-type="float">
            <text:p>176.192886352539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10.364166259766" calcext:value-type="float">
            <text:p>310.364166259766</text:p>
          </table:table-cell>
          <table:table-cell office:value-type="float" office:value="612.463500976563" calcext:value-type="float">
            <text:p>612.463500976563</text:p>
          </table:table-cell>
          <table:table-cell office:value-type="float" office:value="352.950805664062" calcext:value-type="float">
            <text:p>352.950805664062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29.5822982788086" calcext:value-type="float">
            <text:p>29.5822982788086</text:p>
          </table:table-cell>
          <table:table-cell office:value-type="float" office:value="117.933074951172" calcext:value-type="float">
            <text:p>117.933074951172</text:p>
          </table:table-cell>
          <table:table-cell office:value-type="float" office:value="210.502548217773" calcext:value-type="float">
            <text:p>210.50254821777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0.205780029297" calcext:value-type="float">
            <text:p>310.205780029297</text:p>
          </table:table-cell>
          <table:table-cell office:value-type="float" office:value="560.203369140625" calcext:value-type="float">
            <text:p>560.203369140625</text:p>
          </table:table-cell>
          <table:table-cell office:value-type="float" office:value="264.813385009766" calcext:value-type="float">
            <text:p>264.81338500976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29.5801639556885" calcext:value-type="float">
            <text:p>29.5801639556885</text:p>
          </table:table-cell>
          <table:table-cell office:value-type="float" office:value="115.331787109375" calcext:value-type="float">
            <text:p>115.331787109375</text:p>
          </table:table-cell>
          <table:table-cell office:value-type="float" office:value="207.228912353516" calcext:value-type="float">
            <text:p>207.228912353516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7.419952392578" calcext:value-type="float">
            <text:p>307.419952392578</text:p>
          </table:table-cell>
          <table:table-cell office:value-type="float" office:value="552.504821777344" calcext:value-type="float">
            <text:p>552.504821777344</text:p>
          </table:table-cell>
          <table:table-cell office:value-type="float" office:value="293.684722900391" calcext:value-type="float">
            <text:p>293.684722900391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29.578634262085" calcext:value-type="float">
            <text:p>29.578634262085</text:p>
          </table:table-cell>
          <table:table-cell office:value-type="float" office:value="112.571647644043" calcext:value-type="float">
            <text:p>112.571647644043</text:p>
          </table:table-cell>
          <table:table-cell office:value-type="float" office:value="199.906188964844" calcext:value-type="float">
            <text:p>199.906188964844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7.419952392578" calcext:value-type="float">
            <text:p>307.419952392578</text:p>
          </table:table-cell>
          <table:table-cell office:value-type="float" office:value="549.460388183594" calcext:value-type="float">
            <text:p>549.460388183594</text:p>
          </table:table-cell>
          <table:table-cell office:value-type="float" office:value="280.222320556641" calcext:value-type="float">
            <text:p>280.222320556641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9.5770473480225" calcext:value-type="float">
            <text:p>29.5770473480225</text:p>
          </table:table-cell>
          <table:table-cell office:value-type="float" office:value="113.765655517578" calcext:value-type="float">
            <text:p>113.765655517578</text:p>
          </table:table-cell>
          <table:table-cell office:value-type="float" office:value="200.063095092773" calcext:value-type="float">
            <text:p>200.063095092773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7.419952392578" calcext:value-type="float">
            <text:p>307.419952392578</text:p>
          </table:table-cell>
          <table:table-cell office:value-type="float" office:value="550.943237304687" calcext:value-type="float">
            <text:p>550.943237304687</text:p>
          </table:table-cell>
          <table:table-cell office:value-type="float" office:value="293.114013671875" calcext:value-type="float">
            <text:p>293.114013671875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29.5750713348389" calcext:value-type="float">
            <text:p>29.5750713348389</text:p>
          </table:table-cell>
          <table:table-cell office:value-type="float" office:value="106.111747741699" calcext:value-type="float">
            <text:p>106.111747741699</text:p>
          </table:table-cell>
          <table:table-cell office:value-type="float" office:value="190.014511108398" calcext:value-type="float">
            <text:p>190.01451110839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2.117553710938" calcext:value-type="float">
            <text:p>302.117553710938</text:p>
          </table:table-cell>
          <table:table-cell office:value-type="float" office:value="512.485473632813" calcext:value-type="float">
            <text:p>512.485473632813</text:p>
          </table:table-cell>
          <table:table-cell office:value-type="float" office:value="264.631958007813" calcext:value-type="float">
            <text:p>264.631958007813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29.5735721588135" calcext:value-type="float">
            <text:p>29.5735721588135</text:p>
          </table:table-cell>
          <table:table-cell office:value-type="float" office:value="106.66178894043" calcext:value-type="float">
            <text:p>106.66178894043</text:p>
          </table:table-cell>
          <table:table-cell office:value-type="float" office:value="180.509323120117" calcext:value-type="float">
            <text:p>180.50932312011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2.117553710938" calcext:value-type="float">
            <text:p>302.117553710938</text:p>
          </table:table-cell>
          <table:table-cell office:value-type="float" office:value="508.505004882813" calcext:value-type="float">
            <text:p>508.505004882813</text:p>
          </table:table-cell>
          <table:table-cell office:value-type="float" office:value="278.898315429687" calcext:value-type="float">
            <text:p>278.898315429687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29.5718765258789" calcext:value-type="float">
            <text:p>29.5718765258789</text:p>
          </table:table-cell>
          <table:table-cell office:value-type="float" office:value="108.981094360352" calcext:value-type="float">
            <text:p>108.981094360352</text:p>
          </table:table-cell>
          <table:table-cell office:value-type="float" office:value="198.749969482422" calcext:value-type="float">
            <text:p>198.74996948242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2.117553710938" calcext:value-type="float">
            <text:p>302.117553710938</text:p>
          </table:table-cell>
          <table:table-cell office:value-type="float" office:value="515.927124023438" calcext:value-type="float">
            <text:p>515.927124023438</text:p>
          </table:table-cell>
          <table:table-cell office:value-type="float" office:value="256.890899658203" calcext:value-type="float">
            <text:p>256.890899658203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29.570671081543" calcext:value-type="float">
            <text:p>29.570671081543</text:p>
          </table:table-cell>
          <table:table-cell office:value-type="float" office:value="109.689025878906" calcext:value-type="float">
            <text:p>109.689025878906</text:p>
          </table:table-cell>
          <table:table-cell office:value-type="float" office:value="199.1728515625" calcext:value-type="float">
            <text:p>199.172851562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2.088745117187" calcext:value-type="float">
            <text:p>302.088745117187</text:p>
          </table:table-cell>
          <table:table-cell office:value-type="float" office:value="533.101867675781" calcext:value-type="float">
            <text:p>533.101867675781</text:p>
          </table:table-cell>
          <table:table-cell office:value-type="float" office:value="313.659576416016" calcext:value-type="float">
            <text:p>313.659576416016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29.570068359375" calcext:value-type="float">
            <text:p>29.570068359375</text:p>
          </table:table-cell>
          <table:table-cell office:value-type="float" office:value="132.158081054688" calcext:value-type="float">
            <text:p>132.158081054688</text:p>
          </table:table-cell>
          <table:table-cell office:value-type="float" office:value="224.639511108398" calcext:value-type="float">
            <text:p>224.639511108398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2.088745117187" calcext:value-type="float">
            <text:p>302.088745117187</text:p>
          </table:table-cell>
          <table:table-cell office:value-type="float" office:value="506.142547607422" calcext:value-type="float">
            <text:p>506.142547607422</text:p>
          </table:table-cell>
          <table:table-cell office:value-type="float" office:value="269.495178222656" calcext:value-type="float">
            <text:p>269.49517822265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29.5662250518799" calcext:value-type="float">
            <text:p>29.5662250518799</text:p>
          </table:table-cell>
          <table:table-cell office:value-type="float" office:value="124.831451416016" calcext:value-type="float">
            <text:p>124.831451416016</text:p>
          </table:table-cell>
          <table:table-cell office:value-type="float" office:value="213.653259277344" calcext:value-type="float">
            <text:p>213.65325927734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02.088745117187" calcext:value-type="float">
            <text:p>302.088745117187</text:p>
          </table:table-cell>
          <table:table-cell office:value-type="float" office:value="496.751647949219" calcext:value-type="float">
            <text:p>496.751647949219</text:p>
          </table:table-cell>
          <table:table-cell office:value-type="float" office:value="249.996948242187" calcext:value-type="float">
            <text:p>249.996948242187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29.5632934570312" calcext:value-type="float">
            <text:p>29.5632934570312</text:p>
          </table:table-cell>
          <table:table-cell office:value-type="float" office:value="95.2501525878906" calcext:value-type="float">
            <text:p>95.2501525878906</text:p>
          </table:table-cell>
          <table:table-cell office:value-type="float" office:value="170.271331787109" calcext:value-type="float">
            <text:p>170.27133178710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2.088745117187" calcext:value-type="float">
            <text:p>302.088745117187</text:p>
          </table:table-cell>
          <table:table-cell office:value-type="float" office:value="559.311767578125" calcext:value-type="float">
            <text:p>559.311767578125</text:p>
          </table:table-cell>
          <table:table-cell office:value-type="float" office:value="341.716430664062" calcext:value-type="float">
            <text:p>341.71643066406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29.5610485076904" calcext:value-type="float">
            <text:p>29.5610485076904</text:p>
          </table:table-cell>
          <table:table-cell office:value-type="float" office:value="98.4373931884766" calcext:value-type="float">
            <text:p>98.4373931884766</text:p>
          </table:table-cell>
          <table:table-cell office:value-type="float" office:value="158.63313293457" calcext:value-type="float">
            <text:p>158.63313293457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90.942565917969" calcext:value-type="float">
            <text:p>290.942565917969</text:p>
          </table:table-cell>
          <table:table-cell office:value-type="float" office:value="506.604309082031" calcext:value-type="float">
            <text:p>506.604309082031</text:p>
          </table:table-cell>
          <table:table-cell office:value-type="float" office:value="257.473480224609" calcext:value-type="float">
            <text:p>257.473480224609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29.5582466125488" calcext:value-type="float">
            <text:p>29.5582466125488</text:p>
          </table:table-cell>
          <table:table-cell office:value-type="float" office:value="96.692626953125" calcext:value-type="float">
            <text:p>96.692626953125</text:p>
          </table:table-cell>
          <table:table-cell office:value-type="float" office:value="153.910797119141" calcext:value-type="float">
            <text:p>153.91079711914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90.942565917969" calcext:value-type="float">
            <text:p>290.942565917969</text:p>
          </table:table-cell>
          <table:table-cell office:value-type="float" office:value="576.82177734375" calcext:value-type="float">
            <text:p>576.82177734375</text:p>
          </table:table-cell>
          <table:table-cell office:value-type="float" office:value="295.64501953125" calcext:value-type="float">
            <text:p>295.64501953125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29.5571327209473" calcext:value-type="float">
            <text:p>29.5571327209473</text:p>
          </table:table-cell>
          <table:table-cell office:value-type="float" office:value="88.3365325927734" calcext:value-type="float">
            <text:p>88.3365325927734</text:p>
          </table:table-cell>
          <table:table-cell office:value-type="float" office:value="148.087387084961" calcext:value-type="float">
            <text:p>148.08738708496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90.942565917969" calcext:value-type="float">
            <text:p>290.942565917969</text:p>
          </table:table-cell>
          <table:table-cell office:value-type="float" office:value="509.285827636719" calcext:value-type="float">
            <text:p>509.285827636719</text:p>
          </table:table-cell>
          <table:table-cell office:value-type="float" office:value="278.692260742188" calcext:value-type="float">
            <text:p>278.692260742188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29.5566139221191" calcext:value-type="float">
            <text:p>29.5566139221191</text:p>
          </table:table-cell>
          <table:table-cell office:value-type="float" office:value="117.758377075195" calcext:value-type="float">
            <text:p>117.758377075195</text:p>
          </table:table-cell>
          <table:table-cell office:value-type="float" office:value="204.770263671875" calcext:value-type="float">
            <text:p>204.77026367187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88.311859130859" calcext:value-type="float">
            <text:p>288.311859130859</text:p>
          </table:table-cell>
          <table:table-cell office:value-type="float" office:value="514.023254394531" calcext:value-type="float">
            <text:p>514.023254394531</text:p>
          </table:table-cell>
          <table:table-cell office:value-type="float" office:value="276.654327392578" calcext:value-type="float">
            <text:p>276.654327392578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29.5553321838379" calcext:value-type="float">
            <text:p>29.5553321838379</text:p>
          </table:table-cell>
          <table:table-cell office:value-type="float" office:value="98.4107360839844" calcext:value-type="float">
            <text:p>98.4107360839844</text:p>
          </table:table-cell>
          <table:table-cell office:value-type="float" office:value="172.276657104492" calcext:value-type="float">
            <text:p>172.27665710449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5.652984619141" calcext:value-type="float">
            <text:p>285.652984619141</text:p>
          </table:table-cell>
          <table:table-cell office:value-type="float" office:value="492.315795898438" calcext:value-type="float">
            <text:p>492.315795898438</text:p>
          </table:table-cell>
          <table:table-cell office:value-type="float" office:value="262.745300292969" calcext:value-type="float">
            <text:p>262.74530029296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29.5543804168701" calcext:value-type="float">
            <text:p>29.5543804168701</text:p>
          </table:table-cell>
          <table:table-cell office:value-type="float" office:value="112.605255126953" calcext:value-type="float">
            <text:p>112.605255126953</text:p>
          </table:table-cell>
          <table:table-cell office:value-type="float" office:value="207.348175048828" calcext:value-type="float">
            <text:p>207.348175048828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85.652984619141" calcext:value-type="float">
            <text:p>285.652984619141</text:p>
          </table:table-cell>
          <table:table-cell office:value-type="float" office:value="454.959808349609" calcext:value-type="float">
            <text:p>454.959808349609</text:p>
          </table:table-cell>
          <table:table-cell office:value-type="float" office:value="194.252151489258" calcext:value-type="float">
            <text:p>194.252151489258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29.5535583496094" calcext:value-type="float">
            <text:p>29.5535583496094</text:p>
          </table:table-cell>
          <table:table-cell office:value-type="float" office:value="109.895568847656" calcext:value-type="float">
            <text:p>109.895568847656</text:p>
          </table:table-cell>
          <table:table-cell office:value-type="float" office:value="195.228744506836" calcext:value-type="float">
            <text:p>195.22874450683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82.783996582031" calcext:value-type="float">
            <text:p>282.783996582031</text:p>
          </table:table-cell>
          <table:table-cell office:value-type="float" office:value="539.057373046875" calcext:value-type="float">
            <text:p>539.057373046875</text:p>
          </table:table-cell>
          <table:table-cell office:value-type="float" office:value="331.213684082031" calcext:value-type="float">
            <text:p>331.213684082031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29.5528354644775" calcext:value-type="float">
            <text:p>29.5528354644775</text:p>
          </table:table-cell>
          <table:table-cell office:value-type="float" office:value="123.127166748047" calcext:value-type="float">
            <text:p>123.127166748047</text:p>
          </table:table-cell>
          <table:table-cell office:value-type="float" office:value="232.116775512695" calcext:value-type="float">
            <text:p>232.11677551269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2.783996582031" calcext:value-type="float">
            <text:p>282.783996582031</text:p>
          </table:table-cell>
          <table:table-cell office:value-type="float" office:value="514.143310546875" calcext:value-type="float">
            <text:p>514.143310546875</text:p>
          </table:table-cell>
          <table:table-cell office:value-type="float" office:value="265.510437011719" calcext:value-type="float">
            <text:p>265.510437011719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29.5524749755859" calcext:value-type="float">
            <text:p>29.5524749755859</text:p>
          </table:table-cell>
          <table:table-cell office:value-type="float" office:value="126.104988098145" calcext:value-type="float">
            <text:p>126.104988098145</text:p>
          </table:table-cell>
          <table:table-cell office:value-type="float" office:value="233.998916625977" calcext:value-type="float">
            <text:p>233.998916625977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82.783996582031" calcext:value-type="float">
            <text:p>282.783996582031</text:p>
          </table:table-cell>
          <table:table-cell office:value-type="float" office:value="516.754272460938" calcext:value-type="float">
            <text:p>516.754272460938</text:p>
          </table:table-cell>
          <table:table-cell office:value-type="float" office:value="293.980285644531" calcext:value-type="float">
            <text:p>293.980285644531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29.5517292022705" calcext:value-type="float">
            <text:p>29.5517292022705</text:p>
          </table:table-cell>
          <table:table-cell office:value-type="float" office:value="103.064315795898" calcext:value-type="float">
            <text:p>103.064315795898</text:p>
          </table:table-cell>
          <table:table-cell office:value-type="float" office:value="171.278411865234" calcext:value-type="float">
            <text:p>171.27841186523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2.783996582031" calcext:value-type="float">
            <text:p>282.783996582031</text:p>
          </table:table-cell>
          <table:table-cell office:value-type="float" office:value="521.396118164062" calcext:value-type="float">
            <text:p>521.396118164062</text:p>
          </table:table-cell>
          <table:table-cell office:value-type="float" office:value="288.467864990234" calcext:value-type="float">
            <text:p>288.467864990234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29.5513229370117" calcext:value-type="float">
            <text:p>29.5513229370117</text:p>
          </table:table-cell>
          <table:table-cell office:value-type="float" office:value="102.870849609375" calcext:value-type="float">
            <text:p>102.870849609375</text:p>
          </table:table-cell>
          <table:table-cell office:value-type="float" office:value="174.329681396484" calcext:value-type="float">
            <text:p>174.329681396484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77.423614501953" calcext:value-type="float">
            <text:p>277.423614501953</text:p>
          </table:table-cell>
          <table:table-cell office:value-type="float" office:value="501.684722900391" calcext:value-type="float">
            <text:p>501.684722900391</text:p>
          </table:table-cell>
          <table:table-cell office:value-type="float" office:value="241.561813354492" calcext:value-type="float">
            <text:p>241.56181335449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29.5511207580566" calcext:value-type="float">
            <text:p>29.5511207580566</text:p>
          </table:table-cell>
          <table:table-cell office:value-type="float" office:value="130.311294555664" calcext:value-type="float">
            <text:p>130.311294555664</text:p>
          </table:table-cell>
          <table:table-cell office:value-type="float" office:value="227.460998535156" calcext:value-type="float">
            <text:p>227.460998535156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77.423614501953" calcext:value-type="float">
            <text:p>277.423614501953</text:p>
          </table:table-cell>
          <table:table-cell office:value-type="float" office:value="511.826293945313" calcext:value-type="float">
            <text:p>511.826293945313</text:p>
          </table:table-cell>
          <table:table-cell office:value-type="float" office:value="268.36328125" calcext:value-type="float">
            <text:p>268.36328125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29.5507678985596" calcext:value-type="float">
            <text:p>29.5507678985596</text:p>
          </table:table-cell>
          <table:table-cell office:value-type="float" office:value="123.303092956543" calcext:value-type="float">
            <text:p>123.303092956543</text:p>
          </table:table-cell>
          <table:table-cell office:value-type="float" office:value="221.946258544922" calcext:value-type="float">
            <text:p>221.94625854492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77.423614501953" calcext:value-type="float">
            <text:p>277.423614501953</text:p>
          </table:table-cell>
          <table:table-cell office:value-type="float" office:value="499.8720703125" calcext:value-type="float">
            <text:p>499.8720703125</text:p>
          </table:table-cell>
          <table:table-cell office:value-type="float" office:value="295.687347412109" calcext:value-type="float">
            <text:p>295.687347412109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29.55051612854" calcext:value-type="float">
            <text:p>29.55051612854</text:p>
          </table:table-cell>
          <table:table-cell office:value-type="float" office:value="81.3640823364258" calcext:value-type="float">
            <text:p>81.3640823364258</text:p>
          </table:table-cell>
          <table:table-cell office:value-type="float" office:value="119.661773681641" calcext:value-type="float">
            <text:p>119.661773681641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77.423614501953" calcext:value-type="float">
            <text:p>277.423614501953</text:p>
          </table:table-cell>
          <table:table-cell office:value-type="float" office:value="530.069641113281" calcext:value-type="float">
            <text:p>530.069641113281</text:p>
          </table:table-cell>
          <table:table-cell office:value-type="float" office:value="304.387878417969" calcext:value-type="float">
            <text:p>304.387878417969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29.5503635406494" calcext:value-type="float">
            <text:p>29.5503635406494</text:p>
          </table:table-cell>
          <table:table-cell office:value-type="float" office:value="117.370544433594" calcext:value-type="float">
            <text:p>117.370544433594</text:p>
          </table:table-cell>
          <table:table-cell office:value-type="float" office:value="210.220016479492" calcext:value-type="float">
            <text:p>210.22001647949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72.006591796875" calcext:value-type="float">
            <text:p>272.006591796875</text:p>
          </table:table-cell>
          <table:table-cell office:value-type="float" office:value="540.002197265625" calcext:value-type="float">
            <text:p>540.002197265625</text:p>
          </table:table-cell>
          <table:table-cell office:value-type="float" office:value="309.481506347656" calcext:value-type="float">
            <text:p>309.481506347656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29.5501022338867" calcext:value-type="float">
            <text:p>29.5501022338867</text:p>
          </table:table-cell>
          <table:table-cell office:value-type="float" office:value="83.1104888916016" calcext:value-type="float">
            <text:p>83.1104888916016</text:p>
          </table:table-cell>
          <table:table-cell office:value-type="float" office:value="142.803588867188" calcext:value-type="float">
            <text:p>142.803588867188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2.006591796875" calcext:value-type="float">
            <text:p>272.006591796875</text:p>
          </table:table-cell>
          <table:table-cell office:value-type="float" office:value="561.169738769531" calcext:value-type="float">
            <text:p>561.169738769531</text:p>
          </table:table-cell>
          <table:table-cell office:value-type="float" office:value="283.820434570312" calcext:value-type="float">
            <text:p>283.820434570312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29.5499401092529" calcext:value-type="float">
            <text:p>29.5499401092529</text:p>
          </table:table-cell>
          <table:table-cell office:value-type="float" office:value="95.4795227050781" calcext:value-type="float">
            <text:p>95.4795227050781</text:p>
          </table:table-cell>
          <table:table-cell office:value-type="float" office:value="162.448028564453" calcext:value-type="float">
            <text:p>162.448028564453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2.006591796875" calcext:value-type="float">
            <text:p>272.006591796875</text:p>
          </table:table-cell>
          <table:table-cell office:value-type="float" office:value="576.559326171875" calcext:value-type="float">
            <text:p>576.559326171875</text:p>
          </table:table-cell>
          <table:table-cell office:value-type="float" office:value="318.532012939453" calcext:value-type="float">
            <text:p>318.53201293945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29.5497970581055" calcext:value-type="float">
            <text:p>29.5497970581055</text:p>
          </table:table-cell>
          <table:table-cell office:value-type="float" office:value="106.488479614258" calcext:value-type="float">
            <text:p>106.488479614258</text:p>
          </table:table-cell>
          <table:table-cell office:value-type="float" office:value="184.600845336914" calcext:value-type="float">
            <text:p>184.600845336914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72.006591796875" calcext:value-type="float">
            <text:p>272.006591796875</text:p>
          </table:table-cell>
          <table:table-cell office:value-type="float" office:value="554.051879882813" calcext:value-type="float">
            <text:p>554.051879882813</text:p>
          </table:table-cell>
          <table:table-cell office:value-type="float" office:value="313.949005126953" calcext:value-type="float">
            <text:p>313.949005126953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29.549596786499" calcext:value-type="float">
            <text:p>29.549596786499</text:p>
          </table:table-cell>
          <table:table-cell office:value-type="float" office:value="101.522880554199" calcext:value-type="float">
            <text:p>101.522880554199</text:p>
          </table:table-cell>
          <table:table-cell office:value-type="float" office:value="171.049697875977" calcext:value-type="float">
            <text:p>171.049697875977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2.006591796875" calcext:value-type="float">
            <text:p>272.006591796875</text:p>
          </table:table-cell>
          <table:table-cell office:value-type="float" office:value="565.136413574219" calcext:value-type="float">
            <text:p>565.136413574219</text:p>
          </table:table-cell>
          <table:table-cell office:value-type="float" office:value="306.460906982422" calcext:value-type="float">
            <text:p>306.460906982422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29.5494956970215" calcext:value-type="float">
            <text:p>29.5494956970215</text:p>
          </table:table-cell>
          <table:table-cell office:value-type="float" office:value="109.737762451172" calcext:value-type="float">
            <text:p>109.737762451172</text:p>
          </table:table-cell>
          <table:table-cell office:value-type="float" office:value="194.191604614258" calcext:value-type="float">
            <text:p>194.191604614258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2.006591796875" calcext:value-type="float">
            <text:p>272.006591796875</text:p>
          </table:table-cell>
          <table:table-cell office:value-type="float" office:value="542.842102050781" calcext:value-type="float">
            <text:p>542.842102050781</text:p>
          </table:table-cell>
          <table:table-cell office:value-type="float" office:value="283.372741699219" calcext:value-type="float">
            <text:p>283.372741699219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9.5494441986084" calcext:value-type="float">
            <text:p>29.5494441986084</text:p>
          </table:table-cell>
          <table:table-cell office:value-type="float" office:value="108.788131713867" calcext:value-type="float">
            <text:p>108.788131713867</text:p>
          </table:table-cell>
          <table:table-cell office:value-type="float" office:value="198.085693359375" calcext:value-type="float">
            <text:p>198.08569335937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72.006591796875" calcext:value-type="float">
            <text:p>272.006591796875</text:p>
          </table:table-cell>
          <table:table-cell office:value-type="float" office:value="480.027526855469" calcext:value-type="float">
            <text:p>480.027526855469</text:p>
          </table:table-cell>
          <table:table-cell office:value-type="float" office:value="249.372024536133" calcext:value-type="float">
            <text:p>249.372024536133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29.5493793487549" calcext:value-type="float">
            <text:p>29.5493793487549</text:p>
          </table:table-cell>
          <table:table-cell office:value-type="float" office:value="94.0383682250977" calcext:value-type="float">
            <text:p>94.0383682250977</text:p>
          </table:table-cell>
          <table:table-cell office:value-type="float" office:value="171.569778442383" calcext:value-type="float">
            <text:p>171.569778442383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2.006591796875" calcext:value-type="float">
            <text:p>272.006591796875</text:p>
          </table:table-cell>
          <table:table-cell office:value-type="float" office:value="504.708862304688" calcext:value-type="float">
            <text:p>504.708862304688</text:p>
          </table:table-cell>
          <table:table-cell office:value-type="float" office:value="260.100646972656" calcext:value-type="float">
            <text:p>260.100646972656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29.5493030548096" calcext:value-type="float">
            <text:p>29.5493030548096</text:p>
          </table:table-cell>
          <table:table-cell office:value-type="float" office:value="106.547302246094" calcext:value-type="float">
            <text:p>106.547302246094</text:p>
          </table:table-cell>
          <table:table-cell office:value-type="float" office:value="186.810028076172" calcext:value-type="float">
            <text:p>186.81002807617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72.006591796875" calcext:value-type="float">
            <text:p>272.006591796875</text:p>
          </table:table-cell>
          <table:table-cell office:value-type="float" office:value="540.694396972656" calcext:value-type="float">
            <text:p>540.694396972656</text:p>
          </table:table-cell>
          <table:table-cell office:value-type="float" office:value="286.009918212891" calcext:value-type="float">
            <text:p>286.00991821289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29.5492553710937" calcext:value-type="float">
            <text:p>29.5492553710937</text:p>
          </table:table-cell>
          <table:table-cell office:value-type="float" office:value="101.779685974121" calcext:value-type="float">
            <text:p>101.779685974121</text:p>
          </table:table-cell>
          <table:table-cell office:value-type="float" office:value="176.258056640625" calcext:value-type="float">
            <text:p>176.258056640625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72.006591796875" calcext:value-type="float">
            <text:p>272.006591796875</text:p>
          </table:table-cell>
          <table:table-cell office:value-type="float" office:value="546.051696777344" calcext:value-type="float">
            <text:p>546.051696777344</text:p>
          </table:table-cell>
          <table:table-cell office:value-type="float" office:value="325.006042480469" calcext:value-type="float">
            <text:p>325.006042480469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29.5491886138916" calcext:value-type="float">
            <text:p>29.5491886138916</text:p>
          </table:table-cell>
          <table:table-cell office:value-type="float" office:value="131.709411621094" calcext:value-type="float">
            <text:p>131.709411621094</text:p>
          </table:table-cell>
          <table:table-cell office:value-type="float" office:value="244.20915222168" calcext:value-type="float">
            <text:p>244.20915222168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2.006591796875" calcext:value-type="float">
            <text:p>272.006591796875</text:p>
          </table:table-cell>
          <table:table-cell office:value-type="float" office:value="542.448120117188" calcext:value-type="float">
            <text:p>542.448120117188</text:p>
          </table:table-cell>
          <table:table-cell office:value-type="float" office:value="302.913909912109" calcext:value-type="float">
            <text:p>302.913909912109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29.549108505249" calcext:value-type="float">
            <text:p>29.549108505249</text:p>
          </table:table-cell>
          <table:table-cell office:value-type="float" office:value="113.148338317871" calcext:value-type="float">
            <text:p>113.148338317871</text:p>
          </table:table-cell>
          <table:table-cell office:value-type="float" office:value="191.69677734375" calcext:value-type="float">
            <text:p>191.6967773437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72.006591796875" calcext:value-type="float">
            <text:p>272.006591796875</text:p>
          </table:table-cell>
          <table:table-cell office:value-type="float" office:value="550.797119140625" calcext:value-type="float">
            <text:p>550.797119140625</text:p>
          </table:table-cell>
          <table:table-cell office:value-type="float" office:value="306.651123046875" calcext:value-type="float">
            <text:p>306.651123046875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29.5490684509277" calcext:value-type="float">
            <text:p>29.5490684509277</text:p>
          </table:table-cell>
          <table:table-cell office:value-type="float" office:value="98.3660736083984" calcext:value-type="float">
            <text:p>98.3660736083984</text:p>
          </table:table-cell>
          <table:table-cell office:value-type="float" office:value="165.427825927734" calcext:value-type="float">
            <text:p>165.427825927734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72.006591796875" calcext:value-type="float">
            <text:p>272.006591796875</text:p>
          </table:table-cell>
          <table:table-cell office:value-type="float" office:value="511.911224365234" calcext:value-type="float">
            <text:p>511.911224365234</text:p>
          </table:table-cell>
          <table:table-cell office:value-type="float" office:value="259.891845703125" calcext:value-type="float">
            <text:p>259.891845703125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29.5490436553955" calcext:value-type="float">
            <text:p>29.5490436553955</text:p>
          </table:table-cell>
          <table:table-cell office:value-type="float" office:value="104.630973815918" calcext:value-type="float">
            <text:p>104.630973815918</text:p>
          </table:table-cell>
          <table:table-cell office:value-type="float" office:value="192.381195068359" calcext:value-type="float">
            <text:p>192.38119506835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72.006591796875" calcext:value-type="float">
            <text:p>272.006591796875</text:p>
          </table:table-cell>
          <table:table-cell office:value-type="float" office:value="475.782775878906" calcext:value-type="float">
            <text:p>475.782775878906</text:p>
          </table:table-cell>
          <table:table-cell office:value-type="float" office:value="236.930557250977" calcext:value-type="float">
            <text:p>236.93055725097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29.549015045166" calcext:value-type="float">
            <text:p>29.549015045166</text:p>
          </table:table-cell>
          <table:table-cell office:value-type="float" office:value="84.5569534301758" calcext:value-type="float">
            <text:p>84.5569534301758</text:p>
          </table:table-cell>
          <table:table-cell office:value-type="float" office:value="131.088775634766" calcext:value-type="float">
            <text:p>131.08877563476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72.006591796875" calcext:value-type="float">
            <text:p>272.006591796875</text:p>
          </table:table-cell>
          <table:table-cell office:value-type="float" office:value="552.498962402344" calcext:value-type="float">
            <text:p>552.498962402344</text:p>
          </table:table-cell>
          <table:table-cell office:value-type="float" office:value="296.526458740234" calcext:value-type="float">
            <text:p>296.52645874023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29.5351982116699" calcext:value-type="float">
            <text:p>29.5351982116699</text:p>
          </table:table-cell>
          <table:table-cell office:value-type="float" office:value="103.916923522949" calcext:value-type="float">
            <text:p>103.916923522949</text:p>
          </table:table-cell>
          <table:table-cell office:value-type="float" office:value="185.224182128906" calcext:value-type="float">
            <text:p>185.22418212890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2.006591796875" calcext:value-type="float">
            <text:p>272.006591796875</text:p>
          </table:table-cell>
          <table:table-cell office:value-type="float" office:value="509.769989013672" calcext:value-type="float">
            <text:p>509.769989013672</text:p>
          </table:table-cell>
          <table:table-cell office:value-type="float" office:value="279.533508300781" calcext:value-type="float">
            <text:p>279.53350830078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9.5351982116699" calcext:value-type="float">
            <text:p>29.5351982116699</text:p>
          </table:table-cell>
          <table:table-cell office:value-type="float" office:value="102.877365112305" calcext:value-type="float">
            <text:p>102.877365112305</text:p>
          </table:table-cell>
          <table:table-cell office:value-type="float" office:value="189.475112915039" calcext:value-type="float">
            <text:p>189.475112915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time:</text:p>
          </table:table-cell>
          <table:table-cell table:style-name="ce1" office:value-type="time" office:time-value="PT02H45M12.746899S" calcext:value-type="time">
            <text:p>02:45:12.75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office:value-type="float" office:value="29.5333995819092" calcext:value-type="float">
            <text:p>29.5333995819092</text:p>
          </table:table-cell>
          <table:table-cell office:value-type="float" office:value="109.111595153809" calcext:value-type="float">
            <text:p>109.111595153809</text:p>
          </table:table-cell>
          <table:table-cell office:value-type="float" office:value="193.286727905273" calcext:value-type="float">
            <text:p>193.286727905273</text:p>
          </table:table-cell>
          <table:table-cell table:number-columns-repeated="2"/>
        </table:table-row>
        <table:table-row table:style-name="ro1">
          <table:table-cell office:value-type="float" office:value="272.0066" calcext:value-type="float">
            <text:p>272.0066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office:value-type="float" office:value="29.529577255249" calcext:value-type="float">
            <text:p>29.529577255249</text:p>
          </table:table-cell>
          <table:table-cell office:value-type="float" office:value="104.718818664551" calcext:value-type="float">
            <text:p>104.718818664551</text:p>
          </table:table-cell>
          <table:table-cell office:value-type="float" office:value="199.385879516602" calcext:value-type="float">
            <text:p>199.385879516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office:value-type="float" office:value="29.5276679992676" calcext:value-type="float">
            <text:p>29.5276679992676</text:p>
          </table:table-cell>
          <table:table-cell office:value-type="float" office:value="100.933448791504" calcext:value-type="float">
            <text:p>100.933448791504</text:p>
          </table:table-cell>
          <table:table-cell office:value-type="float" office:value="175.850463867188" calcext:value-type="float">
            <text:p>175.850463867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ly_contained_node_num:</text:p>
          </table:table-cell>
          <table:table-cell office:value-type="float" office:value="172" calcext:value-type="float">
            <text:p>172</text:p>
          </table:table-cell>
          <table:table-cell table:number-columns-repeated="5"/>
          <table:table-cell office:value-type="float" office:value="104" calcext:value-type="float">
            <text:p>104</text:p>
          </table:table-cell>
          <table:table-cell office:value-type="float" office:value="29.5267124176025" calcext:value-type="float">
            <text:p>29.5267124176025</text:p>
          </table:table-cell>
          <table:table-cell office:value-type="float" office:value="112.886688232422" calcext:value-type="float">
            <text:p>112.886688232422</text:p>
          </table:table-cell>
          <table:table-cell office:value-type="float" office:value="209.349578857422" calcext:value-type="float">
            <text:p>209.349578857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ng_node_num: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office:value-type="float" office:value="29.5250015258789" calcext:value-type="float">
            <text:p>29.5250015258789</text:p>
          </table:table-cell>
          <table:table-cell office:value-type="float" office:value="92.2588958740234" calcext:value-type="float">
            <text:p>92.2588958740234</text:p>
          </table:table-cell>
          <table:table-cell office:value-type="float" office:value="151.923812866211" calcext:value-type="float">
            <text:p>151.923812866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section_num: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office:value-type="float" office:value="106" calcext:value-type="float">
            <text:p>106</text:p>
          </table:table-cell>
          <table:table-cell office:value-type="float" office:value="29.5235939025879" calcext:value-type="float">
            <text:p>29.5235939025879</text:p>
          </table:table-cell>
          <table:table-cell office:value-type="float" office:value="109.47883605957" calcext:value-type="float">
            <text:p>109.47883605957</text:p>
          </table:table-cell>
          <table:table-cell office:value-type="float" office:value="198.150772094727" calcext:value-type="float">
            <text:p>198.150772094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_intersection_num: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107" calcext:value-type="float">
            <text:p>107</text:p>
          </table:table-cell>
          <table:table-cell office:value-type="float" office:value="29.5225696563721" calcext:value-type="float">
            <text:p>29.5225696563721</text:p>
          </table:table-cell>
          <table:table-cell office:value-type="float" office:value="90.5282821655274" calcext:value-type="float">
            <text:p>90.5282821655274</text:p>
          </table:table-cell>
          <table:table-cell office:value-type="float" office:value="164.853454589844" calcext:value-type="float">
            <text:p>164.853454589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r_than_min_distance_num: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office:value-type="float" office:value="29.5220355987549" calcext:value-type="float">
            <text:p>29.5220355987549</text:p>
          </table:table-cell>
          <table:table-cell office:value-type="float" office:value="95.2148895263672" calcext:value-type="float">
            <text:p>95.2148895263672</text:p>
          </table:table-cell>
          <table:table-cell office:value-type="float" office:value="179.303756713867" calcext:value-type="float">
            <text:p>179.303756713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ment_num: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office:value-type="float" office:value="29.5214824676514" calcext:value-type="float">
            <text:p>29.5214824676514</text:p>
          </table:table-cell>
          <table:table-cell office:value-type="float" office:value="108.747314453125" calcext:value-type="float">
            <text:p>108.747314453125</text:p>
          </table:table-cell>
          <table:table-cell office:value-type="float" office:value="200.14372253418" calcext:value-type="float">
            <text:p>200.14372253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le_node_segment_num: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29.521068572998" calcext:value-type="float">
            <text:p>29.521068572998</text:p>
          </table:table-cell>
          <table:table-cell office:value-type="float" office:value="94.4764556884766" calcext:value-type="float">
            <text:p>94.4764556884766</text:p>
          </table:table-cell>
          <table:table-cell office:value-type="float" office:value="160.005401611328" calcext:value-type="float">
            <text:p>160.00540161132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1" calcext:value-type="float">
            <text:p>111</text:p>
          </table:table-cell>
          <table:table-cell office:value-type="float" office:value="29.52073097229" calcext:value-type="float">
            <text:p>29.52073097229</text:p>
          </table:table-cell>
          <table:table-cell office:value-type="float" office:value="101.679054260254" calcext:value-type="float">
            <text:p>101.679054260254</text:p>
          </table:table-cell>
          <table:table-cell office:value-type="float" office:value="162.124740600586" calcext:value-type="float">
            <text:p>162.124740600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 init</text:p>
          </table:table-cell>
          <table:table-cell office:value-type="string" calcext:value-type="string">
            <text:p>multirow ga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rmal(0,3)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29.5204296112061" calcext:value-type="float">
            <text:p>29.5204296112061</text:p>
          </table:table-cell>
          <table:table-cell office:value-type="float" office:value="102.576568603516" calcext:value-type="float">
            <text:p>102.576568603516</text:p>
          </table:table-cell>
          <table:table-cell office:value-type="float" office:value="190.652404785156" calcext:value-type="float">
            <text:p>190.6524047851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1.540771484375" calcext:value-type="float">
            <text:p>781.540771484375</text:p>
          </table:table-cell>
          <table:table-cell office:value-type="float" office:value="1162.19104003906" calcext:value-type="float">
            <text:p>1162.19104003906</text:p>
          </table:table-cell>
          <table:table-cell office:value-type="float" office:value="284.682189941406" calcext:value-type="float">
            <text:p>284.682189941406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29.5201396942139" calcext:value-type="float">
            <text:p>29.5201396942139</text:p>
          </table:table-cell>
          <table:table-cell office:value-type="float" office:value="88.9469223022461" calcext:value-type="float">
            <text:p>88.9469223022461</text:p>
          </table:table-cell>
          <table:table-cell office:value-type="float" office:value="155.364852905273" calcext:value-type="float">
            <text:p>155.36485290527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4.413391113281" calcext:value-type="float">
            <text:p>744.413391113281</text:p>
          </table:table-cell>
          <table:table-cell office:value-type="float" office:value="1146.31005859375" calcext:value-type="float">
            <text:p>1146.31005859375</text:p>
          </table:table-cell>
          <table:table-cell office:value-type="float" office:value="293.726440429687" calcext:value-type="float">
            <text:p>293.726440429687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29.5199718475342" calcext:value-type="float">
            <text:p>29.5199718475342</text:p>
          </table:table-cell>
          <table:table-cell office:value-type="float" office:value="93.5993423461914" calcext:value-type="float">
            <text:p>93.5993423461914</text:p>
          </table:table-cell>
          <table:table-cell office:value-type="float" office:value="156.938552856445" calcext:value-type="float">
            <text:p>156.93855285644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4.413391113281" calcext:value-type="float">
            <text:p>744.413391113281</text:p>
          </table:table-cell>
          <table:table-cell office:value-type="float" office:value="1052.23510742188" calcext:value-type="float">
            <text:p>1052.23510742188</text:p>
          </table:table-cell>
          <table:table-cell office:value-type="float" office:value="247.414123535156" calcext:value-type="float">
            <text:p>247.414123535156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29.5198287963867" calcext:value-type="float">
            <text:p>29.5198287963867</text:p>
          </table:table-cell>
          <table:table-cell office:value-type="float" office:value="80.1909027099609" calcext:value-type="float">
            <text:p>80.1909027099609</text:p>
          </table:table-cell>
          <table:table-cell office:value-type="float" office:value="134.076126098633" calcext:value-type="float">
            <text:p>134.0761260986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4.413391113281" calcext:value-type="float">
            <text:p>744.413391113281</text:p>
          </table:table-cell>
          <table:table-cell office:value-type="float" office:value="1085.47473144531" calcext:value-type="float">
            <text:p>1085.47473144531</text:p>
          </table:table-cell>
          <table:table-cell office:value-type="float" office:value="286.447265625" calcext:value-type="float">
            <text:p>286.447265625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29.5196323394775" calcext:value-type="float">
            <text:p>29.5196323394775</text:p>
          </table:table-cell>
          <table:table-cell office:value-type="float" office:value="100.572410583496" calcext:value-type="float">
            <text:p>100.572410583496</text:p>
          </table:table-cell>
          <table:table-cell office:value-type="float" office:value="178.079971313477" calcext:value-type="float">
            <text:p>178.07997131347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4.413391113281" calcext:value-type="float">
            <text:p>744.413391113281</text:p>
          </table:table-cell>
          <table:table-cell office:value-type="float" office:value="1094.6728515625" calcext:value-type="float">
            <text:p>1094.6728515625</text:p>
          </table:table-cell>
          <table:table-cell office:value-type="float" office:value="274.421844482422" calcext:value-type="float">
            <text:p>274.421844482422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29.5194149017334" calcext:value-type="float">
            <text:p>29.5194149017334</text:p>
          </table:table-cell>
          <table:table-cell office:value-type="float" office:value="119.186141967773" calcext:value-type="float">
            <text:p>119.186141967773</text:p>
          </table:table-cell>
          <table:table-cell office:value-type="float" office:value="212.640823364258" calcext:value-type="float">
            <text:p>212.64082336425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2.839782714844" calcext:value-type="float">
            <text:p>732.839782714844</text:p>
          </table:table-cell>
          <table:table-cell office:value-type="float" office:value="1067.58129882813" calcext:value-type="float">
            <text:p>1067.58129882813</text:p>
          </table:table-cell>
          <table:table-cell office:value-type="float" office:value="274.390930175781" calcext:value-type="float">
            <text:p>274.390930175781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29.5193061828613" calcext:value-type="float">
            <text:p>29.5193061828613</text:p>
          </table:table-cell>
          <table:table-cell office:value-type="float" office:value="84.7065353393555" calcext:value-type="float">
            <text:p>84.7065353393555</text:p>
          </table:table-cell>
          <table:table-cell office:value-type="float" office:value="154.895812988281" calcext:value-type="float">
            <text:p>154.89581298828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2.839782714844" calcext:value-type="float">
            <text:p>732.839782714844</text:p>
          </table:table-cell>
          <table:table-cell office:value-type="float" office:value="1092.84558105469" calcext:value-type="float">
            <text:p>1092.84558105469</text:p>
          </table:table-cell>
          <table:table-cell office:value-type="float" office:value="296.198303222656" calcext:value-type="float">
            <text:p>296.198303222656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29.5192451477051" calcext:value-type="float">
            <text:p>29.5192451477051</text:p>
          </table:table-cell>
          <table:table-cell office:value-type="float" office:value="88.7508697509766" calcext:value-type="float">
            <text:p>88.7508697509766</text:p>
          </table:table-cell>
          <table:table-cell office:value-type="float" office:value="162.78889465332" calcext:value-type="float">
            <text:p>162.7888946533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2.839782714844" calcext:value-type="float">
            <text:p>732.839782714844</text:p>
          </table:table-cell>
          <table:table-cell office:value-type="float" office:value="1072.19909667969" calcext:value-type="float">
            <text:p>1072.19909667969</text:p>
          </table:table-cell>
          <table:table-cell office:value-type="float" office:value="288.001403808594" calcext:value-type="float">
            <text:p>288.001403808594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29.5191631317139" calcext:value-type="float">
            <text:p>29.5191631317139</text:p>
          </table:table-cell>
          <table:table-cell office:value-type="float" office:value="117.810440063477" calcext:value-type="float">
            <text:p>117.810440063477</text:p>
          </table:table-cell>
          <table:table-cell office:value-type="float" office:value="226.377090454102" calcext:value-type="float">
            <text:p>226.37709045410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2.839782714844" calcext:value-type="float">
            <text:p>732.839782714844</text:p>
          </table:table-cell>
          <table:table-cell office:value-type="float" office:value="1025.85424804688" calcext:value-type="float">
            <text:p>1025.85424804688</text:p>
          </table:table-cell>
          <table:table-cell office:value-type="float" office:value="259.958129882812" calcext:value-type="float">
            <text:p>259.958129882812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29.5190753936768" calcext:value-type="float">
            <text:p>29.5190753936768</text:p>
          </table:table-cell>
          <table:table-cell office:value-type="float" office:value="107.071502685547" calcext:value-type="float">
            <text:p>107.071502685547</text:p>
          </table:table-cell>
          <table:table-cell office:value-type="float" office:value="195.949157714844" calcext:value-type="float">
            <text:p>195.94915771484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1.009765625" calcext:value-type="float">
            <text:p>661.009765625</text:p>
          </table:table-cell>
          <table:table-cell office:value-type="float" office:value="1013.57263183594" calcext:value-type="float">
            <text:p>1013.57263183594</text:p>
          </table:table-cell>
          <table:table-cell office:value-type="float" office:value="245.637023925781" calcext:value-type="float">
            <text:p>245.637023925781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29.5189933776855" calcext:value-type="float">
            <text:p>29.5189933776855</text:p>
          </table:table-cell>
          <table:table-cell office:value-type="float" office:value="99.4850692749023" calcext:value-type="float">
            <text:p>99.4850692749023</text:p>
          </table:table-cell>
          <table:table-cell office:value-type="float" office:value="189.256942749023" calcext:value-type="float">
            <text:p>189.25694274902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1.009765625" calcext:value-type="float">
            <text:p>661.009765625</text:p>
          </table:table-cell>
          <table:table-cell office:value-type="float" office:value="982.973693847656" calcext:value-type="float">
            <text:p>982.973693847656</text:p>
          </table:table-cell>
          <table:table-cell office:value-type="float" office:value="226.718353271484" calcext:value-type="float">
            <text:p>226.718353271484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29.5189514160156" calcext:value-type="float">
            <text:p>29.5189514160156</text:p>
          </table:table-cell>
          <table:table-cell office:value-type="float" office:value="114.142272949219" calcext:value-type="float">
            <text:p>114.142272949219</text:p>
          </table:table-cell>
          <table:table-cell office:value-type="float" office:value="209.129776000977" calcext:value-type="float">
            <text:p>209.12977600097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1.009765625" calcext:value-type="float">
            <text:p>661.009765625</text:p>
          </table:table-cell>
          <table:table-cell office:value-type="float" office:value="1041.74658203125" calcext:value-type="float">
            <text:p>1041.74658203125</text:p>
          </table:table-cell>
          <table:table-cell office:value-type="float" office:value="271.350677490234" calcext:value-type="float">
            <text:p>271.350677490234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29.5189247131348" calcext:value-type="float">
            <text:p>29.5189247131348</text:p>
          </table:table-cell>
          <table:table-cell office:value-type="float" office:value="92.0774688720703" calcext:value-type="float">
            <text:p>92.0774688720703</text:p>
          </table:table-cell>
          <table:table-cell office:value-type="float" office:value="161.714218139648" calcext:value-type="float">
            <text:p>161.71421813964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0.015197753906" calcext:value-type="float">
            <text:p>630.015197753906</text:p>
          </table:table-cell>
          <table:table-cell office:value-type="float" office:value="991.932556152344" calcext:value-type="float">
            <text:p>991.932556152344</text:p>
          </table:table-cell>
          <table:table-cell office:value-type="float" office:value="272.912322998047" calcext:value-type="float">
            <text:p>272.912322998047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29.5188598632812" calcext:value-type="float">
            <text:p>29.5188598632812</text:p>
          </table:table-cell>
          <table:table-cell office:value-type="float" office:value="96.5648956298828" calcext:value-type="float">
            <text:p>96.5648956298828</text:p>
          </table:table-cell>
          <table:table-cell office:value-type="float" office:value="182.631240844727" calcext:value-type="float">
            <text:p>182.63124084472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0.015197753906" calcext:value-type="float">
            <text:p>630.015197753906</text:p>
          </table:table-cell>
          <table:table-cell office:value-type="float" office:value="979.668334960937" calcext:value-type="float">
            <text:p>979.668334960937</text:p>
          </table:table-cell>
          <table:table-cell office:value-type="float" office:value="243.667327880859" calcext:value-type="float">
            <text:p>243.667327880859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29.5187969207764" calcext:value-type="float">
            <text:p>29.5187969207764</text:p>
          </table:table-cell>
          <table:table-cell office:value-type="float" office:value="95.2516708374023" calcext:value-type="float">
            <text:p>95.2516708374023</text:p>
          </table:table-cell>
          <table:table-cell office:value-type="float" office:value="166.93278503418" calcext:value-type="float">
            <text:p>166.9327850341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9.0244140625" calcext:value-type="float">
            <text:p>589.0244140625</text:p>
          </table:table-cell>
          <table:table-cell office:value-type="float" office:value="1009.74853515625" calcext:value-type="float">
            <text:p>1009.74853515625</text:p>
          </table:table-cell>
          <table:table-cell office:value-type="float" office:value="281.032501220703" calcext:value-type="float">
            <text:p>281.032501220703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29.5187644958496" calcext:value-type="float">
            <text:p>29.5187644958496</text:p>
          </table:table-cell>
          <table:table-cell office:value-type="float" office:value="97.045166015625" calcext:value-type="float">
            <text:p>97.045166015625</text:p>
          </table:table-cell>
          <table:table-cell office:value-type="float" office:value="191.099884033203" calcext:value-type="float">
            <text:p>191.09988403320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9.0244140625" calcext:value-type="float">
            <text:p>589.0244140625</text:p>
          </table:table-cell>
          <table:table-cell office:value-type="float" office:value="961.570251464844" calcext:value-type="float">
            <text:p>961.570251464844</text:p>
          </table:table-cell>
          <table:table-cell office:value-type="float" office:value="261.405456542969" calcext:value-type="float">
            <text:p>261.405456542969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29.5187492370605" calcext:value-type="float">
            <text:p>29.5187492370605</text:p>
          </table:table-cell>
          <table:table-cell office:value-type="float" office:value="117.652275085449" calcext:value-type="float">
            <text:p>117.652275085449</text:p>
          </table:table-cell>
          <table:table-cell office:value-type="float" office:value="215.244598388672" calcext:value-type="float">
            <text:p>215.24459838867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9.0244140625" calcext:value-type="float">
            <text:p>589.0244140625</text:p>
          </table:table-cell>
          <table:table-cell office:value-type="float" office:value="941.952514648438" calcext:value-type="float">
            <text:p>941.952514648438</text:p>
          </table:table-cell>
          <table:table-cell office:value-type="float" office:value="244.648880004883" calcext:value-type="float">
            <text:p>244.648880004883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29.5090980529785" calcext:value-type="float">
            <text:p>29.5090980529785</text:p>
          </table:table-cell>
          <table:table-cell office:value-type="float" office:value="101.933128356934" calcext:value-type="float">
            <text:p>101.933128356934</text:p>
          </table:table-cell>
          <table:table-cell office:value-type="float" office:value="193.406982421875" calcext:value-type="float">
            <text:p>193.40698242187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2.0947265625" calcext:value-type="float">
            <text:p>582.0947265625</text:p>
          </table:table-cell>
          <table:table-cell office:value-type="float" office:value="912.032409667969" calcext:value-type="float">
            <text:p>912.032409667969</text:p>
          </table:table-cell>
          <table:table-cell office:value-type="float" office:value="285.570770263672" calcext:value-type="float">
            <text:p>285.570770263672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29.5090980529785" calcext:value-type="float">
            <text:p>29.5090980529785</text:p>
          </table:table-cell>
          <table:table-cell office:value-type="float" office:value="105.326873779297" calcext:value-type="float">
            <text:p>105.326873779297</text:p>
          </table:table-cell>
          <table:table-cell office:value-type="float" office:value="191.9560546875" calcext:value-type="float">
            <text:p>191.956054687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2.0947265625" calcext:value-type="float">
            <text:p>582.0947265625</text:p>
          </table:table-cell>
          <table:table-cell office:value-type="float" office:value="958.909362792969" calcext:value-type="float">
            <text:p>958.909362792969</text:p>
          </table:table-cell>
          <table:table-cell office:value-type="float" office:value="298.820526123047" calcext:value-type="float">
            <text:p>298.820526123047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29.5078468322754" calcext:value-type="float">
            <text:p>29.5078468322754</text:p>
          </table:table-cell>
          <table:table-cell office:value-type="float" office:value="84.826057434082" calcext:value-type="float">
            <text:p>84.826057434082</text:p>
          </table:table-cell>
          <table:table-cell office:value-type="float" office:value="146.981811523438" calcext:value-type="float">
            <text:p>146.98181152343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3.404724121094" calcext:value-type="float">
            <text:p>543.404724121094</text:p>
          </table:table-cell>
          <table:table-cell office:value-type="float" office:value="906.281433105469" calcext:value-type="float">
            <text:p>906.281433105469</text:p>
          </table:table-cell>
          <table:table-cell office:value-type="float" office:value="257.536712646484" calcext:value-type="float">
            <text:p>257.536712646484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29.5047454833984" calcext:value-type="float">
            <text:p>29.5047454833984</text:p>
          </table:table-cell>
          <table:table-cell office:value-type="float" office:value="100.134170532227" calcext:value-type="float">
            <text:p>100.134170532227</text:p>
          </table:table-cell>
          <table:table-cell office:value-type="float" office:value="177.514907836914" calcext:value-type="float">
            <text:p>177.51490783691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3.404724121094" calcext:value-type="float">
            <text:p>543.404724121094</text:p>
          </table:table-cell>
          <table:table-cell office:value-type="float" office:value="917.275695800781" calcext:value-type="float">
            <text:p>917.275695800781</text:p>
          </table:table-cell>
          <table:table-cell office:value-type="float" office:value="269.664276123047" calcext:value-type="float">
            <text:p>269.664276123047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29.50319480896" calcext:value-type="float">
            <text:p>29.50319480896</text:p>
          </table:table-cell>
          <table:table-cell office:value-type="float" office:value="94.6494522094727" calcext:value-type="float">
            <text:p>94.6494522094727</text:p>
          </table:table-cell>
          <table:table-cell office:value-type="float" office:value="162.620422363281" calcext:value-type="float">
            <text:p>162.62042236328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6.307495117188" calcext:value-type="float">
            <text:p>526.307495117188</text:p>
          </table:table-cell>
          <table:table-cell office:value-type="float" office:value="853.047790527344" calcext:value-type="float">
            <text:p>853.047790527344</text:p>
          </table:table-cell>
          <table:table-cell office:value-type="float" office:value="265.104370117187" calcext:value-type="float">
            <text:p>265.104370117187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29.5024089813232" calcext:value-type="float">
            <text:p>29.5024089813232</text:p>
          </table:table-cell>
          <table:table-cell office:value-type="float" office:value="98.4442901611328" calcext:value-type="float">
            <text:p>98.4442901611328</text:p>
          </table:table-cell>
          <table:table-cell office:value-type="float" office:value="170.236129760742" calcext:value-type="float">
            <text:p>170.23612976074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6.307495117188" calcext:value-type="float">
            <text:p>526.307495117188</text:p>
          </table:table-cell>
          <table:table-cell office:value-type="float" office:value="890.573669433594" calcext:value-type="float">
            <text:p>890.573669433594</text:p>
          </table:table-cell>
          <table:table-cell office:value-type="float" office:value="281.963226318359" calcext:value-type="float">
            <text:p>281.963226318359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29.501407623291" calcext:value-type="float">
            <text:p>29.501407623291</text:p>
          </table:table-cell>
          <table:table-cell office:value-type="float" office:value="87.9123992919922" calcext:value-type="float">
            <text:p>87.9123992919922</text:p>
          </table:table-cell>
          <table:table-cell office:value-type="float" office:value="155.68586730957" calcext:value-type="float">
            <text:p>155.6858673095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6.307495117188" calcext:value-type="float">
            <text:p>526.307495117188</text:p>
          </table:table-cell>
          <table:table-cell office:value-type="float" office:value="876.500366210938" calcext:value-type="float">
            <text:p>876.500366210938</text:p>
          </table:table-cell>
          <table:table-cell office:value-type="float" office:value="261.965698242187" calcext:value-type="float">
            <text:p>261.965698242187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29.4996280670166" calcext:value-type="float">
            <text:p>29.4996280670166</text:p>
          </table:table-cell>
          <table:table-cell office:value-type="float" office:value="97.6740341186524" calcext:value-type="float">
            <text:p>97.6740341186524</text:p>
          </table:table-cell>
          <table:table-cell office:value-type="float" office:value="161.881286621094" calcext:value-type="float">
            <text:p>161.88128662109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0.389007568359" calcext:value-type="float">
            <text:p>460.389007568359</text:p>
          </table:table-cell>
          <table:table-cell office:value-type="float" office:value="860.857788085938" calcext:value-type="float">
            <text:p>860.857788085938</text:p>
          </table:table-cell>
          <table:table-cell office:value-type="float" office:value="294.171417236328" calcext:value-type="float">
            <text:p>294.171417236328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29.4980869293213" calcext:value-type="float">
            <text:p>29.4980869293213</text:p>
          </table:table-cell>
          <table:table-cell office:value-type="float" office:value="102.115859985352" calcext:value-type="float">
            <text:p>102.115859985352</text:p>
          </table:table-cell>
          <table:table-cell office:value-type="float" office:value="194.253799438477" calcext:value-type="float">
            <text:p>194.25379943847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0.389007568359" calcext:value-type="float">
            <text:p>460.389007568359</text:p>
          </table:table-cell>
          <table:table-cell office:value-type="float" office:value="819.415832519531" calcext:value-type="float">
            <text:p>819.415832519531</text:p>
          </table:table-cell>
          <table:table-cell office:value-type="float" office:value="272.043884277344" calcext:value-type="float">
            <text:p>272.043884277344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29.4967021942139" calcext:value-type="float">
            <text:p>29.4967021942139</text:p>
          </table:table-cell>
          <table:table-cell office:value-type="float" office:value="94.2015991210937" calcext:value-type="float">
            <text:p>94.2015991210937</text:p>
          </table:table-cell>
          <table:table-cell office:value-type="float" office:value="160.297866821289" calcext:value-type="float">
            <text:p>160.29786682128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60.389007568359" calcext:value-type="float">
            <text:p>460.389007568359</text:p>
          </table:table-cell>
          <table:table-cell office:value-type="float" office:value="818.370300292969" calcext:value-type="float">
            <text:p>818.370300292969</text:p>
          </table:table-cell>
          <table:table-cell office:value-type="float" office:value="290.410247802734" calcext:value-type="float">
            <text:p>290.410247802734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office:value-type="float" office:value="29.4960098266602" calcext:value-type="float">
            <text:p>29.4960098266602</text:p>
          </table:table-cell>
          <table:table-cell office:value-type="float" office:value="94.2263946533203" calcext:value-type="float">
            <text:p>94.2263946533203</text:p>
          </table:table-cell>
          <table:table-cell office:value-type="float" office:value="172.254943847656" calcext:value-type="float">
            <text:p>172.25494384765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60.389007568359" calcext:value-type="float">
            <text:p>460.389007568359</text:p>
          </table:table-cell>
          <table:table-cell office:value-type="float" office:value="783.528991699219" calcext:value-type="float">
            <text:p>783.528991699219</text:p>
          </table:table-cell>
          <table:table-cell office:value-type="float" office:value="248.576965332031" calcext:value-type="float">
            <text:p>248.576965332031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29.4954204559326" calcext:value-type="float">
            <text:p>29.4954204559326</text:p>
          </table:table-cell>
          <table:table-cell office:value-type="float" office:value="115.249786376953" calcext:value-type="float">
            <text:p>115.249786376953</text:p>
          </table:table-cell>
          <table:table-cell office:value-type="float" office:value="221.547637939453" calcext:value-type="float">
            <text:p>221.54763793945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0.389007568359" calcext:value-type="float">
            <text:p>460.389007568359</text:p>
          </table:table-cell>
          <table:table-cell office:value-type="float" office:value="682.298522949219" calcext:value-type="float">
            <text:p>682.298522949219</text:p>
          </table:table-cell>
          <table:table-cell office:value-type="float" office:value="203.728942871094" calcext:value-type="float">
            <text:p>203.728942871094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29.4949035644531" calcext:value-type="float">
            <text:p>29.4949035644531</text:p>
          </table:table-cell>
          <table:table-cell office:value-type="float" office:value="94.4542999267578" calcext:value-type="float">
            <text:p>94.4542999267578</text:p>
          </table:table-cell>
          <table:table-cell office:value-type="float" office:value="190.271835327148" calcext:value-type="float">
            <text:p>190.27183532714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6.423126220703" calcext:value-type="float">
            <text:p>446.423126220703</text:p>
          </table:table-cell>
          <table:table-cell office:value-type="float" office:value="746.585388183594" calcext:value-type="float">
            <text:p>746.585388183594</text:p>
          </table:table-cell>
          <table:table-cell office:value-type="float" office:value="275.578521728516" calcext:value-type="float">
            <text:p>275.578521728516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29.494421005249" calcext:value-type="float">
            <text:p>29.494421005249</text:p>
          </table:table-cell>
          <table:table-cell office:value-type="float" office:value="101.765518188477" calcext:value-type="float">
            <text:p>101.765518188477</text:p>
          </table:table-cell>
          <table:table-cell office:value-type="float" office:value="195.463088989258" calcext:value-type="float">
            <text:p>195.46308898925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6.423126220703" calcext:value-type="float">
            <text:p>446.423126220703</text:p>
          </table:table-cell>
          <table:table-cell office:value-type="float" office:value="749.009826660156" calcext:value-type="float">
            <text:p>749.009826660156</text:p>
          </table:table-cell>
          <table:table-cell office:value-type="float" office:value="274.242034912109" calcext:value-type="float">
            <text:p>274.242034912109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29.494104385376" calcext:value-type="float">
            <text:p>29.494104385376</text:p>
          </table:table-cell>
          <table:table-cell office:value-type="float" office:value="114.199363708496" calcext:value-type="float">
            <text:p>114.199363708496</text:p>
          </table:table-cell>
          <table:table-cell office:value-type="float" office:value="211.866668701172" calcext:value-type="float">
            <text:p>211.86666870117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9.637969970703" calcext:value-type="float">
            <text:p>439.637969970703</text:p>
          </table:table-cell>
          <table:table-cell office:value-type="float" office:value="785.786010742187" calcext:value-type="float">
            <text:p>785.786010742187</text:p>
          </table:table-cell>
          <table:table-cell office:value-type="float" office:value="314.732513427734" calcext:value-type="float">
            <text:p>314.732513427734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29.4937076568603" calcext:value-type="float">
            <text:p>29.4937076568603</text:p>
          </table:table-cell>
          <table:table-cell office:value-type="float" office:value="93.4657974243164" calcext:value-type="float">
            <text:p>93.4657974243164</text:p>
          </table:table-cell>
          <table:table-cell office:value-type="float" office:value="171.866821289063" calcext:value-type="float">
            <text:p>171.86682128906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9.637969970703" calcext:value-type="float">
            <text:p>439.637969970703</text:p>
          </table:table-cell>
          <table:table-cell office:value-type="float" office:value="780.270324707031" calcext:value-type="float">
            <text:p>780.270324707031</text:p>
          </table:table-cell>
          <table:table-cell office:value-type="float" office:value="275.16845703125" calcext:value-type="float">
            <text:p>275.16845703125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29.4934940338135" calcext:value-type="float">
            <text:p>29.4934940338135</text:p>
          </table:table-cell>
          <table:table-cell office:value-type="float" office:value="109.373077392578" calcext:value-type="float">
            <text:p>109.373077392578</text:p>
          </table:table-cell>
          <table:table-cell office:value-type="float" office:value="213.949462890625" calcext:value-type="float">
            <text:p>213.94946289062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5.573883056641" calcext:value-type="float">
            <text:p>435.573883056641</text:p>
          </table:table-cell>
          <table:table-cell office:value-type="float" office:value="744.281066894531" calcext:value-type="float">
            <text:p>744.281066894531</text:p>
          </table:table-cell>
          <table:table-cell office:value-type="float" office:value="316.533416748047" calcext:value-type="float">
            <text:p>316.533416748047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office:value-type="float" office:value="29.4932880401611" calcext:value-type="float">
            <text:p>29.4932880401611</text:p>
          </table:table-cell>
          <table:table-cell office:value-type="float" office:value="87.9878311157227" calcext:value-type="float">
            <text:p>87.9878311157227</text:p>
          </table:table-cell>
          <table:table-cell office:value-type="float" office:value="151.56787109375" calcext:value-type="float">
            <text:p>151.5678710937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5.573883056641" calcext:value-type="float">
            <text:p>435.573883056641</text:p>
          </table:table-cell>
          <table:table-cell office:value-type="float" office:value="767.228515625" calcext:value-type="float">
            <text:p>767.228515625</text:p>
          </table:table-cell>
          <table:table-cell office:value-type="float" office:value="305.933563232422" calcext:value-type="float">
            <text:p>305.933563232422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29.4931545257568" calcext:value-type="float">
            <text:p>29.4931545257568</text:p>
          </table:table-cell>
          <table:table-cell office:value-type="float" office:value="107.981887817383" calcext:value-type="float">
            <text:p>107.981887817383</text:p>
          </table:table-cell>
          <table:table-cell office:value-type="float" office:value="202.933441162109" calcext:value-type="float">
            <text:p>202.93344116210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6.621276855469" calcext:value-type="float">
            <text:p>416.621276855469</text:p>
          </table:table-cell>
          <table:table-cell office:value-type="float" office:value="709.534606933594" calcext:value-type="float">
            <text:p>709.534606933594</text:p>
          </table:table-cell>
          <table:table-cell office:value-type="float" office:value="254.884887695312" calcext:value-type="float">
            <text:p>254.884887695312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 office:value-type="float" office:value="29.4930419921875" calcext:value-type="float">
            <text:p>29.4930419921875</text:p>
          </table:table-cell>
          <table:table-cell office:value-type="float" office:value="94.1519927978516" calcext:value-type="float">
            <text:p>94.1519927978516</text:p>
          </table:table-cell>
          <table:table-cell office:value-type="float" office:value="171.361038208008" calcext:value-type="float">
            <text:p>171.36103820800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6.621276855469" calcext:value-type="float">
            <text:p>416.621276855469</text:p>
          </table:table-cell>
          <table:table-cell office:value-type="float" office:value="637.851501464844" calcext:value-type="float">
            <text:p>637.851501464844</text:p>
          </table:table-cell>
          <table:table-cell office:value-type="float" office:value="199.089111328125" calcext:value-type="float">
            <text:p>199.089111328125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 office:value-type="float" office:value="29.4929275512695" calcext:value-type="float">
            <text:p>29.4929275512695</text:p>
          </table:table-cell>
          <table:table-cell office:value-type="float" office:value="112.4541015625" calcext:value-type="float">
            <text:p>112.4541015625</text:p>
          </table:table-cell>
          <table:table-cell office:value-type="float" office:value="220.126983642578" calcext:value-type="float">
            <text:p>220.12698364257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6.621276855469" calcext:value-type="float">
            <text:p>416.621276855469</text:p>
          </table:table-cell>
          <table:table-cell office:value-type="float" office:value="688.075927734375" calcext:value-type="float">
            <text:p>688.075927734375</text:p>
          </table:table-cell>
          <table:table-cell office:value-type="float" office:value="250.586013793945" calcext:value-type="float">
            <text:p>250.586013793945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29.4928550720215" calcext:value-type="float">
            <text:p>29.4928550720215</text:p>
          </table:table-cell>
          <table:table-cell office:value-type="float" office:value="93.1597442626953" calcext:value-type="float">
            <text:p>93.1597442626953</text:p>
          </table:table-cell>
          <table:table-cell office:value-type="float" office:value="165.649185180664" calcext:value-type="float">
            <text:p>165.64918518066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6.621276855469" calcext:value-type="float">
            <text:p>416.621276855469</text:p>
          </table:table-cell>
          <table:table-cell office:value-type="float" office:value="656.037353515625" calcext:value-type="float">
            <text:p>656.037353515625</text:p>
          </table:table-cell>
          <table:table-cell office:value-type="float" office:value="264.445495605469" calcext:value-type="float">
            <text:p>264.445495605469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office:value-type="float" office:value="29.4927787780762" calcext:value-type="float">
            <text:p>29.4927787780762</text:p>
          </table:table-cell>
          <table:table-cell office:value-type="float" office:value="107.610504150391" calcext:value-type="float">
            <text:p>107.610504150391</text:p>
          </table:table-cell>
          <table:table-cell office:value-type="float" office:value="211.836044311523" calcext:value-type="float">
            <text:p>211.83604431152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2.435272216797" calcext:value-type="float">
            <text:p>392.435272216797</text:p>
          </table:table-cell>
          <table:table-cell office:value-type="float" office:value="653.558532714844" calcext:value-type="float">
            <text:p>653.558532714844</text:p>
          </table:table-cell>
          <table:table-cell office:value-type="float" office:value="266.518218994141" calcext:value-type="float">
            <text:p>266.518218994141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office:value-type="float" office:value="29.4408931732178" calcext:value-type="float">
            <text:p>29.4408931732178</text:p>
          </table:table-cell>
          <table:table-cell office:value-type="float" office:value="87.0951919555664" calcext:value-type="float">
            <text:p>87.0951919555664</text:p>
          </table:table-cell>
          <table:table-cell office:value-type="float" office:value="158.154098510742" calcext:value-type="float">
            <text:p>158.15409851074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2.435272216797" calcext:value-type="float">
            <text:p>392.435272216797</text:p>
          </table:table-cell>
          <table:table-cell office:value-type="float" office:value="663.427368164063" calcext:value-type="float">
            <text:p>663.427368164063</text:p>
          </table:table-cell>
          <table:table-cell office:value-type="float" office:value="294.365936279297" calcext:value-type="float">
            <text:p>294.365936279297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office:value-type="float" office:value="29.3839015960693" calcext:value-type="float">
            <text:p>29.3839015960693</text:p>
          </table:table-cell>
          <table:table-cell office:value-type="float" office:value="187.603790283203" calcext:value-type="float">
            <text:p>187.603790283203</text:p>
          </table:table-cell>
          <table:table-cell office:value-type="float" office:value="241.467864990234" calcext:value-type="float">
            <text:p>241.467864990234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2.435272216797" calcext:value-type="float">
            <text:p>392.435272216797</text:p>
          </table:table-cell>
          <table:table-cell office:value-type="float" office:value="653.33837890625" calcext:value-type="float">
            <text:p>653.33837890625</text:p>
          </table:table-cell>
          <table:table-cell office:value-type="float" office:value="273.003173828125" calcext:value-type="float">
            <text:p>273.003173828125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office:value-type="float" office:value="29.3504276275635" calcext:value-type="float">
            <text:p>29.3504276275635</text:p>
          </table:table-cell>
          <table:table-cell office:value-type="float" office:value="146.660003662109" calcext:value-type="float">
            <text:p>146.660003662109</text:p>
          </table:table-cell>
          <table:table-cell office:value-type="float" office:value="218.056732177734" calcext:value-type="float">
            <text:p>218.05673217773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2.435272216797" calcext:value-type="float">
            <text:p>392.435272216797</text:p>
          </table:table-cell>
          <table:table-cell office:value-type="float" office:value="708.37646484375" calcext:value-type="float">
            <text:p>708.37646484375</text:p>
          </table:table-cell>
          <table:table-cell office:value-type="float" office:value="302.864562988281" calcext:value-type="float">
            <text:p>302.864562988281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29.3410110473633" calcext:value-type="float">
            <text:p>29.3410110473633</text:p>
          </table:table-cell>
          <table:table-cell office:value-type="float" office:value="97.7659378051758" calcext:value-type="float">
            <text:p>97.7659378051758</text:p>
          </table:table-cell>
          <table:table-cell office:value-type="float" office:value="166.379806518555" calcext:value-type="float">
            <text:p>166.37980651855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2.435272216797" calcext:value-type="float">
            <text:p>392.435272216797</text:p>
          </table:table-cell>
          <table:table-cell office:value-type="float" office:value="656.609130859375" calcext:value-type="float">
            <text:p>656.609130859375</text:p>
          </table:table-cell>
          <table:table-cell office:value-type="float" office:value="296.240692138672" calcext:value-type="float">
            <text:p>296.240692138672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office:value-type="float" office:value="29.3324108123779" calcext:value-type="float">
            <text:p>29.3324108123779</text:p>
          </table:table-cell>
          <table:table-cell office:value-type="float" office:value="93.9196319580078" calcext:value-type="float">
            <text:p>93.9196319580078</text:p>
          </table:table-cell>
          <table:table-cell office:value-type="float" office:value="176.498672485352" calcext:value-type="float">
            <text:p>176.49867248535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2.435272216797" calcext:value-type="float">
            <text:p>392.435272216797</text:p>
          </table:table-cell>
          <table:table-cell office:value-type="float" office:value="665.570129394531" calcext:value-type="float">
            <text:p>665.570129394531</text:p>
          </table:table-cell>
          <table:table-cell office:value-type="float" office:value="288.142150878906" calcext:value-type="float">
            <text:p>288.142150878906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29.3275566101074" calcext:value-type="float">
            <text:p>29.3275566101074</text:p>
          </table:table-cell>
          <table:table-cell office:value-type="float" office:value="92.4770202636719" calcext:value-type="float">
            <text:p>92.4770202636719</text:p>
          </table:table-cell>
          <table:table-cell office:value-type="float" office:value="181.738967895508" calcext:value-type="float">
            <text:p>181.738967895508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4.196136474609" calcext:value-type="float">
            <text:p>364.196136474609</text:p>
          </table:table-cell>
          <table:table-cell office:value-type="float" office:value="646.025573730469" calcext:value-type="float">
            <text:p>646.025573730469</text:p>
          </table:table-cell>
          <table:table-cell office:value-type="float" office:value="295.724761962891" calcext:value-type="float">
            <text:p>295.724761962891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office:value-type="float" office:value="29.3193855285645" calcext:value-type="float">
            <text:p>29.3193855285645</text:p>
          </table:table-cell>
          <table:table-cell office:value-type="float" office:value="92.6485443115234" calcext:value-type="float">
            <text:p>92.6485443115234</text:p>
          </table:table-cell>
          <table:table-cell office:value-type="float" office:value="177.670211791992" calcext:value-type="float">
            <text:p>177.67021179199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4.196136474609" calcext:value-type="float">
            <text:p>364.196136474609</text:p>
          </table:table-cell>
          <table:table-cell office:value-type="float" office:value="603.16650390625" calcext:value-type="float">
            <text:p>603.16650390625</text:p>
          </table:table-cell>
          <table:table-cell office:value-type="float" office:value="287.169799804687" calcext:value-type="float">
            <text:p>287.169799804687</text:p>
          </table:table-cell>
          <table:table-cell table:number-columns-repeated="3"/>
          <table:table-cell office:value-type="float" office:value="159" calcext:value-type="float">
            <text:p>159</text:p>
          </table:table-cell>
          <table:table-cell office:value-type="float" office:value="29.3018913269043" calcext:value-type="float">
            <text:p>29.3018913269043</text:p>
          </table:table-cell>
          <table:table-cell office:value-type="float" office:value="66.0937118530273" calcext:value-type="float">
            <text:p>66.0937118530273</text:p>
          </table:table-cell>
          <table:table-cell office:value-type="float" office:value="96.9403305053711" calcext:value-type="float">
            <text:p>96.940330505371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6.373748779297" calcext:value-type="float">
            <text:p>356.373748779297</text:p>
          </table:table-cell>
          <table:table-cell office:value-type="float" office:value="568.301940917969" calcext:value-type="float">
            <text:p>568.301940917969</text:p>
          </table:table-cell>
          <table:table-cell office:value-type="float" office:value="242.978881835938" calcext:value-type="float">
            <text:p>242.978881835938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29.2720470428467" calcext:value-type="float">
            <text:p>29.2720470428467</text:p>
          </table:table-cell>
          <table:table-cell office:value-type="float" office:value="85.4795379638672" calcext:value-type="float">
            <text:p>85.4795379638672</text:p>
          </table:table-cell>
          <table:table-cell office:value-type="float" office:value="172.815414428711" calcext:value-type="float">
            <text:p>172.81541442871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6.373748779297" calcext:value-type="float">
            <text:p>356.373748779297</text:p>
          </table:table-cell>
          <table:table-cell office:value-type="float" office:value="556.799438476563" calcext:value-type="float">
            <text:p>556.799438476563</text:p>
          </table:table-cell>
          <table:table-cell office:value-type="float" office:value="259.123413085937" calcext:value-type="float">
            <text:p>259.123413085937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office:value-type="float" office:value="29.2575759887695" calcext:value-type="float">
            <text:p>29.2575759887695</text:p>
          </table:table-cell>
          <table:table-cell office:value-type="float" office:value="94.4913024902344" calcext:value-type="float">
            <text:p>94.4913024902344</text:p>
          </table:table-cell>
          <table:table-cell office:value-type="float" office:value="186.62174987793" calcext:value-type="float">
            <text:p>186.6217498779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6.373748779297" calcext:value-type="float">
            <text:p>356.373748779297</text:p>
          </table:table-cell>
          <table:table-cell office:value-type="float" office:value="578.865600585938" calcext:value-type="float">
            <text:p>578.865600585938</text:p>
          </table:table-cell>
          <table:table-cell office:value-type="float" office:value="295.122009277344" calcext:value-type="float">
            <text:p>295.122009277344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office:value-type="float" office:value="29.2508659362793" calcext:value-type="float">
            <text:p>29.2508659362793</text:p>
          </table:table-cell>
          <table:table-cell office:value-type="float" office:value="75.1947250366211" calcext:value-type="float">
            <text:p>75.1947250366211</text:p>
          </table:table-cell>
          <table:table-cell office:value-type="float" office:value="120.533576965332" calcext:value-type="float">
            <text:p>120.53357696533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6.373748779297" calcext:value-type="float">
            <text:p>356.373748779297</text:p>
          </table:table-cell>
          <table:table-cell office:value-type="float" office:value="549.350341796875" calcext:value-type="float">
            <text:p>549.350341796875</text:p>
          </table:table-cell>
          <table:table-cell office:value-type="float" office:value="235.954086303711" calcext:value-type="float">
            <text:p>235.954086303711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office:value-type="float" office:value="29.247688293457" calcext:value-type="float">
            <text:p>29.247688293457</text:p>
          </table:table-cell>
          <table:table-cell office:value-type="float" office:value="97.6171875" calcext:value-type="float">
            <text:p>97.6171875</text:p>
          </table:table-cell>
          <table:table-cell office:value-type="float" office:value="171.051452636719" calcext:value-type="float">
            <text:p>171.05145263671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3.814239501953" calcext:value-type="float">
            <text:p>343.814239501953</text:p>
          </table:table-cell>
          <table:table-cell office:value-type="float" office:value="538.634460449219" calcext:value-type="float">
            <text:p>538.634460449219</text:p>
          </table:table-cell>
          <table:table-cell office:value-type="float" office:value="260.728149414062" calcext:value-type="float">
            <text:p>260.728149414062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 office:value-type="float" office:value="29.2426300048828" calcext:value-type="float">
            <text:p>29.2426300048828</text:p>
          </table:table-cell>
          <table:table-cell office:value-type="float" office:value="98.7081451416016" calcext:value-type="float">
            <text:p>98.7081451416016</text:p>
          </table:table-cell>
          <table:table-cell office:value-type="float" office:value="171.068756103516" calcext:value-type="float">
            <text:p>171.068756103516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43.814239501953" calcext:value-type="float">
            <text:p>343.814239501953</text:p>
          </table:table-cell>
          <table:table-cell office:value-type="float" office:value="594.989318847656" calcext:value-type="float">
            <text:p>594.989318847656</text:p>
          </table:table-cell>
          <table:table-cell office:value-type="float" office:value="315.970367431641" calcext:value-type="float">
            <text:p>315.970367431641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 office:value-type="float" office:value="29.2373809814453" calcext:value-type="float">
            <text:p>29.2373809814453</text:p>
          </table:table-cell>
          <table:table-cell office:value-type="float" office:value="90.4193344116211" calcext:value-type="float">
            <text:p>90.4193344116211</text:p>
          </table:table-cell>
          <table:table-cell office:value-type="float" office:value="168.314010620117" calcext:value-type="float">
            <text:p>168.31401062011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43.814239501953" calcext:value-type="float">
            <text:p>343.814239501953</text:p>
          </table:table-cell>
          <table:table-cell office:value-type="float" office:value="560.640441894531" calcext:value-type="float">
            <text:p>560.640441894531</text:p>
          </table:table-cell>
          <table:table-cell office:value-type="float" office:value="267.252136230469" calcext:value-type="float">
            <text:p>267.252136230469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office:value-type="float" office:value="29.2348918914795" calcext:value-type="float">
            <text:p>29.2348918914795</text:p>
          </table:table-cell>
          <table:table-cell office:value-type="float" office:value="74.3230209350586" calcext:value-type="float">
            <text:p>74.3230209350586</text:p>
          </table:table-cell>
          <table:table-cell office:value-type="float" office:value="123.589637756348" calcext:value-type="float">
            <text:p>123.589637756348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43.814239501953" calcext:value-type="float">
            <text:p>343.814239501953</text:p>
          </table:table-cell>
          <table:table-cell office:value-type="float" office:value="625.301940917969" calcext:value-type="float">
            <text:p>625.301940917969</text:p>
          </table:table-cell>
          <table:table-cell office:value-type="float" office:value="312.438751220703" calcext:value-type="float">
            <text:p>312.438751220703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 office:value-type="float" office:value="29.2313919067383" calcext:value-type="float">
            <text:p>29.2313919067383</text:p>
          </table:table-cell>
          <table:table-cell office:value-type="float" office:value="88.6834411621094" calcext:value-type="float">
            <text:p>88.6834411621094</text:p>
          </table:table-cell>
          <table:table-cell office:value-type="float" office:value="167.07893371582" calcext:value-type="float">
            <text:p>167.0789337158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19.202941894531" calcext:value-type="float">
            <text:p>319.202941894531</text:p>
          </table:table-cell>
          <table:table-cell office:value-type="float" office:value="613.682556152344" calcext:value-type="float">
            <text:p>613.682556152344</text:p>
          </table:table-cell>
          <table:table-cell office:value-type="float" office:value="325.213958740234" calcext:value-type="float">
            <text:p>325.213958740234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office:value-type="float" office:value="29.2295551300049" calcext:value-type="float">
            <text:p>29.2295551300049</text:p>
          </table:table-cell>
          <table:table-cell office:value-type="float" office:value="91.2592163085938" calcext:value-type="float">
            <text:p>91.2592163085938</text:p>
          </table:table-cell>
          <table:table-cell office:value-type="float" office:value="173.161560058594" calcext:value-type="float">
            <text:p>173.161560058594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19.202941894531" calcext:value-type="float">
            <text:p>319.202941894531</text:p>
          </table:table-cell>
          <table:table-cell office:value-type="float" office:value="599.022583007813" calcext:value-type="float">
            <text:p>599.022583007813</text:p>
          </table:table-cell>
          <table:table-cell office:value-type="float" office:value="338.89111328125" calcext:value-type="float">
            <text:p>338.89111328125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29.2264003753662" calcext:value-type="float">
            <text:p>29.2264003753662</text:p>
          </table:table-cell>
          <table:table-cell office:value-type="float" office:value="82.054817199707" calcext:value-type="float">
            <text:p>82.054817199707</text:p>
          </table:table-cell>
          <table:table-cell office:value-type="float" office:value="155.164215087891" calcext:value-type="float">
            <text:p>155.16421508789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19.202941894531" calcext:value-type="float">
            <text:p>319.202941894531</text:p>
          </table:table-cell>
          <table:table-cell office:value-type="float" office:value="518.287536621094" calcext:value-type="float">
            <text:p>518.287536621094</text:p>
          </table:table-cell>
          <table:table-cell office:value-type="float" office:value="233.954162597656" calcext:value-type="float">
            <text:p>233.954162597656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29.2220687866211" calcext:value-type="float">
            <text:p>29.2220687866211</text:p>
          </table:table-cell>
          <table:table-cell office:value-type="float" office:value="88.818244934082" calcext:value-type="float">
            <text:p>88.818244934082</text:p>
          </table:table-cell>
          <table:table-cell office:value-type="float" office:value="176.708801269531" calcext:value-type="float">
            <text:p>176.70880126953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19.202941894531" calcext:value-type="float">
            <text:p>319.202941894531</text:p>
          </table:table-cell>
          <table:table-cell office:value-type="float" office:value="523.946228027344" calcext:value-type="float">
            <text:p>523.946228027344</text:p>
          </table:table-cell>
          <table:table-cell office:value-type="float" office:value="277.200134277344" calcext:value-type="float">
            <text:p>277.200134277344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office:value-type="float" office:value="29.2193145751953" calcext:value-type="float">
            <text:p>29.2193145751953</text:p>
          </table:table-cell>
          <table:table-cell office:value-type="float" office:value="88.6900329589844" calcext:value-type="float">
            <text:p>88.6900329589844</text:p>
          </table:table-cell>
          <table:table-cell office:value-type="float" office:value="165.034027099609" calcext:value-type="float">
            <text:p>165.03402709960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9.202941894531" calcext:value-type="float">
            <text:p>319.202941894531</text:p>
          </table:table-cell>
          <table:table-cell office:value-type="float" office:value="500.501281738281" calcext:value-type="float">
            <text:p>500.501281738281</text:p>
          </table:table-cell>
          <table:table-cell office:value-type="float" office:value="236.25407409668" calcext:value-type="float">
            <text:p>236.25407409668</text:p>
          </table:table-cell>
          <table:table-cell table:number-columns-repeated="3"/>
          <table:table-cell office:value-type="float" office:value="172" calcext:value-type="float">
            <text:p>172</text:p>
          </table:table-cell>
          <table:table-cell office:value-type="float" office:value="29.2169857025146" calcext:value-type="float">
            <text:p>29.2169857025146</text:p>
          </table:table-cell>
          <table:table-cell office:value-type="float" office:value="72.9860763549805" calcext:value-type="float">
            <text:p>72.9860763549805</text:p>
          </table:table-cell>
          <table:table-cell office:value-type="float" office:value="136.720657348633" calcext:value-type="float">
            <text:p>136.720657348633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19.202941894531" calcext:value-type="float">
            <text:p>319.202941894531</text:p>
          </table:table-cell>
          <table:table-cell office:value-type="float" office:value="475.550262451172" calcext:value-type="float">
            <text:p>475.550262451172</text:p>
          </table:table-cell>
          <table:table-cell office:value-type="float" office:value="210.762496948242" calcext:value-type="float">
            <text:p>210.762496948242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29.2146415710449" calcext:value-type="float">
            <text:p>29.2146415710449</text:p>
          </table:table-cell>
          <table:table-cell office:value-type="float" office:value="71.4326782226563" calcext:value-type="float">
            <text:p>71.4326782226563</text:p>
          </table:table-cell>
          <table:table-cell office:value-type="float" office:value="129.132781982422" calcext:value-type="float">
            <text:p>129.13278198242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9.202941894531" calcext:value-type="float">
            <text:p>319.202941894531</text:p>
          </table:table-cell>
          <table:table-cell office:value-type="float" office:value="467.981750488281" calcext:value-type="float">
            <text:p>467.981750488281</text:p>
          </table:table-cell>
          <table:table-cell office:value-type="float" office:value="236.133697509766" calcext:value-type="float">
            <text:p>236.133697509766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office:value-type="float" office:value="29.2122573852539" calcext:value-type="float">
            <text:p>29.2122573852539</text:p>
          </table:table-cell>
          <table:table-cell office:value-type="float" office:value="75.2319641113281" calcext:value-type="float">
            <text:p>75.2319641113281</text:p>
          </table:table-cell>
          <table:table-cell office:value-type="float" office:value="146.821334838867" calcext:value-type="float">
            <text:p>146.821334838867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9.202941894531" calcext:value-type="float">
            <text:p>319.202941894531</text:p>
          </table:table-cell>
          <table:table-cell office:value-type="float" office:value="503.475769042969" calcext:value-type="float">
            <text:p>503.475769042969</text:p>
          </table:table-cell>
          <table:table-cell office:value-type="float" office:value="259.474029541016" calcext:value-type="float">
            <text:p>259.474029541016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 office:value-type="float" office:value="29.2103309631348" calcext:value-type="float">
            <text:p>29.2103309631348</text:p>
          </table:table-cell>
          <table:table-cell office:value-type="float" office:value="80.207405090332" calcext:value-type="float">
            <text:p>80.207405090332</text:p>
          </table:table-cell>
          <table:table-cell office:value-type="float" office:value="155.371276855469" calcext:value-type="float">
            <text:p>155.37127685546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9.202941894531" calcext:value-type="float">
            <text:p>319.202941894531</text:p>
          </table:table-cell>
          <table:table-cell office:value-type="float" office:value="534.176391601563" calcext:value-type="float">
            <text:p>534.176391601563</text:p>
          </table:table-cell>
          <table:table-cell office:value-type="float" office:value="284.796997070312" calcext:value-type="float">
            <text:p>284.796997070312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29.2093696594238" calcext:value-type="float">
            <text:p>29.2093696594238</text:p>
          </table:table-cell>
          <table:table-cell office:value-type="float" office:value="78.9759750366211" calcext:value-type="float">
            <text:p>78.9759750366211</text:p>
          </table:table-cell>
          <table:table-cell office:value-type="float" office:value="147.271820068359" calcext:value-type="float">
            <text:p>147.271820068359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5.270263671875" calcext:value-type="float">
            <text:p>315.270263671875</text:p>
          </table:table-cell>
          <table:table-cell office:value-type="float" office:value="526.451904296875" calcext:value-type="float">
            <text:p>526.451904296875</text:p>
          </table:table-cell>
          <table:table-cell office:value-type="float" office:value="290.218658447266" calcext:value-type="float">
            <text:p>290.218658447266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office:value-type="float" office:value="29.2084674835205" calcext:value-type="float">
            <text:p>29.2084674835205</text:p>
          </table:table-cell>
          <table:table-cell office:value-type="float" office:value="89.6994018554688" calcext:value-type="float">
            <text:p>89.6994018554688</text:p>
          </table:table-cell>
          <table:table-cell office:value-type="float" office:value="183.319366455078" calcext:value-type="float">
            <text:p>183.319366455078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8.579193115234" calcext:value-type="float">
            <text:p>288.579193115234</text:p>
          </table:table-cell>
          <table:table-cell office:value-type="float" office:value="572.957397460938" calcext:value-type="float">
            <text:p>572.957397460938</text:p>
          </table:table-cell>
          <table:table-cell office:value-type="float" office:value="329.377380371094" calcext:value-type="float">
            <text:p>329.377380371094</text:p>
          </table:table-cell>
          <table:table-cell table:number-columns-repeated="3"/>
          <table:table-cell office:value-type="float" office:value="178" calcext:value-type="float">
            <text:p>178</text:p>
          </table:table-cell>
          <table:table-cell office:value-type="float" office:value="29.2075347900391" calcext:value-type="float">
            <text:p>29.2075347900391</text:p>
          </table:table-cell>
          <table:table-cell office:value-type="float" office:value="63.2248306274414" calcext:value-type="float">
            <text:p>63.2248306274414</text:p>
          </table:table-cell>
          <table:table-cell office:value-type="float" office:value="93.4953079223633" calcext:value-type="float">
            <text:p>93.495307922363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88.579193115234" calcext:value-type="float">
            <text:p>288.579193115234</text:p>
          </table:table-cell>
          <table:table-cell office:value-type="float" office:value="544.436218261719" calcext:value-type="float">
            <text:p>544.436218261719</text:p>
          </table:table-cell>
          <table:table-cell office:value-type="float" office:value="307.477386474609" calcext:value-type="float">
            <text:p>307.477386474609</text:p>
          </table:table-cell>
          <table:table-cell table:number-columns-repeated="3"/>
          <table:table-cell office:value-type="float" office:value="179" calcext:value-type="float">
            <text:p>179</text:p>
          </table:table-cell>
          <table:table-cell office:value-type="float" office:value="29.2067604064941" calcext:value-type="float">
            <text:p>29.2067604064941</text:p>
          </table:table-cell>
          <table:table-cell office:value-type="float" office:value="73.7849960327148" calcext:value-type="float">
            <text:p>73.7849960327148</text:p>
          </table:table-cell>
          <table:table-cell office:value-type="float" office:value="130.351104736328" calcext:value-type="float">
            <text:p>130.351104736328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88.579193115234" calcext:value-type="float">
            <text:p>288.579193115234</text:p>
          </table:table-cell>
          <table:table-cell office:value-type="float" office:value="504.520477294922" calcext:value-type="float">
            <text:p>504.520477294922</text:p>
          </table:table-cell>
          <table:table-cell office:value-type="float" office:value="267.395568847656" calcext:value-type="float">
            <text:p>267.395568847656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29.2059097290039" calcext:value-type="float">
            <text:p>29.2059097290039</text:p>
          </table:table-cell>
          <table:table-cell office:value-type="float" office:value="82.8162536621094" calcext:value-type="float">
            <text:p>82.8162536621094</text:p>
          </table:table-cell>
          <table:table-cell office:value-type="float" office:value="158.555358886719" calcext:value-type="float">
            <text:p>158.55535888671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88.579193115234" calcext:value-type="float">
            <text:p>288.579193115234</text:p>
          </table:table-cell>
          <table:table-cell office:value-type="float" office:value="531.872741699219" calcext:value-type="float">
            <text:p>531.872741699219</text:p>
          </table:table-cell>
          <table:table-cell office:value-type="float" office:value="332.735565185547" calcext:value-type="float">
            <text:p>332.735565185547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29.2046375274658" calcext:value-type="float">
            <text:p>29.2046375274658</text:p>
          </table:table-cell>
          <table:table-cell office:value-type="float" office:value="86.703987121582" calcext:value-type="float">
            <text:p>86.703987121582</text:p>
          </table:table-cell>
          <table:table-cell office:value-type="float" office:value="176.496353149414" calcext:value-type="float">
            <text:p>176.496353149414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8.579193115234" calcext:value-type="float">
            <text:p>288.579193115234</text:p>
          </table:table-cell>
          <table:table-cell office:value-type="float" office:value="476.414947509766" calcext:value-type="float">
            <text:p>476.414947509766</text:p>
          </table:table-cell>
          <table:table-cell office:value-type="float" office:value="292.14453125" calcext:value-type="float">
            <text:p>292.14453125</text:p>
          </table:table-cell>
          <table:table-cell table:number-columns-repeated="3"/>
          <table:table-cell office:value-type="float" office:value="182" calcext:value-type="float">
            <text:p>182</text:p>
          </table:table-cell>
          <table:table-cell office:value-type="float" office:value="29.1854667663574" calcext:value-type="float">
            <text:p>29.1854667663574</text:p>
          </table:table-cell>
          <table:table-cell office:value-type="float" office:value="89.604606628418" calcext:value-type="float">
            <text:p>89.604606628418</text:p>
          </table:table-cell>
          <table:table-cell office:value-type="float" office:value="162.666351318359" calcext:value-type="float">
            <text:p>162.666351318359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88.579193115234" calcext:value-type="float">
            <text:p>288.579193115234</text:p>
          </table:table-cell>
          <table:table-cell office:value-type="float" office:value="468.262451171875" calcext:value-type="float">
            <text:p>468.262451171875</text:p>
          </table:table-cell>
          <table:table-cell office:value-type="float" office:value="252.471649169922" calcext:value-type="float">
            <text:p>252.471649169922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office:value-type="float" office:value="29.1854667663574" calcext:value-type="float">
            <text:p>29.1854667663574</text:p>
          </table:table-cell>
          <table:table-cell office:value-type="float" office:value="92.9425201416016" calcext:value-type="float">
            <text:p>92.9425201416016</text:p>
          </table:table-cell>
          <table:table-cell office:value-type="float" office:value="204.900985717773" calcext:value-type="float">
            <text:p>204.90098571777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88.579193115234" calcext:value-type="float">
            <text:p>288.579193115234</text:p>
          </table:table-cell>
          <table:table-cell office:value-type="float" office:value="464.281982421875" calcext:value-type="float">
            <text:p>464.281982421875</text:p>
          </table:table-cell>
          <table:table-cell office:value-type="float" office:value="271.441986083984" calcext:value-type="float">
            <text:p>271.441986083984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office:value-type="float" office:value="29.1848545074463" calcext:value-type="float">
            <text:p>29.1848545074463</text:p>
          </table:table-cell>
          <table:table-cell office:value-type="float" office:value="73.6549377441406" calcext:value-type="float">
            <text:p>73.6549377441406</text:p>
          </table:table-cell>
          <table:table-cell office:value-type="float" office:value="126.791839599609" calcext:value-type="float">
            <text:p>126.791839599609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88.579193115234" calcext:value-type="float">
            <text:p>288.579193115234</text:p>
          </table:table-cell>
          <table:table-cell office:value-type="float" office:value="492.026184082031" calcext:value-type="float">
            <text:p>492.026184082031</text:p>
          </table:table-cell>
          <table:table-cell office:value-type="float" office:value="278.909881591797" calcext:value-type="float">
            <text:p>278.909881591797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office:value-type="float" office:value="29.1809253692627" calcext:value-type="float">
            <text:p>29.1809253692627</text:p>
          </table:table-cell>
          <table:table-cell office:value-type="float" office:value="77.1065826416016" calcext:value-type="float">
            <text:p>77.1065826416016</text:p>
          </table:table-cell>
          <table:table-cell office:value-type="float" office:value="146.333923339844" calcext:value-type="float">
            <text:p>146.333923339844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88.579193115234" calcext:value-type="float">
            <text:p>288.579193115234</text:p>
          </table:table-cell>
          <table:table-cell office:value-type="float" office:value="463.088836669922" calcext:value-type="float">
            <text:p>463.088836669922</text:p>
          </table:table-cell>
          <table:table-cell office:value-type="float" office:value="264.605651855469" calcext:value-type="float">
            <text:p>264.605651855469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office:value-type="float" office:value="29.1782474517822" calcext:value-type="float">
            <text:p>29.1782474517822</text:p>
          </table:table-cell>
          <table:table-cell office:value-type="float" office:value="78.0854873657227" calcext:value-type="float">
            <text:p>78.0854873657227</text:p>
          </table:table-cell>
          <table:table-cell office:value-type="float" office:value="154.020004272461" calcext:value-type="float">
            <text:p>154.02000427246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8.579193115234" calcext:value-type="float">
            <text:p>288.579193115234</text:p>
          </table:table-cell>
          <table:table-cell office:value-type="float" office:value="479.963623046875" calcext:value-type="float">
            <text:p>479.963623046875</text:p>
          </table:table-cell>
          <table:table-cell office:value-type="float" office:value="298.119110107422" calcext:value-type="float">
            <text:p>298.119110107422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office:value-type="float" office:value="29.1768398284912" calcext:value-type="float">
            <text:p>29.1768398284912</text:p>
          </table:table-cell>
          <table:table-cell office:value-type="float" office:value="83.6330108642578" calcext:value-type="float">
            <text:p>83.6330108642578</text:p>
          </table:table-cell>
          <table:table-cell office:value-type="float" office:value="153.869857788086" calcext:value-type="float">
            <text:p>153.86985778808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88.579193115234" calcext:value-type="float">
            <text:p>288.579193115234</text:p>
          </table:table-cell>
          <table:table-cell office:value-type="float" office:value="439.880310058594" calcext:value-type="float">
            <text:p>439.880310058594</text:p>
          </table:table-cell>
          <table:table-cell office:value-type="float" office:value="262.031921386719" calcext:value-type="float">
            <text:p>262.031921386719</text:p>
          </table:table-cell>
          <table:table-cell table:number-columns-repeated="3"/>
          <table:table-cell office:value-type="float" office:value="188" calcext:value-type="float">
            <text:p>188</text:p>
          </table:table-cell>
          <table:table-cell office:value-type="float" office:value="29.1746501922607" calcext:value-type="float">
            <text:p>29.1746501922607</text:p>
          </table:table-cell>
          <table:table-cell office:value-type="float" office:value="77.1180191040039" calcext:value-type="float">
            <text:p>77.1180191040039</text:p>
          </table:table-cell>
          <table:table-cell office:value-type="float" office:value="135.161773681641" calcext:value-type="float">
            <text:p>135.16177368164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88.579193115234" calcext:value-type="float">
            <text:p>288.579193115234</text:p>
          </table:table-cell>
          <table:table-cell office:value-type="float" office:value="472.894104003906" calcext:value-type="float">
            <text:p>472.894104003906</text:p>
          </table:table-cell>
          <table:table-cell office:value-type="float" office:value="291.782989501953" calcext:value-type="float">
            <text:p>291.782989501953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office:value-type="float" office:value="29.1733989715576" calcext:value-type="float">
            <text:p>29.1733989715576</text:p>
          </table:table-cell>
          <table:table-cell office:value-type="float" office:value="73.644172668457" calcext:value-type="float">
            <text:p>73.644172668457</text:p>
          </table:table-cell>
          <table:table-cell office:value-type="float" office:value="126.835441589355" calcext:value-type="float">
            <text:p>126.83544158935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8.579193115234" calcext:value-type="float">
            <text:p>288.579193115234</text:p>
          </table:table-cell>
          <table:table-cell office:value-type="float" office:value="448.740936279297" calcext:value-type="float">
            <text:p>448.740936279297</text:p>
          </table:table-cell>
          <table:table-cell office:value-type="float" office:value="277.354034423828" calcext:value-type="float">
            <text:p>277.354034423828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29.1714344024658" calcext:value-type="float">
            <text:p>29.1714344024658</text:p>
          </table:table-cell>
          <table:table-cell office:value-type="float" office:value="71.2361373901367" calcext:value-type="float">
            <text:p>71.2361373901367</text:p>
          </table:table-cell>
          <table:table-cell office:value-type="float" office:value="125.957969665527" calcext:value-type="float">
            <text:p>125.957969665527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85.370788574219" calcext:value-type="float">
            <text:p>285.370788574219</text:p>
          </table:table-cell>
          <table:table-cell office:value-type="float" office:value="451.701202392578" calcext:value-type="float">
            <text:p>451.701202392578</text:p>
          </table:table-cell>
          <table:table-cell office:value-type="float" office:value="266.520660400391" calcext:value-type="float">
            <text:p>266.520660400391</text:p>
          </table:table-cell>
          <table:table-cell table:number-columns-repeated="3"/>
          <table:table-cell office:value-type="float" office:value="191" calcext:value-type="float">
            <text:p>191</text:p>
          </table:table-cell>
          <table:table-cell office:value-type="float" office:value="29.1702919006348" calcext:value-type="float">
            <text:p>29.1702919006348</text:p>
          </table:table-cell>
          <table:table-cell office:value-type="float" office:value="94.1193389892578" calcext:value-type="float">
            <text:p>94.1193389892578</text:p>
          </table:table-cell>
          <table:table-cell office:value-type="float" office:value="179.468719482422" calcext:value-type="float">
            <text:p>179.46871948242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5.370788574219" calcext:value-type="float">
            <text:p>285.370788574219</text:p>
          </table:table-cell>
          <table:table-cell office:value-type="float" office:value="430.654876708984" calcext:value-type="float">
            <text:p>430.654876708984</text:p>
          </table:table-cell>
          <table:table-cell office:value-type="float" office:value="247.198089599609" calcext:value-type="float">
            <text:p>247.198089599609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29.1696643829346" calcext:value-type="float">
            <text:p>29.1696643829346</text:p>
          </table:table-cell>
          <table:table-cell office:value-type="float" office:value="83.2822494506836" calcext:value-type="float">
            <text:p>83.2822494506836</text:p>
          </table:table-cell>
          <table:table-cell office:value-type="float" office:value="158.50244140625" calcext:value-type="float">
            <text:p>158.5024414062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85.370788574219" calcext:value-type="float">
            <text:p>285.370788574219</text:p>
          </table:table-cell>
          <table:table-cell office:value-type="float" office:value="465.938354492188" calcext:value-type="float">
            <text:p>465.938354492188</text:p>
          </table:table-cell>
          <table:table-cell office:value-type="float" office:value="319.561950683594" calcext:value-type="float">
            <text:p>319.561950683594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office:value-type="float" office:value="29.1691875457764" calcext:value-type="float">
            <text:p>29.1691875457764</text:p>
          </table:table-cell>
          <table:table-cell office:value-type="float" office:value="79.2386474609375" calcext:value-type="float">
            <text:p>79.2386474609375</text:p>
          </table:table-cell>
          <table:table-cell office:value-type="float" office:value="145.57048034668" calcext:value-type="float">
            <text:p>145.57048034668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85.370788574219" calcext:value-type="float">
            <text:p>285.370788574219</text:p>
          </table:table-cell>
          <table:table-cell office:value-type="float" office:value="465.884735107422" calcext:value-type="float">
            <text:p>465.884735107422</text:p>
          </table:table-cell>
          <table:table-cell office:value-type="float" office:value="270.862915039062" calcext:value-type="float">
            <text:p>270.862915039062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office:value-type="float" office:value="29.1687240600586" calcext:value-type="float">
            <text:p>29.1687240600586</text:p>
          </table:table-cell>
          <table:table-cell office:value-type="float" office:value="74.9868927001953" calcext:value-type="float">
            <text:p>74.9868927001953</text:p>
          </table:table-cell>
          <table:table-cell office:value-type="float" office:value="136.044784545898" calcext:value-type="float">
            <text:p>136.044784545898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84.475982666016" calcext:value-type="float">
            <text:p>284.475982666016</text:p>
          </table:table-cell>
          <table:table-cell office:value-type="float" office:value="463.937866210938" calcext:value-type="float">
            <text:p>463.937866210938</text:p>
          </table:table-cell>
          <table:table-cell office:value-type="float" office:value="274.311676025391" calcext:value-type="float">
            <text:p>274.311676025391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office:value-type="float" office:value="29.1682014465332" calcext:value-type="float">
            <text:p>29.1682014465332</text:p>
          </table:table-cell>
          <table:table-cell office:value-type="float" office:value="86.0674896240234" calcext:value-type="float">
            <text:p>86.0674896240234</text:p>
          </table:table-cell>
          <table:table-cell office:value-type="float" office:value="154.423294067383" calcext:value-type="float">
            <text:p>154.42329406738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81.198944091797" calcext:value-type="float">
            <text:p>281.198944091797</text:p>
          </table:table-cell>
          <table:table-cell office:value-type="float" office:value="435.512664794922" calcext:value-type="float">
            <text:p>435.512664794922</text:p>
          </table:table-cell>
          <table:table-cell office:value-type="float" office:value="257.738739013672" calcext:value-type="float">
            <text:p>257.738739013672</text:p>
          </table:table-cell>
          <table:table-cell table:number-columns-repeated="3"/>
          <table:table-cell office:value-type="float" office:value="196" calcext:value-type="float">
            <text:p>196</text:p>
          </table:table-cell>
          <table:table-cell office:value-type="float" office:value="29.1678314208984" calcext:value-type="float">
            <text:p>29.1678314208984</text:p>
          </table:table-cell>
          <table:table-cell office:value-type="float" office:value="59.8593101501465" calcext:value-type="float">
            <text:p>59.8593101501465</text:p>
          </table:table-cell>
          <table:table-cell office:value-type="float" office:value="85.6740188598633" calcext:value-type="float">
            <text:p>85.674018859863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79.1650390625" calcext:value-type="float">
            <text:p>279.1650390625</text:p>
          </table:table-cell>
          <table:table-cell office:value-type="float" office:value="382.470703125" calcext:value-type="float">
            <text:p>382.470703125</text:p>
          </table:table-cell>
          <table:table-cell office:value-type="float" office:value="194.109970092773" calcext:value-type="float">
            <text:p>194.109970092773</text:p>
          </table:table-cell>
          <table:table-cell table:number-columns-repeated="3"/>
          <table:table-cell office:value-type="float" office:value="197" calcext:value-type="float">
            <text:p>197</text:p>
          </table:table-cell>
          <table:table-cell office:value-type="float" office:value="29.1678314208984" calcext:value-type="float">
            <text:p>29.1678314208984</text:p>
          </table:table-cell>
          <table:table-cell office:value-type="float" office:value="63.6732925477184" calcext:value-type="float">
            <text:p>63.6732925477184</text:p>
          </table:table-cell>
          <table:table-cell office:value-type="float" office:value="85.6740188598633" calcext:value-type="float">
            <text:p>85.6740188598633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5.260681152344" calcext:value-type="float">
            <text:p>275.260681152344</text:p>
          </table:table-cell>
          <table:table-cell office:value-type="float" office:value="384.827178955078" calcext:value-type="float">
            <text:p>384.827178955078</text:p>
          </table:table-cell>
          <table:table-cell office:value-type="float" office:value="216.854049682617" calcext:value-type="float">
            <text:p>216.854049682617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 office:value-type="float" office:value="29.1675300598145" calcext:value-type="float">
            <text:p>29.1675300598145</text:p>
          </table:table-cell>
          <table:table-cell office:value-type="float" office:value="75.2384796142578" calcext:value-type="float">
            <text:p>75.2384796142578</text:p>
          </table:table-cell>
          <table:table-cell office:value-type="float" office:value="124.282325744629" calcext:value-type="float">
            <text:p>124.282325744629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5.260681152344" calcext:value-type="float">
            <text:p>275.260681152344</text:p>
          </table:table-cell>
          <table:table-cell office:value-type="float" office:value="389.811096191406" calcext:value-type="float">
            <text:p>389.811096191406</text:p>
          </table:table-cell>
          <table:table-cell office:value-type="float" office:value="203.702621459961" calcext:value-type="float">
            <text:p>203.702621459961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office:value-type="float" office:value="29.1673603057861" calcext:value-type="float">
            <text:p>29.1673603057861</text:p>
          </table:table-cell>
          <table:table-cell office:value-type="float" office:value="67.1724243164063" calcext:value-type="float">
            <text:p>67.1724243164063</text:p>
          </table:table-cell>
          <table:table-cell office:value-type="float" office:value="100.15682220459" calcext:value-type="float">
            <text:p>100.1568222045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70.428649902344" calcext:value-type="float">
            <text:p>270.428649902344</text:p>
          </table:table-cell>
          <table:table-cell office:value-type="float" office:value="438.44140625" calcext:value-type="float">
            <text:p>438.44140625</text:p>
          </table:table-cell>
          <table:table-cell office:value-type="float" office:value="288.193389892578" calcext:value-type="float">
            <text:p>288.193389892578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29.1673603057861" calcext:value-type="float">
            <text:p>29.1673603057861</text:p>
          </table:table-cell>
          <table:table-cell office:value-type="float" office:value="78.0003967285156" calcext:value-type="float">
            <text:p>78.0003967285156</text:p>
          </table:table-cell>
          <table:table-cell office:value-type="float" office:value="136.143768310547" calcext:value-type="float">
            <text:p>136.143768310547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0.428649902344" calcext:value-type="float">
            <text:p>270.428649902344</text:p>
          </table:table-cell>
          <table:table-cell office:value-type="float" office:value="464.536437988281" calcext:value-type="float">
            <text:p>464.536437988281</text:p>
          </table:table-cell>
          <table:table-cell office:value-type="float" office:value="309.131896972656" calcext:value-type="float">
            <text:p>309.131896972656</text:p>
          </table:table-cell>
          <table:table-cell table:number-columns-repeated="3"/>
          <table:table-cell office:value-type="string" calcext:value-type="string">
            <text:p>runtime:</text:p>
          </table:table-cell>
          <table:table-cell table:style-name="ce1" office:value-type="time" office:time-value="PT00H19M34.50558S" calcext:value-type="time">
            <text:p>00:19:34.5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8.868377685547" calcext:value-type="float">
            <text:p>268.868377685547</text:p>
          </table:table-cell>
          <table:table-cell office:value-type="float" office:value="406.629058837891" calcext:value-type="float">
            <text:p>406.629058837891</text:p>
          </table:table-cell>
          <table:table-cell office:value-type="float" office:value="211.220809936523" calcext:value-type="float">
            <text:p>211.220809936523</text:p>
          </table:table-cell>
          <table:table-cell table:number-columns-repeated="3"/>
          <table:table-cell office:value-type="float" office:value="29.16736" calcext:value-type="float">
            <text:p>29.16736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68.868377685547" calcext:value-type="float">
            <text:p>268.868377685547</text:p>
          </table:table-cell>
          <table:table-cell office:value-type="float" office:value="402.676635742187" calcext:value-type="float">
            <text:p>402.676635742187</text:p>
          </table:table-cell>
          <table:table-cell office:value-type="float" office:value="229.760482788086" calcext:value-type="float">
            <text:p>229.760482788086</text:p>
          </table:table-cell>
          <table:table-cell table:number-columns-repeated="3"/>
          <table:table-cell office:value-type="string" calcext:value-type="string">
            <text:p>Summary: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8.868377685547" calcext:value-type="float">
            <text:p>268.868377685547</text:p>
          </table:table-cell>
          <table:table-cell office:value-type="float" office:value="345.349304199219" calcext:value-type="float">
            <text:p>345.349304199219</text:p>
          </table:table-cell>
          <table:table-cell office:value-type="float" office:value="185.764068603516" calcext:value-type="float">
            <text:p>185.764068603516</text:p>
          </table:table-cell>
          <table:table-cell table:number-columns-repeated="3"/>
          <table:table-cell office:value-type="string" calcext:value-type="string">
            <text:p>falsely_contained_node_num: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66.607635498047" calcext:value-type="float">
            <text:p>266.607635498047</text:p>
          </table:table-cell>
          <table:table-cell office:value-type="float" office:value="449.571136474609" calcext:value-type="float">
            <text:p>449.571136474609</text:p>
          </table:table-cell>
          <table:table-cell office:value-type="float" office:value="313.239898681641" calcext:value-type="float">
            <text:p>313.239898681641</text:p>
          </table:table-cell>
          <table:table-cell table:number-columns-repeated="3"/>
          <table:table-cell office:value-type="string" calcext:value-type="string">
            <text:p>missing_node_num: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63.242431640625" calcext:value-type="float">
            <text:p>263.242431640625</text:p>
          </table:table-cell>
          <table:table-cell office:value-type="float" office:value="390.480743408203" calcext:value-type="float">
            <text:p>390.480743408203</text:p>
          </table:table-cell>
          <table:table-cell office:value-type="float" office:value="243.915557861328" calcext:value-type="float">
            <text:p>243.915557861328</text:p>
          </table:table-cell>
          <table:table-cell table:number-columns-repeated="3"/>
          <table:table-cell office:value-type="string" calcext:value-type="string">
            <text:p>intersection_num: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3.242431640625" calcext:value-type="float">
            <text:p>263.242431640625</text:p>
          </table:table-cell>
          <table:table-cell office:value-type="float" office:value="374.601409912109" calcext:value-type="float">
            <text:p>374.601409912109</text:p>
          </table:table-cell>
          <table:table-cell office:value-type="float" office:value="216.21858215332" calcext:value-type="float">
            <text:p>216.21858215332</text:p>
          </table:table-cell>
          <table:table-cell table:number-columns-repeated="3"/>
          <table:table-cell office:value-type="string" calcext:value-type="string">
            <text:p>invalid_intersection_num: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9.641448974609" calcext:value-type="float">
            <text:p>259.641448974609</text:p>
          </table:table-cell>
          <table:table-cell office:value-type="float" office:value="425.025634765625" calcext:value-type="float">
            <text:p>425.025634765625</text:p>
          </table:table-cell>
          <table:table-cell office:value-type="float" office:value="267.838439941406" calcext:value-type="float">
            <text:p>267.838439941406</text:p>
          </table:table-cell>
          <table:table-cell table:number-columns-repeated="3"/>
          <table:table-cell office:value-type="string" calcext:value-type="string">
            <text:p>closer_than_min_distance_num: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9.641448974609" calcext:value-type="float">
            <text:p>259.641448974609</text:p>
          </table:table-cell>
          <table:table-cell office:value-type="float" office:value="398.775634765625" calcext:value-type="float">
            <text:p>398.775634765625</text:p>
          </table:table-cell>
          <table:table-cell office:value-type="float" office:value="239.693893432617" calcext:value-type="float">
            <text:p>239.693893432617</text:p>
          </table:table-cell>
          <table:table-cell table:number-columns-repeated="3"/>
          <table:table-cell office:value-type="string" calcext:value-type="string">
            <text:p>segment_num: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9.641448974609" calcext:value-type="float">
            <text:p>259.641448974609</text:p>
          </table:table-cell>
          <table:table-cell office:value-type="float" office:value="383.075317382812" calcext:value-type="float">
            <text:p>383.075317382812</text:p>
          </table:table-cell>
          <table:table-cell office:value-type="float" office:value="248.910552978516" calcext:value-type="float">
            <text:p>248.910552978516</text:p>
          </table:table-cell>
          <table:table-cell table:number-columns-repeated="3"/>
          <table:table-cell office:value-type="string" calcext:value-type="string">
            <text:p>single_node_segment_num: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9.641448974609" calcext:value-type="float">
            <text:p>259.641448974609</text:p>
          </table:table-cell>
          <table:table-cell office:value-type="float" office:value="455.7275390625" calcext:value-type="float">
            <text:p>455.7275390625</text:p>
          </table:table-cell>
          <table:table-cell office:value-type="float" office:value="307.713165283203" calcext:value-type="float">
            <text:p>307.713165283203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9.641448974609" calcext:value-type="float">
            <text:p>259.641448974609</text:p>
          </table:table-cell>
          <table:table-cell office:value-type="float" office:value="357.011596679687" calcext:value-type="float">
            <text:p>357.011596679687</text:p>
          </table:table-cell>
          <table:table-cell office:value-type="float" office:value="210.463302612305" calcext:value-type="float">
            <text:p>210.463302612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ntime:</text:p>
          </table:table-cell>
          <table:table-cell table:style-name="ce1" office:value-type="time" office:time-value="PT02H00M59.881046S" calcext:value-type="time">
            <text:p>02:00:59.88</text:p>
          </table:table-cell>
          <table:table-cell table:number-columns-repeated="5"/>
          <table:table-cell office:value-type="string" calcext:value-type="string">
            <text:p>random init</text:p>
          </table:table-cell>
          <table:table-cell office:value-type="string" calcext:value-type="string">
            <text:p>multirow ga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rmal(0,3)</text:p>
          </table:table-cell>
          <table:table-cell/>
        </table:table-row>
        <table:table-row table:style-name="ro1">
          <table:table-cell office:value-type="float" office:value="259.64145" calcext:value-type="float">
            <text:p>259.64145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91.3592987060547" calcext:value-type="float">
            <text:p>91.3592987060547</text:p>
          </table:table-cell>
          <table:table-cell office:value-type="float" office:value="282.359039306641" calcext:value-type="float">
            <text:p>282.359039306641</text:p>
          </table:table-cell>
          <table:table-cell office:value-type="float" office:value="177.859939575195" calcext:value-type="float">
            <text:p>177.859939575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91.3592987060547" calcext:value-type="float">
            <text:p>91.3592987060547</text:p>
          </table:table-cell>
          <table:table-cell office:value-type="float" office:value="268.504913330078" calcext:value-type="float">
            <text:p>268.504913330078</text:p>
          </table:table-cell>
          <table:table-cell office:value-type="float" office:value="177.003875732422" calcext:value-type="float">
            <text:p>177.003875732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ly_contained_node_num: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1.3592987060547" calcext:value-type="float">
            <text:p>91.3592987060547</text:p>
          </table:table-cell>
          <table:table-cell office:value-type="float" office:value="288.368408203125" calcext:value-type="float">
            <text:p>288.368408203125</text:p>
          </table:table-cell>
          <table:table-cell office:value-type="float" office:value="224.757232666016" calcext:value-type="float">
            <text:p>224.757232666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ng_node_num: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91.3592987060547" calcext:value-type="float">
            <text:p>91.3592987060547</text:p>
          </table:table-cell>
          <table:table-cell office:value-type="float" office:value="255.616744995117" calcext:value-type="float">
            <text:p>255.616744995117</text:p>
          </table:table-cell>
          <table:table-cell office:value-type="float" office:value="185.731292724609" calcext:value-type="float">
            <text:p>185.731292724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section_num:</text:p>
          </table:table-cell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91.3592987060547" calcext:value-type="float">
            <text:p>91.3592987060547</text:p>
          </table:table-cell>
          <table:table-cell office:value-type="float" office:value="235.226211547852" calcext:value-type="float">
            <text:p>235.226211547852</text:p>
          </table:table-cell>
          <table:table-cell office:value-type="float" office:value="143.439926147461" calcext:value-type="float">
            <text:p>143.439926147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_intersection_num:</text:p>
          </table:table-cell>
          <table:table-cell office:value-type="float" office:value="131" calcext:value-type="float">
            <text:p>13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91.3592987060547" calcext:value-type="float">
            <text:p>91.3592987060547</text:p>
          </table:table-cell>
          <table:table-cell office:value-type="float" office:value="288.875274658203" calcext:value-type="float">
            <text:p>288.875274658203</text:p>
          </table:table-cell>
          <table:table-cell office:value-type="float" office:value="206.754150390625" calcext:value-type="float">
            <text:p>206.75415039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r_than_min_distance_num: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91.3592987060547" calcext:value-type="float">
            <text:p>91.3592987060547</text:p>
          </table:table-cell>
          <table:table-cell office:value-type="float" office:value="236.821685791016" calcext:value-type="float">
            <text:p>236.821685791016</text:p>
          </table:table-cell>
          <table:table-cell office:value-type="float" office:value="154.482345581055" calcext:value-type="float">
            <text:p>154.482345581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ment_num: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91.3592987060547" calcext:value-type="float">
            <text:p>91.3592987060547</text:p>
          </table:table-cell>
          <table:table-cell office:value-type="float" office:value="273.438842773437" calcext:value-type="float">
            <text:p>273.438842773437</text:p>
          </table:table-cell>
          <table:table-cell office:value-type="float" office:value="196.863189697266" calcext:value-type="float">
            <text:p>196.863189697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le_node_segment_num: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91.3592987060547" calcext:value-type="float">
            <text:p>91.3592987060547</text:p>
          </table:table-cell>
          <table:table-cell office:value-type="float" office:value="261.696899414062" calcext:value-type="float">
            <text:p>261.696899414062</text:p>
          </table:table-cell>
          <table:table-cell office:value-type="float" office:value="180.040939331055" calcext:value-type="float">
            <text:p>180.04093933105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91.3592987060547" calcext:value-type="float">
            <text:p>91.3592987060547</text:p>
          </table:table-cell>
          <table:table-cell office:value-type="float" office:value="261.041687011719" calcext:value-type="float">
            <text:p>261.041687011719</text:p>
          </table:table-cell>
          <table:table-cell office:value-type="float" office:value="198.271408081055" calcext:value-type="float">
            <text:p>198.271408081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 init</text:p>
          </table:table-cell>
          <table:table-cell office:value-type="string" calcext:value-type="string">
            <text:p>pso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1.3592987060547" calcext:value-type="float">
            <text:p>91.3592987060547</text:p>
          </table:table-cell>
          <table:table-cell office:value-type="float" office:value="237.623107910156" calcext:value-type="float">
            <text:p>237.623107910156</text:p>
          </table:table-cell>
          <table:table-cell office:value-type="float" office:value="160.829742431641" calcext:value-type="float">
            <text:p>160.8297424316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2.480346679687" calcext:value-type="float">
            <text:p>672.480346679687</text:p>
          </table:table-cell>
          <table:table-cell office:value-type="float" office:value="1365.13720703125" calcext:value-type="float">
            <text:p>1365.13720703125</text:p>
          </table:table-cell>
          <table:table-cell office:value-type="float" office:value="191.691452026367" calcext:value-type="float">
            <text:p>191.69145202636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91.3592987060547" calcext:value-type="float">
            <text:p>91.3592987060547</text:p>
          </table:table-cell>
          <table:table-cell office:value-type="float" office:value="246.769271850586" calcext:value-type="float">
            <text:p>246.769271850586</text:p>
          </table:table-cell>
          <table:table-cell office:value-type="float" office:value="175.191696166992" calcext:value-type="float">
            <text:p>175.1916961669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0.750762939453" calcext:value-type="float">
            <text:p>360.750762939453</text:p>
          </table:table-cell>
          <table:table-cell office:value-type="float" office:value="1286.26025390625" calcext:value-type="float">
            <text:p>1286.26025390625</text:p>
          </table:table-cell>
          <table:table-cell office:value-type="float" office:value="230.54069519043" calcext:value-type="float">
            <text:p>230.5406951904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1.3592987060547" calcext:value-type="float">
            <text:p>91.3592987060547</text:p>
          </table:table-cell>
          <table:table-cell office:value-type="float" office:value="282.553588867187" calcext:value-type="float">
            <text:p>282.553588867187</text:p>
          </table:table-cell>
          <table:table-cell office:value-type="float" office:value="250.209503173828" calcext:value-type="float">
            <text:p>250.20950317382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0.750762939453" calcext:value-type="float">
            <text:p>360.750762939453</text:p>
          </table:table-cell>
          <table:table-cell office:value-type="float" office:value="1153.96228027344" calcext:value-type="float">
            <text:p>1153.96228027344</text:p>
          </table:table-cell>
          <table:table-cell office:value-type="float" office:value="325.399261474609" calcext:value-type="float">
            <text:p>325.39926147460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4.0637969970703" calcext:value-type="float">
            <text:p>64.0637969970703</text:p>
          </table:table-cell>
          <table:table-cell office:value-type="float" office:value="246.482330322266" calcext:value-type="float">
            <text:p>246.482330322266</text:p>
          </table:table-cell>
          <table:table-cell office:value-type="float" office:value="192.496719360352" calcext:value-type="float">
            <text:p>192.49671936035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0.750762939453" calcext:value-type="float">
            <text:p>360.750762939453</text:p>
          </table:table-cell>
          <table:table-cell office:value-type="float" office:value="1149.8154296875" calcext:value-type="float">
            <text:p>1149.8154296875</text:p>
          </table:table-cell>
          <table:table-cell office:value-type="float" office:value="321.967803955078" calcext:value-type="float">
            <text:p>321.96780395507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4.0637969970703" calcext:value-type="float">
            <text:p>64.0637969970703</text:p>
          </table:table-cell>
          <table:table-cell office:value-type="float" office:value="237.996002197266" calcext:value-type="float">
            <text:p>237.996002197266</text:p>
          </table:table-cell>
          <table:table-cell office:value-type="float" office:value="164.727508544922" calcext:value-type="float">
            <text:p>164.72750854492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0.750762939453" calcext:value-type="float">
            <text:p>360.750762939453</text:p>
          </table:table-cell>
          <table:table-cell office:value-type="float" office:value="1116.94775390625" calcext:value-type="float">
            <text:p>1116.94775390625</text:p>
          </table:table-cell>
          <table:table-cell office:value-type="float" office:value="313.185211181641" calcext:value-type="float">
            <text:p>313.18521118164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4.0637969970703" calcext:value-type="float">
            <text:p>64.0637969970703</text:p>
          </table:table-cell>
          <table:table-cell office:value-type="float" office:value="243.132400512695" calcext:value-type="float">
            <text:p>243.132400512695</text:p>
          </table:table-cell>
          <table:table-cell office:value-type="float" office:value="189.300415039063" calcext:value-type="float">
            <text:p>189.30041503906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0.750762939453" calcext:value-type="float">
            <text:p>360.750762939453</text:p>
          </table:table-cell>
          <table:table-cell office:value-type="float" office:value="1134.03381347656" calcext:value-type="float">
            <text:p>1134.03381347656</text:p>
          </table:table-cell>
          <table:table-cell office:value-type="float" office:value="299.929016113281" calcext:value-type="float">
            <text:p>299.92901611328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4.0637969970703" calcext:value-type="float">
            <text:p>64.0637969970703</text:p>
          </table:table-cell>
          <table:table-cell office:value-type="float" office:value="243.696151733398" calcext:value-type="float">
            <text:p>243.696151733398</text:p>
          </table:table-cell>
          <table:table-cell office:value-type="float" office:value="179.926620483398" calcext:value-type="float">
            <text:p>179.92662048339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7.882720947266" calcext:value-type="float">
            <text:p>357.882720947266</text:p>
          </table:table-cell>
          <table:table-cell office:value-type="float" office:value="1124.01171875" calcext:value-type="float">
            <text:p>1124.01171875</text:p>
          </table:table-cell>
          <table:table-cell office:value-type="float" office:value="307.895935058594" calcext:value-type="float">
            <text:p>307.89593505859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64.0637969970703" calcext:value-type="float">
            <text:p>64.0637969970703</text:p>
          </table:table-cell>
          <table:table-cell office:value-type="float" office:value="243.047988891602" calcext:value-type="float">
            <text:p>243.047988891602</text:p>
          </table:table-cell>
          <table:table-cell office:value-type="float" office:value="203.591323852539" calcext:value-type="float">
            <text:p>203.59132385253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7.882720947266" calcext:value-type="float">
            <text:p>357.882720947266</text:p>
          </table:table-cell>
          <table:table-cell office:value-type="float" office:value="1069.9921875" calcext:value-type="float">
            <text:p>1069.9921875</text:p>
          </table:table-cell>
          <table:table-cell office:value-type="float" office:value="305.64404296875" calcext:value-type="float">
            <text:p>305.6440429687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64.0637969970703" calcext:value-type="float">
            <text:p>64.0637969970703</text:p>
          </table:table-cell>
          <table:table-cell office:value-type="float" office:value="214.661758422852" calcext:value-type="float">
            <text:p>214.661758422852</text:p>
          </table:table-cell>
          <table:table-cell office:value-type="float" office:value="159.736999511719" calcext:value-type="float">
            <text:p>159.73699951171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7.882720947266" calcext:value-type="float">
            <text:p>357.882720947266</text:p>
          </table:table-cell>
          <table:table-cell office:value-type="float" office:value="1067.09680175781" calcext:value-type="float">
            <text:p>1067.09680175781</text:p>
          </table:table-cell>
          <table:table-cell office:value-type="float" office:value="321.482635498047" calcext:value-type="float">
            <text:p>321.48263549804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64.0637969970703" calcext:value-type="float">
            <text:p>64.0637969970703</text:p>
          </table:table-cell>
          <table:table-cell office:value-type="float" office:value="256.102722167969" calcext:value-type="float">
            <text:p>256.102722167969</text:p>
          </table:table-cell>
          <table:table-cell office:value-type="float" office:value="210.892669677734" calcext:value-type="float">
            <text:p>210.89266967773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7.882720947266" calcext:value-type="float">
            <text:p>357.882720947266</text:p>
          </table:table-cell>
          <table:table-cell office:value-type="float" office:value="1096.11279296875" calcext:value-type="float">
            <text:p>1096.11279296875</text:p>
          </table:table-cell>
          <table:table-cell office:value-type="float" office:value="308.722198486328" calcext:value-type="float">
            <text:p>308.72219848632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4.0637969970703" calcext:value-type="float">
            <text:p>64.0637969970703</text:p>
          </table:table-cell>
          <table:table-cell office:value-type="float" office:value="273.514038085937" calcext:value-type="float">
            <text:p>273.514038085937</text:p>
          </table:table-cell>
          <table:table-cell office:value-type="float" office:value="219.576019287109" calcext:value-type="float">
            <text:p>219.57601928710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7.882720947266" calcext:value-type="float">
            <text:p>357.882720947266</text:p>
          </table:table-cell>
          <table:table-cell office:value-type="float" office:value="1126.1611328125" calcext:value-type="float">
            <text:p>1126.1611328125</text:p>
          </table:table-cell>
          <table:table-cell office:value-type="float" office:value="301.6650390625" calcext:value-type="float">
            <text:p>301.665039062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64.0637969970703" calcext:value-type="float">
            <text:p>64.0637969970703</text:p>
          </table:table-cell>
          <table:table-cell office:value-type="float" office:value="237.882583618164" calcext:value-type="float">
            <text:p>237.882583618164</text:p>
          </table:table-cell>
          <table:table-cell office:value-type="float" office:value="186.784942626953" calcext:value-type="float">
            <text:p>186.78494262695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7.882720947266" calcext:value-type="float">
            <text:p>357.882720947266</text:p>
          </table:table-cell>
          <table:table-cell office:value-type="float" office:value="1120.75659179688" calcext:value-type="float">
            <text:p>1120.75659179688</text:p>
          </table:table-cell>
          <table:table-cell office:value-type="float" office:value="315.092132568359" calcext:value-type="float">
            <text:p>315.092132568359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4.0637969970703" calcext:value-type="float">
            <text:p>64.0637969970703</text:p>
          </table:table-cell>
          <table:table-cell office:value-type="float" office:value="219.612365722656" calcext:value-type="float">
            <text:p>219.612365722656</text:p>
          </table:table-cell>
          <table:table-cell office:value-type="float" office:value="167.750686645508" calcext:value-type="float">
            <text:p>167.75068664550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7.882720947266" calcext:value-type="float">
            <text:p>357.882720947266</text:p>
          </table:table-cell>
          <table:table-cell office:value-type="float" office:value="1040.85900878906" calcext:value-type="float">
            <text:p>1040.85900878906</text:p>
          </table:table-cell>
          <table:table-cell office:value-type="float" office:value="317.494903564453" calcext:value-type="float">
            <text:p>317.494903564453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4.0637969970703" calcext:value-type="float">
            <text:p>64.0637969970703</text:p>
          </table:table-cell>
          <table:table-cell office:value-type="float" office:value="245.099670410156" calcext:value-type="float">
            <text:p>245.099670410156</text:p>
          </table:table-cell>
          <table:table-cell office:value-type="float" office:value="194.401962280273" calcext:value-type="float">
            <text:p>194.40196228027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7.831970214844" calcext:value-type="float">
            <text:p>357.831970214844</text:p>
          </table:table-cell>
          <table:table-cell office:value-type="float" office:value="1027.59387207031" calcext:value-type="float">
            <text:p>1027.59387207031</text:p>
          </table:table-cell>
          <table:table-cell office:value-type="float" office:value="322.8818359375" calcext:value-type="float">
            <text:p>322.881835937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64.0637969970703" calcext:value-type="float">
            <text:p>64.0637969970703</text:p>
          </table:table-cell>
          <table:table-cell office:value-type="float" office:value="205.036972045898" calcext:value-type="float">
            <text:p>205.036972045898</text:p>
          </table:table-cell>
          <table:table-cell office:value-type="float" office:value="142.878479003906" calcext:value-type="float">
            <text:p>142.87847900390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5.946380615234" calcext:value-type="float">
            <text:p>355.946380615234</text:p>
          </table:table-cell>
          <table:table-cell office:value-type="float" office:value="1002.93756103516" calcext:value-type="float">
            <text:p>1002.93756103516</text:p>
          </table:table-cell>
          <table:table-cell office:value-type="float" office:value="341.316253662109" calcext:value-type="float">
            <text:p>341.316253662109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64.0637969970703" calcext:value-type="float">
            <text:p>64.0637969970703</text:p>
          </table:table-cell>
          <table:table-cell office:value-type="float" office:value="230.295959472656" calcext:value-type="float">
            <text:p>230.295959472656</text:p>
          </table:table-cell>
          <table:table-cell office:value-type="float" office:value="188.613662719727" calcext:value-type="float">
            <text:p>188.61366271972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5.946380615234" calcext:value-type="float">
            <text:p>355.946380615234</text:p>
          </table:table-cell>
          <table:table-cell office:value-type="float" office:value="1065.17297363281" calcext:value-type="float">
            <text:p>1065.17297363281</text:p>
          </table:table-cell>
          <table:table-cell office:value-type="float" office:value="340.091156005859" calcext:value-type="float">
            <text:p>340.091156005859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64.0637969970703" calcext:value-type="float">
            <text:p>64.0637969970703</text:p>
          </table:table-cell>
          <table:table-cell office:value-type="float" office:value="206.530624389648" calcext:value-type="float">
            <text:p>206.530624389648</text:p>
          </table:table-cell>
          <table:table-cell office:value-type="float" office:value="164.82878112793" calcext:value-type="float">
            <text:p>164.8287811279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4.745880126953" calcext:value-type="float">
            <text:p>354.745880126953</text:p>
          </table:table-cell>
          <table:table-cell office:value-type="float" office:value="1078.61767578125" calcext:value-type="float">
            <text:p>1078.61767578125</text:p>
          </table:table-cell>
          <table:table-cell office:value-type="float" office:value="338.703247070312" calcext:value-type="float">
            <text:p>338.70324707031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64.0637969970703" calcext:value-type="float">
            <text:p>64.0637969970703</text:p>
          </table:table-cell>
          <table:table-cell office:value-type="float" office:value="212.385864257813" calcext:value-type="float">
            <text:p>212.385864257813</text:p>
          </table:table-cell>
          <table:table-cell office:value-type="float" office:value="163.601348876953" calcext:value-type="float">
            <text:p>163.60134887695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3.455505371094" calcext:value-type="float">
            <text:p>353.455505371094</text:p>
          </table:table-cell>
          <table:table-cell office:value-type="float" office:value="1062.4892578125" calcext:value-type="float">
            <text:p>1062.4892578125</text:p>
          </table:table-cell>
          <table:table-cell office:value-type="float" office:value="319.549194335938" calcext:value-type="float">
            <text:p>319.549194335938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64.0637969970703" calcext:value-type="float">
            <text:p>64.0637969970703</text:p>
          </table:table-cell>
          <table:table-cell office:value-type="float" office:value="208.083206176758" calcext:value-type="float">
            <text:p>208.083206176758</text:p>
          </table:table-cell>
          <table:table-cell office:value-type="float" office:value="160.059371948242" calcext:value-type="float">
            <text:p>160.05937194824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3.455505371094" calcext:value-type="float">
            <text:p>353.455505371094</text:p>
          </table:table-cell>
          <table:table-cell office:value-type="float" office:value="1062.22937011719" calcext:value-type="float">
            <text:p>1062.22937011719</text:p>
          </table:table-cell>
          <table:table-cell office:value-type="float" office:value="337.220275878906" calcext:value-type="float">
            <text:p>337.22027587890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64.0637969970703" calcext:value-type="float">
            <text:p>64.0637969970703</text:p>
          </table:table-cell>
          <table:table-cell office:value-type="float" office:value="188.975982666016" calcext:value-type="float">
            <text:p>188.975982666016</text:p>
          </table:table-cell>
          <table:table-cell office:value-type="float" office:value="130.124954223633" calcext:value-type="float">
            <text:p>130.12495422363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1.233062744141" calcext:value-type="float">
            <text:p>351.233062744141</text:p>
          </table:table-cell>
          <table:table-cell office:value-type="float" office:value="1071.16174316406" calcext:value-type="float">
            <text:p>1071.16174316406</text:p>
          </table:table-cell>
          <table:table-cell office:value-type="float" office:value="368.948181152344" calcext:value-type="float">
            <text:p>368.948181152344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64.0637969970703" calcext:value-type="float">
            <text:p>64.0637969970703</text:p>
          </table:table-cell>
          <table:table-cell office:value-type="float" office:value="201.651779174805" calcext:value-type="float">
            <text:p>201.651779174805</text:p>
          </table:table-cell>
          <table:table-cell office:value-type="float" office:value="141.337142944336" calcext:value-type="float">
            <text:p>141.33714294433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1.233062744141" calcext:value-type="float">
            <text:p>351.233062744141</text:p>
          </table:table-cell>
          <table:table-cell office:value-type="float" office:value="1023.81536865234" calcext:value-type="float">
            <text:p>1023.81536865234</text:p>
          </table:table-cell>
          <table:table-cell office:value-type="float" office:value="336.608306884766" calcext:value-type="float">
            <text:p>336.608306884766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64.0637969970703" calcext:value-type="float">
            <text:p>64.0637969970703</text:p>
          </table:table-cell>
          <table:table-cell office:value-type="float" office:value="226.682250976563" calcext:value-type="float">
            <text:p>226.682250976563</text:p>
          </table:table-cell>
          <table:table-cell office:value-type="float" office:value="191.971328735352" calcext:value-type="float">
            <text:p>191.97132873535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1.233062744141" calcext:value-type="float">
            <text:p>351.233062744141</text:p>
          </table:table-cell>
          <table:table-cell office:value-type="float" office:value="1047.33947753906" calcext:value-type="float">
            <text:p>1047.33947753906</text:p>
          </table:table-cell>
          <table:table-cell office:value-type="float" office:value="341.289978027344" calcext:value-type="float">
            <text:p>341.289978027344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64.0637969970703" calcext:value-type="float">
            <text:p>64.0637969970703</text:p>
          </table:table-cell>
          <table:table-cell office:value-type="float" office:value="209.147094726563" calcext:value-type="float">
            <text:p>209.147094726563</text:p>
          </table:table-cell>
          <table:table-cell office:value-type="float" office:value="194.476150512695" calcext:value-type="float">
            <text:p>194.47615051269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0.035430908203" calcext:value-type="float">
            <text:p>350.035430908203</text:p>
          </table:table-cell>
          <table:table-cell office:value-type="float" office:value="958.060607910156" calcext:value-type="float">
            <text:p>958.060607910156</text:p>
          </table:table-cell>
          <table:table-cell office:value-type="float" office:value="296.054473876953" calcext:value-type="float">
            <text:p>296.054473876953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64.0637969970703" calcext:value-type="float">
            <text:p>64.0637969970703</text:p>
          </table:table-cell>
          <table:table-cell office:value-type="float" office:value="202.533401489258" calcext:value-type="float">
            <text:p>202.533401489258</text:p>
          </table:table-cell>
          <table:table-cell office:value-type="float" office:value="174.410903930664" calcext:value-type="float">
            <text:p>174.41090393066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0.035430908203" calcext:value-type="float">
            <text:p>350.035430908203</text:p>
          </table:table-cell>
          <table:table-cell office:value-type="float" office:value="995.270080566406" calcext:value-type="float">
            <text:p>995.270080566406</text:p>
          </table:table-cell>
          <table:table-cell office:value-type="float" office:value="360.344421386719" calcext:value-type="float">
            <text:p>360.344421386719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58.6729927062988" calcext:value-type="float">
            <text:p>58.6729927062988</text:p>
          </table:table-cell>
          <table:table-cell office:value-type="float" office:value="183.175476074219" calcext:value-type="float">
            <text:p>183.175476074219</text:p>
          </table:table-cell>
          <table:table-cell office:value-type="float" office:value="165.303070068359" calcext:value-type="float">
            <text:p>165.30307006835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0.035430908203" calcext:value-type="float">
            <text:p>350.035430908203</text:p>
          </table:table-cell>
          <table:table-cell office:value-type="float" office:value="992.621459960938" calcext:value-type="float">
            <text:p>992.621459960938</text:p>
          </table:table-cell>
          <table:table-cell office:value-type="float" office:value="328.560333251953" calcext:value-type="float">
            <text:p>328.560333251953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58.6729927062988" calcext:value-type="float">
            <text:p>58.6729927062988</text:p>
          </table:table-cell>
          <table:table-cell office:value-type="float" office:value="200.187576293945" calcext:value-type="float">
            <text:p>200.187576293945</text:p>
          </table:table-cell>
          <table:table-cell office:value-type="float" office:value="185.903503417969" calcext:value-type="float">
            <text:p>185.90350341796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0.035430908203" calcext:value-type="float">
            <text:p>350.035430908203</text:p>
          </table:table-cell>
          <table:table-cell office:value-type="float" office:value="1024.28503417969" calcext:value-type="float">
            <text:p>1024.28503417969</text:p>
          </table:table-cell>
          <table:table-cell office:value-type="float" office:value="344.595855712891" calcext:value-type="float">
            <text:p>344.595855712891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58.6729927062988" calcext:value-type="float">
            <text:p>58.6729927062988</text:p>
          </table:table-cell>
          <table:table-cell office:value-type="float" office:value="185.766296386719" calcext:value-type="float">
            <text:p>185.766296386719</text:p>
          </table:table-cell>
          <table:table-cell office:value-type="float" office:value="158.009048461914" calcext:value-type="float">
            <text:p>158.00904846191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0.029418945312" calcext:value-type="float">
            <text:p>350.029418945312</text:p>
          </table:table-cell>
          <table:table-cell office:value-type="float" office:value="1012.78356933594" calcext:value-type="float">
            <text:p>1012.78356933594</text:p>
          </table:table-cell>
          <table:table-cell office:value-type="float" office:value="372.976470947266" calcext:value-type="float">
            <text:p>372.976470947266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45.6836051940918" calcext:value-type="float">
            <text:p>45.6836051940918</text:p>
          </table:table-cell>
          <table:table-cell office:value-type="float" office:value="201.436294555664" calcext:value-type="float">
            <text:p>201.436294555664</text:p>
          </table:table-cell>
          <table:table-cell office:value-type="float" office:value="172.460662841797" calcext:value-type="float">
            <text:p>172.46066284179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0.025238037109" calcext:value-type="float">
            <text:p>350.025238037109</text:p>
          </table:table-cell>
          <table:table-cell office:value-type="float" office:value="982.905029296875" calcext:value-type="float">
            <text:p>982.905029296875</text:p>
          </table:table-cell>
          <table:table-cell office:value-type="float" office:value="364.280548095703" calcext:value-type="float">
            <text:p>364.280548095703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33.777645111084" calcext:value-type="float">
            <text:p>33.777645111084</text:p>
          </table:table-cell>
          <table:table-cell office:value-type="float" office:value="176.887786865234" calcext:value-type="float">
            <text:p>176.887786865234</text:p>
          </table:table-cell>
          <table:table-cell office:value-type="float" office:value="123.099937438965" calcext:value-type="float">
            <text:p>123.09993743896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0.020782470703" calcext:value-type="float">
            <text:p>350.020782470703</text:p>
          </table:table-cell>
          <table:table-cell office:value-type="float" office:value="1038.99768066406" calcext:value-type="float">
            <text:p>1038.99768066406</text:p>
          </table:table-cell>
          <table:table-cell office:value-type="float" office:value="384.281097412109" calcext:value-type="float">
            <text:p>384.281097412109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3.777645111084" calcext:value-type="float">
            <text:p>33.777645111084</text:p>
          </table:table-cell>
          <table:table-cell office:value-type="float" office:value="152.999526977539" calcext:value-type="float">
            <text:p>152.999526977539</text:p>
          </table:table-cell>
          <table:table-cell office:value-type="float" office:value="92.2446517944336" calcext:value-type="float">
            <text:p>92.244651794433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0.020782470703" calcext:value-type="float">
            <text:p>350.020782470703</text:p>
          </table:table-cell>
          <table:table-cell office:value-type="float" office:value="1019.61663818359" calcext:value-type="float">
            <text:p>1019.61663818359</text:p>
          </table:table-cell>
          <table:table-cell office:value-type="float" office:value="356.743286132812" calcext:value-type="float">
            <text:p>356.74328613281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33.777645111084" calcext:value-type="float">
            <text:p>33.777645111084</text:p>
          </table:table-cell>
          <table:table-cell office:value-type="float" office:value="177.993469238281" calcext:value-type="float">
            <text:p>177.993469238281</text:p>
          </table:table-cell>
          <table:table-cell office:value-type="float" office:value="177.941925048828" calcext:value-type="float">
            <text:p>177.94192504882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0.020782470703" calcext:value-type="float">
            <text:p>350.020782470703</text:p>
          </table:table-cell>
          <table:table-cell office:value-type="float" office:value="988.498657226563" calcext:value-type="float">
            <text:p>988.498657226563</text:p>
          </table:table-cell>
          <table:table-cell office:value-type="float" office:value="339.880676269531" calcext:value-type="float">
            <text:p>339.88067626953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33.777645111084" calcext:value-type="float">
            <text:p>33.777645111084</text:p>
          </table:table-cell>
          <table:table-cell office:value-type="float" office:value="161.029708862305" calcext:value-type="float">
            <text:p>161.029708862305</text:p>
          </table:table-cell>
          <table:table-cell office:value-type="float" office:value="157.394256591797" calcext:value-type="float">
            <text:p>157.39425659179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0.017486572266" calcext:value-type="float">
            <text:p>350.017486572266</text:p>
          </table:table-cell>
          <table:table-cell office:value-type="float" office:value="990.831726074219" calcext:value-type="float">
            <text:p>990.831726074219</text:p>
          </table:table-cell>
          <table:table-cell office:value-type="float" office:value="382.793151855469" calcext:value-type="float">
            <text:p>382.793151855469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33.777645111084" calcext:value-type="float">
            <text:p>33.777645111084</text:p>
          </table:table-cell>
          <table:table-cell office:value-type="float" office:value="140.513580322266" calcext:value-type="float">
            <text:p>140.513580322266</text:p>
          </table:table-cell>
          <table:table-cell office:value-type="float" office:value="111.141677856445" calcext:value-type="float">
            <text:p>111.14167785644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0.015228271484" calcext:value-type="float">
            <text:p>350.015228271484</text:p>
          </table:table-cell>
          <table:table-cell office:value-type="float" office:value="978.824584960938" calcext:value-type="float">
            <text:p>978.824584960938</text:p>
          </table:table-cell>
          <table:table-cell office:value-type="float" office:value="377.936553955078" calcext:value-type="float">
            <text:p>377.936553955078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33.1582298278809" calcext:value-type="float">
            <text:p>33.1582298278809</text:p>
          </table:table-cell>
          <table:table-cell office:value-type="float" office:value="123.500602722168" calcext:value-type="float">
            <text:p>123.500602722168</text:p>
          </table:table-cell>
          <table:table-cell office:value-type="float" office:value="126.185821533203" calcext:value-type="float">
            <text:p>126.18582153320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0.006958007812" calcext:value-type="float">
            <text:p>350.006958007812</text:p>
          </table:table-cell>
          <table:table-cell office:value-type="float" office:value="976.371337890625" calcext:value-type="float">
            <text:p>976.371337890625</text:p>
          </table:table-cell>
          <table:table-cell office:value-type="float" office:value="385.431365966797" calcext:value-type="float">
            <text:p>385.431365966797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3.1582298278809" calcext:value-type="float">
            <text:p>33.1582298278809</text:p>
          </table:table-cell>
          <table:table-cell office:value-type="float" office:value="113.372184753418" calcext:value-type="float">
            <text:p>113.372184753418</text:p>
          </table:table-cell>
          <table:table-cell office:value-type="float" office:value="94.7536926269531" calcext:value-type="float">
            <text:p>94.753692626953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0.006958007812" calcext:value-type="float">
            <text:p>350.006958007812</text:p>
          </table:table-cell>
          <table:table-cell office:value-type="float" office:value="962.927368164062" calcext:value-type="float">
            <text:p>962.927368164062</text:p>
          </table:table-cell>
          <table:table-cell office:value-type="float" office:value="386.851257324219" calcext:value-type="float">
            <text:p>386.851257324219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33.1582298278809" calcext:value-type="float">
            <text:p>33.1582298278809</text:p>
          </table:table-cell>
          <table:table-cell office:value-type="float" office:value="170.087051391602" calcext:value-type="float">
            <text:p>170.087051391602</text:p>
          </table:table-cell>
          <table:table-cell office:value-type="float" office:value="192.731903076172" calcext:value-type="float">
            <text:p>192.73190307617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0.006958007812" calcext:value-type="float">
            <text:p>350.006958007812</text:p>
          </table:table-cell>
          <table:table-cell office:value-type="float" office:value="946.856506347656" calcext:value-type="float">
            <text:p>946.856506347656</text:p>
          </table:table-cell>
          <table:table-cell office:value-type="float" office:value="375.83203125" calcext:value-type="float">
            <text:p>375.83203125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33.1582298278809" calcext:value-type="float">
            <text:p>33.1582298278809</text:p>
          </table:table-cell>
          <table:table-cell office:value-type="float" office:value="151.262878417969" calcext:value-type="float">
            <text:p>151.262878417969</text:p>
          </table:table-cell>
          <table:table-cell office:value-type="float" office:value="150.628524780273" calcext:value-type="float">
            <text:p>150.62852478027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0.005706787109" calcext:value-type="float">
            <text:p>350.005706787109</text:p>
          </table:table-cell>
          <table:table-cell office:value-type="float" office:value="936.246398925781" calcext:value-type="float">
            <text:p>936.246398925781</text:p>
          </table:table-cell>
          <table:table-cell office:value-type="float" office:value="353.550109863281" calcext:value-type="float">
            <text:p>353.550109863281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33.1582298278809" calcext:value-type="float">
            <text:p>33.1582298278809</text:p>
          </table:table-cell>
          <table:table-cell office:value-type="float" office:value="170.493103027344" calcext:value-type="float">
            <text:p>170.493103027344</text:p>
          </table:table-cell>
          <table:table-cell office:value-type="float" office:value="193.524841308594" calcext:value-type="float">
            <text:p>193.52484130859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0.003295898437" calcext:value-type="float">
            <text:p>350.003295898437</text:p>
          </table:table-cell>
          <table:table-cell office:value-type="float" office:value="951.637634277344" calcext:value-type="float">
            <text:p>951.637634277344</text:p>
          </table:table-cell>
          <table:table-cell office:value-type="float" office:value="365.885925292969" calcext:value-type="float">
            <text:p>365.88592529296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24.5943965911865" calcext:value-type="float">
            <text:p>24.5943965911865</text:p>
          </table:table-cell>
          <table:table-cell office:value-type="float" office:value="137.250778198242" calcext:value-type="float">
            <text:p>137.250778198242</text:p>
          </table:table-cell>
          <table:table-cell office:value-type="float" office:value="148.890594482422" calcext:value-type="float">
            <text:p>148.89059448242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9.99755859375" calcext:value-type="float">
            <text:p>349.99755859375</text:p>
          </table:table-cell>
          <table:table-cell office:value-type="float" office:value="982.720458984375" calcext:value-type="float">
            <text:p>982.720458984375</text:p>
          </table:table-cell>
          <table:table-cell office:value-type="float" office:value="402.513336181641" calcext:value-type="float">
            <text:p>402.51333618164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24.5943965911865" calcext:value-type="float">
            <text:p>24.5943965911865</text:p>
          </table:table-cell>
          <table:table-cell office:value-type="float" office:value="146.844436645508" calcext:value-type="float">
            <text:p>146.844436645508</text:p>
          </table:table-cell>
          <table:table-cell office:value-type="float" office:value="172.813873291016" calcext:value-type="float">
            <text:p>172.81387329101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9.99755859375" calcext:value-type="float">
            <text:p>349.99755859375</text:p>
          </table:table-cell>
          <table:table-cell office:value-type="float" office:value="960.02001953125" calcext:value-type="float">
            <text:p>960.02001953125</text:p>
          </table:table-cell>
          <table:table-cell office:value-type="float" office:value="398.370056152344" calcext:value-type="float">
            <text:p>398.37005615234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24.5943965911865" calcext:value-type="float">
            <text:p>24.5943965911865</text:p>
          </table:table-cell>
          <table:table-cell office:value-type="float" office:value="130.874786376953" calcext:value-type="float">
            <text:p>130.874786376953</text:p>
          </table:table-cell>
          <table:table-cell office:value-type="float" office:value="152.119369506836" calcext:value-type="float">
            <text:p>152.11936950683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9.990631103516" calcext:value-type="float">
            <text:p>349.990631103516</text:p>
          </table:table-cell>
          <table:table-cell office:value-type="float" office:value="956.127136230469" calcext:value-type="float">
            <text:p>956.127136230469</text:p>
          </table:table-cell>
          <table:table-cell office:value-type="float" office:value="386.515960693359" calcext:value-type="float">
            <text:p>386.51596069335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21.4003582000732" calcext:value-type="float">
            <text:p>21.4003582000732</text:p>
          </table:table-cell>
          <table:table-cell office:value-type="float" office:value="118.642929077148" calcext:value-type="float">
            <text:p>118.642929077148</text:p>
          </table:table-cell>
          <table:table-cell office:value-type="float" office:value="149.237609863281" calcext:value-type="float">
            <text:p>149.23760986328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9.989929199219" calcext:value-type="float">
            <text:p>349.989929199219</text:p>
          </table:table-cell>
          <table:table-cell office:value-type="float" office:value="924.845458984375" calcext:value-type="float">
            <text:p>924.845458984375</text:p>
          </table:table-cell>
          <table:table-cell office:value-type="float" office:value="384.504943847656" calcext:value-type="float">
            <text:p>384.504943847656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21.4003582000732" calcext:value-type="float">
            <text:p>21.4003582000732</text:p>
          </table:table-cell>
          <table:table-cell office:value-type="float" office:value="98.9809265136719" calcext:value-type="float">
            <text:p>98.9809265136719</text:p>
          </table:table-cell>
          <table:table-cell office:value-type="float" office:value="109.160972595215" calcext:value-type="float">
            <text:p>109.160972595215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9.986145019531" calcext:value-type="float">
            <text:p>349.986145019531</text:p>
          </table:table-cell>
          <table:table-cell office:value-type="float" office:value="934.994384765625" calcext:value-type="float">
            <text:p>934.994384765625</text:p>
          </table:table-cell>
          <table:table-cell office:value-type="float" office:value="384.47900390625" calcext:value-type="float">
            <text:p>384.4790039062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21.4003582000732" calcext:value-type="float">
            <text:p>21.4003582000732</text:p>
          </table:table-cell>
          <table:table-cell office:value-type="float" office:value="145.6328125" calcext:value-type="float">
            <text:p>145.6328125</text:p>
          </table:table-cell>
          <table:table-cell office:value-type="float" office:value="191.525253295898" calcext:value-type="float">
            <text:p>191.52525329589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9.982299804687" calcext:value-type="float">
            <text:p>349.982299804687</text:p>
          </table:table-cell>
          <table:table-cell office:value-type="float" office:value="942.209899902344" calcext:value-type="float">
            <text:p>942.209899902344</text:p>
          </table:table-cell>
          <table:table-cell office:value-type="float" office:value="396.464630126953" calcext:value-type="float">
            <text:p>396.464630126953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3.6045513153076" calcext:value-type="float">
            <text:p>13.6045513153076</text:p>
          </table:table-cell>
          <table:table-cell office:value-type="float" office:value="140.936065673828" calcext:value-type="float">
            <text:p>140.936065673828</text:p>
          </table:table-cell>
          <table:table-cell office:value-type="float" office:value="180.400634765625" calcext:value-type="float">
            <text:p>180.40063476562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9.981414794922" calcext:value-type="float">
            <text:p>349.981414794922</text:p>
          </table:table-cell>
          <table:table-cell office:value-type="float" office:value="911.693420410156" calcext:value-type="float">
            <text:p>911.693420410156</text:p>
          </table:table-cell>
          <table:table-cell office:value-type="float" office:value="361.035003662109" calcext:value-type="float">
            <text:p>361.035003662109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13.6045513153076" calcext:value-type="float">
            <text:p>13.6045513153076</text:p>
          </table:table-cell>
          <table:table-cell office:value-type="float" office:value="105.222480773926" calcext:value-type="float">
            <text:p>105.222480773926</text:p>
          </table:table-cell>
          <table:table-cell office:value-type="float" office:value="130.190246582031" calcext:value-type="float">
            <text:p>130.19024658203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9.979614257813" calcext:value-type="float">
            <text:p>349.979614257813</text:p>
          </table:table-cell>
          <table:table-cell office:value-type="float" office:value="930.636474609375" calcext:value-type="float">
            <text:p>930.636474609375</text:p>
          </table:table-cell>
          <table:table-cell office:value-type="float" office:value="392.132843017578" calcext:value-type="float">
            <text:p>392.132843017578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13.6045513153076" calcext:value-type="float">
            <text:p>13.6045513153076</text:p>
          </table:table-cell>
          <table:table-cell office:value-type="float" office:value="135.166427612305" calcext:value-type="float">
            <text:p>135.166427612305</text:p>
          </table:table-cell>
          <table:table-cell office:value-type="float" office:value="145.114532470703" calcext:value-type="float">
            <text:p>145.11453247070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9.978515625" calcext:value-type="float">
            <text:p>349.978515625</text:p>
          </table:table-cell>
          <table:table-cell office:value-type="float" office:value="937.946472167969" calcext:value-type="float">
            <text:p>937.946472167969</text:p>
          </table:table-cell>
          <table:table-cell office:value-type="float" office:value="387.548583984375" calcext:value-type="float">
            <text:p>387.548583984375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3.6045513153076" calcext:value-type="float">
            <text:p>13.6045513153076</text:p>
          </table:table-cell>
          <table:table-cell office:value-type="float" office:value="118.361892700195" calcext:value-type="float">
            <text:p>118.361892700195</text:p>
          </table:table-cell>
          <table:table-cell office:value-type="float" office:value="157.161575317383" calcext:value-type="float">
            <text:p>157.16157531738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49.977081298828" calcext:value-type="float">
            <text:p>349.977081298828</text:p>
          </table:table-cell>
          <table:table-cell office:value-type="float" office:value="929.795471191406" calcext:value-type="float">
            <text:p>929.795471191406</text:p>
          </table:table-cell>
          <table:table-cell office:value-type="float" office:value="389.304443359375" calcext:value-type="float">
            <text:p>389.304443359375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13.6045513153076" calcext:value-type="float">
            <text:p>13.6045513153076</text:p>
          </table:table-cell>
          <table:table-cell office:value-type="float" office:value="107.893440246582" calcext:value-type="float">
            <text:p>107.893440246582</text:p>
          </table:table-cell>
          <table:table-cell office:value-type="float" office:value="115.313758850098" calcext:value-type="float">
            <text:p>115.31375885009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49.975402832031" calcext:value-type="float">
            <text:p>349.975402832031</text:p>
          </table:table-cell>
          <table:table-cell office:value-type="float" office:value="932.280212402344" calcext:value-type="float">
            <text:p>932.280212402344</text:p>
          </table:table-cell>
          <table:table-cell office:value-type="float" office:value="404.332153320313" calcext:value-type="float">
            <text:p>404.33215332031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2.1069812774658" calcext:value-type="float">
            <text:p>12.1069812774658</text:p>
          </table:table-cell>
          <table:table-cell office:value-type="float" office:value="104.639533996582" calcext:value-type="float">
            <text:p>104.639533996582</text:p>
          </table:table-cell>
          <table:table-cell office:value-type="float" office:value="154.006469726563" calcext:value-type="float">
            <text:p>154.00646972656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9.974578857422" calcext:value-type="float">
            <text:p>349.974578857422</text:p>
          </table:table-cell>
          <table:table-cell office:value-type="float" office:value="933.499755859375" calcext:value-type="float">
            <text:p>933.499755859375</text:p>
          </table:table-cell>
          <table:table-cell office:value-type="float" office:value="413.435974121094" calcext:value-type="float">
            <text:p>413.435974121094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11.8565635681152" calcext:value-type="float">
            <text:p>11.8565635681152</text:p>
          </table:table-cell>
          <table:table-cell office:value-type="float" office:value="90.9488677978516" calcext:value-type="float">
            <text:p>90.9488677978516</text:p>
          </table:table-cell>
          <table:table-cell office:value-type="float" office:value="108.21314239502" calcext:value-type="float">
            <text:p>108.2131423950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9.970886230469" calcext:value-type="float">
            <text:p>349.970886230469</text:p>
          </table:table-cell>
          <table:table-cell office:value-type="float" office:value="914.103149414063" calcext:value-type="float">
            <text:p>914.103149414063</text:p>
          </table:table-cell>
          <table:table-cell office:value-type="float" office:value="386.909423828125" calcext:value-type="float">
            <text:p>386.90942382812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11.8565635681152" calcext:value-type="float">
            <text:p>11.8565635681152</text:p>
          </table:table-cell>
          <table:table-cell office:value-type="float" office:value="76.7752227783203" calcext:value-type="float">
            <text:p>76.7752227783203</text:p>
          </table:table-cell>
          <table:table-cell office:value-type="float" office:value="96.2502899169922" calcext:value-type="float">
            <text:p>96.250289916992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9.965850830078" calcext:value-type="float">
            <text:p>349.965850830078</text:p>
          </table:table-cell>
          <table:table-cell office:value-type="float" office:value="942.985107421875" calcext:value-type="float">
            <text:p>942.985107421875</text:p>
          </table:table-cell>
          <table:table-cell office:value-type="float" office:value="401.787872314453" calcext:value-type="float">
            <text:p>401.787872314453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11.8565635681152" calcext:value-type="float">
            <text:p>11.8565635681152</text:p>
          </table:table-cell>
          <table:table-cell office:value-type="float" office:value="91.9861526489258" calcext:value-type="float">
            <text:p>91.9861526489258</text:p>
          </table:table-cell>
          <table:table-cell office:value-type="float" office:value="143.041702270508" calcext:value-type="float">
            <text:p>143.041702270508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49.9609375" calcext:value-type="float">
            <text:p>349.9609375</text:p>
          </table:table-cell>
          <table:table-cell office:value-type="float" office:value="910.617797851563" calcext:value-type="float">
            <text:p>910.617797851563</text:p>
          </table:table-cell>
          <table:table-cell office:value-type="float" office:value="401.9853515625" calcext:value-type="float">
            <text:p>401.9853515625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1.8565635681152" calcext:value-type="float">
            <text:p>11.8565635681152</text:p>
          </table:table-cell>
          <table:table-cell office:value-type="float" office:value="88.3161544799805" calcext:value-type="float">
            <text:p>88.3161544799805</text:p>
          </table:table-cell>
          <table:table-cell office:value-type="float" office:value="145.567398071289" calcext:value-type="float">
            <text:p>145.56739807128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49.95849609375" calcext:value-type="float">
            <text:p>349.95849609375</text:p>
          </table:table-cell>
          <table:table-cell office:value-type="float" office:value="861.231262207031" calcext:value-type="float">
            <text:p>861.231262207031</text:p>
          </table:table-cell>
          <table:table-cell office:value-type="float" office:value="369.682098388672" calcext:value-type="float">
            <text:p>369.682098388672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11.7789916992188" calcext:value-type="float">
            <text:p>11.7789916992188</text:p>
          </table:table-cell>
          <table:table-cell office:value-type="float" office:value="95.9807815551758" calcext:value-type="float">
            <text:p>95.9807815551758</text:p>
          </table:table-cell>
          <table:table-cell office:value-type="float" office:value="170.00178527832" calcext:value-type="float">
            <text:p>170.0017852783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49.957275390625" calcext:value-type="float">
            <text:p>349.957275390625</text:p>
          </table:table-cell>
          <table:table-cell office:value-type="float" office:value="896.278686523437" calcext:value-type="float">
            <text:p>896.278686523437</text:p>
          </table:table-cell>
          <table:table-cell office:value-type="float" office:value="385.229217529297" calcext:value-type="float">
            <text:p>385.229217529297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11.7789916992188" calcext:value-type="float">
            <text:p>11.7789916992188</text:p>
          </table:table-cell>
          <table:table-cell office:value-type="float" office:value="103.308067321777" calcext:value-type="float">
            <text:p>103.308067321777</text:p>
          </table:table-cell>
          <table:table-cell office:value-type="float" office:value="164.302703857422" calcext:value-type="float">
            <text:p>164.30270385742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9.956665039062" calcext:value-type="float">
            <text:p>349.956665039062</text:p>
          </table:table-cell>
          <table:table-cell office:value-type="float" office:value="901.005065917969" calcext:value-type="float">
            <text:p>901.005065917969</text:p>
          </table:table-cell>
          <table:table-cell office:value-type="float" office:value="392.007171630859" calcext:value-type="float">
            <text:p>392.007171630859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11.3667821884155" calcext:value-type="float">
            <text:p>11.3667821884155</text:p>
          </table:table-cell>
          <table:table-cell office:value-type="float" office:value="97.5920791625977" calcext:value-type="float">
            <text:p>97.5920791625977</text:p>
          </table:table-cell>
          <table:table-cell office:value-type="float" office:value="158.328308105469" calcext:value-type="float">
            <text:p>158.328308105469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49.955200195313" calcext:value-type="float">
            <text:p>349.955200195313</text:p>
          </table:table-cell>
          <table:table-cell office:value-type="float" office:value="905.346069335937" calcext:value-type="float">
            <text:p>905.346069335937</text:p>
          </table:table-cell>
          <table:table-cell office:value-type="float" office:value="409.022552490234" calcext:value-type="float">
            <text:p>409.02255249023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11.3667821884155" calcext:value-type="float">
            <text:p>11.3667821884155</text:p>
          </table:table-cell>
          <table:table-cell office:value-type="float" office:value="101.298866271973" calcext:value-type="float">
            <text:p>101.298866271973</text:p>
          </table:table-cell>
          <table:table-cell office:value-type="float" office:value="175.895446777344" calcext:value-type="float">
            <text:p>175.89544677734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49.952911376953" calcext:value-type="float">
            <text:p>349.952911376953</text:p>
          </table:table-cell>
          <table:table-cell office:value-type="float" office:value="907.647644042969" calcext:value-type="float">
            <text:p>907.647644042969</text:p>
          </table:table-cell>
          <table:table-cell office:value-type="float" office:value="395.81201171875" calcext:value-type="float">
            <text:p>395.81201171875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11.3667821884155" calcext:value-type="float">
            <text:p>11.3667821884155</text:p>
          </table:table-cell>
          <table:table-cell office:value-type="float" office:value="87.149658203125" calcext:value-type="float">
            <text:p>87.149658203125</text:p>
          </table:table-cell>
          <table:table-cell office:value-type="float" office:value="151.933731079102" calcext:value-type="float">
            <text:p>151.93373107910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49.951354980469" calcext:value-type="float">
            <text:p>349.951354980469</text:p>
          </table:table-cell>
          <table:table-cell office:value-type="float" office:value="880.64501953125" calcext:value-type="float">
            <text:p>880.64501953125</text:p>
          </table:table-cell>
          <table:table-cell office:value-type="float" office:value="376.731903076172" calcext:value-type="float">
            <text:p>376.73190307617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11.3667821884155" calcext:value-type="float">
            <text:p>11.3667821884155</text:p>
          </table:table-cell>
          <table:table-cell office:value-type="float" office:value="90.0601654052734" calcext:value-type="float">
            <text:p>90.0601654052734</text:p>
          </table:table-cell>
          <table:table-cell office:value-type="float" office:value="143.742630004883" calcext:value-type="float">
            <text:p>143.74263000488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9.943145751953" calcext:value-type="float">
            <text:p>349.943145751953</text:p>
          </table:table-cell>
          <table:table-cell office:value-type="float" office:value="957.031982421875" calcext:value-type="float">
            <text:p>957.031982421875</text:p>
          </table:table-cell>
          <table:table-cell office:value-type="float" office:value="401.440155029297" calcext:value-type="float">
            <text:p>401.440155029297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11.3667821884155" calcext:value-type="float">
            <text:p>11.3667821884155</text:p>
          </table:table-cell>
          <table:table-cell office:value-type="float" office:value="104.770782470703" calcext:value-type="float">
            <text:p>104.770782470703</text:p>
          </table:table-cell>
          <table:table-cell office:value-type="float" office:value="143.395751953125" calcext:value-type="float">
            <text:p>143.39575195312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49.943145751953" calcext:value-type="float">
            <text:p>349.943145751953</text:p>
          </table:table-cell>
          <table:table-cell office:value-type="float" office:value="926.198181152344" calcext:value-type="float">
            <text:p>926.198181152344</text:p>
          </table:table-cell>
          <table:table-cell office:value-type="float" office:value="403.951293945313" calcext:value-type="float">
            <text:p>403.951293945313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11.3667821884155" calcext:value-type="float">
            <text:p>11.3667821884155</text:p>
          </table:table-cell>
          <table:table-cell office:value-type="float" office:value="114.14079284668" calcext:value-type="float">
            <text:p>114.14079284668</text:p>
          </table:table-cell>
          <table:table-cell office:value-type="float" office:value="166.332901000977" calcext:value-type="float">
            <text:p>166.332901000977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49.942993164063" calcext:value-type="float">
            <text:p>349.942993164063</text:p>
          </table:table-cell>
          <table:table-cell office:value-type="float" office:value="901.043518066406" calcext:value-type="float">
            <text:p>901.043518066406</text:p>
          </table:table-cell>
          <table:table-cell office:value-type="float" office:value="388.341400146484" calcext:value-type="float">
            <text:p>388.341400146484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11.3667821884155" calcext:value-type="float">
            <text:p>11.3667821884155</text:p>
          </table:table-cell>
          <table:table-cell office:value-type="float" office:value="137.745895385742" calcext:value-type="float">
            <text:p>137.745895385742</text:p>
          </table:table-cell>
          <table:table-cell office:value-type="float" office:value="185.943496704102" calcext:value-type="float">
            <text:p>185.94349670410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49.940704345703" calcext:value-type="float">
            <text:p>349.940704345703</text:p>
          </table:table-cell>
          <table:table-cell office:value-type="float" office:value="907.30224609375" calcext:value-type="float">
            <text:p>907.30224609375</text:p>
          </table:table-cell>
          <table:table-cell office:value-type="float" office:value="386.193084716797" calcext:value-type="float">
            <text:p>386.193084716797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11.3667821884155" calcext:value-type="float">
            <text:p>11.3667821884155</text:p>
          </table:table-cell>
          <table:table-cell office:value-type="float" office:value="134.672378540039" calcext:value-type="float">
            <text:p>134.672378540039</text:p>
          </table:table-cell>
          <table:table-cell office:value-type="float" office:value="185.212356567383" calcext:value-type="float">
            <text:p>185.21235656738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9.940704345703" calcext:value-type="float">
            <text:p>349.940704345703</text:p>
          </table:table-cell>
          <table:table-cell office:value-type="float" office:value="921.270446777344" calcext:value-type="float">
            <text:p>921.270446777344</text:p>
          </table:table-cell>
          <table:table-cell office:value-type="float" office:value="403.905029296875" calcext:value-type="float">
            <text:p>403.9050292968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1.3667821884155" calcext:value-type="float">
            <text:p>11.3667821884155</text:p>
          </table:table-cell>
          <table:table-cell office:value-type="float" office:value="118.384254455566" calcext:value-type="float">
            <text:p>118.384254455566</text:p>
          </table:table-cell>
          <table:table-cell office:value-type="float" office:value="170.861145019531" calcext:value-type="float">
            <text:p>170.86114501953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49.940643310547" calcext:value-type="float">
            <text:p>349.940643310547</text:p>
          </table:table-cell>
          <table:table-cell office:value-type="float" office:value="908.602478027344" calcext:value-type="float">
            <text:p>908.602478027344</text:p>
          </table:table-cell>
          <table:table-cell office:value-type="float" office:value="392.230102539063" calcext:value-type="float">
            <text:p>392.230102539063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11.3667821884155" calcext:value-type="float">
            <text:p>11.3667821884155</text:p>
          </table:table-cell>
          <table:table-cell office:value-type="float" office:value="111.73957824707" calcext:value-type="float">
            <text:p>111.73957824707</text:p>
          </table:table-cell>
          <table:table-cell office:value-type="float" office:value="148.761169433594" calcext:value-type="float">
            <text:p>148.761169433594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49.940643310547" calcext:value-type="float">
            <text:p>349.940643310547</text:p>
          </table:table-cell>
          <table:table-cell office:value-type="float" office:value="888.244445800781" calcext:value-type="float">
            <text:p>888.244445800781</text:p>
          </table:table-cell>
          <table:table-cell office:value-type="float" office:value="386.762786865234" calcext:value-type="float">
            <text:p>386.762786865234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11.3667821884155" calcext:value-type="float">
            <text:p>11.3667821884155</text:p>
          </table:table-cell>
          <table:table-cell office:value-type="float" office:value="121.349517822266" calcext:value-type="float">
            <text:p>121.349517822266</text:p>
          </table:table-cell>
          <table:table-cell office:value-type="float" office:value="187.547714233398" calcext:value-type="float">
            <text:p>187.547714233398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49.940399169922" calcext:value-type="float">
            <text:p>349.940399169922</text:p>
          </table:table-cell>
          <table:table-cell office:value-type="float" office:value="873.296936035156" calcext:value-type="float">
            <text:p>873.296936035156</text:p>
          </table:table-cell>
          <table:table-cell office:value-type="float" office:value="399.987823486328" calcext:value-type="float">
            <text:p>399.987823486328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11.3667821884155" calcext:value-type="float">
            <text:p>11.3667821884155</text:p>
          </table:table-cell>
          <table:table-cell office:value-type="float" office:value="118.504051208496" calcext:value-type="float">
            <text:p>118.504051208496</text:p>
          </table:table-cell>
          <table:table-cell office:value-type="float" office:value="204.200729370117" calcext:value-type="float">
            <text:p>204.20072937011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9.940399169922" calcext:value-type="float">
            <text:p>349.940399169922</text:p>
          </table:table-cell>
          <table:table-cell office:value-type="float" office:value="899.850341796875" calcext:value-type="float">
            <text:p>899.850341796875</text:p>
          </table:table-cell>
          <table:table-cell office:value-type="float" office:value="391.786865234375" calcext:value-type="float">
            <text:p>391.786865234375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11.2664527893066" calcext:value-type="float">
            <text:p>11.2664527893066</text:p>
          </table:table-cell>
          <table:table-cell office:value-type="float" office:value="114.695579528809" calcext:value-type="float">
            <text:p>114.695579528809</text:p>
          </table:table-cell>
          <table:table-cell office:value-type="float" office:value="177.277893066406" calcext:value-type="float">
            <text:p>177.277893066406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9.940399169922" calcext:value-type="float">
            <text:p>349.940399169922</text:p>
          </table:table-cell>
          <table:table-cell office:value-type="float" office:value="899.68115234375" calcext:value-type="float">
            <text:p>899.68115234375</text:p>
          </table:table-cell>
          <table:table-cell office:value-type="float" office:value="396.476715087891" calcext:value-type="float">
            <text:p>396.476715087891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1.2664527893066" calcext:value-type="float">
            <text:p>11.2664527893066</text:p>
          </table:table-cell>
          <table:table-cell office:value-type="float" office:value="112.437103271484" calcext:value-type="float">
            <text:p>112.437103271484</text:p>
          </table:table-cell>
          <table:table-cell office:value-type="float" office:value="181.552703857422" calcext:value-type="float">
            <text:p>181.552703857422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9.940307617187" calcext:value-type="float">
            <text:p>349.940307617187</text:p>
          </table:table-cell>
          <table:table-cell office:value-type="float" office:value="932.152404785156" calcext:value-type="float">
            <text:p>932.152404785156</text:p>
          </table:table-cell>
          <table:table-cell office:value-type="float" office:value="422.920806884766" calcext:value-type="float">
            <text:p>422.92080688476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1.2664527893066" calcext:value-type="float">
            <text:p>11.2664527893066</text:p>
          </table:table-cell>
          <table:table-cell office:value-type="float" office:value="114.996994018555" calcext:value-type="float">
            <text:p>114.996994018555</text:p>
          </table:table-cell>
          <table:table-cell office:value-type="float" office:value="173.739944458008" calcext:value-type="float">
            <text:p>173.739944458008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49.940246582031" calcext:value-type="float">
            <text:p>349.940246582031</text:p>
          </table:table-cell>
          <table:table-cell office:value-type="float" office:value="934.669860839844" calcext:value-type="float">
            <text:p>934.669860839844</text:p>
          </table:table-cell>
          <table:table-cell office:value-type="float" office:value="422.795684814453" calcext:value-type="float">
            <text:p>422.795684814453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11.2664527893066" calcext:value-type="float">
            <text:p>11.2664527893066</text:p>
          </table:table-cell>
          <table:table-cell office:value-type="float" office:value="111.250045776367" calcext:value-type="float">
            <text:p>111.250045776367</text:p>
          </table:table-cell>
          <table:table-cell office:value-type="float" office:value="145.169815063477" calcext:value-type="float">
            <text:p>145.16981506347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49.940216064453" calcext:value-type="float">
            <text:p>349.940216064453</text:p>
          </table:table-cell>
          <table:table-cell office:value-type="float" office:value="901.974548339844" calcext:value-type="float">
            <text:p>901.974548339844</text:p>
          </table:table-cell>
          <table:table-cell office:value-type="float" office:value="406.517669677734" calcext:value-type="float">
            <text:p>406.517669677734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11.2664527893066" calcext:value-type="float">
            <text:p>11.2664527893066</text:p>
          </table:table-cell>
          <table:table-cell office:value-type="float" office:value="151.965560913086" calcext:value-type="float">
            <text:p>151.965560913086</text:p>
          </table:table-cell>
          <table:table-cell office:value-type="float" office:value="203.926712036133" calcext:value-type="float">
            <text:p>203.926712036133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49.940155029297" calcext:value-type="float">
            <text:p>349.940155029297</text:p>
          </table:table-cell>
          <table:table-cell office:value-type="float" office:value="882.077331542969" calcext:value-type="float">
            <text:p>882.077331542969</text:p>
          </table:table-cell>
          <table:table-cell office:value-type="float" office:value="399.846893310547" calcext:value-type="float">
            <text:p>399.846893310547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11.2664527893066" calcext:value-type="float">
            <text:p>11.2664527893066</text:p>
          </table:table-cell>
          <table:table-cell office:value-type="float" office:value="117.746070861816" calcext:value-type="float">
            <text:p>117.746070861816</text:p>
          </table:table-cell>
          <table:table-cell office:value-type="float" office:value="152.276123046875" calcext:value-type="float">
            <text:p>152.27612304687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49.940124511719" calcext:value-type="float">
            <text:p>349.940124511719</text:p>
          </table:table-cell>
          <table:table-cell office:value-type="float" office:value="891.965698242188" calcext:value-type="float">
            <text:p>891.965698242188</text:p>
          </table:table-cell>
          <table:table-cell office:value-type="float" office:value="400.825653076172" calcext:value-type="float">
            <text:p>400.825653076172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11.2664527893066" calcext:value-type="float">
            <text:p>11.2664527893066</text:p>
          </table:table-cell>
          <table:table-cell office:value-type="float" office:value="109.55835723877" calcext:value-type="float">
            <text:p>109.55835723877</text:p>
          </table:table-cell>
          <table:table-cell office:value-type="float" office:value="143.897476196289" calcext:value-type="float">
            <text:p>143.89747619628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49.940124511719" calcext:value-type="float">
            <text:p>349.940124511719</text:p>
          </table:table-cell>
          <table:table-cell office:value-type="float" office:value="873.167236328125" calcext:value-type="float">
            <text:p>873.167236328125</text:p>
          </table:table-cell>
          <table:table-cell office:value-type="float" office:value="382.320770263672" calcext:value-type="float">
            <text:p>382.320770263672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11.2664527893066" calcext:value-type="float">
            <text:p>11.2664527893066</text:p>
          </table:table-cell>
          <table:table-cell office:value-type="float" office:value="146.354736328125" calcext:value-type="float">
            <text:p>146.354736328125</text:p>
          </table:table-cell>
          <table:table-cell office:value-type="float" office:value="192.796035766602" calcext:value-type="float">
            <text:p>192.796035766602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49.940093994141" calcext:value-type="float">
            <text:p>349.940093994141</text:p>
          </table:table-cell>
          <table:table-cell office:value-type="float" office:value="896.132995605469" calcext:value-type="float">
            <text:p>896.132995605469</text:p>
          </table:table-cell>
          <table:table-cell office:value-type="float" office:value="398.595306396484" calcext:value-type="float">
            <text:p>398.59530639648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11.2664527893066" calcext:value-type="float">
            <text:p>11.2664527893066</text:p>
          </table:table-cell>
          <table:table-cell office:value-type="float" office:value="119.425399780273" calcext:value-type="float">
            <text:p>119.425399780273</text:p>
          </table:table-cell>
          <table:table-cell office:value-type="float" office:value="135.55924987793" calcext:value-type="float">
            <text:p>135.55924987793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49.940093994141" calcext:value-type="float">
            <text:p>349.940093994141</text:p>
          </table:table-cell>
          <table:table-cell office:value-type="float" office:value="844.895690917969" calcext:value-type="float">
            <text:p>844.895690917969</text:p>
          </table:table-cell>
          <table:table-cell office:value-type="float" office:value="379.318420410156" calcext:value-type="float">
            <text:p>379.318420410156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11.2664527893066" calcext:value-type="float">
            <text:p>11.2664527893066</text:p>
          </table:table-cell>
          <table:table-cell office:value-type="float" office:value="116.195137023926" calcext:value-type="float">
            <text:p>116.195137023926</text:p>
          </table:table-cell>
          <table:table-cell office:value-type="float" office:value="176.232315063477" calcext:value-type="float">
            <text:p>176.23231506347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49.940093994141" calcext:value-type="float">
            <text:p>349.940093994141</text:p>
          </table:table-cell>
          <table:table-cell office:value-type="float" office:value="899.81982421875" calcext:value-type="float">
            <text:p>899.81982421875</text:p>
          </table:table-cell>
          <table:table-cell office:value-type="float" office:value="412.435394287109" calcext:value-type="float">
            <text:p>412.435394287109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1.2664527893066" calcext:value-type="float">
            <text:p>11.2664527893066</text:p>
          </table:table-cell>
          <table:table-cell office:value-type="float" office:value="123.421836853027" calcext:value-type="float">
            <text:p>123.421836853027</text:p>
          </table:table-cell>
          <table:table-cell office:value-type="float" office:value="184.525665283203" calcext:value-type="float">
            <text:p>184.525665283203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49.940093994141" calcext:value-type="float">
            <text:p>349.940093994141</text:p>
          </table:table-cell>
          <table:table-cell office:value-type="float" office:value="898.714111328125" calcext:value-type="float">
            <text:p>898.714111328125</text:p>
          </table:table-cell>
          <table:table-cell office:value-type="float" office:value="416.461700439453" calcext:value-type="float">
            <text:p>416.461700439453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1.2664527893066" calcext:value-type="float">
            <text:p>11.2664527893066</text:p>
          </table:table-cell>
          <table:table-cell office:value-type="float" office:value="88.873908996582" calcext:value-type="float">
            <text:p>88.873908996582</text:p>
          </table:table-cell>
          <table:table-cell office:value-type="float" office:value="133.503356933594" calcext:value-type="float">
            <text:p>133.50335693359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9.940093994141" calcext:value-type="float">
            <text:p>349.940093994141</text:p>
          </table:table-cell>
          <table:table-cell office:value-type="float" office:value="883.806396484375" calcext:value-type="float">
            <text:p>883.806396484375</text:p>
          </table:table-cell>
          <table:table-cell office:value-type="float" office:value="403.480926513672" calcext:value-type="float">
            <text:p>403.480926513672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11.2100238800049" calcext:value-type="float">
            <text:p>11.2100238800049</text:p>
          </table:table-cell>
          <table:table-cell office:value-type="float" office:value="105.739967346191" calcext:value-type="float">
            <text:p>105.739967346191</text:p>
          </table:table-cell>
          <table:table-cell office:value-type="float" office:value="152.345016479492" calcext:value-type="float">
            <text:p>152.34501647949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9.940093994141" calcext:value-type="float">
            <text:p>349.940093994141</text:p>
          </table:table-cell>
          <table:table-cell office:value-type="float" office:value="851.563110351563" calcext:value-type="float">
            <text:p>851.563110351563</text:p>
          </table:table-cell>
          <table:table-cell office:value-type="float" office:value="400.658416748047" calcext:value-type="float">
            <text:p>400.658416748047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11.2100238800049" calcext:value-type="float">
            <text:p>11.2100238800049</text:p>
          </table:table-cell>
          <table:table-cell office:value-type="float" office:value="113.763610839844" calcext:value-type="float">
            <text:p>113.763610839844</text:p>
          </table:table-cell>
          <table:table-cell office:value-type="float" office:value="187.380798339844" calcext:value-type="float">
            <text:p>187.380798339844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49.932189941406" calcext:value-type="float">
            <text:p>349.932189941406</text:p>
          </table:table-cell>
          <table:table-cell office:value-type="float" office:value="865.097717285156" calcext:value-type="float">
            <text:p>865.097717285156</text:p>
          </table:table-cell>
          <table:table-cell office:value-type="float" office:value="401.865478515625" calcext:value-type="float">
            <text:p>401.86547851562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11.2100238800049" calcext:value-type="float">
            <text:p>11.2100238800049</text:p>
          </table:table-cell>
          <table:table-cell office:value-type="float" office:value="113.563377380371" calcext:value-type="float">
            <text:p>113.563377380371</text:p>
          </table:table-cell>
          <table:table-cell office:value-type="float" office:value="185.657302856445" calcext:value-type="float">
            <text:p>185.657302856445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49.930816650391" calcext:value-type="float">
            <text:p>349.930816650391</text:p>
          </table:table-cell>
          <table:table-cell office:value-type="float" office:value="887.065551757813" calcext:value-type="float">
            <text:p>887.065551757813</text:p>
          </table:table-cell>
          <table:table-cell office:value-type="float" office:value="383.045196533203" calcext:value-type="float">
            <text:p>383.04519653320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11.2100238800049" calcext:value-type="float">
            <text:p>11.2100238800049</text:p>
          </table:table-cell>
          <table:table-cell office:value-type="float" office:value="88.0118942260742" calcext:value-type="float">
            <text:p>88.0118942260742</text:p>
          </table:table-cell>
          <table:table-cell office:value-type="float" office:value="144.661087036133" calcext:value-type="float">
            <text:p>144.66108703613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49.93017578125" calcext:value-type="float">
            <text:p>349.93017578125</text:p>
          </table:table-cell>
          <table:table-cell office:value-type="float" office:value="913.185302734375" calcext:value-type="float">
            <text:p>913.185302734375</text:p>
          </table:table-cell>
          <table:table-cell office:value-type="float" office:value="411.504241943359" calcext:value-type="float">
            <text:p>411.504241943359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11.1201772689819" calcext:value-type="float">
            <text:p>11.1201772689819</text:p>
          </table:table-cell>
          <table:table-cell office:value-type="float" office:value="74.2656173706055" calcext:value-type="float">
            <text:p>74.2656173706055</text:p>
          </table:table-cell>
          <table:table-cell office:value-type="float" office:value="126.907279968262" calcext:value-type="float">
            <text:p>126.90727996826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49.929870605469" calcext:value-type="float">
            <text:p>349.929870605469</text:p>
          </table:table-cell>
          <table:table-cell office:value-type="float" office:value="888.606567382812" calcext:value-type="float">
            <text:p>888.606567382812</text:p>
          </table:table-cell>
          <table:table-cell office:value-type="float" office:value="404.004608154297" calcext:value-type="float">
            <text:p>404.004608154297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11.1201772689819" calcext:value-type="float">
            <text:p>11.1201772689819</text:p>
          </table:table-cell>
          <table:table-cell office:value-type="float" office:value="126.565605163574" calcext:value-type="float">
            <text:p>126.565605163574</text:p>
          </table:table-cell>
          <table:table-cell office:value-type="float" office:value="215.992294311523" calcext:value-type="float">
            <text:p>215.992294311523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49.923675537109" calcext:value-type="float">
            <text:p>349.923675537109</text:p>
          </table:table-cell>
          <table:table-cell office:value-type="float" office:value="902.742004394531" calcext:value-type="float">
            <text:p>902.742004394531</text:p>
          </table:table-cell>
          <table:table-cell office:value-type="float" office:value="413.007293701172" calcext:value-type="float">
            <text:p>413.007293701172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11.1201772689819" calcext:value-type="float">
            <text:p>11.1201772689819</text:p>
          </table:table-cell>
          <table:table-cell office:value-type="float" office:value="101.137504746124" calcext:value-type="float">
            <text:p>101.137504746124</text:p>
          </table:table-cell>
          <table:table-cell office:value-type="float" office:value="171.383689526213" calcext:value-type="float">
            <text:p>171.383689526213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49.923675537109" calcext:value-type="float">
            <text:p>349.923675537109</text:p>
          </table:table-cell>
          <table:table-cell office:value-type="float" office:value="894.845947265625" calcext:value-type="float">
            <text:p>894.845947265625</text:p>
          </table:table-cell>
          <table:table-cell office:value-type="float" office:value="408.786529541016" calcext:value-type="float">
            <text:p>408.78652954101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11.1201772689819" calcext:value-type="float">
            <text:p>11.1201772689819</text:p>
          </table:table-cell>
          <table:table-cell office:value-type="float" office:value="84.3066329956055" calcext:value-type="float">
            <text:p>84.3066329956055</text:p>
          </table:table-cell>
          <table:table-cell office:value-type="float" office:value="138.056228637695" calcext:value-type="float">
            <text:p>138.05622863769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49.923461914062" calcext:value-type="float">
            <text:p>349.923461914062</text:p>
          </table:table-cell>
          <table:table-cell office:value-type="float" office:value="870.278259277344" calcext:value-type="float">
            <text:p>870.278259277344</text:p>
          </table:table-cell>
          <table:table-cell office:value-type="float" office:value="394.054473876953" calcext:value-type="float">
            <text:p>394.05447387695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11.1201772689819" calcext:value-type="float">
            <text:p>11.1201772689819</text:p>
          </table:table-cell>
          <table:table-cell office:value-type="float" office:value="100.231437683105" calcext:value-type="float">
            <text:p>100.231437683105</text:p>
          </table:table-cell>
          <table:table-cell office:value-type="float" office:value="174.256057739258" calcext:value-type="float">
            <text:p>174.25605773925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49.921508789062" calcext:value-type="float">
            <text:p>349.921508789062</text:p>
          </table:table-cell>
          <table:table-cell office:value-type="float" office:value="895.953979492188" calcext:value-type="float">
            <text:p>895.953979492188</text:p>
          </table:table-cell>
          <table:table-cell office:value-type="float" office:value="395.306793212891" calcext:value-type="float">
            <text:p>395.30679321289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1.1200551986694" calcext:value-type="float">
            <text:p>11.1200551986694</text:p>
          </table:table-cell>
          <table:table-cell office:value-type="float" office:value="95.8419418334961" calcext:value-type="float">
            <text:p>95.8419418334961</text:p>
          </table:table-cell>
          <table:table-cell office:value-type="float" office:value="154.824981689453" calcext:value-type="float">
            <text:p>154.82498168945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49.920562744141" calcext:value-type="float">
            <text:p>349.920562744141</text:p>
          </table:table-cell>
          <table:table-cell office:value-type="float" office:value="909.807800292969" calcext:value-type="float">
            <text:p>909.807800292969</text:p>
          </table:table-cell>
          <table:table-cell office:value-type="float" office:value="428.569610595703" calcext:value-type="float">
            <text:p>428.569610595703</text:p>
          </table:table-cell>
          <table:table-cell table:number-columns-repeated="3"/>
          <table:table-cell office:value-type="string" calcext:value-type="string">
            <text:p>runtime:</text:p>
          </table:table-cell>
          <table:table-cell table:style-name="ce1" office:value-type="time" office:time-value="PT00H18M34.86083S" calcext:value-type="time">
            <text:p>00:18:34.86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49.920104980469" calcext:value-type="float">
            <text:p>349.920104980469</text:p>
          </table:table-cell>
          <table:table-cell office:value-type="float" office:value="863.637817382813" calcext:value-type="float">
            <text:p>863.637817382813</text:p>
          </table:table-cell>
          <table:table-cell office:value-type="float" office:value="381.841583251953" calcext:value-type="float">
            <text:p>381.841583251953</text:p>
          </table:table-cell>
          <table:table-cell table:number-columns-repeated="3"/>
          <table:table-cell office:value-type="float" office:value="11.120055" calcext:value-type="float">
            <text:p>11.120055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49.919891357422" calcext:value-type="float">
            <text:p>349.919891357422</text:p>
          </table:table-cell>
          <table:table-cell office:value-type="float" office:value="917.122009277344" calcext:value-type="float">
            <text:p>917.122009277344</text:p>
          </table:table-cell>
          <table:table-cell office:value-type="float" office:value="424.892517089844" calcext:value-type="float">
            <text:p>424.892517089844</text:p>
          </table:table-cell>
          <table:table-cell table:number-columns-repeated="3"/>
          <table:table-cell office:value-type="string" calcext:value-type="string">
            <text:p>Summary: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49.919342041016" calcext:value-type="float">
            <text:p>349.919342041016</text:p>
          </table:table-cell>
          <table:table-cell office:value-type="float" office:value="928.311584472656" calcext:value-type="float">
            <text:p>928.311584472656</text:p>
          </table:table-cell>
          <table:table-cell office:value-type="float" office:value="430.662902832031" calcext:value-type="float">
            <text:p>430.662902832031</text:p>
          </table:table-cell>
          <table:table-cell table:number-columns-repeated="3"/>
          <table:table-cell office:value-type="string" calcext:value-type="string">
            <text:p>falsely_contained_node_num: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49.919036865234" calcext:value-type="float">
            <text:p>349.919036865234</text:p>
          </table:table-cell>
          <table:table-cell office:value-type="float" office:value="900.420104980469" calcext:value-type="float">
            <text:p>900.420104980469</text:p>
          </table:table-cell>
          <table:table-cell office:value-type="float" office:value="389.461364746094" calcext:value-type="float">
            <text:p>389.461364746094</text:p>
          </table:table-cell>
          <table:table-cell table:number-columns-repeated="3"/>
          <table:table-cell office:value-type="string" calcext:value-type="string">
            <text:p>missing_node_num: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49.918762207031" calcext:value-type="float">
            <text:p>349.918762207031</text:p>
          </table:table-cell>
          <table:table-cell office:value-type="float" office:value="896.892211914063" calcext:value-type="float">
            <text:p>896.892211914063</text:p>
          </table:table-cell>
          <table:table-cell office:value-type="float" office:value="406.656799316406" calcext:value-type="float">
            <text:p>406.656799316406</text:p>
          </table:table-cell>
          <table:table-cell table:number-columns-repeated="3"/>
          <table:table-cell office:value-type="string" calcext:value-type="string">
            <text:p>intersection_num: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49.918518066406" calcext:value-type="float">
            <text:p>349.918518066406</text:p>
          </table:table-cell>
          <table:table-cell office:value-type="float" office:value="885.065673828125" calcext:value-type="float">
            <text:p>885.065673828125</text:p>
          </table:table-cell>
          <table:table-cell office:value-type="float" office:value="414.629852294922" calcext:value-type="float">
            <text:p>414.629852294922</text:p>
          </table:table-cell>
          <table:table-cell table:number-columns-repeated="3"/>
          <table:table-cell office:value-type="string" calcext:value-type="string">
            <text:p>invalid_intersection_num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49.918395996094" calcext:value-type="float">
            <text:p>349.918395996094</text:p>
          </table:table-cell>
          <table:table-cell office:value-type="float" office:value="899.305725097656" calcext:value-type="float">
            <text:p>899.305725097656</text:p>
          </table:table-cell>
          <table:table-cell office:value-type="float" office:value="417.934448242188" calcext:value-type="float">
            <text:p>417.934448242188</text:p>
          </table:table-cell>
          <table:table-cell table:number-columns-repeated="3"/>
          <table:table-cell office:value-type="string" calcext:value-type="string">
            <text:p>closer_than_min_distance_num: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49.918334960938" calcext:value-type="float">
            <text:p>349.918334960938</text:p>
          </table:table-cell>
          <table:table-cell office:value-type="float" office:value="825.05029296875" calcext:value-type="float">
            <text:p>825.05029296875</text:p>
          </table:table-cell>
          <table:table-cell office:value-type="float" office:value="375.34619140625" calcext:value-type="float">
            <text:p>375.34619140625</text:p>
          </table:table-cell>
          <table:table-cell table:number-columns-repeated="3"/>
          <table:table-cell office:value-type="string" calcext:value-type="string">
            <text:p>segment_num: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49.918243408203" calcext:value-type="float">
            <text:p>349.918243408203</text:p>
          </table:table-cell>
          <table:table-cell office:value-type="float" office:value="885.496948242188" calcext:value-type="float">
            <text:p>885.496948242188</text:p>
          </table:table-cell>
          <table:table-cell office:value-type="float" office:value="403.934600830078" calcext:value-type="float">
            <text:p>403.934600830078</text:p>
          </table:table-cell>
          <table:table-cell table:number-columns-repeated="3"/>
          <table:table-cell office:value-type="string" calcext:value-type="string">
            <text:p>single_node_segment_num: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9.918212890625" calcext:value-type="float">
            <text:p>349.918212890625</text:p>
          </table:table-cell>
          <table:table-cell office:value-type="float" office:value="852.758850097656" calcext:value-type="float">
            <text:p>852.758850097656</text:p>
          </table:table-cell>
          <table:table-cell office:value-type="float" office:value="388.5556640625" calcext:value-type="float">
            <text:p>388.5556640625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49.918121337891" calcext:value-type="float">
            <text:p>349.918121337891</text:p>
          </table:table-cell>
          <table:table-cell office:value-type="float" office:value="868.665161132813" calcext:value-type="float">
            <text:p>868.665161132813</text:p>
          </table:table-cell>
          <table:table-cell office:value-type="float" office:value="411.398071289063" calcext:value-type="float">
            <text:p>411.398071289063</text:p>
          </table:table-cell>
          <table:table-cell table:number-columns-repeated="3"/>
          <table:table-cell office:value-type="string" calcext:value-type="string">
            <text:p>random init</text:p>
          </table:table-cell>
          <table:table-cell office:value-type="string" calcext:value-type="string">
            <text:p>edgewise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rmal(0,3)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49.918090820312" calcext:value-type="float">
            <text:p>349.918090820312</text:p>
          </table:table-cell>
          <table:table-cell office:value-type="float" office:value="864.011413574219" calcext:value-type="float">
            <text:p>864.011413574219</text:p>
          </table:table-cell>
          <table:table-cell office:value-type="float" office:value="426.212310791016" calcext:value-type="float">
            <text:p>426.212310791016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49.918090820312" calcext:value-type="float">
            <text:p>349.918090820312</text:p>
          </table:table-cell>
          <table:table-cell office:value-type="float" office:value="908.131896972656" calcext:value-type="float">
            <text:p>908.131896972656</text:p>
          </table:table-cell>
          <table:table-cell office:value-type="float" office:value="432.169036865234" calcext:value-type="float">
            <text:p>432.1690368652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1.4883117675781" calcext:value-type="float">
            <text:p>91.4883117675781</text:p>
          </table:table-cell>
          <table:table-cell office:value-type="float" office:value="255.067733764648" calcext:value-type="float">
            <text:p>255.067733764648</text:p>
          </table:table-cell>
          <table:table-cell office:value-type="float" office:value="177.681182861328" calcext:value-type="float">
            <text:p>177.681182861328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49.918060302734" calcext:value-type="float">
            <text:p>349.918060302734</text:p>
          </table:table-cell>
          <table:table-cell office:value-type="float" office:value="898.709533691406" calcext:value-type="float">
            <text:p>898.709533691406</text:p>
          </table:table-cell>
          <table:table-cell office:value-type="float" office:value="420.722869873047" calcext:value-type="float">
            <text:p>420.72286987304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1.4883117675781" calcext:value-type="float">
            <text:p>91.4883117675781</text:p>
          </table:table-cell>
          <table:table-cell office:value-type="float" office:value="215.343444824219" calcext:value-type="float">
            <text:p>215.343444824219</text:p>
          </table:table-cell>
          <table:table-cell office:value-type="float" office:value="152.552688598633" calcext:value-type="float">
            <text:p>152.552688598633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49.917999267578" calcext:value-type="float">
            <text:p>349.917999267578</text:p>
          </table:table-cell>
          <table:table-cell office:value-type="float" office:value="881.560729980469" calcext:value-type="float">
            <text:p>881.560729980469</text:p>
          </table:table-cell>
          <table:table-cell office:value-type="float" office:value="415.079742431641" calcext:value-type="float">
            <text:p>415.07974243164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4.9170608520508" calcext:value-type="float">
            <text:p>84.9170608520508</text:p>
          </table:table-cell>
          <table:table-cell office:value-type="float" office:value="261.343444824219" calcext:value-type="float">
            <text:p>261.343444824219</text:p>
          </table:table-cell>
          <table:table-cell office:value-type="float" office:value="221.157974243164" calcext:value-type="float">
            <text:p>221.157974243164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49.917633056641" calcext:value-type="float">
            <text:p>349.917633056641</text:p>
          </table:table-cell>
          <table:table-cell office:value-type="float" office:value="877.954223632812" calcext:value-type="float">
            <text:p>877.954223632812</text:p>
          </table:table-cell>
          <table:table-cell office:value-type="float" office:value="419.607666015625" calcext:value-type="float">
            <text:p>419.6076660156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2.5787887573242" calcext:value-type="float">
            <text:p>82.5787887573242</text:p>
          </table:table-cell>
          <table:table-cell office:value-type="float" office:value="243.727966308594" calcext:value-type="float">
            <text:p>243.727966308594</text:p>
          </table:table-cell>
          <table:table-cell office:value-type="float" office:value="209.220321655273" calcext:value-type="float">
            <text:p>209.22032165527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49.917419433594" calcext:value-type="float">
            <text:p>349.917419433594</text:p>
          </table:table-cell>
          <table:table-cell office:value-type="float" office:value="899.422973632812" calcext:value-type="float">
            <text:p>899.422973632812</text:p>
          </table:table-cell>
          <table:table-cell office:value-type="float" office:value="444.681915283203" calcext:value-type="float">
            <text:p>444.6819152832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5.4024238586426" calcext:value-type="float">
            <text:p>35.4024238586426</text:p>
          </table:table-cell>
          <table:table-cell office:value-type="float" office:value="256.881469726562" calcext:value-type="float">
            <text:p>256.881469726562</text:p>
          </table:table-cell>
          <table:table-cell office:value-type="float" office:value="217.274139404297" calcext:value-type="float">
            <text:p>217.274139404297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49.917266845703" calcext:value-type="float">
            <text:p>349.917266845703</text:p>
          </table:table-cell>
          <table:table-cell office:value-type="float" office:value="880.42529296875" calcext:value-type="float">
            <text:p>880.42529296875</text:p>
          </table:table-cell>
          <table:table-cell office:value-type="float" office:value="426.705841064453" calcext:value-type="float">
            <text:p>426.70584106445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5.4024238586426" calcext:value-type="float">
            <text:p>35.4024238586426</text:p>
          </table:table-cell>
          <table:table-cell office:value-type="float" office:value="194.218475341797" calcext:value-type="float">
            <text:p>194.218475341797</text:p>
          </table:table-cell>
          <table:table-cell office:value-type="float" office:value="170.520874023438" calcext:value-type="float">
            <text:p>170.520874023438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49.917144775391" calcext:value-type="float">
            <text:p>349.917144775391</text:p>
          </table:table-cell>
          <table:table-cell office:value-type="float" office:value="846.065612792969" calcext:value-type="float">
            <text:p>846.065612792969</text:p>
          </table:table-cell>
          <table:table-cell office:value-type="float" office:value="388.366149902344" calcext:value-type="float">
            <text:p>388.36614990234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.4024238586426" calcext:value-type="float">
            <text:p>35.4024238586426</text:p>
          </table:table-cell>
          <table:table-cell office:value-type="float" office:value="201.152160644531" calcext:value-type="float">
            <text:p>201.152160644531</text:p>
          </table:table-cell>
          <table:table-cell office:value-type="float" office:value="202.069900512695" calcext:value-type="float">
            <text:p>202.06990051269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49.917083740234" calcext:value-type="float">
            <text:p>349.917083740234</text:p>
          </table:table-cell>
          <table:table-cell office:value-type="float" office:value="853.878967285156" calcext:value-type="float">
            <text:p>853.878967285156</text:p>
          </table:table-cell>
          <table:table-cell office:value-type="float" office:value="414.701416015625" calcext:value-type="float">
            <text:p>414.70141601562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5.4024238586426" calcext:value-type="float">
            <text:p>35.4024238586426</text:p>
          </table:table-cell>
          <table:table-cell office:value-type="float" office:value="170.922012329102" calcext:value-type="float">
            <text:p>170.922012329102</text:p>
          </table:table-cell>
          <table:table-cell office:value-type="float" office:value="158.743743896484" calcext:value-type="float">
            <text:p>158.743743896484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49.916931152344" calcext:value-type="float">
            <text:p>349.916931152344</text:p>
          </table:table-cell>
          <table:table-cell office:value-type="float" office:value="862.34423828125" calcext:value-type="float">
            <text:p>862.34423828125</text:p>
          </table:table-cell>
          <table:table-cell office:value-type="float" office:value="415.702758789063" calcext:value-type="float">
            <text:p>415.7027587890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4.2653560638428" calcext:value-type="float">
            <text:p>24.2653560638428</text:p>
          </table:table-cell>
          <table:table-cell office:value-type="float" office:value="187.682479858398" calcext:value-type="float">
            <text:p>187.682479858398</text:p>
          </table:table-cell>
          <table:table-cell office:value-type="float" office:value="158.292251586914" calcext:value-type="float">
            <text:p>158.292251586914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49.916351318359" calcext:value-type="float">
            <text:p>349.916351318359</text:p>
          </table:table-cell>
          <table:table-cell office:value-type="float" office:value="901.624816894531" calcext:value-type="float">
            <text:p>901.624816894531</text:p>
          </table:table-cell>
          <table:table-cell office:value-type="float" office:value="447.840118408203" calcext:value-type="float">
            <text:p>447.84011840820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4.2653560638428" calcext:value-type="float">
            <text:p>24.2653560638428</text:p>
          </table:table-cell>
          <table:table-cell office:value-type="float" office:value="195.975509643555" calcext:value-type="float">
            <text:p>195.975509643555</text:p>
          </table:table-cell>
          <table:table-cell office:value-type="float" office:value="218.115478515625" calcext:value-type="float">
            <text:p>218.11547851562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49.916351318359" calcext:value-type="float">
            <text:p>349.916351318359</text:p>
          </table:table-cell>
          <table:table-cell office:value-type="float" office:value="818.021423339844" calcext:value-type="float">
            <text:p>818.021423339844</text:p>
          </table:table-cell>
          <table:table-cell office:value-type="float" office:value="400.990539550781" calcext:value-type="float">
            <text:p>400.99053955078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4.2653560638428" calcext:value-type="float">
            <text:p>24.2653560638428</text:p>
          </table:table-cell>
          <table:table-cell office:value-type="float" office:value="209.303802490234" calcext:value-type="float">
            <text:p>209.303802490234</text:p>
          </table:table-cell>
          <table:table-cell office:value-type="float" office:value="228.090240478516" calcext:value-type="float">
            <text:p>228.090240478516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49.908081054688" calcext:value-type="float">
            <text:p>349.908081054688</text:p>
          </table:table-cell>
          <table:table-cell office:value-type="float" office:value="828.483764648438" calcext:value-type="float">
            <text:p>828.483764648438</text:p>
          </table:table-cell>
          <table:table-cell office:value-type="float" office:value="411.315032958984" calcext:value-type="float">
            <text:p>411.31503295898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4.2653560638428" calcext:value-type="float">
            <text:p>24.2653560638428</text:p>
          </table:table-cell>
          <table:table-cell office:value-type="float" office:value="172.565719604492" calcext:value-type="float">
            <text:p>172.565719604492</text:p>
          </table:table-cell>
          <table:table-cell office:value-type="float" office:value="182.915756225586" calcext:value-type="float">
            <text:p>182.915756225586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49.908081054688" calcext:value-type="float">
            <text:p>349.908081054688</text:p>
          </table:table-cell>
          <table:table-cell office:value-type="float" office:value="861.592895507813" calcext:value-type="float">
            <text:p>861.592895507813</text:p>
          </table:table-cell>
          <table:table-cell office:value-type="float" office:value="416.692352294922" calcext:value-type="float">
            <text:p>416.69235229492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4.2653560638428" calcext:value-type="float">
            <text:p>24.2653560638428</text:p>
          </table:table-cell>
          <table:table-cell office:value-type="float" office:value="137.211624145508" calcext:value-type="float">
            <text:p>137.211624145508</text:p>
          </table:table-cell>
          <table:table-cell office:value-type="float" office:value="134.705749511719" calcext:value-type="float">
            <text:p>134.705749511719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49.903198242187" calcext:value-type="float">
            <text:p>349.903198242187</text:p>
          </table:table-cell>
          <table:table-cell office:value-type="float" office:value="891.872741699219" calcext:value-type="float">
            <text:p>891.872741699219</text:p>
          </table:table-cell>
          <table:table-cell office:value-type="float" office:value="447.117156982422" calcext:value-type="float">
            <text:p>447.11715698242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4.2653560638428" calcext:value-type="float">
            <text:p>24.2653560638428</text:p>
          </table:table-cell>
          <table:table-cell office:value-type="float" office:value="146.840255737305" calcext:value-type="float">
            <text:p>146.840255737305</text:p>
          </table:table-cell>
          <table:table-cell office:value-type="float" office:value="151.016525268555" calcext:value-type="float">
            <text:p>151.016525268555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49.899627685547" calcext:value-type="float">
            <text:p>349.899627685547</text:p>
          </table:table-cell>
          <table:table-cell office:value-type="float" office:value="855.30419921875" calcext:value-type="float">
            <text:p>855.30419921875</text:p>
          </table:table-cell>
          <table:table-cell office:value-type="float" office:value="430.408966064453" calcext:value-type="float">
            <text:p>430.40896606445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2.2759666442871" calcext:value-type="float">
            <text:p>22.2759666442871</text:p>
          </table:table-cell>
          <table:table-cell office:value-type="float" office:value="116.407188415527" calcext:value-type="float">
            <text:p>116.407188415527</text:p>
          </table:table-cell>
          <table:table-cell office:value-type="float" office:value="135.607376098633" calcext:value-type="float">
            <text:p>135.607376098633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49.897888183594" calcext:value-type="float">
            <text:p>349.897888183594</text:p>
          </table:table-cell>
          <table:table-cell office:value-type="float" office:value="850.59033203125" calcext:value-type="float">
            <text:p>850.59033203125</text:p>
          </table:table-cell>
          <table:table-cell office:value-type="float" office:value="422.942749023438" calcext:value-type="float">
            <text:p>422.94274902343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2.2759666442871" calcext:value-type="float">
            <text:p>22.2759666442871</text:p>
          </table:table-cell>
          <table:table-cell office:value-type="float" office:value="116.410926818848" calcext:value-type="float">
            <text:p>116.410926818848</text:p>
          </table:table-cell>
          <table:table-cell office:value-type="float" office:value="163.398773193359" calcext:value-type="float">
            <text:p>163.398773193359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49.897033691406" calcext:value-type="float">
            <text:p>349.897033691406</text:p>
          </table:table-cell>
          <table:table-cell office:value-type="float" office:value="860.287353515625" calcext:value-type="float">
            <text:p>860.287353515625</text:p>
          </table:table-cell>
          <table:table-cell office:value-type="float" office:value="416.716400146484" calcext:value-type="float">
            <text:p>416.71640014648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1.5219745635986" calcext:value-type="float">
            <text:p>21.5219745635986</text:p>
          </table:table-cell>
          <table:table-cell office:value-type="float" office:value="138.115676879883" calcext:value-type="float">
            <text:p>138.115676879883</text:p>
          </table:table-cell>
          <table:table-cell office:value-type="float" office:value="185.299423217773" calcext:value-type="float">
            <text:p>185.29942321777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9.89453125" calcext:value-type="float">
            <text:p>349.89453125</text:p>
          </table:table-cell>
          <table:table-cell office:value-type="float" office:value="879.287170410156" calcext:value-type="float">
            <text:p>879.287170410156</text:p>
          </table:table-cell>
          <table:table-cell office:value-type="float" office:value="434.183044433594" calcext:value-type="float">
            <text:p>434.18304443359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.6605319976807" calcext:value-type="float">
            <text:p>12.6605319976807</text:p>
          </table:table-cell>
          <table:table-cell office:value-type="float" office:value="122.041435241699" calcext:value-type="float">
            <text:p>122.041435241699</text:p>
          </table:table-cell>
          <table:table-cell office:value-type="float" office:value="172.709259033203" calcext:value-type="float">
            <text:p>172.709259033203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49.892822265625" calcext:value-type="float">
            <text:p>349.892822265625</text:p>
          </table:table-cell>
          <table:table-cell office:value-type="float" office:value="842.78564453125" calcext:value-type="float">
            <text:p>842.78564453125</text:p>
          </table:table-cell>
          <table:table-cell office:value-type="float" office:value="401.667297363281" calcext:value-type="float">
            <text:p>401.66729736328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2.1681509017944" calcext:value-type="float">
            <text:p>12.1681509017944</text:p>
          </table:table-cell>
          <table:table-cell office:value-type="float" office:value="117.886161804199" calcext:value-type="float">
            <text:p>117.886161804199</text:p>
          </table:table-cell>
          <table:table-cell office:value-type="float" office:value="169.947769165039" calcext:value-type="float">
            <text:p>169.947769165039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49.891662597656" calcext:value-type="float">
            <text:p>349.891662597656</text:p>
          </table:table-cell>
          <table:table-cell office:value-type="float" office:value="835.131164550781" calcext:value-type="float">
            <text:p>835.131164550781</text:p>
          </table:table-cell>
          <table:table-cell office:value-type="float" office:value="412.708343505859" calcext:value-type="float">
            <text:p>412.70834350585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1.9338369369507" calcext:value-type="float">
            <text:p>11.9338369369507</text:p>
          </table:table-cell>
          <table:table-cell office:value-type="float" office:value="102.019592285156" calcext:value-type="float">
            <text:p>102.019592285156</text:p>
          </table:table-cell>
          <table:table-cell office:value-type="float" office:value="149.901000976563" calcext:value-type="float">
            <text:p>149.90100097656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49.891052246094" calcext:value-type="float">
            <text:p>349.891052246094</text:p>
          </table:table-cell>
          <table:table-cell office:value-type="float" office:value="836.938232421875" calcext:value-type="float">
            <text:p>836.938232421875</text:p>
          </table:table-cell>
          <table:table-cell office:value-type="float" office:value="410.769348144531" calcext:value-type="float">
            <text:p>410.76934814453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1.9338369369507" calcext:value-type="float">
            <text:p>11.9338369369507</text:p>
          </table:table-cell>
          <table:table-cell office:value-type="float" office:value="91.0585708618164" calcext:value-type="float">
            <text:p>91.0585708618164</text:p>
          </table:table-cell>
          <table:table-cell office:value-type="float" office:value="127.754753112793" calcext:value-type="float">
            <text:p>127.754753112793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49.890075683594" calcext:value-type="float">
            <text:p>349.890075683594</text:p>
          </table:table-cell>
          <table:table-cell office:value-type="float" office:value="833.61572265625" calcext:value-type="float">
            <text:p>833.61572265625</text:p>
          </table:table-cell>
          <table:table-cell office:value-type="float" office:value="405.372985839844" calcext:value-type="float">
            <text:p>405.372985839844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1.8896160125732" calcext:value-type="float">
            <text:p>11.8896160125732</text:p>
          </table:table-cell>
          <table:table-cell office:value-type="float" office:value="100.431251525879" calcext:value-type="float">
            <text:p>100.431251525879</text:p>
          </table:table-cell>
          <table:table-cell office:value-type="float" office:value="166.650131225586" calcext:value-type="float">
            <text:p>166.65013122558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49.889007568359" calcext:value-type="float">
            <text:p>349.889007568359</text:p>
          </table:table-cell>
          <table:table-cell office:value-type="float" office:value="817.147216796875" calcext:value-type="float">
            <text:p>817.147216796875</text:p>
          </table:table-cell>
          <table:table-cell office:value-type="float" office:value="391.623596191406" calcext:value-type="float">
            <text:p>391.62359619140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1.8896160125732" calcext:value-type="float">
            <text:p>11.8896160125732</text:p>
          </table:table-cell>
          <table:table-cell office:value-type="float" office:value="63.1947860717773" calcext:value-type="float">
            <text:p>63.1947860717773</text:p>
          </table:table-cell>
          <table:table-cell office:value-type="float" office:value="98.9112014770508" calcext:value-type="float">
            <text:p>98.9112014770508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49.888427734375" calcext:value-type="float">
            <text:p>349.888427734375</text:p>
          </table:table-cell>
          <table:table-cell office:value-type="float" office:value="839.769165039063" calcext:value-type="float">
            <text:p>839.769165039063</text:p>
          </table:table-cell>
          <table:table-cell office:value-type="float" office:value="413.534637451172" calcext:value-type="float">
            <text:p>413.53463745117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1.7157468795776" calcext:value-type="float">
            <text:p>11.7157468795776</text:p>
          </table:table-cell>
          <table:table-cell office:value-type="float" office:value="60.7804336547852" calcext:value-type="float">
            <text:p>60.7804336547852</text:p>
          </table:table-cell>
          <table:table-cell office:value-type="float" office:value="131.413848876953" calcext:value-type="float">
            <text:p>131.413848876953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49.888122558594" calcext:value-type="float">
            <text:p>349.888122558594</text:p>
          </table:table-cell>
          <table:table-cell office:value-type="float" office:value="890.909057617188" calcext:value-type="float">
            <text:p>890.909057617188</text:p>
          </table:table-cell>
          <table:table-cell office:value-type="float" office:value="439.682250976562" calcext:value-type="float">
            <text:p>439.68225097656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1.7157468795776" calcext:value-type="float">
            <text:p>11.7157468795776</text:p>
          </table:table-cell>
          <table:table-cell office:value-type="float" office:value="51.0438957214356" calcext:value-type="float">
            <text:p>51.0438957214356</text:p>
          </table:table-cell>
          <table:table-cell office:value-type="float" office:value="111.396430969238" calcext:value-type="float">
            <text:p>111.39643096923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49.887817382813" calcext:value-type="float">
            <text:p>349.887817382813</text:p>
          </table:table-cell>
          <table:table-cell office:value-type="float" office:value="852.668334960937" calcext:value-type="float">
            <text:p>852.668334960937</text:p>
          </table:table-cell>
          <table:table-cell office:value-type="float" office:value="414.112640380859" calcext:value-type="float">
            <text:p>414.112640380859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11.5674057006836" calcext:value-type="float">
            <text:p>11.5674057006836</text:p>
          </table:table-cell>
          <table:table-cell office:value-type="float" office:value="59.495174407959" calcext:value-type="float">
            <text:p>59.495174407959</text:p>
          </table:table-cell>
          <table:table-cell office:value-type="float" office:value="134.970748901367" calcext:value-type="float">
            <text:p>134.970748901367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49.887390136719" calcext:value-type="float">
            <text:p>349.887390136719</text:p>
          </table:table-cell>
          <table:table-cell office:value-type="float" office:value="855.224914550781" calcext:value-type="float">
            <text:p>855.224914550781</text:p>
          </table:table-cell>
          <table:table-cell office:value-type="float" office:value="429.049133300781" calcext:value-type="float">
            <text:p>429.049133300781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11.5674057006836" calcext:value-type="float">
            <text:p>11.5674057006836</text:p>
          </table:table-cell>
          <table:table-cell office:value-type="float" office:value="46.4322853088379" calcext:value-type="float">
            <text:p>46.4322853088379</text:p>
          </table:table-cell>
          <table:table-cell office:value-type="float" office:value="86.4465942382813" calcext:value-type="float">
            <text:p>86.4465942382813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49.887145996094" calcext:value-type="float">
            <text:p>349.887145996094</text:p>
          </table:table-cell>
          <table:table-cell office:value-type="float" office:value="856.364318847656" calcext:value-type="float">
            <text:p>856.364318847656</text:p>
          </table:table-cell>
          <table:table-cell office:value-type="float" office:value="422.250854492188" calcext:value-type="float">
            <text:p>422.25085449218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1.5674057006836" calcext:value-type="float">
            <text:p>11.5674057006836</text:p>
          </table:table-cell>
          <table:table-cell office:value-type="float" office:value="52.6134872436523" calcext:value-type="float">
            <text:p>52.6134872436523</text:p>
          </table:table-cell>
          <table:table-cell office:value-type="float" office:value="91.3415298461914" calcext:value-type="float">
            <text:p>91.3415298461914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49.886810302734" calcext:value-type="float">
            <text:p>349.886810302734</text:p>
          </table:table-cell>
          <table:table-cell office:value-type="float" office:value="883.974426269531" calcext:value-type="float">
            <text:p>883.974426269531</text:p>
          </table:table-cell>
          <table:table-cell office:value-type="float" office:value="450.162536621094" calcext:value-type="float">
            <text:p>450.162536621094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11.5149898529053" calcext:value-type="float">
            <text:p>11.5149898529053</text:p>
          </table:table-cell>
          <table:table-cell office:value-type="float" office:value="84.8350067138672" calcext:value-type="float">
            <text:p>84.8350067138672</text:p>
          </table:table-cell>
          <table:table-cell office:value-type="float" office:value="172.673645019531" calcext:value-type="float">
            <text:p>172.67364501953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49.886627197266" calcext:value-type="float">
            <text:p>349.886627197266</text:p>
          </table:table-cell>
          <table:table-cell office:value-type="float" office:value="845.600219726563" calcext:value-type="float">
            <text:p>845.600219726563</text:p>
          </table:table-cell>
          <table:table-cell office:value-type="float" office:value="411.2822265625" calcext:value-type="float">
            <text:p>411.282226562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1.507586479187" calcext:value-type="float">
            <text:p>11.507586479187</text:p>
          </table:table-cell>
          <table:table-cell office:value-type="float" office:value="46.19580078125" calcext:value-type="float">
            <text:p>46.19580078125</text:p>
          </table:table-cell>
          <table:table-cell office:value-type="float" office:value="102.832954406738" calcext:value-type="float">
            <text:p>102.832954406738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49.886535644531" calcext:value-type="float">
            <text:p>349.886535644531</text:p>
          </table:table-cell>
          <table:table-cell office:value-type="float" office:value="862.28662109375" calcext:value-type="float">
            <text:p>862.28662109375</text:p>
          </table:table-cell>
          <table:table-cell office:value-type="float" office:value="427.345977783203" calcext:value-type="float">
            <text:p>427.345977783203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1.2335319519043" calcext:value-type="float">
            <text:p>11.2335319519043</text:p>
          </table:table-cell>
          <table:table-cell office:value-type="float" office:value="50.3902053833008" calcext:value-type="float">
            <text:p>50.3902053833008</text:p>
          </table:table-cell>
          <table:table-cell office:value-type="float" office:value="103.100784301758" calcext:value-type="float">
            <text:p>103.100784301758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49.886474609375" calcext:value-type="float">
            <text:p>349.886474609375</text:p>
          </table:table-cell>
          <table:table-cell office:value-type="float" office:value="826.081420898437" calcext:value-type="float">
            <text:p>826.081420898437</text:p>
          </table:table-cell>
          <table:table-cell office:value-type="float" office:value="418.641693115234" calcext:value-type="float">
            <text:p>418.64169311523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1.2335319519043" calcext:value-type="float">
            <text:p>11.2335319519043</text:p>
          </table:table-cell>
          <table:table-cell office:value-type="float" office:value="62.7679061889648" calcext:value-type="float">
            <text:p>62.7679061889648</text:p>
          </table:table-cell>
          <table:table-cell office:value-type="float" office:value="123.101089477539" calcext:value-type="float">
            <text:p>123.101089477539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49.886383056641" calcext:value-type="float">
            <text:p>349.886383056641</text:p>
          </table:table-cell>
          <table:table-cell office:value-type="float" office:value="829.972595214844" calcext:value-type="float">
            <text:p>829.972595214844</text:p>
          </table:table-cell>
          <table:table-cell office:value-type="float" office:value="419.878326416016" calcext:value-type="float">
            <text:p>419.878326416016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11.2335319519043" calcext:value-type="float">
            <text:p>11.2335319519043</text:p>
          </table:table-cell>
          <table:table-cell office:value-type="float" office:value="63.4099769592285" calcext:value-type="float">
            <text:p>63.4099769592285</text:p>
          </table:table-cell>
          <table:table-cell office:value-type="float" office:value="124.523582458496" calcext:value-type="float">
            <text:p>124.523582458496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49.886322021484" calcext:value-type="float">
            <text:p>349.886322021484</text:p>
          </table:table-cell>
          <table:table-cell office:value-type="float" office:value="896.123107910156" calcext:value-type="float">
            <text:p>896.123107910156</text:p>
          </table:table-cell>
          <table:table-cell office:value-type="float" office:value="444.692352294922" calcext:value-type="float">
            <text:p>444.69235229492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11.2335319519043" calcext:value-type="float">
            <text:p>11.2335319519043</text:p>
          </table:table-cell>
          <table:table-cell office:value-type="float" office:value="97.7197494506836" calcext:value-type="float">
            <text:p>97.7197494506836</text:p>
          </table:table-cell>
          <table:table-cell office:value-type="float" office:value="194.34538269043" calcext:value-type="float">
            <text:p>194.34538269043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49.886260986328" calcext:value-type="float">
            <text:p>349.886260986328</text:p>
          </table:table-cell>
          <table:table-cell office:value-type="float" office:value="832.50048828125" calcext:value-type="float">
            <text:p>832.50048828125</text:p>
          </table:table-cell>
          <table:table-cell office:value-type="float" office:value="417.647216796875" calcext:value-type="float">
            <text:p>417.64721679687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1.2335319519043" calcext:value-type="float">
            <text:p>11.2335319519043</text:p>
          </table:table-cell>
          <table:table-cell office:value-type="float" office:value="58.3885955810547" calcext:value-type="float">
            <text:p>58.3885955810547</text:p>
          </table:table-cell>
          <table:table-cell office:value-type="float" office:value="103.195373535156" calcext:value-type="float">
            <text:p>103.19537353515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49.88623046875" calcext:value-type="float">
            <text:p>349.88623046875</text:p>
          </table:table-cell>
          <table:table-cell office:value-type="float" office:value="812.774658203125" calcext:value-type="float">
            <text:p>812.774658203125</text:p>
          </table:table-cell>
          <table:table-cell office:value-type="float" office:value="408.071014404297" calcext:value-type="float">
            <text:p>408.071014404297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11.2335319519043" calcext:value-type="float">
            <text:p>11.2335319519043</text:p>
          </table:table-cell>
          <table:table-cell office:value-type="float" office:value="74.9729232788086" calcext:value-type="float">
            <text:p>74.9729232788086</text:p>
          </table:table-cell>
          <table:table-cell office:value-type="float" office:value="143.684463500977" calcext:value-type="float">
            <text:p>143.684463500977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49.886199951172" calcext:value-type="float">
            <text:p>349.886199951172</text:p>
          </table:table-cell>
          <table:table-cell office:value-type="float" office:value="787.053771972656" calcext:value-type="float">
            <text:p>787.053771972656</text:p>
          </table:table-cell>
          <table:table-cell office:value-type="float" office:value="389.325256347656" calcext:value-type="float">
            <text:p>389.32525634765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11.2335319519043" calcext:value-type="float">
            <text:p>11.2335319519043</text:p>
          </table:table-cell>
          <table:table-cell office:value-type="float" office:value="65.0857467651367" calcext:value-type="float">
            <text:p>65.0857467651367</text:p>
          </table:table-cell>
          <table:table-cell office:value-type="float" office:value="115.733673095703" calcext:value-type="float">
            <text:p>115.733673095703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49.886169433594" calcext:value-type="float">
            <text:p>349.886169433594</text:p>
          </table:table-cell>
          <table:table-cell office:value-type="float" office:value="821.701171875" calcext:value-type="float">
            <text:p>821.701171875</text:p>
          </table:table-cell>
          <table:table-cell office:value-type="float" office:value="431.499725341797" calcext:value-type="float">
            <text:p>431.49972534179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11.2335319519043" calcext:value-type="float">
            <text:p>11.2335319519043</text:p>
          </table:table-cell>
          <table:table-cell office:value-type="float" office:value="82.5134963989258" calcext:value-type="float">
            <text:p>82.5134963989258</text:p>
          </table:table-cell>
          <table:table-cell office:value-type="float" office:value="162.937698364258" calcext:value-type="float">
            <text:p>162.937698364258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49.886138916016" calcext:value-type="float">
            <text:p>349.886138916016</text:p>
          </table:table-cell>
          <table:table-cell office:value-type="float" office:value="809.20166015625" calcext:value-type="float">
            <text:p>809.20166015625</text:p>
          </table:table-cell>
          <table:table-cell office:value-type="float" office:value="405.595764160156" calcext:value-type="float">
            <text:p>405.595764160156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11.2335319519043" calcext:value-type="float">
            <text:p>11.2335319519043</text:p>
          </table:table-cell>
          <table:table-cell office:value-type="float" office:value="70.4594955444336" calcext:value-type="float">
            <text:p>70.4594955444336</text:p>
          </table:table-cell>
          <table:table-cell office:value-type="float" office:value="142.877548217773" calcext:value-type="float">
            <text:p>142.877548217773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49.886138916016" calcext:value-type="float">
            <text:p>349.886138916016</text:p>
          </table:table-cell>
          <table:table-cell office:value-type="float" office:value="807.908142089844" calcext:value-type="float">
            <text:p>807.908142089844</text:p>
          </table:table-cell>
          <table:table-cell office:value-type="float" office:value="409.880310058594" calcext:value-type="float">
            <text:p>409.88031005859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1.2335319519043" calcext:value-type="float">
            <text:p>11.2335319519043</text:p>
          </table:table-cell>
          <table:table-cell office:value-type="float" office:value="47.2604064941406" calcext:value-type="float">
            <text:p>47.2604064941406</text:p>
          </table:table-cell>
          <table:table-cell office:value-type="float" office:value="73.9721984863281" calcext:value-type="float">
            <text:p>73.9721984863281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49.885162353516" calcext:value-type="float">
            <text:p>349.885162353516</text:p>
          </table:table-cell>
          <table:table-cell office:value-type="float" office:value="831.392517089844" calcext:value-type="float">
            <text:p>831.392517089844</text:p>
          </table:table-cell>
          <table:table-cell office:value-type="float" office:value="417.579010009766" calcext:value-type="float">
            <text:p>417.57901000976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11.2335319519043" calcext:value-type="float">
            <text:p>11.2335319519043</text:p>
          </table:table-cell>
          <table:table-cell office:value-type="float" office:value="66.4135589599609" calcext:value-type="float">
            <text:p>66.4135589599609</text:p>
          </table:table-cell>
          <table:table-cell office:value-type="float" office:value="126.042953491211" calcext:value-type="float">
            <text:p>126.042953491211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49.885162353516" calcext:value-type="float">
            <text:p>349.885162353516</text:p>
          </table:table-cell>
          <table:table-cell office:value-type="float" office:value="844.468994140625" calcext:value-type="float">
            <text:p>844.468994140625</text:p>
          </table:table-cell>
          <table:table-cell office:value-type="float" office:value="434.094879150391" calcext:value-type="float">
            <text:p>434.09487915039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11.2335319519043" calcext:value-type="float">
            <text:p>11.2335319519043</text:p>
          </table:table-cell>
          <table:table-cell office:value-type="float" office:value="59.1785926818848" calcext:value-type="float">
            <text:p>59.1785926818848</text:p>
          </table:table-cell>
          <table:table-cell office:value-type="float" office:value="130.613433837891" calcext:value-type="float">
            <text:p>130.61343383789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49.885162353516" calcext:value-type="float">
            <text:p>349.885162353516</text:p>
          </table:table-cell>
          <table:table-cell office:value-type="float" office:value="818.577941894531" calcext:value-type="float">
            <text:p>818.577941894531</text:p>
          </table:table-cell>
          <table:table-cell office:value-type="float" office:value="411.772155761719" calcext:value-type="float">
            <text:p>411.772155761719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11.2335319519043" calcext:value-type="float">
            <text:p>11.2335319519043</text:p>
          </table:table-cell>
          <table:table-cell office:value-type="float" office:value="60.4153327941895" calcext:value-type="float">
            <text:p>60.4153327941895</text:p>
          </table:table-cell>
          <table:table-cell office:value-type="float" office:value="130.642166137695" calcext:value-type="float">
            <text:p>130.64216613769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49.885070800781" calcext:value-type="float">
            <text:p>349.885070800781</text:p>
          </table:table-cell>
          <table:table-cell office:value-type="float" office:value="824.475769042969" calcext:value-type="float">
            <text:p>824.475769042969</text:p>
          </table:table-cell>
          <table:table-cell office:value-type="float" office:value="435.352478027344" calcext:value-type="float">
            <text:p>435.35247802734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11.2335319519043" calcext:value-type="float">
            <text:p>11.2335319519043</text:p>
          </table:table-cell>
          <table:table-cell office:value-type="float" office:value="51.6909828186035" calcext:value-type="float">
            <text:p>51.6909828186035</text:p>
          </table:table-cell>
          <table:table-cell office:value-type="float" office:value="115.096565246582" calcext:value-type="float">
            <text:p>115.096565246582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49.884918212891" calcext:value-type="float">
            <text:p>349.884918212891</text:p>
          </table:table-cell>
          <table:table-cell office:value-type="float" office:value="822.981018066406" calcext:value-type="float">
            <text:p>822.981018066406</text:p>
          </table:table-cell>
          <table:table-cell office:value-type="float" office:value="435.661712646484" calcext:value-type="float">
            <text:p>435.661712646484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11.2335319519043" calcext:value-type="float">
            <text:p>11.2335319519043</text:p>
          </table:table-cell>
          <table:table-cell office:value-type="float" office:value="55.6098403930664" calcext:value-type="float">
            <text:p>55.6098403930664</text:p>
          </table:table-cell>
          <table:table-cell office:value-type="float" office:value="104.328643798828" calcext:value-type="float">
            <text:p>104.328643798828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49.884826660156" calcext:value-type="float">
            <text:p>349.884826660156</text:p>
          </table:table-cell>
          <table:table-cell office:value-type="float" office:value="830.016418457031" calcext:value-type="float">
            <text:p>830.016418457031</text:p>
          </table:table-cell>
          <table:table-cell office:value-type="float" office:value="418.767486572266" calcext:value-type="float">
            <text:p>418.76748657226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11.2335319519043" calcext:value-type="float">
            <text:p>11.2335319519043</text:p>
          </table:table-cell>
          <table:table-cell office:value-type="float" office:value="56.76416015625" calcext:value-type="float">
            <text:p>56.76416015625</text:p>
          </table:table-cell>
          <table:table-cell office:value-type="float" office:value="130.347290039063" calcext:value-type="float">
            <text:p>130.347290039063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49.884796142578" calcext:value-type="float">
            <text:p>349.884796142578</text:p>
          </table:table-cell>
          <table:table-cell office:value-type="float" office:value="813.931701660156" calcext:value-type="float">
            <text:p>813.931701660156</text:p>
          </table:table-cell>
          <table:table-cell office:value-type="float" office:value="420.722534179687" calcext:value-type="float">
            <text:p>420.72253417968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11.2335319519043" calcext:value-type="float">
            <text:p>11.2335319519043</text:p>
          </table:table-cell>
          <table:table-cell office:value-type="float" office:value="68.1153335571289" calcext:value-type="float">
            <text:p>68.1153335571289</text:p>
          </table:table-cell>
          <table:table-cell office:value-type="float" office:value="144.608016967773" calcext:value-type="float">
            <text:p>144.60801696777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9.884063720703" calcext:value-type="float">
            <text:p>349.884063720703</text:p>
          </table:table-cell>
          <table:table-cell office:value-type="float" office:value="829.561157226562" calcext:value-type="float">
            <text:p>829.561157226562</text:p>
          </table:table-cell>
          <table:table-cell office:value-type="float" office:value="428.155456542969" calcext:value-type="float">
            <text:p>428.155456542969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11.2335319519043" calcext:value-type="float">
            <text:p>11.2335319519043</text:p>
          </table:table-cell>
          <table:table-cell office:value-type="float" office:value="76.9716567993164" calcext:value-type="float">
            <text:p>76.9716567993164</text:p>
          </table:table-cell>
          <table:table-cell office:value-type="float" office:value="142.002822875977" calcext:value-type="float">
            <text:p>142.00282287597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49.883148193359" calcext:value-type="float">
            <text:p>349.883148193359</text:p>
          </table:table-cell>
          <table:table-cell office:value-type="float" office:value="798.853881835938" calcext:value-type="float">
            <text:p>798.853881835938</text:p>
          </table:table-cell>
          <table:table-cell office:value-type="float" office:value="408.282348632813" calcext:value-type="float">
            <text:p>408.282348632813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11.2335319519043" calcext:value-type="float">
            <text:p>11.2335319519043</text:p>
          </table:table-cell>
          <table:table-cell office:value-type="float" office:value="54.8403854370117" calcext:value-type="float">
            <text:p>54.8403854370117</text:p>
          </table:table-cell>
          <table:table-cell office:value-type="float" office:value="96.3384094238281" calcext:value-type="float">
            <text:p>96.338409423828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49.882690429687" calcext:value-type="float">
            <text:p>349.882690429687</text:p>
          </table:table-cell>
          <table:table-cell office:value-type="float" office:value="804.788208007813" calcext:value-type="float">
            <text:p>804.788208007813</text:p>
          </table:table-cell>
          <table:table-cell office:value-type="float" office:value="405.276824951172" calcext:value-type="float">
            <text:p>405.27682495117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1.2335319519043" calcext:value-type="float">
            <text:p>11.2335319519043</text:p>
          </table:table-cell>
          <table:table-cell office:value-type="float" office:value="55.287166595459" calcext:value-type="float">
            <text:p>55.287166595459</text:p>
          </table:table-cell>
          <table:table-cell office:value-type="float" office:value="109.356758117676" calcext:value-type="float">
            <text:p>109.35675811767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49.882476806641" calcext:value-type="float">
            <text:p>349.882476806641</text:p>
          </table:table-cell>
          <table:table-cell office:value-type="float" office:value="787.336669921875" calcext:value-type="float">
            <text:p>787.336669921875</text:p>
          </table:table-cell>
          <table:table-cell office:value-type="float" office:value="395.911712646484" calcext:value-type="float">
            <text:p>395.91171264648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11.2335319519043" calcext:value-type="float">
            <text:p>11.2335319519043</text:p>
          </table:table-cell>
          <table:table-cell office:value-type="float" office:value="70.7432327270508" calcext:value-type="float">
            <text:p>70.7432327270508</text:p>
          </table:table-cell>
          <table:table-cell office:value-type="float" office:value="136.497314453125" calcext:value-type="float">
            <text:p>136.497314453125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49.88232421875" calcext:value-type="float">
            <text:p>349.88232421875</text:p>
          </table:table-cell>
          <table:table-cell office:value-type="float" office:value="816.62841796875" calcext:value-type="float">
            <text:p>816.62841796875</text:p>
          </table:table-cell>
          <table:table-cell office:value-type="float" office:value="414.260101318359" calcext:value-type="float">
            <text:p>414.26010131835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11.2335319519043" calcext:value-type="float">
            <text:p>11.2335319519043</text:p>
          </table:table-cell>
          <table:table-cell office:value-type="float" office:value="56.6697311401367" calcext:value-type="float">
            <text:p>56.6697311401367</text:p>
          </table:table-cell>
          <table:table-cell office:value-type="float" office:value="110.239273071289" calcext:value-type="float">
            <text:p>110.239273071289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49.881927490234" calcext:value-type="float">
            <text:p>349.881927490234</text:p>
          </table:table-cell>
          <table:table-cell office:value-type="float" office:value="863.424377441406" calcext:value-type="float">
            <text:p>863.424377441406</text:p>
          </table:table-cell>
          <table:table-cell office:value-type="float" office:value="453.035125732422" calcext:value-type="float">
            <text:p>453.03512573242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11.2335319519043" calcext:value-type="float">
            <text:p>11.2335319519043</text:p>
          </table:table-cell>
          <table:table-cell office:value-type="float" office:value="41.4568786621094" calcext:value-type="float">
            <text:p>41.4568786621094</text:p>
          </table:table-cell>
          <table:table-cell office:value-type="float" office:value="59.6966133117676" calcext:value-type="float">
            <text:p>59.6966133117676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49.881683349609" calcext:value-type="float">
            <text:p>349.881683349609</text:p>
          </table:table-cell>
          <table:table-cell office:value-type="float" office:value="787.555541992188" calcext:value-type="float">
            <text:p>787.555541992188</text:p>
          </table:table-cell>
          <table:table-cell office:value-type="float" office:value="414.399627685547" calcext:value-type="float">
            <text:p>414.399627685547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11.2157306671143" calcext:value-type="float">
            <text:p>11.2157306671143</text:p>
          </table:table-cell>
          <table:table-cell office:value-type="float" office:value="65.4214706420899" calcext:value-type="float">
            <text:p>65.4214706420899</text:p>
          </table:table-cell>
          <table:table-cell office:value-type="float" office:value="131.512664794922" calcext:value-type="float">
            <text:p>131.512664794922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49.881561279297" calcext:value-type="float">
            <text:p>349.881561279297</text:p>
          </table:table-cell>
          <table:table-cell office:value-type="float" office:value="795.153564453125" calcext:value-type="float">
            <text:p>795.153564453125</text:p>
          </table:table-cell>
          <table:table-cell office:value-type="float" office:value="420.083679199219" calcext:value-type="float">
            <text:p>420.08367919921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.2069005966187" calcext:value-type="float">
            <text:p>11.2069005966187</text:p>
          </table:table-cell>
          <table:table-cell office:value-type="float" office:value="80.7422409057617" calcext:value-type="float">
            <text:p>80.7422409057617</text:p>
          </table:table-cell>
          <table:table-cell office:value-type="float" office:value="157.328125" calcext:value-type="float">
            <text:p>157.32812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49.881408691406" calcext:value-type="float">
            <text:p>349.881408691406</text:p>
          </table:table-cell>
          <table:table-cell office:value-type="float" office:value="811.127990722656" calcext:value-type="float">
            <text:p>811.127990722656</text:p>
          </table:table-cell>
          <table:table-cell office:value-type="float" office:value="425.759338378906" calcext:value-type="float">
            <text:p>425.759338378906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11.2069005966187" calcext:value-type="float">
            <text:p>11.2069005966187</text:p>
          </table:table-cell>
          <table:table-cell office:value-type="float" office:value="51.1680946350098" calcext:value-type="float">
            <text:p>51.1680946350098</text:p>
          </table:table-cell>
          <table:table-cell office:value-type="float" office:value="88.3741226196289" calcext:value-type="float">
            <text:p>88.3741226196289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49.881256103516" calcext:value-type="float">
            <text:p>349.881256103516</text:p>
          </table:table-cell>
          <table:table-cell office:value-type="float" office:value="791.490051269531" calcext:value-type="float">
            <text:p>791.490051269531</text:p>
          </table:table-cell>
          <table:table-cell office:value-type="float" office:value="417.305816650391" calcext:value-type="float">
            <text:p>417.305816650391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11.1875562667847" calcext:value-type="float">
            <text:p>11.1875562667847</text:p>
          </table:table-cell>
          <table:table-cell office:value-type="float" office:value="68.2410507202148" calcext:value-type="float">
            <text:p>68.2410507202148</text:p>
          </table:table-cell>
          <table:table-cell office:value-type="float" office:value="161.842758178711" calcext:value-type="float">
            <text:p>161.842758178711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49.881164550781" calcext:value-type="float">
            <text:p>349.881164550781</text:p>
          </table:table-cell>
          <table:table-cell office:value-type="float" office:value="837.996887207031" calcext:value-type="float">
            <text:p>837.996887207031</text:p>
          </table:table-cell>
          <table:table-cell office:value-type="float" office:value="448.6015625" calcext:value-type="float">
            <text:p>448.6015625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1.1875562667847" calcext:value-type="float">
            <text:p>11.1875562667847</text:p>
          </table:table-cell>
          <table:table-cell office:value-type="float" office:value="92.9594955444336" calcext:value-type="float">
            <text:p>92.9594955444336</text:p>
          </table:table-cell>
          <table:table-cell office:value-type="float" office:value="189.941986083984" calcext:value-type="float">
            <text:p>189.941986083984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49.881103515625" calcext:value-type="float">
            <text:p>349.881103515625</text:p>
          </table:table-cell>
          <table:table-cell office:value-type="float" office:value="824.966552734375" calcext:value-type="float">
            <text:p>824.966552734375</text:p>
          </table:table-cell>
          <table:table-cell office:value-type="float" office:value="432.154174804688" calcext:value-type="float">
            <text:p>432.154174804688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11.1875562667847" calcext:value-type="float">
            <text:p>11.1875562667847</text:p>
          </table:table-cell>
          <table:table-cell office:value-type="float" office:value="69.3556442260742" calcext:value-type="float">
            <text:p>69.3556442260742</text:p>
          </table:table-cell>
          <table:table-cell office:value-type="float" office:value="154.054229736328" calcext:value-type="float">
            <text:p>154.05422973632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49.878784179687" calcext:value-type="float">
            <text:p>349.878784179687</text:p>
          </table:table-cell>
          <table:table-cell office:value-type="float" office:value="837.142822265625" calcext:value-type="float">
            <text:p>837.142822265625</text:p>
          </table:table-cell>
          <table:table-cell office:value-type="float" office:value="451.798706054688" calcext:value-type="float">
            <text:p>451.79870605468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1.1824836730957" calcext:value-type="float">
            <text:p>11.1824836730957</text:p>
          </table:table-cell>
          <table:table-cell office:value-type="float" office:value="38.4843864440918" calcext:value-type="float">
            <text:p>38.4843864440918</text:p>
          </table:table-cell>
          <table:table-cell office:value-type="float" office:value="96.0359191894531" calcext:value-type="float">
            <text:p>96.0359191894531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49.878295898437" calcext:value-type="float">
            <text:p>349.878295898437</text:p>
          </table:table-cell>
          <table:table-cell office:value-type="float" office:value="830.385009765625" calcext:value-type="float">
            <text:p>830.385009765625</text:p>
          </table:table-cell>
          <table:table-cell office:value-type="float" office:value="444.151153564453" calcext:value-type="float">
            <text:p>444.151153564453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11.1053218841553" calcext:value-type="float">
            <text:p>11.1053218841553</text:p>
          </table:table-cell>
          <table:table-cell office:value-type="float" office:value="53.6797981262207" calcext:value-type="float">
            <text:p>53.6797981262207</text:p>
          </table:table-cell>
          <table:table-cell office:value-type="float" office:value="91.2927093505859" calcext:value-type="float">
            <text:p>91.2927093505859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49.876831054687" calcext:value-type="float">
            <text:p>349.876831054687</text:p>
          </table:table-cell>
          <table:table-cell office:value-type="float" office:value="811.028076171875" calcext:value-type="float">
            <text:p>811.028076171875</text:p>
          </table:table-cell>
          <table:table-cell office:value-type="float" office:value="425.578552246094" calcext:value-type="float">
            <text:p>425.57855224609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11.1033639907837" calcext:value-type="float">
            <text:p>11.1033639907837</text:p>
          </table:table-cell>
          <table:table-cell office:value-type="float" office:value="46.8577995300293" calcext:value-type="float">
            <text:p>46.8577995300293</text:p>
          </table:table-cell>
          <table:table-cell office:value-type="float" office:value="80.1966857910156" calcext:value-type="float">
            <text:p>80.196685791015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49.876037597656" calcext:value-type="float">
            <text:p>349.876037597656</text:p>
          </table:table-cell>
          <table:table-cell office:value-type="float" office:value="798.259826660156" calcext:value-type="float">
            <text:p>798.259826660156</text:p>
          </table:table-cell>
          <table:table-cell office:value-type="float" office:value="424.177764892578" calcext:value-type="float">
            <text:p>424.177764892578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11.1033639907837" calcext:value-type="float">
            <text:p>11.1033639907837</text:p>
          </table:table-cell>
          <table:table-cell office:value-type="float" office:value="34.7394676208496" calcext:value-type="float">
            <text:p>34.7394676208496</text:p>
          </table:table-cell>
          <table:table-cell office:value-type="float" office:value="61.893180847168" calcext:value-type="float">
            <text:p>61.89318084716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49.875427246094" calcext:value-type="float">
            <text:p>349.875427246094</text:p>
          </table:table-cell>
          <table:table-cell office:value-type="float" office:value="801.005859375" calcext:value-type="float">
            <text:p>801.005859375</text:p>
          </table:table-cell>
          <table:table-cell office:value-type="float" office:value="404.425598144531" calcext:value-type="float">
            <text:p>404.425598144531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1.1033639907837" calcext:value-type="float">
            <text:p>11.1033639907837</text:p>
          </table:table-cell>
          <table:table-cell office:value-type="float" office:value="67.554801940918" calcext:value-type="float">
            <text:p>67.554801940918</text:p>
          </table:table-cell>
          <table:table-cell office:value-type="float" office:value="131.230712890625" calcext:value-type="float">
            <text:p>131.23071289062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49.874969482422" calcext:value-type="float">
            <text:p>349.874969482422</text:p>
          </table:table-cell>
          <table:table-cell office:value-type="float" office:value="804.932434082031" calcext:value-type="float">
            <text:p>804.932434082031</text:p>
          </table:table-cell>
          <table:table-cell office:value-type="float" office:value="426.566955566406" calcext:value-type="float">
            <text:p>426.566955566406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11.1033639907837" calcext:value-type="float">
            <text:p>11.1033639907837</text:p>
          </table:table-cell>
          <table:table-cell office:value-type="float" office:value="74.1301879882812" calcext:value-type="float">
            <text:p>74.1301879882812</text:p>
          </table:table-cell>
          <table:table-cell office:value-type="float" office:value="150.175750732422" calcext:value-type="float">
            <text:p>150.17575073242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49.873901367187" calcext:value-type="float">
            <text:p>349.873901367187</text:p>
          </table:table-cell>
          <table:table-cell office:value-type="float" office:value="809.004455566406" calcext:value-type="float">
            <text:p>809.004455566406</text:p>
          </table:table-cell>
          <table:table-cell office:value-type="float" office:value="416.879302978516" calcext:value-type="float">
            <text:p>416.87930297851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11.1024122238159" calcext:value-type="float">
            <text:p>11.1024122238159</text:p>
          </table:table-cell>
          <table:table-cell office:value-type="float" office:value="67.3312072753906" calcext:value-type="float">
            <text:p>67.3312072753906</text:p>
          </table:table-cell>
          <table:table-cell office:value-type="float" office:value="122.81120300293" calcext:value-type="float">
            <text:p>122.81120300293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49.873321533203" calcext:value-type="float">
            <text:p>349.873321533203</text:p>
          </table:table-cell>
          <table:table-cell office:value-type="float" office:value="830.468688964844" calcext:value-type="float">
            <text:p>830.468688964844</text:p>
          </table:table-cell>
          <table:table-cell office:value-type="float" office:value="439.536926269531" calcext:value-type="float">
            <text:p>439.536926269531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11.0804224014282" calcext:value-type="float">
            <text:p>11.0804224014282</text:p>
          </table:table-cell>
          <table:table-cell office:value-type="float" office:value="98.929801940918" calcext:value-type="float">
            <text:p>98.929801940918</text:p>
          </table:table-cell>
          <table:table-cell office:value-type="float" office:value="169.283340454102" calcext:value-type="float">
            <text:p>169.28334045410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9.873016357422" calcext:value-type="float">
            <text:p>349.873016357422</text:p>
          </table:table-cell>
          <table:table-cell office:value-type="float" office:value="850.703735351562" calcext:value-type="float">
            <text:p>850.703735351562</text:p>
          </table:table-cell>
          <table:table-cell office:value-type="float" office:value="438.133331298828" calcext:value-type="float">
            <text:p>438.13333129882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11.0804224014282" calcext:value-type="float">
            <text:p>11.0804224014282</text:p>
          </table:table-cell>
          <table:table-cell office:value-type="float" office:value="72.8218994140625" calcext:value-type="float">
            <text:p>72.8218994140625</text:p>
          </table:table-cell>
          <table:table-cell office:value-type="float" office:value="125.750411987305" calcext:value-type="float">
            <text:p>125.75041198730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49.872467041016" calcext:value-type="float">
            <text:p>349.872467041016</text:p>
          </table:table-cell>
          <table:table-cell office:value-type="float" office:value="854.061645507812" calcext:value-type="float">
            <text:p>854.061645507812</text:p>
          </table:table-cell>
          <table:table-cell office:value-type="float" office:value="453.583923339844" calcext:value-type="float">
            <text:p>453.583923339844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11.0675468444824" calcext:value-type="float">
            <text:p>11.0675468444824</text:p>
          </table:table-cell>
          <table:table-cell office:value-type="float" office:value="92.3949584960937" calcext:value-type="float">
            <text:p>92.3949584960937</text:p>
          </table:table-cell>
          <table:table-cell office:value-type="float" office:value="176.931167602539" calcext:value-type="float">
            <text:p>176.931167602539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49.8720703125" calcext:value-type="float">
            <text:p>349.8720703125</text:p>
          </table:table-cell>
          <table:table-cell office:value-type="float" office:value="861.284606933594" calcext:value-type="float">
            <text:p>861.284606933594</text:p>
          </table:table-cell>
          <table:table-cell office:value-type="float" office:value="456.469940185547" calcext:value-type="float">
            <text:p>456.469940185547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11.0560531616211" calcext:value-type="float">
            <text:p>11.0560531616211</text:p>
          </table:table-cell>
          <table:table-cell office:value-type="float" office:value="82.7086410522461" calcext:value-type="float">
            <text:p>82.7086410522461</text:p>
          </table:table-cell>
          <table:table-cell office:value-type="float" office:value="162.137649536133" calcext:value-type="float">
            <text:p>162.137649536133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49.871856689453" calcext:value-type="float">
            <text:p>349.871856689453</text:p>
          </table:table-cell>
          <table:table-cell office:value-type="float" office:value="809.199279785156" calcext:value-type="float">
            <text:p>809.199279785156</text:p>
          </table:table-cell>
          <table:table-cell office:value-type="float" office:value="431.830932617187" calcext:value-type="float">
            <text:p>431.830932617187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11.0560531616211" calcext:value-type="float">
            <text:p>11.0560531616211</text:p>
          </table:table-cell>
          <table:table-cell office:value-type="float" office:value="74.9393310546875" calcext:value-type="float">
            <text:p>74.9393310546875</text:p>
          </table:table-cell>
          <table:table-cell office:value-type="float" office:value="130.389495849609" calcext:value-type="float">
            <text:p>130.389495849609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49.871734619141" calcext:value-type="float">
            <text:p>349.871734619141</text:p>
          </table:table-cell>
          <table:table-cell office:value-type="float" office:value="794.544006347656" calcext:value-type="float">
            <text:p>794.544006347656</text:p>
          </table:table-cell>
          <table:table-cell office:value-type="float" office:value="409.672180175781" calcext:value-type="float">
            <text:p>409.672180175781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11.0560531616211" calcext:value-type="float">
            <text:p>11.0560531616211</text:p>
          </table:table-cell>
          <table:table-cell office:value-type="float" office:value="74.5593719482422" calcext:value-type="float">
            <text:p>74.5593719482422</text:p>
          </table:table-cell>
          <table:table-cell office:value-type="float" office:value="132.812805175781" calcext:value-type="float">
            <text:p>132.81280517578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49.871551513672" calcext:value-type="float">
            <text:p>349.871551513672</text:p>
          </table:table-cell>
          <table:table-cell office:value-type="float" office:value="818.411865234375" calcext:value-type="float">
            <text:p>818.411865234375</text:p>
          </table:table-cell>
          <table:table-cell office:value-type="float" office:value="424.977569580078" calcext:value-type="float">
            <text:p>424.977569580078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11.0560531616211" calcext:value-type="float">
            <text:p>11.0560531616211</text:p>
          </table:table-cell>
          <table:table-cell office:value-type="float" office:value="51.3614349365234" calcext:value-type="float">
            <text:p>51.3614349365234</text:p>
          </table:table-cell>
          <table:table-cell office:value-type="float" office:value="79.770133972168" calcext:value-type="float">
            <text:p>79.770133972168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49.871429443359" calcext:value-type="float">
            <text:p>349.871429443359</text:p>
          </table:table-cell>
          <table:table-cell office:value-type="float" office:value="802.905090332031" calcext:value-type="float">
            <text:p>802.905090332031</text:p>
          </table:table-cell>
          <table:table-cell office:value-type="float" office:value="429.346771240234" calcext:value-type="float">
            <text:p>429.346771240234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11.0425415039063" calcext:value-type="float">
            <text:p>11.0425415039063</text:p>
          </table:table-cell>
          <table:table-cell office:value-type="float" office:value="54.0744743347168" calcext:value-type="float">
            <text:p>54.0744743347168</text:p>
          </table:table-cell>
          <table:table-cell office:value-type="float" office:value="114.786972045898" calcext:value-type="float">
            <text:p>114.786972045898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49.871337890625" calcext:value-type="float">
            <text:p>349.871337890625</text:p>
          </table:table-cell>
          <table:table-cell office:value-type="float" office:value="807.237976074219" calcext:value-type="float">
            <text:p>807.237976074219</text:p>
          </table:table-cell>
          <table:table-cell office:value-type="float" office:value="428.804046630859" calcext:value-type="float">
            <text:p>428.80404663085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1.0425415039063" calcext:value-type="float">
            <text:p>11.0425415039063</text:p>
          </table:table-cell>
          <table:table-cell office:value-type="float" office:value="76.4805603027344" calcext:value-type="float">
            <text:p>76.4805603027344</text:p>
          </table:table-cell>
          <table:table-cell office:value-type="float" office:value="135.729217529297" calcext:value-type="float">
            <text:p>135.72921752929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49.865173339844" calcext:value-type="float">
            <text:p>349.865173339844</text:p>
          </table:table-cell>
          <table:table-cell office:value-type="float" office:value="821.356811523438" calcext:value-type="float">
            <text:p>821.356811523438</text:p>
          </table:table-cell>
          <table:table-cell office:value-type="float" office:value="432.143005371094" calcext:value-type="float">
            <text:p>432.143005371094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11.0419311523438" calcext:value-type="float">
            <text:p>11.0419311523438</text:p>
          </table:table-cell>
          <table:table-cell office:value-type="float" office:value="75.9679870605469" calcext:value-type="float">
            <text:p>75.9679870605469</text:p>
          </table:table-cell>
          <table:table-cell office:value-type="float" office:value="139.462326049805" calcext:value-type="float">
            <text:p>139.46232604980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49.865173339844" calcext:value-type="float">
            <text:p>349.865173339844</text:p>
          </table:table-cell>
          <table:table-cell office:value-type="float" office:value="814.730102539063" calcext:value-type="float">
            <text:p>814.730102539063</text:p>
          </table:table-cell>
          <table:table-cell office:value-type="float" office:value="427.198089599609" calcext:value-type="float">
            <text:p>427.198089599609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11.0419311523438" calcext:value-type="float">
            <text:p>11.0419311523438</text:p>
          </table:table-cell>
          <table:table-cell office:value-type="float" office:value="73.9009017944336" calcext:value-type="float">
            <text:p>73.9009017944336</text:p>
          </table:table-cell>
          <table:table-cell office:value-type="float" office:value="116.349151611328" calcext:value-type="float">
            <text:p>116.349151611328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49.865173339844" calcext:value-type="float">
            <text:p>349.865173339844</text:p>
          </table:table-cell>
          <table:table-cell office:value-type="float" office:value="801.012023925781" calcext:value-type="float">
            <text:p>801.012023925781</text:p>
          </table:table-cell>
          <table:table-cell office:value-type="float" office:value="416.272583007813" calcext:value-type="float">
            <text:p>416.272583007813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11.0387535095215" calcext:value-type="float">
            <text:p>11.0387535095215</text:p>
          </table:table-cell>
          <table:table-cell office:value-type="float" office:value="84.9250030517578" calcext:value-type="float">
            <text:p>84.9250030517578</text:p>
          </table:table-cell>
          <table:table-cell office:value-type="float" office:value="165.289840698242" calcext:value-type="float">
            <text:p>165.289840698242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49.864379882812" calcext:value-type="float">
            <text:p>349.864379882812</text:p>
          </table:table-cell>
          <table:table-cell office:value-type="float" office:value="822.954284667969" calcext:value-type="float">
            <text:p>822.954284667969</text:p>
          </table:table-cell>
          <table:table-cell office:value-type="float" office:value="431.383972167969" calcext:value-type="float">
            <text:p>431.383972167969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11.0387535095215" calcext:value-type="float">
            <text:p>11.0387535095215</text:p>
          </table:table-cell>
          <table:table-cell office:value-type="float" office:value="56.6475791931152" calcext:value-type="float">
            <text:p>56.6475791931152</text:p>
          </table:table-cell>
          <table:table-cell office:value-type="float" office:value="98.9311599731445" calcext:value-type="float">
            <text:p>98.9311599731445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49.863708496094" calcext:value-type="float">
            <text:p>349.863708496094</text:p>
          </table:table-cell>
          <table:table-cell office:value-type="float" office:value="802.966979980469" calcext:value-type="float">
            <text:p>802.966979980469</text:p>
          </table:table-cell>
          <table:table-cell office:value-type="float" office:value="412.514038085938" calcext:value-type="float">
            <text:p>412.514038085938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1.0387535095215" calcext:value-type="float">
            <text:p>11.0387535095215</text:p>
          </table:table-cell>
          <table:table-cell office:value-type="float" office:value="84.9089431762695" calcext:value-type="float">
            <text:p>84.9089431762695</text:p>
          </table:table-cell>
          <table:table-cell office:value-type="float" office:value="157.514434814453" calcext:value-type="float">
            <text:p>157.514434814453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49.862976074219" calcext:value-type="float">
            <text:p>349.862976074219</text:p>
          </table:table-cell>
          <table:table-cell office:value-type="float" office:value="822.857238769531" calcext:value-type="float">
            <text:p>822.857238769531</text:p>
          </table:table-cell>
          <table:table-cell office:value-type="float" office:value="436.627716064453" calcext:value-type="float">
            <text:p>436.62771606445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1.0387535095215" calcext:value-type="float">
            <text:p>11.0387535095215</text:p>
          </table:table-cell>
          <table:table-cell office:value-type="float" office:value="95.0749053955078" calcext:value-type="float">
            <text:p>95.0749053955078</text:p>
          </table:table-cell>
          <table:table-cell office:value-type="float" office:value="170.257537841797" calcext:value-type="float">
            <text:p>170.257537841797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49.862457275391" calcext:value-type="float">
            <text:p>349.862457275391</text:p>
          </table:table-cell>
          <table:table-cell office:value-type="float" office:value="825.098449707031" calcext:value-type="float">
            <text:p>825.098449707031</text:p>
          </table:table-cell>
          <table:table-cell office:value-type="float" office:value="428.539794921875" calcext:value-type="float">
            <text:p>428.539794921875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11.0387535095215" calcext:value-type="float">
            <text:p>11.0387535095215</text:p>
          </table:table-cell>
          <table:table-cell office:value-type="float" office:value="72.8137512207031" calcext:value-type="float">
            <text:p>72.8137512207031</text:p>
          </table:table-cell>
          <table:table-cell office:value-type="float" office:value="141.467163085938" calcext:value-type="float">
            <text:p>141.46716308593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49.862060546875" calcext:value-type="float">
            <text:p>349.862060546875</text:p>
          </table:table-cell>
          <table:table-cell office:value-type="float" office:value="761.361877441406" calcext:value-type="float">
            <text:p>761.361877441406</text:p>
          </table:table-cell>
          <table:table-cell office:value-type="float" office:value="399.744781494141" calcext:value-type="float">
            <text:p>399.744781494141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11.0371294021606" calcext:value-type="float">
            <text:p>11.0371294021606</text:p>
          </table:table-cell>
          <table:table-cell office:value-type="float" office:value="86.3327865600586" calcext:value-type="float">
            <text:p>86.3327865600586</text:p>
          </table:table-cell>
          <table:table-cell office:value-type="float" office:value="155.218673706055" calcext:value-type="float">
            <text:p>155.218673706055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48.697235107422" calcext:value-type="float">
            <text:p>348.697235107422</text:p>
          </table:table-cell>
          <table:table-cell office:value-type="float" office:value="782.791198730469" calcext:value-type="float">
            <text:p>782.791198730469</text:p>
          </table:table-cell>
          <table:table-cell office:value-type="float" office:value="426.610687255859" calcext:value-type="float">
            <text:p>426.610687255859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11.0371294021606" calcext:value-type="float">
            <text:p>11.0371294021606</text:p>
          </table:table-cell>
          <table:table-cell office:value-type="float" office:value="78.5295867919922" calcext:value-type="float">
            <text:p>78.5295867919922</text:p>
          </table:table-cell>
          <table:table-cell office:value-type="float" office:value="166.987930297852" calcext:value-type="float">
            <text:p>166.987930297852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48.697235107422" calcext:value-type="float">
            <text:p>348.697235107422</text:p>
          </table:table-cell>
          <table:table-cell office:value-type="float" office:value="820.180786132813" calcext:value-type="float">
            <text:p>820.180786132813</text:p>
          </table:table-cell>
          <table:table-cell office:value-type="float" office:value="435.563568115234" calcext:value-type="float">
            <text:p>435.563568115234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11.0370969772339" calcext:value-type="float">
            <text:p>11.0370969772339</text:p>
          </table:table-cell>
          <table:table-cell office:value-type="float" office:value="74.7318649291992" calcext:value-type="float">
            <text:p>74.7318649291992</text:p>
          </table:table-cell>
          <table:table-cell office:value-type="float" office:value="131.164978027344" calcext:value-type="float">
            <text:p>131.164978027344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48.697235107422" calcext:value-type="float">
            <text:p>348.697235107422</text:p>
          </table:table-cell>
          <table:table-cell office:value-type="float" office:value="800.141967773438" calcext:value-type="float">
            <text:p>800.141967773438</text:p>
          </table:table-cell>
          <table:table-cell office:value-type="float" office:value="416.415679931641" calcext:value-type="float">
            <text:p>416.415679931641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11.0370969772339" calcext:value-type="float">
            <text:p>11.0370969772339</text:p>
          </table:table-cell>
          <table:table-cell office:value-type="float" office:value="124.036712646484" calcext:value-type="float">
            <text:p>124.036712646484</text:p>
          </table:table-cell>
          <table:table-cell office:value-type="float" office:value="195.755294799805" calcext:value-type="float">
            <text:p>195.755294799805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48.695648193359" calcext:value-type="float">
            <text:p>348.695648193359</text:p>
          </table:table-cell>
          <table:table-cell office:value-type="float" office:value="821.776794433594" calcext:value-type="float">
            <text:p>821.776794433594</text:p>
          </table:table-cell>
          <table:table-cell office:value-type="float" office:value="440.717712402344" calcext:value-type="float">
            <text:p>440.71771240234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11.0370969772339" calcext:value-type="float">
            <text:p>11.0370969772339</text:p>
          </table:table-cell>
          <table:table-cell office:value-type="float" office:value="82.7159271240234" calcext:value-type="float">
            <text:p>82.7159271240234</text:p>
          </table:table-cell>
          <table:table-cell office:value-type="float" office:value="143.773986816406" calcext:value-type="float">
            <text:p>143.773986816406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48.695465087891" calcext:value-type="float">
            <text:p>348.695465087891</text:p>
          </table:table-cell>
          <table:table-cell office:value-type="float" office:value="794.601501464844" calcext:value-type="float">
            <text:p>794.601501464844</text:p>
          </table:table-cell>
          <table:table-cell office:value-type="float" office:value="420.310852050781" calcext:value-type="float">
            <text:p>420.310852050781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11.0370969772339" calcext:value-type="float">
            <text:p>11.0370969772339</text:p>
          </table:table-cell>
          <table:table-cell office:value-type="float" office:value="93.4111785888672" calcext:value-type="float">
            <text:p>93.4111785888672</text:p>
          </table:table-cell>
          <table:table-cell office:value-type="float" office:value="166.011184692383" calcext:value-type="float">
            <text:p>166.011184692383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48.695373535156" calcext:value-type="float">
            <text:p>348.695373535156</text:p>
          </table:table-cell>
          <table:table-cell office:value-type="float" office:value="778.902893066406" calcext:value-type="float">
            <text:p>778.902893066406</text:p>
          </table:table-cell>
          <table:table-cell office:value-type="float" office:value="416.792205810547" calcext:value-type="float">
            <text:p>416.792205810547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1.034083366394" calcext:value-type="float">
            <text:p>11.034083366394</text:p>
          </table:table-cell>
          <table:table-cell office:value-type="float" office:value="122.568161010742" calcext:value-type="float">
            <text:p>122.568161010742</text:p>
          </table:table-cell>
          <table:table-cell office:value-type="float" office:value="208.957885742188" calcext:value-type="float">
            <text:p>208.957885742188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48.694549560547" calcext:value-type="float">
            <text:p>348.694549560547</text:p>
          </table:table-cell>
          <table:table-cell office:value-type="float" office:value="795.529602050781" calcext:value-type="float">
            <text:p>795.529602050781</text:p>
          </table:table-cell>
          <table:table-cell office:value-type="float" office:value="412.298950195313" calcext:value-type="float">
            <text:p>412.298950195313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1.034083366394" calcext:value-type="float">
            <text:p>11.034083366394</text:p>
          </table:table-cell>
          <table:table-cell office:value-type="float" office:value="116.401779174805" calcext:value-type="float">
            <text:p>116.401779174805</text:p>
          </table:table-cell>
          <table:table-cell office:value-type="float" office:value="191.420944213867" calcext:value-type="float">
            <text:p>191.420944213867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48.694183349609" calcext:value-type="float">
            <text:p>348.694183349609</text:p>
          </table:table-cell>
          <table:table-cell office:value-type="float" office:value="797.799377441406" calcext:value-type="float">
            <text:p>797.799377441406</text:p>
          </table:table-cell>
          <table:table-cell office:value-type="float" office:value="425.017181396484" calcext:value-type="float">
            <text:p>425.017181396484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11.0254335403442" calcext:value-type="float">
            <text:p>11.0254335403442</text:p>
          </table:table-cell>
          <table:table-cell office:value-type="float" office:value="118.331695556641" calcext:value-type="float">
            <text:p>118.331695556641</text:p>
          </table:table-cell>
          <table:table-cell office:value-type="float" office:value="192.536331176758" calcext:value-type="float">
            <text:p>192.536331176758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48.693603515625" calcext:value-type="float">
            <text:p>348.693603515625</text:p>
          </table:table-cell>
          <table:table-cell office:value-type="float" office:value="798.722351074219" calcext:value-type="float">
            <text:p>798.722351074219</text:p>
          </table:table-cell>
          <table:table-cell office:value-type="float" office:value="435.224304199219" calcext:value-type="float">
            <text:p>435.224304199219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11.0254335403442" calcext:value-type="float">
            <text:p>11.0254335403442</text:p>
          </table:table-cell>
          <table:table-cell office:value-type="float" office:value="130.119842529297" calcext:value-type="float">
            <text:p>130.119842529297</text:p>
          </table:table-cell>
          <table:table-cell office:value-type="float" office:value="205.925888061523" calcext:value-type="float">
            <text:p>205.925888061523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48.693511962891" calcext:value-type="float">
            <text:p>348.693511962891</text:p>
          </table:table-cell>
          <table:table-cell office:value-type="float" office:value="823.238830566406" calcext:value-type="float">
            <text:p>823.238830566406</text:p>
          </table:table-cell>
          <table:table-cell office:value-type="float" office:value="441.136840820313" calcext:value-type="float">
            <text:p>441.13684082031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11.0254335403442" calcext:value-type="float">
            <text:p>11.0254335403442</text:p>
          </table:table-cell>
          <table:table-cell office:value-type="float" office:value="109.205421447754" calcext:value-type="float">
            <text:p>109.205421447754</text:p>
          </table:table-cell>
          <table:table-cell office:value-type="float" office:value="166.825454711914" calcext:value-type="float">
            <text:p>166.825454711914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48.693115234375" calcext:value-type="float">
            <text:p>348.693115234375</text:p>
          </table:table-cell>
          <table:table-cell office:value-type="float" office:value="813.188598632813" calcext:value-type="float">
            <text:p>813.188598632813</text:p>
          </table:table-cell>
          <table:table-cell office:value-type="float" office:value="434.957275390625" calcext:value-type="float">
            <text:p>434.957275390625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11.0254335403442" calcext:value-type="float">
            <text:p>11.0254335403442</text:p>
          </table:table-cell>
          <table:table-cell office:value-type="float" office:value="90.7365417480469" calcext:value-type="float">
            <text:p>90.7365417480469</text:p>
          </table:table-cell>
          <table:table-cell office:value-type="float" office:value="128.213897705078" calcext:value-type="float">
            <text:p>128.213897705078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48.692962646484" calcext:value-type="float">
            <text:p>348.692962646484</text:p>
          </table:table-cell>
          <table:table-cell office:value-type="float" office:value="831.684936523438" calcext:value-type="float">
            <text:p>831.684936523438</text:p>
          </table:table-cell>
          <table:table-cell office:value-type="float" office:value="439.021240234375" calcext:value-type="float">
            <text:p>439.021240234375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11.0254335403442" calcext:value-type="float">
            <text:p>11.0254335403442</text:p>
          </table:table-cell>
          <table:table-cell office:value-type="float" office:value="74.8658905029297" calcext:value-type="float">
            <text:p>74.8658905029297</text:p>
          </table:table-cell>
          <table:table-cell office:value-type="float" office:value="132.752990722656" calcext:value-type="float">
            <text:p>132.752990722656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48.692626953125" calcext:value-type="float">
            <text:p>348.692626953125</text:p>
          </table:table-cell>
          <table:table-cell office:value-type="float" office:value="797.165466308594" calcext:value-type="float">
            <text:p>797.165466308594</text:p>
          </table:table-cell>
          <table:table-cell office:value-type="float" office:value="430.767272949219" calcext:value-type="float">
            <text:p>430.767272949219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11.0254335403442" calcext:value-type="float">
            <text:p>11.0254335403442</text:p>
          </table:table-cell>
          <table:table-cell office:value-type="float" office:value="87.4336853027344" calcext:value-type="float">
            <text:p>87.4336853027344</text:p>
          </table:table-cell>
          <table:table-cell office:value-type="float" office:value="156.304107666016" calcext:value-type="float">
            <text:p>156.304107666016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48.692413330078" calcext:value-type="float">
            <text:p>348.692413330078</text:p>
          </table:table-cell>
          <table:table-cell office:value-type="float" office:value="823.772094726563" calcext:value-type="float">
            <text:p>823.772094726563</text:p>
          </table:table-cell>
          <table:table-cell office:value-type="float" office:value="444.620330810547" calcext:value-type="float">
            <text:p>444.620330810547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11.0254335403442" calcext:value-type="float">
            <text:p>11.0254335403442</text:p>
          </table:table-cell>
          <table:table-cell office:value-type="float" office:value="94.6855448086592" calcext:value-type="float">
            <text:p>94.6855448086592</text:p>
          </table:table-cell>
          <table:table-cell office:value-type="float" office:value="161.12300908648" calcext:value-type="float">
            <text:p>161.1230090864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8.692199707031" calcext:value-type="float">
            <text:p>348.692199707031</text:p>
          </table:table-cell>
          <table:table-cell office:value-type="float" office:value="821.119873046875" calcext:value-type="float">
            <text:p>821.119873046875</text:p>
          </table:table-cell>
          <table:table-cell office:value-type="float" office:value="460.106994628906" calcext:value-type="float">
            <text:p>460.10699462890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11.0254335403442" calcext:value-type="float">
            <text:p>11.0254335403442</text:p>
          </table:table-cell>
          <table:table-cell office:value-type="float" office:value="112.90406036377" calcext:value-type="float">
            <text:p>112.90406036377</text:p>
          </table:table-cell>
          <table:table-cell office:value-type="float" office:value="187.029342651367" calcext:value-type="float">
            <text:p>187.029342651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time:</text:p>
          </table:table-cell>
          <table:table-cell table:style-name="ce1" office:value-type="time" office:time-value="PT01H43M22.392712S" calcext:value-type="time">
            <text:p>01:43:22.39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office:value-type="float" office:value="11.0254335403442" calcext:value-type="float">
            <text:p>11.0254335403442</text:p>
          </table:table-cell>
          <table:table-cell office:value-type="float" office:value="138.301803588867" calcext:value-type="float">
            <text:p>138.301803588867</text:p>
          </table:table-cell>
          <table:table-cell office:value-type="float" office:value="190.89958190918" calcext:value-type="float">
            <text:p>190.89958190918</text:p>
          </table:table-cell>
          <table:table-cell table:number-columns-repeated="2"/>
        </table:table-row>
        <table:table-row table:style-name="ro1">
          <table:table-cell office:value-type="float" office:value="348.6922" calcext:value-type="float">
            <text:p>348.6922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11.0254335403442" calcext:value-type="float">
            <text:p>11.0254335403442</text:p>
          </table:table-cell>
          <table:table-cell office:value-type="float" office:value="115.8134765625" calcext:value-type="float">
            <text:p>115.8134765625</text:p>
          </table:table-cell>
          <table:table-cell office:value-type="float" office:value="191.347473144531" calcext:value-type="float">
            <text:p>191.347473144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6"/>
          <table:table-cell office:value-type="string" calcext:value-type="string">
            <text:p>runtime:</text:p>
          </table:table-cell>
          <table:table-cell table:style-name="ce1" office:value-type="time" office:time-value="PT00H20M51.087123S" calcext:value-type="time">
            <text:p>00:20:51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sely_contained_node_num:</text:p>
          </table:table-cell>
          <table:table-cell office:value-type="float" office:value="595" calcext:value-type="float">
            <text:p>595</text:p>
          </table:table-cell>
          <table:table-cell table:number-columns-repeated="5"/>
          <table:table-cell office:value-type="float" office:value="11.025434" calcext:value-type="float">
            <text:p>11.025434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ing_node_num: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Summary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rsection_num: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office:value-type="string" calcext:value-type="string">
            <text:p>falsely_contained_node_num: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_intersection_num:</text:p>
          </table:table-cell>
          <table:table-cell office:value-type="float" office:value="280" calcext:value-type="float">
            <text:p>280</text:p>
          </table:table-cell>
          <table:table-cell table:number-columns-repeated="5"/>
          <table:table-cell office:value-type="string" calcext:value-type="string">
            <text:p>missing_node_num: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ser_than_min_distance_num: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ntersection_num: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gment_num: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office:value-type="string" calcext:value-type="string">
            <text:p>invalid_intersection_num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gle_node_segment_num: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closer_than_min_distance_num: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egment_num: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ingle_node_segment_num: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8T00:20:17.820000000</meta:creation-date>
    <dc:date>2020-12-08T16:44:04.762000000</dc:date>
    <meta:editing-duration>PT3H30M55S</meta:editing-duration>
    <meta:editing-cycles>21</meta:editing-cycles>
    <meta:generator>LibreOffice/6.4.4.2$Windows_X86_64 LibreOffice_project/3d775be2011f3886db32dfd395a6a6d1ca2630ff</meta:generator>
    <meta:document-statistic meta:table-count="2" meta:cell-count="7642" meta:object-count="0"/>
  </office:meta>
</office:document-meta>
</file>